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1" svg:font-family="Symbol" style:font-charset="x-symbol"/>
    <style:font-face style:name="Wingdings1" svg:font-family="Wingdings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" svg:font-family="Calibri"/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adornments="Regular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Normal_20__28_Web_29_">
      <loext:graphic-properties draw:fill="solid" draw:fill-color="#fafbfc"/>
      <style:paragraph-properties fo:margin-top="0cm" fo:margin-bottom="0.212cm" loext:contextual-spacing="false" fo:background-color="#fafbfc"/>
      <style:text-properties officeooo:paragraph-rsid="00225c15"/>
    </style:style>
    <style:style style:name="P2" style:family="paragraph" style:parent-style-name="Normal_20__28_Web_29_">
      <loext:graphic-properties draw:fill="solid" draw:fill-color="#fafbfc"/>
      <style:paragraph-properties fo:margin-top="0cm" fo:margin-bottom="0.212cm" loext:contextual-spacing="false" fo:background-color="#fafbfc"/>
      <style:text-properties style:font-name="Times New Roman" fo:font-size="14pt" style:text-underline-style="none" officeooo:paragraph-rsid="00225c15" style:font-size-asian="14pt" style:font-size-complex="14pt"/>
    </style:style>
    <style:style style:name="P3" style:family="paragraph" style:parent-style-name="Normal_20__28_Web_29_">
      <loext:graphic-properties draw:fill="solid" draw:fill-color="#fafbfc"/>
      <style:paragraph-properties fo:margin-top="0cm" fo:margin-bottom="0.212cm" loext:contextual-spacing="false" fo:background-color="#fafbfc"/>
      <style:text-properties fo:color="#000000" style:font-name="Arial" fo:font-size="12pt" style:text-underline-style="none" officeooo:paragraph-rsid="00388260" fo:background-color="#fafbfc" style:font-size-asian="12pt" style:font-name-complex="Calibri1" style:font-size-complex="12pt"/>
    </style:style>
    <style:style style:name="P4" style:family="paragraph" style:parent-style-name="Normal_20__28_Web_29_">
      <loext:graphic-properties draw:fill="solid" draw:fill-color="#fafbfc"/>
      <style:paragraph-properties fo:margin-top="0cm" fo:margin-bottom="0.212cm" loext:contextual-spacing="false" fo:background-color="#fafbfc"/>
      <style:text-properties fo:color="#000000" style:font-name="Arial" fo:font-size="12pt" style:text-underline-style="none" officeooo:rsid="00225c15" officeooo:paragraph-rsid="00388260" fo:background-color="#fafbfc" style:font-size-asian="12pt" style:font-name-complex="Calibri1" style:font-size-complex="12pt"/>
    </style:style>
    <style:style style:name="P5" style:family="paragraph" style:parent-style-name="Normal_20__28_Web_29_">
      <loext:graphic-properties draw:fill="solid" draw:fill-color="#fafbfc"/>
      <style:paragraph-properties fo:margin-top="0cm" fo:margin-bottom="0.212cm" loext:contextual-spacing="false" fo:background-color="#fafbfc"/>
      <style:text-properties fo:color="#000000" style:font-name="Arial" fo:font-size="12pt" style:text-underline-style="none" officeooo:paragraph-rsid="00388260" style:font-size-asian="12pt" style:font-name-complex="Calibri1" style:font-size-complex="12pt"/>
    </style:style>
    <style:style style:name="P6" style:family="paragraph" style:parent-style-name="Normal_20__28_Web_29_">
      <loext:graphic-properties draw:fill="solid" draw:fill-color="#fafbfc"/>
      <style:paragraph-properties fo:margin-top="0cm" fo:margin-bottom="0.212cm" loext:contextual-spacing="false" fo:background-color="#fafbfc"/>
      <style:text-properties fo:color="#000000" style:font-name="Arial" fo:font-size="12pt" style:text-underline-style="none" fo:font-weight="bold" officeooo:paragraph-rsid="00388260" fo:background-color="#fafbfc" style:font-size-asian="12pt" style:font-weight-asian="bold" style:font-name-complex="Calibri1" style:font-size-complex="12pt" style:font-weight-complex="bold"/>
    </style:style>
    <style:style style:name="P7" style:family="paragraph" style:parent-style-name="Normal_20__28_Web_29_">
      <loext:graphic-properties draw:fill="solid" draw:fill-color="#fafbfc"/>
      <style:paragraph-properties fo:margin-top="0cm" fo:margin-bottom="0.212cm" loext:contextual-spacing="false" fo:background-color="#fafbfc"/>
      <style:text-properties style:font-name="Arial" fo:font-size="12pt" style:text-underline-style="none" officeooo:paragraph-rsid="00388260" style:font-size-asian="12pt" style:font-size-complex="12pt"/>
    </style:style>
    <style:style style:name="P8" style:family="paragraph" style:parent-style-name="Normal_20__28_Web_29_">
      <loext:graphic-properties draw:fill="solid" draw:fill-color="#fafbfc"/>
      <style:paragraph-properties fo:margin-top="0cm" fo:margin-bottom="0.212cm" loext:contextual-spacing="false" fo:background-color="#fafbfc"/>
      <style:text-properties officeooo:paragraph-rsid="00388260"/>
    </style:style>
    <style:style style:name="P9" style:family="paragraph" style:parent-style-name="Standard">
      <style:text-properties officeooo:paragraph-rsid="001cdd69"/>
    </style:style>
    <style:style style:name="P10" style:family="paragraph" style:parent-style-name="Standard">
      <style:text-properties officeooo:paragraph-rsid="00225c15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officeooo:rsid="000311ce" officeooo:paragraph-rsid="000311ce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officeooo:paragraph-rsid="002234da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officeooo:paragraph-rsid="001e7123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officeooo:rsid="0004819a" officeooo:paragraph-rsid="0004819a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officeooo:rsid="0004819a" officeooo:paragraph-rsid="000951f5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officeooo:rsid="0004819a" officeooo:paragraph-rsid="000858b0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officeooo:rsid="0004819a" officeooo:paragraph-rsid="0021c53c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officeooo:rsid="0004819a" officeooo:paragraph-rsid="000a77da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officeooo:rsid="0004819a" officeooo:paragraph-rsid="001e7123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4pt" officeooo:rsid="000858b0" officeooo:paragraph-rsid="000858b0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officeooo:rsid="000858b0" officeooo:paragraph-rsid="00092bd8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officeooo:rsid="00092bd8" officeooo:paragraph-rsid="00092bd8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4pt" officeooo:rsid="000d4695" officeooo:paragraph-rsid="000d4695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officeooo:rsid="000d4695" officeooo:paragraph-rsid="000a77da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4pt" officeooo:rsid="0010d7f0" officeooo:paragraph-rsid="0010d7f0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4pt" officeooo:rsid="0010d7f0" officeooo:paragraph-rsid="000f03d1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4pt" officeooo:rsid="000f03d1" officeooo:paragraph-rsid="000f03d1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4pt" officeooo:rsid="0012a229" officeooo:paragraph-rsid="0012a229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4pt" officeooo:rsid="00191a82" officeooo:paragraph-rsid="00191a82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4pt" officeooo:rsid="00191a82" officeooo:paragraph-rsid="00225c15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4pt" officeooo:rsid="0019589d" officeooo:paragraph-rsid="0019589d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4pt" officeooo:rsid="001cdd69" officeooo:paragraph-rsid="001cdd69" style:font-size-asian="14pt" style:font-size-complex="14pt"/>
    </style:style>
    <style:style style:name="P33" style:family="paragraph" style:parent-style-name="Standard">
      <style:text-properties style:font-name="Times New Roman" fo:font-size="14pt" officeooo:paragraph-rsid="001cdd69" style:font-size-asian="14pt" style:font-size-complex="14pt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4pt" officeooo:rsid="001e7123" officeooo:paragraph-rsid="001e7123" style:font-size-asian="14pt" style:font-size-complex="14pt"/>
    </style:style>
    <style:style style:name="P35" style:family="paragraph" style:parent-style-name="Standard">
      <style:text-properties style:font-name="Times New Roman" fo:font-size="14pt" officeooo:paragraph-rsid="001cdd69" style:font-size-asian="14pt" style:font-name-complex="Times New Roman1" style:font-size-complex="14pt"/>
    </style:style>
    <style:style style:name="P36" style:family="paragraph" style:parent-style-name="Standard">
      <style:text-properties style:font-name="Times New Roman" fo:font-size="14pt" officeooo:rsid="00225c15" officeooo:paragraph-rsid="00225c15" style:font-size-asian="14pt" style:font-name-complex="Times New Roman1" style:font-size-complex="14pt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4pt" officeooo:rsid="00225c15" officeooo:paragraph-rsid="00225c15" style:font-size-asian="14pt" style:font-name-complex="Times New Roman1" style:font-size-complex="14pt"/>
    </style:style>
    <style:style style:name="P38" style:family="paragraph" style:parent-style-name="Standard">
      <style:text-properties style:font-name="Times New Roman" fo:font-size="14pt" style:text-underline-style="none" officeooo:paragraph-rsid="00225c15" style:font-size-asian="14pt" style:font-size-complex="14pt"/>
    </style:style>
    <style:style style:name="P39" style:family="paragraph" style:parent-style-name="Standard">
      <style:text-properties style:font-name="Times New Roman" fo:font-size="14pt" style:text-underline-style="none" officeooo:paragraph-rsid="0026fe3e" style:font-size-asian="14pt" style:font-size-complex="14pt"/>
    </style:style>
    <style:style style:name="P40" style:family="paragraph" style:parent-style-name="Standard">
      <style:text-properties style:font-name="Times New Roman" fo:font-size="14pt" style:text-underline-style="none" officeooo:paragraph-rsid="0035a5a2" style:font-size-asian="14pt" style:font-size-complex="14pt"/>
    </style:style>
    <style:style style:name="P41" style:family="paragraph" style:parent-style-name="Standard">
      <style:text-properties style:font-name="Times New Roman" fo:font-size="14pt" style:text-underline-style="none" officeooo:paragraph-rsid="003626a0" style:font-size-asian="14pt" style:font-size-complex="14pt"/>
    </style:style>
    <style:style style:name="P42" style:family="paragraph" style:parent-style-name="Standard">
      <style:text-properties style:font-name="Times New Roman" fo:font-size="14pt" style:text-underline-style="none" officeooo:paragraph-rsid="00225c15" style:font-size-asian="14pt" style:font-name-complex="Calibri1" style:font-size-complex="14pt"/>
    </style:style>
    <style:style style:name="P43" style:family="paragraph" style:parent-style-name="Standard">
      <style:text-properties style:font-name="Times New Roman" fo:font-size="14pt" style:text-underline-style="none" officeooo:rsid="00256826" officeooo:paragraph-rsid="00225c15" style:font-size-asian="14pt" style:font-name-complex="Calibri1" style:font-size-complex="14pt"/>
    </style:style>
    <style:style style:name="P44" style:family="paragraph" style:parent-style-name="Standard">
      <style:text-properties style:font-name="Times New Roman" fo:font-size="14pt" style:text-underline-style="none" officeooo:paragraph-rsid="00225c15" style:font-size-asian="14pt" style:font-name-complex="Calibri1" style:font-size-complex="14pt" style:font-weight-complex="bold"/>
    </style:style>
    <style:style style:name="P45" style:family="paragraph" style:parent-style-name="Standard">
      <style:text-properties style:font-name="Times New Roman" fo:font-size="14pt" style:text-underline-style="none" fo:font-weight="bold" officeooo:rsid="0017f845" officeooo:paragraph-rsid="00225c15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paragraph-rsid="00225c15" style:font-size-asian="14pt" style:font-weight-asian="bold" style:font-size-complex="14pt" style:font-weight-complex="bold"/>
    </style:style>
    <style:style style:name="P47" style:family="paragraph" style:parent-style-name="Standard">
      <style:text-properties style:font-name="Times New Roman" fo:font-size="14pt" style:text-underline-style="none" fo:font-weight="bold" officeooo:paragraph-rsid="003626a0" style:font-size-asian="14pt" style:font-weight-asian="bold" style:font-size-complex="14pt" style:font-weight-complex="bold"/>
    </style:style>
    <style:style style:name="P48" style:family="paragraph" style:parent-style-name="Standard">
      <style:text-properties style:font-name="Times New Roman" fo:font-size="14pt" style:text-underline-style="none" fo:font-weight="bold" officeooo:rsid="001a1fab" officeooo:paragraph-rsid="00225c15" style:font-size-asian="14pt" style:font-weight-asian="bold" style:font-name-complex="Calibri1" style:font-size-complex="14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33a54a" officeooo:paragraph-rsid="003626a0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Times New Roman" fo:font-size="18pt" fo:font-weight="normal" officeooo:paragraph-rsid="0033a54a" style:font-size-asian="18pt" style:font-weight-asian="normal" style:font-size-complex="18pt" style:font-weight-complex="normal"/>
    </style:style>
    <style:style style:name="P51" style:family="paragraph" style:parent-style-name="Standard">
      <style:text-properties style:font-name="Arial" fo:font-size="12pt" style:text-underline-style="none" officeooo:paragraph-rsid="00388260" style:font-size-asian="12pt" style:font-name-complex="Calibri1" style:font-size-complex="12pt"/>
    </style:style>
    <style:style style:name="P52" style:family="paragraph" style:parent-style-name="Standard">
      <style:text-properties style:font-name="Arial" fo:font-size="12pt" style:text-underline-style="none" officeooo:paragraph-rsid="00388260" style:font-size-asian="12pt" style:font-size-complex="12pt"/>
    </style:style>
    <style:style style:name="P53" style:family="paragraph" style:parent-style-name="Standard">
      <style:text-properties style:font-name="Arial" fo:font-size="12pt" style:text-underline-style="none" fo:font-weight="bold" officeooo:paragraph-rsid="00388260" style:font-size-asian="12pt" style:font-weight-asian="bold" style:font-name-complex="Calibri1" style:font-size-complex="12pt" style:font-weight-complex="bold"/>
    </style:style>
    <style:style style:name="P54" style:family="paragraph" style:parent-style-name="Standard">
      <style:text-properties fo:color="#000000" style:font-name="Arial" fo:font-size="12pt" style:text-underline-style="none" officeooo:paragraph-rsid="00388260" fo:background-color="#fafbfc" style:font-size-asian="12pt" style:font-name-complex="Calibri1" style:font-size-complex="12pt"/>
    </style:style>
    <style:style style:name="P55" style:family="paragraph" style:parent-style-name="Standard">
      <style:text-properties officeooo:paragraph-rsid="00388260"/>
    </style:style>
    <style:style style:name="P56" style:family="paragraph" style:parent-style-name="Standard">
      <style:paragraph-properties fo:text-align="center" style:justify-single-word="false"/>
      <style:text-properties fo:color="#bf0041" style:font-name="Times New Roman" fo:font-size="26pt" fo:font-weight="bold" officeooo:rsid="0033a54a" officeooo:paragraph-rsid="0033a54a" style:font-size-asian="22.75pt" style:font-weight-asian="bold" style:font-size-complex="26pt" style:font-weight-complex="bold"/>
    </style:style>
    <style:style style:name="P57" style:family="paragraph" style:parent-style-name="Standard">
      <style:paragraph-properties fo:text-align="center" style:justify-single-word="false"/>
      <style:text-properties fo:color="#3465a4" style:font-name="Times New Roman" fo:font-size="18pt" fo:font-weight="normal" officeooo:rsid="0033a54a" officeooo:paragraph-rsid="0033a54a" style:font-size-asian="15.75pt" style:font-weight-asian="normal" style:font-size-complex="18pt" style:font-weight-complex="normal"/>
    </style:style>
    <style:style style:name="P58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name="Times New Roman" fo:font-size="14pt" officeooo:paragraph-rsid="001cdd69" style:font-size-asian="14pt" style:font-name-complex="Times New Roman1" style:font-size-complex="14pt"/>
    </style:style>
    <style:style style:name="P59" style:family="paragraph" style:parent-style-name="Standard">
      <style:paragraph-properties fo:margin-left="1.27cm" fo:margin-right="0cm" fo:text-indent="0cm" style:auto-text-indent="false"/>
      <style:text-properties style:font-name="Times New Roman" fo:font-size="14pt" style:text-underline-style="none" officeooo:paragraph-rsid="00225c15" style:font-size-asian="14pt" style:font-size-complex="14pt"/>
    </style:style>
    <style:style style:name="P60" style:family="paragraph" style:parent-style-name="Normal_20__28_Web_29_">
      <loext:graphic-properties draw:fill="solid" draw:fill-color="#fafbfc"/>
      <style:paragraph-properties fo:margin-left="1.27cm" fo:margin-right="0cm" fo:margin-top="0cm" fo:margin-bottom="0.212cm" loext:contextual-spacing="false" fo:text-indent="0cm" style:auto-text-indent="false" fo:background-color="#fafbfc"/>
      <style:text-properties officeooo:paragraph-rsid="00388260"/>
    </style:style>
    <style:style style:name="P61" style:family="paragraph" style:parent-style-name="Standard">
      <style:paragraph-properties fo:margin-left="3.043cm" fo:margin-right="0cm" fo:text-indent="0cm" style:auto-text-indent="false">
        <style:tab-stops/>
      </style:paragraph-properties>
      <style:text-properties style:font-name="Times New Roman" fo:font-size="14pt" officeooo:paragraph-rsid="001cdd69" style:font-size-asian="14pt" style:font-name-complex="Times New Roman1" style:font-size-complex="14pt"/>
    </style:style>
    <style:style style:name="P62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font-name="Times New Roman" fo:font-size="14pt" officeooo:paragraph-rsid="001cdd69" style:font-size-asian="14pt" style:font-name-complex="Times New Roman1" style:font-size-complex="14pt"/>
    </style:style>
    <style:style style:name="P63" style:family="paragraph" style:parent-style-name="Standard">
      <style:paragraph-properties fo:margin-left="3.704cm" fo:margin-right="0cm" fo:text-indent="0cm" style:auto-text-indent="false">
        <style:tab-stops/>
      </style:paragraph-properties>
      <style:text-properties officeooo:paragraph-rsid="001cdd69"/>
    </style:style>
    <style:style style:name="P64" style:family="paragraph" style:parent-style-name="Standard">
      <style:paragraph-properties fo:margin-left="3.704cm" fo:margin-right="0cm" fo:text-indent="0cm" style:auto-text-indent="false">
        <style:tab-stops/>
      </style:paragraph-properties>
      <style:text-properties style:font-name="Times New Roman" fo:font-size="14pt" officeooo:paragraph-rsid="001cdd69" style:font-size-asian="14pt" style:font-name-complex="Times New Roman1" style:font-size-complex="14pt"/>
    </style:style>
    <style:style style:name="P65" style:family="paragraph" style:parent-style-name="Standard">
      <style:paragraph-properties fo:margin-left="3.704cm" fo:margin-right="0cm" fo:text-indent="0cm" style:auto-text-indent="false">
        <style:tab-stops/>
      </style:paragraph-properties>
      <style:text-properties style:font-name="Times New Roman" fo:font-size="14pt" officeooo:paragraph-rsid="001cdd69" style:font-size-asian="14pt" style:font-size-complex="14pt"/>
    </style:style>
    <style:style style:name="P66" style:family="paragraph" style:parent-style-name="Standard">
      <style:paragraph-properties fo:margin-left="4.339cm" fo:margin-right="0cm" fo:text-indent="0cm" style:auto-text-indent="false">
        <style:tab-stops/>
      </style:paragraph-properties>
      <style:text-properties officeooo:paragraph-rsid="001cdd69"/>
    </style:style>
    <style:style style:name="P67" style:family="paragraph" style:parent-style-name="Standard">
      <style:paragraph-properties fo:margin-left="4.339cm" fo:margin-right="0cm" fo:text-indent="0cm" style:auto-text-indent="false">
        <style:tab-stops/>
      </style:paragraph-properties>
      <style:text-properties style:font-name="Times New Roman" fo:font-size="14pt" officeooo:paragraph-rsid="001cdd69" style:font-size-asian="14pt" style:font-size-complex="14pt"/>
    </style:style>
    <style:style style:name="P68" style:family="paragraph" style:parent-style-name="Standard">
      <style:paragraph-properties fo:margin-left="4.974cm" fo:margin-right="0cm" fo:text-indent="0cm" style:auto-text-indent="false">
        <style:tab-stops/>
      </style:paragraph-properties>
      <style:text-properties style:font-name="Times New Roman" fo:font-size="14pt" officeooo:paragraph-rsid="001cdd69" style:font-size-asian="14pt" style:font-size-complex="14pt"/>
    </style:style>
    <style:style style:name="P69" style:family="paragraph" style:parent-style-name="Standard">
      <style:paragraph-properties fo:margin-left="-1.852cm" fo:margin-right="0cm" fo:text-indent="0cm" style:auto-text-indent="false">
        <style:tab-stops/>
      </style:paragraph-properties>
      <style:text-properties style:font-name="Times New Roman" fo:font-size="14pt" officeooo:paragraph-rsid="001cdd69" style:font-size-asian="14pt" style:font-size-complex="14pt"/>
    </style:style>
    <style:style style:name="P70" style:family="paragraph" style:parent-style-name="Standard">
      <style:paragraph-properties fo:margin-left="2.381cm" fo:margin-right="0cm" fo:text-indent="0cm" style:auto-text-indent="false">
        <style:tab-stops/>
      </style:paragraph-properties>
      <style:text-properties style:font-name="Times New Roman" fo:font-size="14pt" officeooo:paragraph-rsid="001cdd69" style:font-size-asian="14pt" style:font-size-complex="14pt"/>
    </style:style>
    <style:style style:name="P71" style:family="paragraph" style:parent-style-name="Standard">
      <style:paragraph-properties fo:margin-left="1.111cm" fo:margin-right="0cm" fo:text-indent="0cm" style:auto-text-indent="false">
        <style:tab-stops/>
      </style:paragraph-properties>
      <style:text-properties style:font-name="Times New Roman" fo:font-size="14pt" officeooo:paragraph-rsid="001cdd69" style:font-size-asian="14pt" style:font-size-complex="14pt"/>
    </style:style>
    <style:style style:name="P72" style:family="paragraph" style:parent-style-name="Standard">
      <style:paragraph-properties fo:margin-left="2.461cm" fo:margin-right="0cm" fo:text-indent="0cm" style:auto-text-indent="false">
        <style:tab-stops/>
      </style:paragraph-properties>
      <style:text-properties style:font-name="Times New Roman" fo:font-size="14pt" officeooo:paragraph-rsid="001cdd69" style:font-size-asian="14pt" style:font-size-complex="14pt"/>
    </style:style>
    <style:style style:name="P73" style:family="paragraph" style:parent-style-name="Standard">
      <style:paragraph-properties fo:margin-left="4.336cm" fo:margin-right="0cm" fo:text-indent="0cm" style:auto-text-indent="false">
        <style:tab-stops/>
      </style:paragraph-properties>
      <style:text-properties style:font-name="Times New Roman" fo:font-size="14pt" officeooo:paragraph-rsid="001cdd69" style:font-size-asian="14pt" style:font-size-complex="14pt"/>
    </style:style>
    <style:style style:name="P74" style:family="paragraph" style:parent-style-name="Standard">
      <style:paragraph-properties fo:margin-left="5.606cm" fo:margin-right="0cm" fo:text-indent="0cm" style:auto-text-indent="false">
        <style:tab-stops/>
      </style:paragraph-properties>
      <style:text-properties style:font-name="Times New Roman" fo:font-size="14pt" officeooo:paragraph-rsid="001cdd69" style:font-size-asian="14pt" style:font-size-complex="14pt"/>
    </style:style>
    <style:style style:name="P75" style:family="paragraph" style:parent-style-name="Standard">
      <style:paragraph-properties fo:margin-left="3.958cm" fo:margin-right="0cm" fo:text-indent="0cm" style:auto-text-indent="false">
        <style:tab-stops/>
      </style:paragraph-properties>
      <style:text-properties style:font-name="Times New Roman" fo:font-size="14pt" officeooo:paragraph-rsid="001cdd69" style:font-size-asian="14pt" style:font-size-complex="14pt"/>
    </style:style>
    <style:style style:name="P76" style:family="paragraph" style:parent-style-name="Standard">
      <style:paragraph-properties fo:margin-left="0.023cm" fo:margin-right="0cm" fo:text-indent="0cm" style:auto-text-indent="false">
        <style:tab-stops/>
      </style:paragraph-properties>
      <style:text-properties style:font-name="Times New Roman" fo:font-size="14pt" officeooo:paragraph-rsid="001cdd69" style:font-size-asian="14pt" style:font-size-complex="14pt"/>
    </style:style>
    <style:style style:name="P77" style:family="paragraph" style:parent-style-name="Standard">
      <style:paragraph-properties fo:margin-left="1.136cm" fo:margin-right="0cm" fo:text-indent="0cm" style:auto-text-indent="false">
        <style:tab-stops/>
      </style:paragraph-properties>
      <style:text-properties officeooo:paragraph-rsid="001cdd69"/>
    </style:style>
    <style:style style:name="P78" style:family="paragraph" style:parent-style-name="Standard">
      <style:paragraph-properties fo:margin-left="1.136cm" fo:margin-right="0cm" fo:text-indent="0cm" style:auto-text-indent="false">
        <style:tab-stops/>
      </style:paragraph-properties>
      <style:text-properties style:font-name="Times New Roman" fo:font-size="14pt" officeooo:paragraph-rsid="001cdd69" style:font-size-asian="14pt" style:font-size-complex="14pt"/>
    </style:style>
    <style:style style:name="P79" style:family="paragraph" style:parent-style-name="Standard">
      <style:paragraph-properties fo:margin-left="3.676cm" fo:margin-right="0cm" fo:text-indent="0cm" style:auto-text-indent="false">
        <style:tab-stops/>
      </style:paragraph-properties>
      <style:text-properties officeooo:paragraph-rsid="001cdd69"/>
    </style:style>
    <style:style style:name="P80" style:family="paragraph" style:parent-style-name="Standard">
      <style:paragraph-properties fo:margin-left="3.676cm" fo:margin-right="0cm" fo:text-indent="0cm" style:auto-text-indent="false">
        <style:tab-stops/>
      </style:paragraph-properties>
      <style:text-properties style:font-name="Times New Roman" fo:font-size="14pt" officeooo:paragraph-rsid="001cdd69" style:font-size-asian="14pt" style:font-size-complex="14pt"/>
    </style:style>
    <style:style style:name="P81" style:family="paragraph" style:parent-style-name="Standard">
      <style:paragraph-properties fo:margin-left="1.771cm" fo:margin-right="0cm" fo:text-indent="0cm" style:auto-text-indent="false">
        <style:tab-stops/>
      </style:paragraph-properties>
      <style:text-properties officeooo:paragraph-rsid="001cdd69"/>
    </style:style>
    <style:style style:name="P82" style:family="paragraph" style:parent-style-name="Standard">
      <style:paragraph-properties fo:margin-left="4.676cm" fo:margin-right="0cm" fo:text-indent="0cm" style:auto-text-indent="false">
        <style:tab-stops/>
      </style:paragraph-properties>
      <style:text-properties style:font-name="Times New Roman" fo:font-size="14pt" officeooo:paragraph-rsid="001cdd69" style:font-size-asian="14pt" style:font-size-complex="14pt"/>
    </style:style>
    <style:style style:name="P83" style:family="paragraph" style:parent-style-name="Standard">
      <style:paragraph-properties fo:margin-left="5.946cm" fo:margin-right="0cm" fo:text-indent="0cm" style:auto-text-indent="false">
        <style:tab-stops/>
      </style:paragraph-properties>
      <style:text-properties style:font-name="Times New Roman" fo:font-size="14pt" officeooo:paragraph-rsid="001cdd69" style:font-size-asian="14pt" style:font-size-complex="14pt"/>
    </style:style>
    <style:style style:name="P84" style:family="paragraph" style:parent-style-name="Text_20_body">
      <style:text-properties style:font-name="Times New Roman" fo:font-size="14pt" style:text-underline-style="none" officeooo:paragraph-rsid="0026fe3e" style:font-size-asian="14pt" style:font-size-complex="14pt"/>
    </style:style>
    <style:style style:name="P85" style:family="paragraph" style:parent-style-name="Text_20_body">
      <style:text-properties style:font-name="Times New Roman" fo:font-size="14pt" style:text-underline-style="none" officeooo:rsid="002ad4bf" officeooo:paragraph-rsid="002ad4bf" style:font-size-asian="14pt" style:font-size-complex="14pt"/>
    </style:style>
    <style:style style:name="P86" style:family="paragraph" style:parent-style-name="Text_20_body">
      <style:text-properties style:font-name="Times New Roman" fo:font-size="14pt" style:text-underline-style="none" officeooo:rsid="00225c15" officeooo:paragraph-rsid="0026fe3e" style:font-size-asian="14pt" style:font-name-complex="Calibri1" style:font-size-complex="14pt"/>
    </style:style>
    <style:style style:name="P87" style:family="paragraph" style:parent-style-name="Text_20_body">
      <style:text-properties style:font-name="Times New Roman" fo:font-size="14pt" style:text-underline-style="none" officeooo:rsid="002ad4bf" officeooo:paragraph-rsid="002ad4bf" style:font-size-asian="14pt" style:font-name-complex="Calibri1" style:font-size-complex="14pt"/>
    </style:style>
    <style:style style:name="P88" style:family="paragraph" style:parent-style-name="Text_20_body">
      <style:text-properties style:font-name="Times New Roman" fo:font-size="14pt" style:font-size-asian="14pt" style:font-size-complex="14pt"/>
    </style:style>
    <style:style style:name="P89" style:family="paragraph" style:parent-style-name="Text_20_body">
      <style:text-properties fo:font-variant="normal" fo:text-transform="none" fo:color="#000000" style:font-name="Times New Roman" fo:font-size="14pt" fo:font-style="normal" style:text-underline-style="solid" style:text-underline-width="auto" style:text-underline-color="font-color" fo:font-weight="bold" officeooo:rsid="002ad4bf" officeooo:paragraph-rsid="002ad4bf" fo:background-color="transparent" style:font-size-asian="14pt" style:font-name-complex="Calibri1" style:font-size-complex="14pt"/>
    </style:style>
    <style:style style:name="P90" style:family="paragraph" style:parent-style-name="Text_20_body">
      <style:text-properties style:font-name="Arial" fo:font-size="12pt" style:text-underline-style="none" officeooo:paragraph-rsid="00388260" style:font-size-asian="12pt" style:font-size-complex="12pt"/>
    </style:style>
    <style:style style:name="P91" style:family="paragraph" style:parent-style-name="Text_20_body">
      <style:text-properties officeooo:paragraph-rsid="00388260"/>
    </style:style>
    <style:style style:name="P9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9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4pt" fo:font-style="italic" style:text-underline-style="none" fo:font-weight="normal" style:text-blinking="false" fo:background-color="transparent" style:font-size-asian="14pt" style:font-size-complex="14pt"/>
    </style:style>
    <style:style style:name="P9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font-name="Times New Roman" fo:font-size="14pt" fo:font-style="normal" style:text-underline-style="solid" style:text-underline-width="auto" style:text-underline-color="font-color" fo:font-weight="bold" fo:background-color="transparent" style:font-size-asian="14pt" style:font-size-complex="14pt"/>
    </style:style>
    <style:style style:name="P95" style:family="paragraph" style:parent-style-name="Normal_20__28_Web_29_">
      <loext:graphic-properties draw:fill="solid" draw:fill-color="#fafbfc"/>
      <style:paragraph-properties fo:margin-left="2.54cm" fo:margin-right="0cm" fo:margin-top="0cm" fo:margin-bottom="0.212cm" loext:contextual-spacing="false" fo:text-indent="0cm" style:auto-text-indent="false" fo:background-color="#fafbfc"/>
      <style:text-properties officeooo:paragraph-rsid="00388260"/>
    </style:style>
    <style:style style:name="P96" style:family="paragraph" style:parent-style-name="Normal_20__28_Web_29_" style:master-page-name="">
      <loext:graphic-properties draw:fill="solid" draw:fill-color="#fafbfc"/>
      <style:paragraph-properties fo:margin-left="-0.101cm" fo:margin-right="0cm" fo:margin-top="0cm" fo:margin-bottom="0.212cm" loext:contextual-spacing="false" fo:line-height="100%" fo:text-align="start" style:justify-single-word="false" fo:orphans="2" fo:widows="2" fo:text-indent="0cm" style:auto-text-indent="false" style:page-number="auto" fo:background-color="#fafbfc" style:writing-mode="lr-tb"/>
      <style:text-properties style:font-name="Arial" fo:font-size="12pt" style:text-underline-style="none" officeooo:paragraph-rsid="00388260" style:font-size-asian="12pt" style:font-size-complex="12pt"/>
    </style:style>
    <style:style style:name="P97" style:family="paragraph" style:parent-style-name="Normal_20__28_Web_29_">
      <loext:graphic-properties draw:fill="solid" draw:fill-color="#fafbfc"/>
      <style:paragraph-properties fo:margin-left="0cm" fo:margin-right="0cm" fo:margin-top="0cm" fo:margin-bottom="0.212cm" loext:contextual-spacing="false" fo:text-indent="1.27cm" style:auto-text-indent="false" fo:background-color="#fafbfc"/>
      <style:text-properties fo:color="#000000" style:font-name="Arial" fo:font-size="12pt" style:text-underline-style="none" officeooo:paragraph-rsid="00388260" fo:background-color="#fafbfc" style:font-size-asian="12pt" style:font-name-complex="Calibri1" style:font-size-complex="12pt"/>
    </style:style>
    <style:style style:name="P98" style:family="paragraph" style:parent-style-name="Standard">
      <style:paragraph-properties fo:margin-left="0cm" fo:margin-right="0cm" fo:text-indent="1.27cm" style:auto-text-indent="false"/>
      <style:text-properties style:font-name="Arial" fo:font-size="12pt" style:text-underline-style="none" officeooo:paragraph-rsid="00388260" style:font-size-asian="12pt" style:font-name-complex="Calibri1" style:font-size-complex="12pt"/>
    </style:style>
    <style:style style:name="P99" style:family="paragraph" style:parent-style-name="Standard">
      <style:paragraph-properties fo:margin-left="1.27cm" fo:margin-right="0cm" fo:text-indent="1.27cm" style:auto-text-indent="false"/>
      <style:text-properties style:font-name="Arial" fo:font-size="12pt" style:text-underline-style="none" officeooo:paragraph-rsid="00388260" style:font-size-asian="12pt" style:font-name-complex="Calibri1" style:font-size-complex="12pt"/>
    </style:style>
    <style:style style:name="P100" style:family="paragraph" style:parent-style-name="Standard">
      <loext:graphic-properties draw:fill="solid" draw:fill-color="#fafbfc"/>
      <style:paragraph-properties fo:margin-left="1.27cm" fo:margin-right="0.212cm" fo:margin-top="0.212cm" fo:margin-bottom="0.212cm" loext:contextual-spacing="false" fo:line-height="100%" fo:text-indent="1.27cm" style:auto-text-indent="false" fo:background-color="#fafbfc"/>
      <style:text-properties officeooo:paragraph-rsid="00388260"/>
    </style:style>
    <style:style style:name="P101" style:family="paragraph" style:parent-style-name="Standard">
      <loext:graphic-properties draw:fill="solid" draw:fill-color="#fafbfc"/>
      <style:paragraph-properties fo:margin-left="1.27cm" fo:margin-right="0.212cm" fo:margin-top="0.212cm" fo:margin-bottom="0.212cm" loext:contextual-spacing="false" fo:line-height="100%" fo:text-indent="1.27cm" style:auto-text-indent="false" fo:background-color="#fafbfc"/>
      <style:text-properties style:font-name="Arial" fo:font-size="12pt" style:text-underline-style="none" officeooo:paragraph-rsid="00388260" style:font-size-asian="12pt" style:font-size-complex="12pt"/>
    </style:style>
    <style:style style:name="P102" style:family="paragraph" style:parent-style-name="Standard">
      <loext:graphic-properties draw:fill="solid" draw:fill-color="#fafbfc"/>
      <style:paragraph-properties fo:margin-left="0cm" fo:margin-right="0.212cm" fo:margin-top="0.212cm" fo:margin-bottom="0.212cm" loext:contextual-spacing="false" fo:line-height="100%" fo:text-indent="0cm" style:auto-text-indent="false" fo:background-color="#fafbfc"/>
      <style:text-properties fo:color="#000000" style:font-name="Arial" fo:font-size="12pt" style:text-underline-style="none" officeooo:paragraph-rsid="00388260" style:font-size-asian="12pt" style:font-name-complex="Calibri1" style:font-size-complex="12pt"/>
    </style:style>
    <style:style style:name="P103" style:family="paragraph" style:parent-style-name="Standard">
      <loext:graphic-properties draw:fill="solid" draw:fill-color="#fafbfc"/>
      <style:paragraph-properties fo:margin-left="0cm" fo:margin-right="0.212cm" fo:margin-top="0.212cm" fo:margin-bottom="0.212cm" loext:contextual-spacing="false" fo:line-height="100%" fo:text-indent="0cm" style:auto-text-indent="false" fo:background-color="#fafbfc"/>
      <style:text-properties fo:color="#000000" style:font-name="Arial" fo:font-size="12pt" style:text-underline-style="none" fo:font-weight="bold" officeooo:paragraph-rsid="00388260" style:font-size-asian="12pt" style:font-weight-asian="bold" style:font-name-complex="Calibri1" style:font-size-complex="12pt" style:font-weight-complex="bold"/>
    </style:style>
    <style:style style:name="P104" style:family="paragraph" style:parent-style-name="Standard">
      <loext:graphic-properties draw:fill="solid" draw:fill-color="#fafbfc"/>
      <style:paragraph-properties fo:margin-left="0cm" fo:margin-right="0.212cm" fo:margin-top="0.212cm" fo:margin-bottom="0.212cm" loext:contextual-spacing="false" fo:line-height="100%" fo:text-indent="0cm" style:auto-text-indent="false" fo:background-color="#fafbfc"/>
      <style:text-properties style:font-name="Arial" fo:font-size="12pt" style:text-underline-style="none" officeooo:paragraph-rsid="00388260" style:font-size-asian="12pt" style:font-size-complex="12pt"/>
    </style:style>
    <style:style style:name="P105" style:family="paragraph" style:parent-style-name="List_20_Paragraph" style:list-style-name="WWNum3">
      <style:text-properties style:font-name="Times New Roman" fo:font-size="14pt" style:text-underline-style="none" officeooo:paragraph-rsid="003626a0" style:font-size-asian="14pt" style:font-size-complex="14pt"/>
    </style:style>
    <style:style style:name="P106" style:family="paragraph" style:parent-style-name="List_20_Paragraph" style:list-style-name="WWNum7">
      <style:text-properties style:font-name="Times New Roman" fo:font-size="14pt" style:text-underline-style="none" officeooo:paragraph-rsid="003626a0" style:font-size-asian="14pt" style:font-size-complex="14pt"/>
    </style:style>
    <style:style style:name="P107" style:family="paragraph" style:parent-style-name="List_20_Paragraph" style:list-style-name="L1">
      <style:text-properties style:font-name="Times New Roman" fo:font-size="14pt" style:text-underline-style="none" officeooo:paragraph-rsid="003626a0" style:font-size-asian="14pt" style:font-size-complex="14pt"/>
    </style:style>
    <style:style style:name="P108" style:family="paragraph" style:parent-style-name="List_20_Paragraph" style:list-style-name="WWNum9">
      <style:text-properties style:font-name="Times New Roman" fo:font-size="14pt" style:text-underline-style="none" officeooo:paragraph-rsid="003626a0" style:font-size-asian="14pt" style:font-size-complex="14pt"/>
    </style:style>
    <style:style style:name="P109" style:family="paragraph" style:parent-style-name="List_20_Paragraph" style:list-style-name="WWNum11">
      <style:text-properties style:font-name="Times New Roman" fo:font-size="14pt" style:text-underline-style="none" officeooo:paragraph-rsid="003626a0" style:font-size-asian="14pt" style:font-size-complex="14pt"/>
    </style:style>
    <style:style style:name="P110" style:family="paragraph" style:parent-style-name="List_20_Paragraph" style:list-style-name="WWNum9">
      <style:text-properties style:font-name="Times New Roman" fo:font-size="14pt" officeooo:paragraph-rsid="003626a0" style:font-size-asian="14pt" style:font-size-complex="14pt"/>
    </style:style>
    <style:style style:name="P111" style:family="paragraph" style:parent-style-name="List_20_Paragraph" style:list-style-name="WWNum14">
      <style:paragraph-properties fo:margin-left="0cm" fo:margin-right="0cm" fo:text-indent="0cm" style:auto-text-indent="false"/>
      <style:text-properties style:font-name="Times New Roman" fo:font-size="14pt" style:text-underline-style="none" officeooo:paragraph-rsid="00225c15" style:font-size-asian="14pt" style:font-size-complex="14pt"/>
    </style:style>
    <style:style style:name="P112" style:family="paragraph" style:parent-style-name="Standard" style:list-style-name="L2">
      <style:paragraph-properties fo:text-align="start" style:justify-single-word="false"/>
      <style:text-properties style:font-name="Times New Roman" fo:font-size="14pt" officeooo:rsid="000311ce" officeooo:paragraph-rsid="000311ce" style:font-size-asian="14pt" style:font-size-complex="14pt"/>
    </style:style>
    <style:style style:name="P113" style:family="paragraph" style:parent-style-name="Standard" style:list-style-name="L3">
      <style:paragraph-properties fo:text-align="start" style:justify-single-word="false"/>
      <style:text-properties style:font-name="Times New Roman" fo:font-size="14pt" officeooo:rsid="000311ce" officeooo:paragraph-rsid="000311ce" style:font-size-asian="14pt" style:font-size-complex="14pt"/>
    </style:style>
    <style:style style:name="P114" style:family="paragraph" style:parent-style-name="Standard" style:list-style-name="L4">
      <style:paragraph-properties fo:text-align="start" style:justify-single-word="false"/>
      <style:text-properties style:font-name="Times New Roman" fo:font-size="14pt" officeooo:rsid="000311ce" officeooo:paragraph-rsid="000311ce" style:font-size-asian="14pt" style:font-size-complex="14pt"/>
    </style:style>
    <style:style style:name="P115" style:family="paragraph" style:parent-style-name="Standard" style:list-style-name="L6">
      <style:paragraph-properties fo:text-align="start" style:justify-single-word="false"/>
      <style:text-properties style:font-name="Times New Roman" fo:font-size="14pt" officeooo:rsid="0004819a" officeooo:paragraph-rsid="0004819a" style:font-size-asian="14pt" style:font-size-complex="14pt"/>
    </style:style>
    <style:style style:name="P116" style:family="paragraph" style:parent-style-name="Standard" style:list-style-name="L7">
      <style:paragraph-properties fo:text-align="start" style:justify-single-word="false"/>
      <style:text-properties style:font-name="Times New Roman" fo:font-size="14pt" officeooo:rsid="0004819a" officeooo:paragraph-rsid="0004819a" style:font-size-asian="14pt" style:font-size-complex="14pt"/>
    </style:style>
    <style:style style:name="P117" style:family="paragraph" style:parent-style-name="Standard" style:list-style-name="L7">
      <style:paragraph-properties fo:text-align="start" style:justify-single-word="false"/>
      <style:text-properties style:font-name="Times New Roman" fo:font-size="14pt" officeooo:rsid="0004819a" officeooo:paragraph-rsid="001df63a" style:font-size-asian="14pt" style:font-size-complex="14pt"/>
    </style:style>
    <style:style style:name="P118" style:family="paragraph" style:parent-style-name="Standard" style:list-style-name="L16">
      <style:paragraph-properties fo:text-align="start" style:justify-single-word="false"/>
      <style:text-properties style:font-name="Times New Roman" fo:font-size="14pt" officeooo:rsid="0004819a" officeooo:paragraph-rsid="000a77da" style:font-size-asian="14pt" style:font-size-complex="14pt"/>
    </style:style>
    <style:style style:name="P119" style:family="paragraph" style:parent-style-name="Standard" style:list-style-name="L7">
      <style:paragraph-properties fo:text-align="start" style:justify-single-word="false"/>
      <style:text-properties style:font-name="Times New Roman" fo:font-size="14pt" officeooo:paragraph-rsid="001df63a" style:font-size-asian="14pt" style:font-size-complex="14pt"/>
    </style:style>
    <style:style style:name="P120" style:family="paragraph" style:parent-style-name="Standard" style:list-style-name="L13">
      <style:paragraph-properties fo:text-align="start" style:justify-single-word="false"/>
      <style:text-properties style:font-name="Times New Roman" fo:font-size="14pt" officeooo:paragraph-rsid="0021c53c" style:font-size-asian="14pt" style:font-size-complex="14pt"/>
    </style:style>
    <style:style style:name="P121" style:family="paragraph" style:parent-style-name="Standard" style:list-style-name="L31">
      <style:paragraph-properties fo:text-align="start" style:justify-single-word="false"/>
      <style:text-properties style:font-name="Times New Roman" fo:font-size="14pt" officeooo:paragraph-rsid="002234da" style:font-size-asian="14pt" style:font-size-complex="14pt"/>
    </style:style>
    <style:style style:name="P122" style:family="paragraph" style:parent-style-name="Standard" style:list-style-name="L35">
      <style:paragraph-properties fo:text-align="start" style:justify-single-word="false"/>
      <style:text-properties style:font-name="Times New Roman" fo:font-size="14pt" officeooo:paragraph-rsid="002234da" style:font-size-asian="14pt" style:font-size-complex="14pt"/>
    </style:style>
    <style:style style:name="P123" style:family="paragraph" style:parent-style-name="Standard" style:list-style-name="L37">
      <style:paragraph-properties fo:text-align="start" style:justify-single-word="false"/>
      <style:text-properties style:font-name="Times New Roman" fo:font-size="14pt" officeooo:paragraph-rsid="0012a229" style:font-size-asian="14pt" style:font-size-complex="14pt"/>
    </style:style>
    <style:style style:name="P124" style:family="paragraph" style:parent-style-name="Standard" style:list-style-name="L40">
      <style:paragraph-properties fo:text-align="start" style:justify-single-word="false"/>
      <style:text-properties style:font-name="Times New Roman" fo:font-size="14pt" officeooo:paragraph-rsid="00191a82" style:font-size-asian="14pt" style:font-size-complex="14pt"/>
    </style:style>
    <style:style style:name="P125" style:family="paragraph" style:parent-style-name="Standard" style:list-style-name="L8">
      <style:paragraph-properties fo:text-align="start" style:justify-single-word="false"/>
      <style:text-properties style:font-name="Times New Roman" fo:font-size="14pt" officeooo:rsid="000858b0" officeooo:paragraph-rsid="002234da" style:font-size-asian="14pt" style:font-size-complex="14pt"/>
    </style:style>
    <style:style style:name="P126" style:family="paragraph" style:parent-style-name="Standard" style:list-style-name="L9">
      <style:paragraph-properties fo:text-align="start" style:justify-single-word="false"/>
      <style:text-properties style:font-name="Times New Roman" fo:font-size="14pt" officeooo:rsid="000858b0" officeooo:paragraph-rsid="000858b0" style:font-size-asian="14pt" style:font-size-complex="14pt"/>
    </style:style>
    <style:style style:name="P127" style:family="paragraph" style:parent-style-name="Standard" style:list-style-name="L10">
      <style:paragraph-properties fo:text-align="start" style:justify-single-word="false"/>
      <style:text-properties style:font-name="Times New Roman" fo:font-size="14pt" officeooo:rsid="00092bd8" officeooo:paragraph-rsid="000858b0" style:font-size-asian="14pt" style:font-size-complex="14pt"/>
    </style:style>
    <style:style style:name="P128" style:family="paragraph" style:parent-style-name="Standard" style:list-style-name="L10">
      <style:paragraph-properties fo:text-align="start" style:justify-single-word="false"/>
      <style:text-properties style:font-name="Times New Roman" fo:font-size="14pt" officeooo:rsid="00092bd8" officeooo:paragraph-rsid="00092bd8" style:font-size-asian="14pt" style:font-size-complex="14pt"/>
    </style:style>
    <style:style style:name="P129" style:family="paragraph" style:parent-style-name="Standard" style:list-style-name="L11">
      <style:paragraph-properties fo:text-align="start" style:justify-single-word="false"/>
      <style:text-properties style:font-name="Times New Roman" fo:font-size="14pt" officeooo:rsid="00092bd8" officeooo:paragraph-rsid="00092bd8" style:font-size-asian="14pt" style:font-size-complex="14pt"/>
    </style:style>
    <style:style style:name="P130" style:family="paragraph" style:parent-style-name="Standard" style:list-style-name="L12">
      <style:paragraph-properties fo:text-align="start" style:justify-single-word="false"/>
      <style:text-properties style:font-name="Times New Roman" fo:font-size="14pt" officeooo:rsid="00092bd8" officeooo:paragraph-rsid="00092bd8" style:font-size-asian="14pt" style:font-size-complex="14pt"/>
    </style:style>
    <style:style style:name="P131" style:family="paragraph" style:parent-style-name="Standard" style:list-style-name="L13">
      <style:paragraph-properties fo:text-align="start" style:justify-single-word="false"/>
      <style:text-properties style:font-name="Times New Roman" fo:font-size="14pt" officeooo:rsid="00092bd8" officeooo:paragraph-rsid="00092bd8" style:font-size-asian="14pt" style:font-size-complex="14pt"/>
    </style:style>
    <style:style style:name="P132" style:family="paragraph" style:parent-style-name="Standard" style:list-style-name="L13">
      <style:paragraph-properties fo:text-align="start" style:justify-single-word="false"/>
      <style:text-properties style:font-name="Times New Roman" fo:font-size="14pt" officeooo:rsid="00092bd8" officeooo:paragraph-rsid="0021c53c" style:font-size-asian="14pt" style:font-size-complex="14pt"/>
    </style:style>
    <style:style style:name="P133" style:family="paragraph" style:parent-style-name="Standard" style:list-style-name="L14">
      <style:paragraph-properties fo:text-align="start" style:justify-single-word="false"/>
      <style:text-properties style:font-name="Times New Roman" fo:font-size="14pt" officeooo:rsid="000951f5" officeooo:paragraph-rsid="00092bd8" style:font-size-asian="14pt" style:font-size-complex="14pt"/>
    </style:style>
    <style:style style:name="P134" style:family="paragraph" style:parent-style-name="Standard" style:list-style-name="L15">
      <style:paragraph-properties fo:text-align="start" style:justify-single-word="false"/>
      <style:text-properties style:font-name="Times New Roman" fo:font-size="14pt" officeooo:rsid="000951f5" officeooo:paragraph-rsid="000951f5" style:font-size-asian="14pt" style:font-size-complex="14pt"/>
    </style:style>
    <style:style style:name="P135" style:family="paragraph" style:parent-style-name="Standard" style:list-style-name="L16">
      <style:paragraph-properties fo:text-align="start" style:justify-single-word="false"/>
      <style:text-properties style:font-name="Times New Roman" fo:font-size="14pt" officeooo:rsid="000a77da" officeooo:paragraph-rsid="000a77da" style:font-size-asian="14pt" style:font-size-complex="14pt"/>
    </style:style>
    <style:style style:name="P136" style:family="paragraph" style:parent-style-name="Standard" style:list-style-name="L17">
      <style:paragraph-properties fo:text-align="start" style:justify-single-word="false"/>
      <style:text-properties style:font-name="Times New Roman" fo:font-size="14pt" officeooo:rsid="000a77da" officeooo:paragraph-rsid="000a77da" style:font-size-asian="14pt" style:font-size-complex="14pt"/>
    </style:style>
    <style:style style:name="P137" style:family="paragraph" style:parent-style-name="Standard" style:list-style-name="L18">
      <style:paragraph-properties fo:text-align="start" style:justify-single-word="false"/>
      <style:text-properties style:font-name="Times New Roman" fo:font-size="14pt" officeooo:rsid="000a77da" officeooo:paragraph-rsid="000a77da" style:font-size-asian="14pt" style:font-size-complex="14pt"/>
    </style:style>
    <style:style style:name="P138" style:family="paragraph" style:parent-style-name="Standard" style:list-style-name="L19">
      <style:paragraph-properties fo:text-align="start" style:justify-single-word="false"/>
      <style:text-properties style:font-name="Times New Roman" fo:font-size="14pt" officeooo:rsid="000d4695" officeooo:paragraph-rsid="001e7123" style:font-size-asian="14pt" style:font-size-complex="14pt"/>
    </style:style>
    <style:style style:name="P139" style:family="paragraph" style:parent-style-name="Standard" style:list-style-name="L20">
      <style:paragraph-properties fo:text-align="start" style:justify-single-word="false"/>
      <style:text-properties style:font-name="Times New Roman" fo:font-size="14pt" officeooo:rsid="000f03d1" officeooo:paragraph-rsid="000d4695" style:font-size-asian="14pt" style:font-size-complex="14pt"/>
    </style:style>
    <style:style style:name="P140" style:family="paragraph" style:parent-style-name="Standard" style:list-style-name="L22">
      <style:paragraph-properties fo:text-align="start" style:justify-single-word="false"/>
      <style:text-properties style:font-name="Times New Roman" fo:font-size="14pt" officeooo:rsid="000f03d1" officeooo:paragraph-rsid="00216ecf" style:font-size-asian="14pt" style:font-size-complex="14pt"/>
    </style:style>
    <style:style style:name="P141" style:family="paragraph" style:parent-style-name="Standard" style:list-style-name="L23">
      <style:paragraph-properties fo:text-align="start" style:justify-single-word="false"/>
      <style:text-properties style:font-name="Times New Roman" fo:font-size="14pt" officeooo:rsid="000f03d1" officeooo:paragraph-rsid="000f03d1" style:font-size-asian="14pt" style:font-size-complex="14pt"/>
    </style:style>
    <style:style style:name="P142" style:family="paragraph" style:parent-style-name="Standard" style:list-style-name="L24">
      <style:paragraph-properties fo:text-align="start" style:justify-single-word="false"/>
      <style:text-properties style:font-name="Times New Roman" fo:font-size="14pt" officeooo:rsid="000f03d1" officeooo:paragraph-rsid="000f03d1" style:font-size-asian="14pt" style:font-size-complex="14pt"/>
    </style:style>
    <style:style style:name="P143" style:family="paragraph" style:parent-style-name="Standard" style:list-style-name="L25">
      <style:paragraph-properties fo:text-align="start" style:justify-single-word="false"/>
      <style:text-properties style:font-name="Times New Roman" fo:font-size="14pt" officeooo:rsid="000f03d1" officeooo:paragraph-rsid="000f03d1" style:font-size-asian="14pt" style:font-size-complex="14pt"/>
    </style:style>
    <style:style style:name="P144" style:family="paragraph" style:parent-style-name="Standard" style:list-style-name="L26">
      <style:paragraph-properties fo:text-align="start" style:justify-single-word="false"/>
      <style:text-properties style:font-name="Times New Roman" fo:font-size="14pt" officeooo:rsid="000f03d1" officeooo:paragraph-rsid="000f03d1" style:font-size-asian="14pt" style:font-size-complex="14pt"/>
    </style:style>
    <style:style style:name="P145" style:family="paragraph" style:parent-style-name="Standard" style:list-style-name="L27">
      <style:paragraph-properties fo:text-align="start" style:justify-single-word="false"/>
      <style:text-properties style:font-name="Times New Roman" fo:font-size="14pt" officeooo:rsid="000f03d1" officeooo:paragraph-rsid="000f03d1" style:font-size-asian="14pt" style:font-size-complex="14pt"/>
    </style:style>
    <style:style style:name="P146" style:family="paragraph" style:parent-style-name="Standard" style:list-style-name="L21">
      <style:paragraph-properties fo:text-align="start" style:justify-single-word="false"/>
      <style:text-properties style:font-name="Times New Roman" fo:font-size="14pt" officeooo:rsid="0010d7f0" officeooo:paragraph-rsid="000d4695" style:font-size-asian="14pt" style:font-size-complex="14pt"/>
    </style:style>
    <style:style style:name="P147" style:family="paragraph" style:parent-style-name="Standard" style:list-style-name="L28">
      <style:paragraph-properties fo:text-align="start" style:justify-single-word="false"/>
      <style:text-properties style:font-name="Times New Roman" fo:font-size="14pt" officeooo:rsid="0010d7f0" officeooo:paragraph-rsid="000f03d1" style:font-size-asian="14pt" style:font-size-complex="14pt"/>
    </style:style>
    <style:style style:name="P148" style:family="paragraph" style:parent-style-name="Standard" style:list-style-name="L29">
      <style:paragraph-properties fo:text-align="start" style:justify-single-word="false"/>
      <style:text-properties style:font-name="Times New Roman" fo:font-size="14pt" officeooo:rsid="0010d7f0" officeooo:paragraph-rsid="000f03d1" style:font-size-asian="14pt" style:font-size-complex="14pt"/>
    </style:style>
    <style:style style:name="P149" style:family="paragraph" style:parent-style-name="Standard" style:list-style-name="L30">
      <style:paragraph-properties fo:text-align="start" style:justify-single-word="false"/>
      <style:text-properties style:font-name="Times New Roman" fo:font-size="14pt" officeooo:rsid="0010d7f0" officeooo:paragraph-rsid="000f03d1" style:font-size-asian="14pt" style:font-size-complex="14pt"/>
    </style:style>
    <style:style style:name="P150" style:family="paragraph" style:parent-style-name="Standard" style:list-style-name="L31">
      <style:paragraph-properties fo:text-align="start" style:justify-single-word="false"/>
      <style:text-properties style:font-name="Times New Roman" fo:font-size="14pt" officeooo:rsid="0010d7f0" officeooo:paragraph-rsid="000f03d1" style:font-size-asian="14pt" style:font-size-complex="14pt"/>
    </style:style>
    <style:style style:name="P151" style:family="paragraph" style:parent-style-name="Standard" style:list-style-name="L32">
      <style:paragraph-properties fo:text-align="start" style:justify-single-word="false"/>
      <style:text-properties style:font-name="Times New Roman" fo:font-size="14pt" officeooo:rsid="0010d7f0" officeooo:paragraph-rsid="002234da" style:font-size-asian="14pt" style:font-size-complex="14pt"/>
    </style:style>
    <style:style style:name="P152" style:family="paragraph" style:parent-style-name="Standard" style:list-style-name="L33">
      <style:paragraph-properties fo:text-align="start" style:justify-single-word="false"/>
      <style:text-properties style:font-name="Times New Roman" fo:font-size="14pt" officeooo:rsid="0010d7f0" officeooo:paragraph-rsid="000f03d1" style:font-size-asian="14pt" style:font-size-complex="14pt"/>
    </style:style>
    <style:style style:name="P153" style:family="paragraph" style:parent-style-name="Standard" style:list-style-name="L34">
      <style:paragraph-properties fo:text-align="start" style:justify-single-word="false"/>
      <style:text-properties style:font-name="Times New Roman" fo:font-size="14pt" officeooo:rsid="0010d7f0" officeooo:paragraph-rsid="000f03d1" style:font-size-asian="14pt" style:font-size-complex="14pt"/>
    </style:style>
    <style:style style:name="P154" style:family="paragraph" style:parent-style-name="Standard" style:list-style-name="L35">
      <style:paragraph-properties fo:text-align="start" style:justify-single-word="false"/>
      <style:text-properties style:font-name="Times New Roman" fo:font-size="14pt" officeooo:rsid="0010d7f0" officeooo:paragraph-rsid="002234da" style:font-size-asian="14pt" style:font-size-complex="14pt"/>
    </style:style>
    <style:style style:name="P155" style:family="paragraph" style:parent-style-name="Standard" style:list-style-name="L35">
      <style:paragraph-properties fo:text-align="start" style:justify-single-word="false"/>
      <style:text-properties style:font-name="Times New Roman" fo:font-size="14pt" officeooo:rsid="0010d7f0" officeooo:paragraph-rsid="000f03d1" style:font-size-asian="14pt" style:font-size-complex="14pt"/>
    </style:style>
    <style:style style:name="P156" style:family="paragraph" style:parent-style-name="Standard" style:list-style-name="L36">
      <style:paragraph-properties fo:text-align="start" style:justify-single-word="false"/>
      <style:text-properties style:font-name="Times New Roman" fo:font-size="14pt" officeooo:rsid="0010d7f0" officeooo:paragraph-rsid="000f03d1" style:font-size-asian="14pt" style:font-size-complex="14pt"/>
    </style:style>
    <style:style style:name="P157" style:family="paragraph" style:parent-style-name="Standard" style:list-style-name="L37">
      <style:paragraph-properties fo:text-align="start" style:justify-single-word="false"/>
      <style:text-properties style:font-name="Times New Roman" fo:font-size="14pt" officeooo:rsid="0010d7f0" officeooo:paragraph-rsid="000f03d1" style:font-size-asian="14pt" style:font-size-complex="14pt"/>
    </style:style>
    <style:style style:name="P158" style:family="paragraph" style:parent-style-name="Standard" style:list-style-name="L37">
      <style:paragraph-properties fo:text-align="start" style:justify-single-word="false"/>
      <style:text-properties style:font-name="Times New Roman" fo:font-size="14pt" officeooo:rsid="0012a229" officeooo:paragraph-rsid="0012a229" style:font-size-asian="14pt" style:font-size-complex="14pt"/>
    </style:style>
    <style:style style:name="P159" style:family="paragraph" style:parent-style-name="Standard" style:list-style-name="L38">
      <style:paragraph-properties fo:text-align="start" style:justify-single-word="false"/>
      <style:text-properties style:font-name="Times New Roman" fo:font-size="14pt" officeooo:rsid="00191a82" officeooo:paragraph-rsid="00191a82" style:font-size-asian="14pt" style:font-size-complex="14pt"/>
    </style:style>
    <style:style style:name="P160" style:family="paragraph" style:parent-style-name="Standard" style:list-style-name="L39">
      <style:paragraph-properties fo:text-align="start" style:justify-single-word="false"/>
      <style:text-properties style:font-name="Times New Roman" fo:font-size="14pt" officeooo:rsid="00191a82" officeooo:paragraph-rsid="00191a82" style:font-size-asian="14pt" style:font-size-complex="14pt"/>
    </style:style>
    <style:style style:name="P161" style:family="paragraph" style:parent-style-name="Standard" style:list-style-name="L41">
      <style:paragraph-properties fo:text-align="start" style:justify-single-word="false"/>
      <style:text-properties style:font-name="Times New Roman" fo:font-size="14pt" officeooo:rsid="00191a82" officeooo:paragraph-rsid="00225c15" style:font-size-asian="14pt" style:font-size-complex="14pt"/>
    </style:style>
    <style:style style:name="P162" style:family="paragraph" style:parent-style-name="Standard" style:list-style-name="L41">
      <style:paragraph-properties fo:text-align="start" style:justify-single-word="false"/>
      <style:text-properties style:font-name="Times New Roman" fo:font-size="14pt" officeooo:rsid="00191a82" officeooo:paragraph-rsid="00191a82" style:font-size-asian="14pt" style:font-size-complex="14pt"/>
    </style:style>
    <style:style style:name="P163" style:family="paragraph" style:parent-style-name="Standard" style:list-style-name="L42">
      <style:paragraph-properties fo:text-align="start" style:justify-single-word="false"/>
      <style:text-properties style:font-name="Times New Roman" fo:font-size="14pt" officeooo:rsid="00191a82" officeooo:paragraph-rsid="00191a82" style:font-size-asian="14pt" style:font-size-complex="14pt"/>
    </style:style>
    <style:style style:name="P164" style:family="paragraph" style:parent-style-name="Standard" style:list-style-name="L43">
      <style:paragraph-properties fo:text-align="start" style:justify-single-word="false"/>
      <style:text-properties style:font-name="Times New Roman" fo:font-size="14pt" officeooo:rsid="00191a82" officeooo:paragraph-rsid="00191a82" style:font-size-asian="14pt" style:font-size-complex="14pt"/>
    </style:style>
    <style:style style:name="P165" style:family="paragraph" style:parent-style-name="Standard" style:list-style-name="L44">
      <style:paragraph-properties fo:text-align="start" style:justify-single-word="false"/>
      <style:text-properties style:font-name="Times New Roman" fo:font-size="14pt" officeooo:rsid="00191a82" officeooo:paragraph-rsid="00191a82" style:font-size-asian="14pt" style:font-size-complex="14pt"/>
    </style:style>
    <style:style style:name="P166" style:family="paragraph" style:parent-style-name="Standard" style:list-style-name="L45">
      <style:paragraph-properties fo:text-align="start" style:justify-single-word="false"/>
      <style:text-properties style:font-name="Times New Roman" fo:font-size="14pt" officeooo:rsid="0019589d" officeooo:paragraph-rsid="0019589d" style:font-size-asian="14pt" style:font-size-complex="14pt"/>
    </style:style>
    <style:style style:name="P167" style:family="paragraph" style:parent-style-name="Standard" style:list-style-name="L46">
      <style:paragraph-properties fo:text-align="start" style:justify-single-word="false"/>
      <style:text-properties style:font-name="Times New Roman" fo:font-size="14pt" officeooo:rsid="0019589d" officeooo:paragraph-rsid="0019589d" style:font-size-asian="14pt" style:font-size-complex="14pt"/>
    </style:style>
    <style:style style:name="P168" style:family="paragraph" style:parent-style-name="Standard" style:list-style-name="L67">
      <style:text-properties style:font-name="Times New Roman" fo:font-size="14pt" officeooo:paragraph-rsid="001cdd69" style:font-size-asian="14pt" style:font-size-complex="14pt"/>
    </style:style>
    <style:style style:name="P169" style:family="paragraph" style:parent-style-name="Standard" style:list-style-name="L72">
      <style:text-properties style:font-name="Times New Roman" fo:font-size="14pt" officeooo:paragraph-rsid="001cdd69" style:font-size-asian="14pt" style:font-size-complex="14pt"/>
    </style:style>
    <style:style style:name="P170" style:family="paragraph" style:parent-style-name="Standard" style:list-style-name="L73">
      <style:text-properties style:font-name="Times New Roman" fo:font-size="14pt" officeooo:paragraph-rsid="001cdd69" style:font-size-asian="14pt" style:font-size-complex="14pt"/>
    </style:style>
    <style:style style:name="P171" style:family="paragraph" style:parent-style-name="Standard" style:list-style-name="L77">
      <style:text-properties style:font-name="Times New Roman" fo:font-size="14pt" officeooo:paragraph-rsid="001cdd69" style:font-size-asian="14pt" style:font-size-complex="14pt"/>
    </style:style>
    <style:style style:name="P172" style:family="paragraph" style:parent-style-name="Standard" style:list-style-name="L66">
      <style:text-properties style:font-name="Times New Roman" fo:font-size="14pt" officeooo:paragraph-rsid="001cdd69" style:font-size-asian="14pt" style:font-size-complex="14pt"/>
    </style:style>
    <style:style style:name="P173" style:family="paragraph" style:parent-style-name="Standard" style:list-style-name="L78">
      <style:text-properties style:font-name="Times New Roman" fo:font-size="14pt" officeooo:paragraph-rsid="001cdd69" style:font-size-asian="14pt" style:font-size-complex="14pt"/>
    </style:style>
    <style:style style:name="P174" style:family="paragraph" style:parent-style-name="Standard" style:list-style-name="L79">
      <style:text-properties style:font-name="Times New Roman" fo:font-size="14pt" officeooo:paragraph-rsid="001cdd69" style:font-size-asian="14pt" style:font-size-complex="14pt"/>
    </style:style>
    <style:style style:name="P175" style:family="paragraph" style:parent-style-name="Standard" style:list-style-name="L80">
      <style:text-properties style:font-name="Times New Roman" fo:font-size="14pt" officeooo:paragraph-rsid="001cdd69" style:font-size-asian="14pt" style:font-size-complex="14pt"/>
    </style:style>
    <style:style style:name="P176" style:family="paragraph" style:parent-style-name="Standard" style:list-style-name="L81">
      <style:text-properties style:font-name="Times New Roman" fo:font-size="14pt" officeooo:paragraph-rsid="001cdd69" style:font-size-asian="14pt" style:font-size-complex="14pt"/>
    </style:style>
    <style:style style:name="P177" style:family="paragraph" style:parent-style-name="Standard" style:list-style-name="L82">
      <style:text-properties style:font-name="Times New Roman" fo:font-size="14pt" officeooo:paragraph-rsid="001cdd69" style:font-size-asian="14pt" style:font-size-complex="14pt"/>
    </style:style>
    <style:style style:name="P178" style:family="paragraph" style:parent-style-name="Standard" style:list-style-name="L99">
      <style:text-properties style:font-name="Times New Roman" fo:font-size="14pt" officeooo:paragraph-rsid="001cdd69" style:font-size-asian="14pt" style:font-size-complex="14pt"/>
    </style:style>
    <style:style style:name="P179" style:family="paragraph" style:parent-style-name="Standard" style:list-style-name="L100">
      <style:text-properties style:font-name="Times New Roman" fo:font-size="14pt" officeooo:paragraph-rsid="001cdd69" style:font-size-asian="14pt" style:font-size-complex="14pt"/>
    </style:style>
    <style:style style:name="P180" style:family="paragraph" style:parent-style-name="Standard" style:list-style-name="L101">
      <style:text-properties style:font-name="Times New Roman" fo:font-size="14pt" officeooo:paragraph-rsid="001cdd69" style:font-size-asian="14pt" style:font-size-complex="14pt"/>
    </style:style>
    <style:style style:name="P181" style:family="paragraph" style:parent-style-name="Standard" style:list-style-name="L102">
      <style:text-properties style:font-name="Times New Roman" fo:font-size="14pt" officeooo:paragraph-rsid="001cdd69" style:font-size-asian="14pt" style:font-size-complex="14pt"/>
    </style:style>
    <style:style style:name="P182" style:family="paragraph" style:parent-style-name="Standard" style:list-style-name="L103">
      <style:text-properties style:font-name="Times New Roman" fo:font-size="14pt" officeooo:paragraph-rsid="001cdd69" style:font-size-asian="14pt" style:font-size-complex="14pt"/>
    </style:style>
    <style:style style:name="P183" style:family="paragraph" style:parent-style-name="Standard" style:list-style-name="L104">
      <style:text-properties style:font-name="Times New Roman" fo:font-size="14pt" officeooo:paragraph-rsid="001cdd69" style:font-size-asian="14pt" style:font-size-complex="14pt"/>
    </style:style>
    <style:style style:name="P184" style:family="paragraph" style:parent-style-name="Standard" style:list-style-name="L105">
      <style:text-properties style:font-name="Times New Roman" fo:font-size="14pt" officeooo:paragraph-rsid="001cdd69" style:font-size-asian="14pt" style:font-size-complex="14pt"/>
    </style:style>
    <style:style style:name="P185" style:family="paragraph" style:parent-style-name="Standard" style:list-style-name="L106">
      <style:text-properties style:font-name="Times New Roman" fo:font-size="14pt" officeooo:paragraph-rsid="001cdd69" style:font-size-asian="14pt" style:font-size-complex="14pt"/>
    </style:style>
    <style:style style:name="P186" style:family="paragraph" style:parent-style-name="Standard" style:list-style-name="L107">
      <style:text-properties style:font-name="Times New Roman" fo:font-size="14pt" officeooo:paragraph-rsid="001cdd69" style:font-size-asian="14pt" style:font-size-complex="14pt"/>
    </style:style>
    <style:style style:name="P187" style:family="paragraph" style:parent-style-name="Standard" style:list-style-name="L48">
      <style:text-properties style:font-name="Times New Roman" fo:font-size="14pt" officeooo:paragraph-rsid="001cdd69" style:font-size-asian="14pt" style:font-name-complex="Times New Roman1" style:font-size-complex="14pt"/>
    </style:style>
    <style:style style:name="P188" style:family="paragraph" style:parent-style-name="Standard" style:list-style-name="L47">
      <style:text-properties style:font-name="Times New Roman" fo:font-size="14pt" officeooo:paragraph-rsid="001cdd69" style:font-size-asian="14pt" style:font-name-complex="Times New Roman1" style:font-size-complex="14pt"/>
    </style:style>
    <style:style style:name="P189" style:family="paragraph" style:parent-style-name="Standard" style:list-style-name="L49">
      <style:text-properties style:font-name="Times New Roman" fo:font-size="14pt" officeooo:paragraph-rsid="001cdd69" style:font-size-asian="14pt" style:font-name-complex="Times New Roman1" style:font-size-complex="14pt"/>
    </style:style>
    <style:style style:name="P190" style:family="paragraph" style:parent-style-name="Standard" style:list-style-name="L50">
      <style:text-properties style:font-name="Times New Roman" fo:font-size="14pt" officeooo:paragraph-rsid="001cdd69" style:font-size-asian="14pt" style:font-name-complex="Times New Roman1" style:font-size-complex="14pt"/>
    </style:style>
    <style:style style:name="P191" style:family="paragraph" style:parent-style-name="Standard" style:list-style-name="L51">
      <style:text-properties style:font-name="Times New Roman" fo:font-size="14pt" officeooo:paragraph-rsid="001cdd69" style:font-size-asian="14pt" style:font-name-complex="Times New Roman1" style:font-size-complex="14pt"/>
    </style:style>
    <style:style style:name="P192" style:family="paragraph" style:parent-style-name="Standard" style:list-style-name="L52">
      <style:text-properties style:font-name="Times New Roman" fo:font-size="14pt" officeooo:paragraph-rsid="001cdd69" style:font-size-asian="14pt" style:font-name-complex="Times New Roman1" style:font-size-complex="14pt"/>
    </style:style>
    <style:style style:name="P193" style:family="paragraph" style:parent-style-name="Standard" style:list-style-name="L53">
      <style:text-properties style:font-name="Times New Roman" fo:font-size="14pt" officeooo:paragraph-rsid="001cdd69" style:font-size-asian="14pt" style:font-name-complex="Times New Roman1" style:font-size-complex="14pt"/>
    </style:style>
    <style:style style:name="P194" style:family="paragraph" style:parent-style-name="Standard" style:list-style-name="L54">
      <style:text-properties style:font-name="Times New Roman" fo:font-size="14pt" officeooo:paragraph-rsid="001cdd69" style:font-size-asian="14pt" style:font-name-complex="Times New Roman1" style:font-size-complex="14pt"/>
    </style:style>
    <style:style style:name="P195" style:family="paragraph" style:parent-style-name="Standard" style:list-style-name="L55">
      <style:text-properties style:font-name="Times New Roman" fo:font-size="14pt" officeooo:paragraph-rsid="001cdd69" style:font-size-asian="14pt" style:font-name-complex="Times New Roman1" style:font-size-complex="14pt"/>
    </style:style>
    <style:style style:name="P196" style:family="paragraph" style:parent-style-name="Standard" style:list-style-name="L56">
      <style:text-properties style:font-name="Times New Roman" fo:font-size="14pt" officeooo:paragraph-rsid="001cdd69" style:font-size-asian="14pt" style:font-name-complex="Times New Roman1" style:font-size-complex="14pt"/>
    </style:style>
    <style:style style:name="P197" style:family="paragraph" style:parent-style-name="Standard" style:list-style-name="L57">
      <style:text-properties style:font-name="Times New Roman" fo:font-size="14pt" officeooo:paragraph-rsid="001cdd69" style:font-size-asian="14pt" style:font-name-complex="Times New Roman1" style:font-size-complex="14pt"/>
    </style:style>
    <style:style style:name="P198" style:family="paragraph" style:parent-style-name="Standard" style:list-style-name="L58">
      <style:text-properties style:font-name="Times New Roman" fo:font-size="14pt" officeooo:paragraph-rsid="001cdd69" style:font-size-asian="14pt" style:font-name-complex="Times New Roman1" style:font-size-complex="14pt"/>
    </style:style>
    <style:style style:name="P199" style:family="paragraph" style:parent-style-name="Standard" style:list-style-name="L59">
      <style:text-properties style:font-name="Times New Roman" fo:font-size="14pt" officeooo:paragraph-rsid="001cdd69" style:font-size-asian="14pt" style:font-name-complex="Times New Roman1" style:font-size-complex="14pt"/>
    </style:style>
    <style:style style:name="P200" style:family="paragraph" style:parent-style-name="Standard" style:list-style-name="L60">
      <style:text-properties style:font-name="Times New Roman" fo:font-size="14pt" officeooo:paragraph-rsid="001cdd69" style:font-size-asian="14pt" style:font-name-complex="Times New Roman1" style:font-size-complex="14pt"/>
    </style:style>
    <style:style style:name="P201" style:family="paragraph" style:parent-style-name="Standard" style:list-style-name="L61">
      <style:text-properties style:font-name="Times New Roman" fo:font-size="14pt" officeooo:paragraph-rsid="001cdd69" style:font-size-asian="14pt" style:font-name-complex="Times New Roman1" style:font-size-complex="14pt"/>
    </style:style>
    <style:style style:name="P202" style:family="paragraph" style:parent-style-name="Standard" style:list-style-name="L62">
      <style:text-properties style:font-name="Times New Roman" fo:font-size="14pt" officeooo:paragraph-rsid="001cdd69" style:font-size-asian="14pt" style:font-name-complex="Times New Roman1" style:font-size-complex="14pt"/>
    </style:style>
    <style:style style:name="P203" style:family="paragraph" style:parent-style-name="Standard" style:list-style-name="L63">
      <style:text-properties style:font-name="Times New Roman" fo:font-size="14pt" officeooo:paragraph-rsid="001cdd69" style:font-size-asian="14pt" style:font-name-complex="Times New Roman1" style:font-size-complex="14pt"/>
    </style:style>
    <style:style style:name="P204" style:family="paragraph" style:parent-style-name="Standard" style:list-style-name="L65">
      <style:text-properties style:font-name="Times New Roman" fo:font-size="14pt" officeooo:paragraph-rsid="001cdd69" style:font-size-asian="14pt" style:font-name-complex="Times New Roman1" style:font-size-complex="14pt"/>
    </style:style>
    <style:style style:name="P205" style:family="paragraph" style:parent-style-name="Standard" style:list-style-name="L66">
      <style:text-properties style:font-name="Times New Roman" fo:font-size="14pt" officeooo:paragraph-rsid="001cdd69" style:font-size-asian="14pt" style:font-name-complex="Times New Roman1" style:font-size-complex="14pt"/>
    </style:style>
    <style:style style:name="P206" style:family="paragraph" style:parent-style-name="Standard" style:list-style-name="L67">
      <style:text-properties style:font-name="Times New Roman" fo:font-size="14pt" officeooo:paragraph-rsid="001cdd69" style:font-size-asian="14pt" style:font-name-complex="Times New Roman1" style:font-size-complex="14pt"/>
    </style:style>
    <style:style style:name="P207" style:family="paragraph" style:parent-style-name="Standard" style:list-style-name="L68">
      <style:text-properties style:font-name="Times New Roman" fo:font-size="14pt" officeooo:paragraph-rsid="001cdd69" style:font-size-asian="14pt" style:font-name-complex="Times New Roman1" style:font-size-complex="14pt"/>
    </style:style>
    <style:style style:name="P208" style:family="paragraph" style:parent-style-name="Standard" style:list-style-name="L69">
      <style:text-properties style:font-name="Times New Roman" fo:font-size="14pt" officeooo:paragraph-rsid="001cdd69" style:font-size-asian="14pt" style:font-name-complex="Times New Roman1" style:font-size-complex="14pt"/>
    </style:style>
    <style:style style:name="P209" style:family="paragraph" style:parent-style-name="Standard" style:list-style-name="L70">
      <style:text-properties style:font-name="Times New Roman" fo:font-size="14pt" officeooo:paragraph-rsid="001cdd69" style:font-size-asian="14pt" style:font-name-complex="Times New Roman1" style:font-size-complex="14pt"/>
    </style:style>
    <style:style style:name="P210" style:family="paragraph" style:parent-style-name="Standard" style:list-style-name="L71">
      <style:text-properties style:font-name="Times New Roman" fo:font-size="14pt" officeooo:paragraph-rsid="001cdd69" style:font-size-asian="14pt" style:font-name-complex="Times New Roman1" style:font-size-complex="14pt"/>
    </style:style>
    <style:style style:name="P211" style:family="paragraph" style:parent-style-name="Standard" style:list-style-name="L72">
      <style:text-properties style:font-name="Times New Roman" fo:font-size="14pt" officeooo:paragraph-rsid="001cdd69" style:font-size-asian="14pt" style:font-name-complex="Times New Roman1" style:font-size-complex="14pt"/>
    </style:style>
    <style:style style:name="P212" style:family="paragraph" style:parent-style-name="Standard" style:list-style-name="L73">
      <style:text-properties style:font-name="Times New Roman" fo:font-size="14pt" officeooo:paragraph-rsid="001cdd69" style:font-size-asian="14pt" style:font-name-complex="Times New Roman1" style:font-size-complex="14pt"/>
    </style:style>
    <style:style style:name="P213" style:family="paragraph" style:parent-style-name="Standard" style:list-style-name="L74">
      <style:text-properties style:font-name="Times New Roman" fo:font-size="14pt" officeooo:paragraph-rsid="001cdd69" style:font-size-asian="14pt" style:font-name-complex="Times New Roman1" style:font-size-complex="14pt"/>
    </style:style>
    <style:style style:name="P214" style:family="paragraph" style:parent-style-name="Standard" style:list-style-name="L75">
      <style:text-properties style:font-name="Times New Roman" fo:font-size="14pt" officeooo:paragraph-rsid="001cdd69" style:font-size-asian="14pt" style:font-name-complex="Times New Roman1" style:font-size-complex="14pt"/>
    </style:style>
    <style:style style:name="P215" style:family="paragraph" style:parent-style-name="Standard" style:list-style-name="L76">
      <style:text-properties style:font-name="Times New Roman" fo:font-size="14pt" officeooo:paragraph-rsid="001cdd69" style:font-size-asian="14pt" style:font-name-complex="Times New Roman1" style:font-size-complex="14pt"/>
    </style:style>
    <style:style style:name="P216" style:family="paragraph" style:parent-style-name="Standard" style:list-style-name="L101">
      <style:text-properties style:font-name="Times New Roman" fo:font-size="14pt" officeooo:paragraph-rsid="001cdd69" style:font-size-asian="14pt" style:font-name-complex="Times New Roman1" style:font-size-complex="14pt"/>
    </style:style>
    <style:style style:name="P217" style:family="paragraph" style:parent-style-name="Standard" style:list-style-name="L101">
      <style:paragraph-properties fo:text-align="start" style:justify-single-word="false"/>
      <style:text-properties style:font-name="Times New Roman" fo:font-size="14pt" officeooo:rsid="001cdd69" officeooo:paragraph-rsid="001cdd69" style:font-size-asian="14pt" style:font-name-complex="Times New Roman1" style:font-size-complex="14pt"/>
    </style:style>
    <style:style style:name="P218" style:family="paragraph" style:parent-style-name="Standard" style:list-style-name="L5">
      <style:paragraph-properties fo:text-align="start" style:justify-single-word="false"/>
      <style:text-properties style:font-name="Times New Roman" fo:font-size="18pt" officeooo:rsid="0033a54a" officeooo:paragraph-rsid="0033a54a" style:font-size-asian="15.75pt" style:font-size-complex="18pt"/>
    </style:style>
    <style:style style:name="P219" style:family="paragraph" style:parent-style-name="Standard" style:list-style-name="L47">
      <style:paragraph-properties>
        <style:tab-stops>
          <style:tab-stop style:position="8.382cm"/>
        </style:tab-stops>
      </style:paragraph-properties>
      <style:text-properties officeooo:paragraph-rsid="001cdd69"/>
    </style:style>
    <style:style style:name="P220" style:family="paragraph" style:parent-style-name="Standard" style:list-style-name="L49">
      <style:text-properties officeooo:paragraph-rsid="001cdd69"/>
    </style:style>
    <style:style style:name="P221" style:family="paragraph" style:parent-style-name="Standard" style:list-style-name="L64">
      <style:text-properties officeooo:paragraph-rsid="001cdd69"/>
    </style:style>
    <style:style style:name="P222" style:family="paragraph" style:parent-style-name="Standard" style:list-style-name="L65">
      <style:text-properties officeooo:paragraph-rsid="001cdd69"/>
    </style:style>
    <style:style style:name="P223" style:family="paragraph" style:parent-style-name="Standard" style:list-style-name="L69">
      <style:text-properties officeooo:paragraph-rsid="001cdd69"/>
    </style:style>
    <style:style style:name="P224" style:family="paragraph" style:parent-style-name="Standard" style:list-style-name="L73">
      <style:text-properties officeooo:paragraph-rsid="001cdd69"/>
    </style:style>
    <style:style style:name="P225" style:family="paragraph" style:parent-style-name="Standard" style:list-style-name="L83">
      <style:paragraph-properties fo:margin-left="1.27cm" fo:margin-right="0cm" fo:text-indent="0cm" style:auto-text-indent="false">
        <style:tab-stops/>
      </style:paragraph-properties>
      <style:text-properties style:font-name="Times New Roman" fo:font-size="14pt" officeooo:paragraph-rsid="001cdd69" style:font-size-asian="14pt" style:font-size-complex="14pt"/>
    </style:style>
    <style:style style:name="P226" style:family="paragraph" style:parent-style-name="Standard" style:list-style-name="L84">
      <style:paragraph-properties fo:margin-left="1.905cm" fo:margin-right="0cm" fo:text-indent="0cm" style:auto-text-indent="false">
        <style:tab-stops/>
      </style:paragraph-properties>
      <style:text-properties style:font-name="Times New Roman" fo:font-size="14pt" officeooo:paragraph-rsid="001cdd69" style:font-size-asian="14pt" style:font-size-complex="14pt"/>
    </style:style>
    <style:style style:name="P227" style:family="paragraph" style:parent-style-name="Standard" style:list-style-name="L85">
      <style:paragraph-properties fo:margin-left="1.958cm" fo:margin-right="0cm" fo:text-indent="0cm" style:auto-text-indent="false">
        <style:tab-stops/>
      </style:paragraph-properties>
      <style:text-properties style:font-name="Times New Roman" fo:font-size="14pt" officeooo:paragraph-rsid="001cdd69" style:font-size-asian="14pt" style:font-size-complex="14pt"/>
    </style:style>
    <style:style style:name="P228" style:family="paragraph" style:parent-style-name="Standard" style:list-style-name="L86">
      <style:paragraph-properties fo:margin-left="2.189cm" fo:margin-right="0cm" fo:text-indent="0cm" style:auto-text-indent="false">
        <style:tab-stops/>
      </style:paragraph-properties>
      <style:text-properties style:font-name="Times New Roman" fo:font-size="14pt" officeooo:paragraph-rsid="001cdd69" style:font-size-asian="14pt" style:font-size-complex="14pt"/>
    </style:style>
    <style:style style:name="P229" style:family="paragraph" style:parent-style-name="Standard" style:list-style-name="L87">
      <style:paragraph-properties fo:margin-left="2.381cm" fo:margin-right="0cm" fo:text-indent="0cm" style:auto-text-indent="false">
        <style:tab-stops/>
      </style:paragraph-properties>
      <style:text-properties style:font-name="Times New Roman" fo:font-size="14pt" officeooo:paragraph-rsid="001cdd69" style:font-size-asian="14pt" style:font-size-complex="14pt"/>
    </style:style>
    <style:style style:name="P230" style:family="paragraph" style:parent-style-name="Standard" style:list-style-name="L88">
      <style:paragraph-properties fo:margin-left="3.731cm" fo:margin-right="0cm" fo:text-indent="0cm" style:auto-text-indent="false">
        <style:tab-stops/>
      </style:paragraph-properties>
      <style:text-properties style:font-name="Times New Roman" fo:font-size="14pt" officeooo:paragraph-rsid="001cdd69" style:font-size-asian="14pt" style:font-size-complex="14pt"/>
    </style:style>
    <style:style style:name="P231" style:family="paragraph" style:parent-style-name="Standard" style:list-style-name="L89">
      <style:paragraph-properties fo:margin-left="5.662cm" fo:margin-right="0cm" fo:text-indent="0cm" style:auto-text-indent="false">
        <style:tab-stops/>
      </style:paragraph-properties>
      <style:text-properties style:font-name="Times New Roman" fo:font-size="14pt" officeooo:paragraph-rsid="001cdd69" style:font-size-asian="14pt" style:font-size-complex="14pt"/>
    </style:style>
    <style:style style:name="P232" style:family="paragraph" style:parent-style-name="Standard" style:list-style-name="L90">
      <style:paragraph-properties fo:margin-left="5.768cm" fo:margin-right="0cm" fo:text-indent="0cm" style:auto-text-indent="false">
        <style:tab-stops/>
      </style:paragraph-properties>
      <style:text-properties style:font-name="Times New Roman" fo:font-size="14pt" officeooo:paragraph-rsid="001cdd69" style:font-size-asian="14pt" style:font-size-complex="14pt"/>
    </style:style>
    <style:style style:name="P233" style:family="paragraph" style:parent-style-name="Standard" style:list-style-name="L91">
      <style:paragraph-properties fo:margin-left="5.671cm" fo:margin-right="0cm" fo:text-align="justify" style:justify-single-word="false" fo:text-indent="0cm" style:auto-text-indent="false">
        <style:tab-stops/>
      </style:paragraph-properties>
      <style:text-properties style:font-name="Times New Roman" fo:font-size="14pt" officeooo:paragraph-rsid="001cdd69" style:font-size-asian="14pt" style:font-size-complex="14pt"/>
    </style:style>
    <style:style style:name="P234" style:family="paragraph" style:parent-style-name="Standard" style:list-style-name="L92">
      <style:paragraph-properties fo:margin-left="7.537cm" fo:margin-right="0cm" fo:text-indent="0cm" style:auto-text-indent="false">
        <style:tab-stops/>
      </style:paragraph-properties>
      <style:text-properties style:font-name="Times New Roman" fo:font-size="14pt" officeooo:paragraph-rsid="001cdd69" style:font-size-asian="14pt" style:font-size-complex="14pt"/>
    </style:style>
    <style:style style:name="P235" style:family="paragraph" style:parent-style-name="Standard" style:list-style-name="L93">
      <style:paragraph-properties fo:margin-left="5.553cm" fo:margin-right="0cm" fo:text-indent="0cm" style:auto-text-indent="false">
        <style:tab-stops/>
      </style:paragraph-properties>
      <style:text-properties style:font-name="Times New Roman" fo:font-size="14pt" officeooo:paragraph-rsid="001cdd69" style:font-size-asian="14pt" style:font-size-complex="14pt"/>
    </style:style>
    <style:style style:name="P236" style:family="paragraph" style:parent-style-name="Standard" style:list-style-name="L94">
      <style:paragraph-properties fo:margin-left="6.479cm" fo:margin-right="0cm" fo:text-indent="0cm" style:auto-text-indent="false">
        <style:tab-stops/>
      </style:paragraph-properties>
      <style:text-properties style:font-name="Times New Roman" fo:font-size="14pt" officeooo:paragraph-rsid="001cdd69" style:font-size-asian="14pt" style:font-size-complex="14pt"/>
    </style:style>
    <style:style style:name="P237" style:family="paragraph" style:parent-style-name="Standard" style:list-style-name="L95">
      <style:paragraph-properties fo:margin-left="4.336cm" fo:margin-right="0cm" fo:text-indent="0cm" style:auto-text-indent="false">
        <style:tab-stops/>
      </style:paragraph-properties>
      <style:text-properties style:font-name="Times New Roman" fo:font-size="14pt" officeooo:paragraph-rsid="001cdd69" style:font-size-asian="14pt" style:font-size-complex="14pt"/>
    </style:style>
    <style:style style:name="P238" style:family="paragraph" style:parent-style-name="Standard" style:list-style-name="L96">
      <style:paragraph-properties fo:margin-left="5.606cm" fo:margin-right="0cm" fo:text-indent="0cm" style:auto-text-indent="false">
        <style:tab-stops/>
      </style:paragraph-properties>
      <style:text-properties style:font-name="Times New Roman" fo:font-size="14pt" officeooo:paragraph-rsid="001cdd69" style:font-size-asian="14pt" style:font-size-complex="14pt"/>
    </style:style>
    <style:style style:name="P239" style:family="paragraph" style:parent-style-name="Standard" style:list-style-name="L97">
      <style:paragraph-properties fo:margin-left="3.958cm" fo:margin-right="0cm" fo:text-indent="0cm" style:auto-text-indent="false">
        <style:tab-stops/>
      </style:paragraph-properties>
      <style:text-properties style:font-name="Times New Roman" fo:font-size="14pt" officeooo:paragraph-rsid="001cdd69" style:font-size-asian="14pt" style:font-size-complex="14pt"/>
    </style:style>
    <style:style style:name="P240" style:family="paragraph" style:parent-style-name="Standard" style:list-style-name="L98">
      <style:paragraph-properties fo:margin-left="3.958cm" fo:margin-right="0cm" fo:text-indent="0cm" style:auto-text-indent="false">
        <style:tab-stops/>
      </style:paragraph-properties>
      <style:text-properties style:font-name="Times New Roman" fo:font-size="14pt" officeooo:paragraph-rsid="001cdd69" style:font-size-asian="14pt" style:font-size-complex="14pt"/>
    </style:style>
    <style:style style:name="T1" style:family="text">
      <style:text-properties officeooo:rsid="0004819a"/>
    </style:style>
    <style:style style:name="T2" style:family="text">
      <style:text-properties officeooo:rsid="000858b0"/>
    </style:style>
    <style:style style:name="T3" style:family="text">
      <style:text-properties officeooo:rsid="00092bd8"/>
    </style:style>
    <style:style style:name="T4" style:family="text">
      <style:text-properties officeooo:rsid="000951f5"/>
    </style:style>
    <style:style style:name="T5" style:family="text">
      <style:text-properties officeooo:rsid="000a77da"/>
    </style:style>
    <style:style style:name="T6" style:family="text">
      <style:text-properties officeooo:rsid="000d4695"/>
    </style:style>
    <style:style style:name="T7" style:family="text">
      <style:text-properties officeooo:rsid="0010d7f0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146b16"/>
    </style:style>
    <style:style style:name="T10" style:family="text">
      <style:text-properties officeooo:rsid="0019589d"/>
    </style:style>
    <style:style style:name="T11" style:family="text">
      <style:text-properties officeooo:rsid="001df63a"/>
    </style:style>
    <style:style style:name="T12" style:family="text">
      <style:text-properties officeooo:rsid="001e7123"/>
    </style:style>
    <style:style style:name="T13" style:family="text">
      <style:text-properties officeooo:rsid="0021c53c"/>
    </style:style>
    <style:style style:name="T14" style:family="text">
      <style:text-properties officeooo:rsid="002234da"/>
    </style:style>
    <style:style style:name="T15" style:family="text">
      <style:text-properties officeooo:rsid="00225c15"/>
    </style:style>
    <style:style style:name="T16" style:family="text">
      <style:text-properties officeooo:rsid="00170d7c"/>
    </style:style>
    <style:style style:name="T17" style:family="text">
      <style:text-properties officeooo:rsid="0027336c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7f845" style:font-weight-asian="bold" style:font-weight-complex="bold"/>
    </style:style>
    <style:style style:name="T21" style:family="text">
      <style:text-properties fo:font-weight="bold" style:font-weight-asian="bold" style:font-name-complex="Calibri1" style:font-weight-complex="bold"/>
    </style:style>
    <style:style style:name="T22" style:family="text">
      <style:text-properties fo:font-weight="bold" officeooo:rsid="001a1fab" style:font-weight-asian="bold" style:font-name-complex="Calibri1" style:font-weight-complex="bold"/>
    </style:style>
    <style:style style:name="T23" style:family="text">
      <style:text-properties fo:font-weight="bold" officeooo:rsid="0031d4f5" style:font-weight-asian="bold"/>
    </style:style>
    <style:style style:name="T24" style:family="text">
      <style:text-properties fo:font-weight="bold" officeooo:rsid="00295fff" style:font-weight-asian="bold"/>
    </style:style>
    <style:style style:name="T25" style:family="text">
      <style:text-properties officeooo:rsid="0017f845"/>
    </style:style>
    <style:style style:name="T26" style:family="text">
      <style:text-properties style:use-window-font-color="true" style:font-name="Times New Roman" fo:font-size="14pt" style:text-underline-style="none" fo:background-color="#fafbfc" loext:char-shading-value="0" style:font-size-asian="14pt" style:font-name-complex="Calibri1" style:font-size-complex="14pt"/>
    </style:style>
    <style:style style:name="T27" style:family="text">
      <style:text-properties style:use-window-font-color="true" style:font-name="Times New Roman" fo:font-size="14pt" style:text-underline-style="none" officeooo:rsid="0017f845" fo:background-color="#fafbfc" loext:char-shading-value="0" style:font-size-asian="14pt" style:font-name-complex="Calibri1" style:font-size-complex="14pt"/>
    </style:style>
    <style:style style:name="T28" style:family="text">
      <style:text-properties style:font-name-complex="Calibri1"/>
    </style:style>
    <style:style style:name="T29" style:family="text">
      <style:text-properties officeooo:rsid="0017f845" style:font-name-complex="Calibri1"/>
    </style:style>
    <style:style style:name="T30" style:family="text">
      <style:text-properties officeooo:rsid="00185ea7" style:font-name-complex="Calibri1"/>
    </style:style>
    <style:style style:name="T31" style:family="text">
      <style:text-properties officeooo:rsid="001a1fab" style:font-name-complex="Calibri1"/>
    </style:style>
    <style:style style:name="T32" style:family="text">
      <style:text-properties officeooo:rsid="00236b28" style:font-name-complex="Calibri1"/>
    </style:style>
    <style:style style:name="T33" style:family="text">
      <style:text-properties officeooo:rsid="00256826" style:font-name-complex="Calibri1"/>
    </style:style>
    <style:style style:name="T34" style:family="text">
      <style:text-properties officeooo:rsid="0027336c" style:font-name-complex="Calibri1"/>
    </style:style>
    <style:style style:name="T35" style:family="text">
      <style:text-properties officeooo:rsid="0026ee4c" style:font-name-complex="Calibri1"/>
    </style:style>
    <style:style style:name="T36" style:family="text">
      <style:text-properties style:font-name-complex="Calibri1" style:font-weight-complex="bold"/>
    </style:style>
    <style:style style:name="T37" style:family="text">
      <style:text-properties officeooo:rsid="002a30e2" style:font-name-complex="Calibri1" style:font-weight-complex="bold"/>
    </style:style>
    <style:style style:name="T38" style:family="text">
      <style:text-properties officeooo:rsid="002a30e2" style:font-name-complex="Calibri1"/>
    </style:style>
    <style:style style:name="T39" style:family="text">
      <style:text-properties officeooo:rsid="00225c15" style:font-name-complex="Calibri1"/>
    </style:style>
    <style:style style:name="T40" style:family="text">
      <style:text-properties officeooo:rsid="0026fe3e" style:font-name-complex="Calibri1"/>
    </style:style>
    <style:style style:name="T41" style:family="text">
      <style:text-properties officeooo:rsid="0035a5a2" style:font-name-complex="Calibri1"/>
    </style:style>
    <style:style style:name="T42" style:family="text">
      <style:text-properties fo:background-color="#fafbfc" loext:char-shading-value="0" style:font-name-complex="Calibri1"/>
    </style:style>
    <style:style style:name="T43" style:family="text">
      <style:text-properties officeooo:rsid="0017f845" fo:background-color="#fafbfc" loext:char-shading-value="0" style:font-name-complex="Calibri1"/>
    </style:style>
    <style:style style:name="T44" style:family="text">
      <style:text-properties fo:color="#091e42" style:font-name="Times New Roman" fo:font-size="14pt" style:text-underline-style="none" fo:background-color="#fafbfc" loext:char-shading-value="0" style:font-size-asian="14pt" style:font-name-complex="Segoe UI" style:font-size-complex="14pt"/>
    </style:style>
    <style:style style:name="T45" style:family="text">
      <style:text-properties fo:color="#091e42" style:font-name="Times New Roman" fo:font-size="14pt" style:text-underline-style="none" fo:font-weight="normal" fo:background-color="#fafbfc" loext:char-shading-value="0" style:font-size-asian="14pt" style:font-weight-asian="normal" style:font-name-complex="Segoe UI" style:font-size-complex="14pt" style:font-weight-complex="normal"/>
    </style:style>
    <style:style style:name="T46" style:family="text">
      <style:text-properties fo:color="#091e42" style:font-name="Arial" fo:font-size="12pt" style:text-underline-style="none" fo:background-color="#fafbfc" loext:char-shading-value="0" style:font-size-asian="12pt" style:font-name-complex="Segoe UI" style:font-size-complex="12pt"/>
    </style:style>
    <style:style style:name="T47" style:family="text">
      <style:text-properties fo:color="#091e42" style:font-name="Arial" fo:font-size="12pt" style:text-underline-style="none" officeooo:rsid="002ef2ca" fo:background-color="#fafbfc" loext:char-shading-value="0" style:font-size-asian="12pt" style:font-name-complex="Segoe UI" style:font-size-complex="12pt"/>
    </style:style>
    <style:style style:name="T48" style:family="text">
      <style:text-properties fo:color="#091e42" style:font-name="Arial" fo:font-size="12pt" style:text-underline-style="none" style:font-size-asian="12pt" style:font-name-complex="Segoe UI" style:font-size-complex="12pt"/>
    </style:style>
    <style:style style:name="T49" style:family="text">
      <style:text-properties fo:color="#091e42" style:font-name="Arial" fo:font-size="12pt" style:text-underline-style="none" fo:font-weight="normal" fo:background-color="#fafbfc" loext:char-shading-value="0" style:font-size-asian="12pt" style:font-weight-asian="normal" style:font-name-complex="Segoe UI" style:font-size-complex="12pt" style:font-weight-complex="normal"/>
    </style:style>
    <style:style style:name="T50" style:family="text">
      <style:text-properties fo:color="#091e42" fo:background-color="#fafbfc" loext:char-shading-value="0" style:font-name-complex="Segoe UI"/>
    </style:style>
    <style:style style:name="T51" style:family="text">
      <style:text-properties fo:color="#091e42" officeooo:rsid="002ef2ca" fo:background-color="#fafbfc" loext:char-shading-value="0" style:font-name-complex="Segoe UI"/>
    </style:style>
    <style:style style:name="T52" style:family="text">
      <style:text-properties fo:color="#091e42" officeooo:rsid="00336b0a" fo:background-color="#fafbfc" loext:char-shading-value="0" style:font-name-complex="Segoe UI"/>
    </style:style>
    <style:style style:name="T53" style:family="text">
      <style:text-properties fo:color="#091e42" officeooo:rsid="0035f2be" fo:background-color="#fafbfc" loext:char-shading-value="0" style:font-name-complex="Segoe UI"/>
    </style:style>
    <style:style style:name="T54" style:family="text">
      <style:text-properties fo:color="#091e42" officeooo:rsid="0036e13a" fo:background-color="#fafbfc" loext:char-shading-value="0" style:font-name-complex="Segoe UI"/>
    </style:style>
    <style:style style:name="T55" style:family="text">
      <style:text-properties fo:color="#091e42" officeooo:rsid="003ae978" fo:background-color="#fafbfc" loext:char-shading-value="0" style:font-name-complex="Segoe UI"/>
    </style:style>
    <style:style style:name="T56" style:family="text">
      <style:text-properties fo:color="#091e42" officeooo:rsid="003ccee1" fo:background-color="#fafbfc" loext:char-shading-value="0" style:font-name-complex="Segoe UI"/>
    </style:style>
    <style:style style:name="T57" style:family="text">
      <style:text-properties fo:color="#091e42" officeooo:rsid="003eafb4" fo:background-color="#fafbfc" loext:char-shading-value="0" style:font-name-complex="Segoe UI"/>
    </style:style>
    <style:style style:name="T58" style:family="text">
      <style:text-properties fo:color="#091e42" officeooo:rsid="004a7e75" fo:background-color="#fafbfc" loext:char-shading-value="0" style:font-name-complex="Segoe UI"/>
    </style:style>
    <style:style style:name="T59" style:family="text">
      <style:text-properties fo:color="#091e42" officeooo:rsid="004b3d11" fo:background-color="#fafbfc" loext:char-shading-value="0" style:font-name-complex="Segoe UI"/>
    </style:style>
    <style:style style:name="T60" style:family="text">
      <style:text-properties fo:color="#091e42" officeooo:rsid="004cd3e6" fo:background-color="#fafbfc" loext:char-shading-value="0" style:font-name-complex="Segoe UI"/>
    </style:style>
    <style:style style:name="T61" style:family="text">
      <style:text-properties fo:color="#091e42" officeooo:rsid="004f3e46" fo:background-color="#fafbfc" loext:char-shading-value="0" style:font-name-complex="Segoe UI"/>
    </style:style>
    <style:style style:name="T62" style:family="text">
      <style:text-properties fo:color="#091e42" officeooo:rsid="0050dfe2" fo:background-color="#fafbfc" loext:char-shading-value="0" style:font-name-complex="Segoe UI"/>
    </style:style>
    <style:style style:name="T63" style:family="text">
      <style:text-properties fo:color="#091e42" officeooo:rsid="0056201c" fo:background-color="#fafbfc" loext:char-shading-value="0" style:font-name-complex="Segoe UI"/>
    </style:style>
    <style:style style:name="T64" style:family="text">
      <style:text-properties fo:color="#091e42" officeooo:rsid="0057ef0f" fo:background-color="#fafbfc" loext:char-shading-value="0" style:font-name-complex="Segoe UI"/>
    </style:style>
    <style:style style:name="T65" style:family="text">
      <style:text-properties fo:color="#091e42" officeooo:rsid="00594ba5" fo:background-color="#fafbfc" loext:char-shading-value="0" style:font-name-complex="Segoe UI"/>
    </style:style>
    <style:style style:name="T66" style:family="text">
      <style:text-properties fo:color="#091e42" officeooo:rsid="00595b19" fo:background-color="#fafbfc" loext:char-shading-value="0" style:font-name-complex="Segoe UI"/>
    </style:style>
    <style:style style:name="T67" style:family="text">
      <style:text-properties fo:color="#091e42" officeooo:rsid="005ace03" fo:background-color="#fafbfc" loext:char-shading-value="0" style:font-name-complex="Segoe UI"/>
    </style:style>
    <style:style style:name="T68" style:family="text">
      <style:text-properties fo:color="#091e42" officeooo:rsid="005d31c6" fo:background-color="#fafbfc" loext:char-shading-value="0" style:font-name-complex="Segoe UI"/>
    </style:style>
    <style:style style:name="T69" style:family="text">
      <style:text-properties fo:color="#091e42" officeooo:rsid="00388260" fo:background-color="#fafbfc" loext:char-shading-value="0" style:font-name-complex="Segoe UI"/>
    </style:style>
    <style:style style:name="T70" style:family="text">
      <style:text-properties officeooo:rsid="00185ea7"/>
    </style:style>
    <style:style style:name="T71" style:family="text">
      <style:text-properties fo:color="#172b4d" style:font-name-complex="Segoe UI"/>
    </style:style>
    <style:style style:name="T72" style:family="text">
      <style:text-properties fo:color="#172b4d" officeooo:rsid="002ef2ca" style:font-name-complex="Segoe UI"/>
    </style:style>
    <style:style style:name="T73" style:family="text">
      <style:text-properties fo:color="#172b4d" style:font-name="Times New Roman" fo:font-size="14pt" style:text-underline-style="none" fo:background-color="#fafbfc" loext:char-shading-value="0" style:font-size-asian="14pt" style:font-name-complex="Segoe UI" style:font-size-complex="14pt"/>
    </style:style>
    <style:style style:name="T74" style:family="text">
      <style:text-properties fo:color="#172b4d" style:font-name="Times New Roman" fo:font-size="14pt" style:text-underline-style="none" officeooo:rsid="00185ea7" fo:background-color="#fafbfc" loext:char-shading-value="0" style:font-size-asian="14pt" style:font-name-complex="Segoe UI" style:font-size-complex="14pt"/>
    </style:style>
    <style:style style:name="T75" style:family="text">
      <style:text-properties fo:color="#172b4d" style:font-name="Times New Roman" fo:font-size="14pt" style:text-underline-style="none" officeooo:rsid="0027336c" fo:background-color="#fafbfc" loext:char-shading-value="0" style:font-size-asian="14pt" style:font-name-complex="Segoe UI" style:font-size-complex="14pt"/>
    </style:style>
    <style:style style:name="T76" style:family="text">
      <style:text-properties fo:color="#172b4d" style:font-name="Times New Roman" fo:font-size="14pt" style:text-underline-style="none" fo:font-weight="normal" officeooo:rsid="00185ea7" fo:background-color="#fafbfc" loext:char-shading-value="0" style:font-size-asian="14pt" style:font-weight-asian="normal" style:font-name-complex="Segoe UI" style:font-size-complex="14pt" style:font-weight-complex="normal"/>
    </style:style>
    <style:style style:name="T77" style:family="text">
      <style:text-properties fo:color="#172b4d" style:font-name="Times New Roman" fo:font-size="14pt" style:text-underline-style="none" style:font-size-asian="14pt" style:font-name-complex="Segoe UI" style:font-size-complex="14pt"/>
    </style:style>
    <style:style style:name="T78" style:family="text">
      <style:text-properties fo:color="#172b4d" style:font-name="Arial" fo:font-size="12pt" style:text-underline-style="none" fo:background-color="#fafbfc" loext:char-shading-value="0" style:font-size-asian="12pt" style:font-name-complex="Segoe UI" style:font-size-complex="12pt"/>
    </style:style>
    <style:style style:name="T79" style:family="text">
      <style:text-properties fo:color="#172b4d" style:font-name="Arial" fo:font-size="12pt" style:text-underline-style="none" style:font-size-asian="12pt" style:font-name-complex="Segoe UI" style:font-size-complex="12pt"/>
    </style:style>
    <style:style style:name="T80" style:family="text">
      <style:text-properties fo:color="#172b4d" style:font-name="Arial" fo:font-size="12pt" style:text-underline-style="none" officeooo:rsid="002ef2ca" style:font-size-asian="12pt" style:font-name-complex="Segoe UI" style:font-size-complex="12pt"/>
    </style:style>
    <style:style style:name="T81" style:family="text">
      <style:text-properties fo:color="#172b4d" fo:background-color="#fafbfc" loext:char-shading-value="0" style:font-name-complex="Calibri1"/>
    </style:style>
    <style:style style:name="T82" style:family="text">
      <style:text-properties fo:color="#172b4d" officeooo:rsid="00295fff" fo:background-color="#fafbfc" loext:char-shading-value="0" style:font-name-complex="Calibri1"/>
    </style:style>
    <style:style style:name="T83" style:family="text">
      <style:text-properties fo:color="#172b4d" officeooo:rsid="002bcf2e" fo:background-color="#fafbfc" loext:char-shading-value="0" style:font-name-complex="Calibri1"/>
    </style:style>
    <style:style style:name="T84" style:family="text">
      <style:text-properties fo:color="#172b4d" style:font-name-complex="Calibri1"/>
    </style:style>
    <style:style style:name="T85" style:family="text">
      <style:text-properties fo:color="#172b4d" officeooo:rsid="002ef2ca" style:font-name-complex="Calibri1"/>
    </style:style>
    <style:style style:name="T86" style:family="text">
      <style:text-properties officeooo:rsid="00256826"/>
    </style:style>
    <style:style style:name="T87" style:family="text">
      <style:text-properties officeooo:rsid="0026ee4c"/>
    </style:style>
    <style:style style:name="T88" style:family="text">
      <style:text-properties officeooo:rsid="00295fff"/>
    </style:style>
    <style:style style:name="T89" style:family="text">
      <style:text-properties officeooo:rsid="002a30e2"/>
    </style:style>
    <style:style style:name="T90" style:family="text">
      <style:text-properties officeooo:rsid="0026fe3e"/>
    </style:style>
    <style:style style:name="T91" style:family="text">
      <style:text-properties officeooo:rsid="0012a229"/>
    </style:style>
    <style:style style:name="T92" style:family="text">
      <style:text-properties style:text-underline-style="none"/>
    </style:style>
    <style:style style:name="T93" style:family="text">
      <style:text-properties style:text-underline-style="none" officeooo:rsid="00225c15"/>
    </style:style>
    <style:style style:name="T94" style:family="text">
      <style:text-properties style:font-name="Times New Roman" fo:font-size="14pt" style:font-size-asian="14pt" style:font-name-complex="Times New Roman1" style:font-size-complex="14pt"/>
    </style:style>
    <style:style style:name="T95" style:family="text">
      <style:text-properties style:font-name="Times New Roman" fo:font-size="14pt" style:font-size-asian="14pt" style:font-size-complex="14pt"/>
    </style:style>
    <style:style style:name="T96" style:family="text">
      <style:text-properties style:font-name="Times New Roman" fo:font-size="14pt" style:text-underline-style="none" style:font-size-asian="14pt" style:font-size-complex="14pt"/>
    </style:style>
    <style:style style:name="T97" style:family="text">
      <style:text-properties style:font-name="Times New Roman" fo:font-size="14pt" style:text-underline-style="none" officeooo:rsid="0017f845" style:font-size-asian="14pt" style:font-size-complex="14pt"/>
    </style:style>
    <style:style style:name="T98" style:family="text">
      <style:text-properties style:font-name="Times New Roman" fo:font-size="14pt" style:text-underline-style="none" officeooo:rsid="00185ea7" style:font-size-asian="14pt" style:font-size-complex="14pt"/>
    </style:style>
    <style:style style:name="T99" style:family="text">
      <style:text-properties style:font-name="Times New Roman" fo:font-size="14pt" style:text-underline-style="none" officeooo:rsid="00256826" style:font-size-asian="14pt" style:font-size-complex="14pt"/>
    </style:style>
    <style:style style:name="T100" style:family="text">
      <style:text-properties style:font-name="Times New Roman" fo:font-size="14pt" style:text-underline-style="none" officeooo:rsid="0026ee4c" style:font-size-asian="14pt" style:font-size-complex="14pt"/>
    </style:style>
    <style:style style:name="T101" style:family="text">
      <style:text-properties style:font-name="Times New Roman" fo:font-size="14pt" style:text-underline-style="none" officeooo:rsid="0027336c" style:font-size-asian="14pt" style:font-size-complex="14pt"/>
    </style:style>
    <style:style style:name="T102" style:family="text">
      <style:text-properties style:font-name="Times New Roman" fo:font-size="18pt" style:font-size-asian="18pt" style:font-name-complex="Times New Roman1" style:font-size-complex="18pt"/>
    </style:style>
    <style:style style:name="T103" style:family="text">
      <style:text-properties officeooo:rsid="0035a5a2"/>
    </style:style>
    <style:style style:name="T104" style:family="text">
      <style:text-properties style:font-name="Arial" fo:font-size="12pt" style:text-underline-style="none" style:font-size-asian="12pt" style:font-name-complex="Calibri1" style:font-size-complex="12pt"/>
    </style:style>
    <style:style style:name="T105" style:family="text">
      <style:text-properties style:font-name="Arial" fo:font-size="12pt" style:text-underline-style="none" officeooo:rsid="002a30e2" style:font-size-asian="12pt" style:font-name-complex="Calibri1" style:font-size-complex="12pt"/>
    </style:style>
    <style:style style:name="T106" style:family="text">
      <style:text-properties style:font-name="Arial" fo:font-size="12pt" style:text-underline-style="none" officeooo:rsid="002bcf2e" style:font-size-asian="12pt" style:font-name-complex="Calibri1" style:font-size-complex="12pt"/>
    </style:style>
    <style:style style:name="T107" style:family="text">
      <style:text-properties style:font-name="Arial" fo:font-size="12pt" style:text-underline-style="none" officeooo:rsid="002ef2ca" style:font-size-asian="12pt" style:font-name-complex="Calibri1" style:font-size-complex="12pt"/>
    </style:style>
    <style:style style:name="T108" style:family="text">
      <style:text-properties style:font-name="Arial" fo:font-size="12pt" style:text-underline-style="none" style:font-size-asian="12pt" style:font-size-complex="12pt"/>
    </style:style>
    <style:style style:name="T109" style:family="text">
      <style:text-properties style:font-name="Arial" fo:font-size="12pt" style:text-underline-style="none" officeooo:rsid="002ef2ca" style:font-size-asian="12pt" style:font-size-complex="12pt"/>
    </style:style>
    <style:style style:name="T110" style:family="text">
      <style:text-properties style:font-name="Arial" fo:font-size="12pt" style:text-underline-style="none" style:font-size-asian="12pt" style:font-name-complex="Segoe UI" style:font-size-complex="12pt"/>
    </style:style>
    <style:style style:name="T111" style:family="text">
      <style:text-properties style:font-name="Arial" fo:font-size="12pt" style:text-underline-style="none" fo:background-color="#fafbfc" loext:char-shading-value="0" style:font-size-asian="12pt" style:font-name-complex="Segoe UI" style:font-size-complex="12pt"/>
    </style:style>
    <style:style style:name="T112" style:family="text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T113" style:family="text">
      <style:text-properties style:font-name="Arial" fo:font-size="12pt" style:text-underline-style="none" fo:font-weight="bold" officeooo:rsid="00336b0a" style:font-size-asian="12pt" style:font-weight-asian="bold" style:font-size-complex="12pt" style:font-weight-complex="bold"/>
    </style:style>
    <style:style style:name="T114" style:family="text">
      <style:text-properties officeooo:rsid="002bcf2e"/>
    </style:style>
    <style:style style:name="T115" style:family="text">
      <style:text-properties fo:color="#000000" fo:background-color="#fafbfc" loext:char-shading-value="0" style:font-name-complex="Calibri1"/>
    </style:style>
    <style:style style:name="T116" style:family="text">
      <style:text-properties fo:color="#000000" officeooo:rsid="00336b0a" fo:background-color="#fafbfc" loext:char-shading-value="0" style:font-name-complex="Calibri1"/>
    </style:style>
    <style:style style:name="T117" style:family="text">
      <style:text-properties fo:color="#000000" officeooo:rsid="0035f2be" fo:background-color="#fafbfc" loext:char-shading-value="0" style:font-name-complex="Calibri1"/>
    </style:style>
    <style:style style:name="T118" style:family="text">
      <style:text-properties fo:color="#000000" officeooo:rsid="0036e13a" fo:background-color="#fafbfc" loext:char-shading-value="0" style:font-name-complex="Calibri1"/>
    </style:style>
    <style:style style:name="T119" style:family="text">
      <style:text-properties fo:color="#000000" officeooo:rsid="003ae978" fo:background-color="#fafbfc" loext:char-shading-value="0" style:font-name-complex="Calibri1"/>
    </style:style>
    <style:style style:name="T120" style:family="text">
      <style:text-properties fo:color="#000000" officeooo:rsid="003ccee1" fo:background-color="#fafbfc" loext:char-shading-value="0" style:font-name-complex="Calibri1"/>
    </style:style>
    <style:style style:name="T121" style:family="text">
      <style:text-properties fo:color="#000000" officeooo:rsid="003eafb4" fo:background-color="#fafbfc" loext:char-shading-value="0" style:font-name-complex="Calibri1"/>
    </style:style>
    <style:style style:name="T122" style:family="text">
      <style:text-properties fo:color="#000000" officeooo:rsid="004a7e75" fo:background-color="#fafbfc" loext:char-shading-value="0" style:font-name-complex="Calibri1"/>
    </style:style>
    <style:style style:name="T123" style:family="text">
      <style:text-properties fo:color="#000000" officeooo:rsid="004b3d11" fo:background-color="#fafbfc" loext:char-shading-value="0" style:font-name-complex="Calibri1"/>
    </style:style>
    <style:style style:name="T124" style:family="text">
      <style:text-properties fo:color="#000000" officeooo:rsid="004cd3e6" fo:background-color="#fafbfc" loext:char-shading-value="0" style:font-name-complex="Calibri1"/>
    </style:style>
    <style:style style:name="T125" style:family="text">
      <style:text-properties fo:color="#000000" officeooo:rsid="004f3e46" fo:background-color="#fafbfc" loext:char-shading-value="0" style:font-name-complex="Calibri1"/>
    </style:style>
    <style:style style:name="T126" style:family="text">
      <style:text-properties fo:color="#000000" officeooo:rsid="0056201c" fo:background-color="#fafbfc" loext:char-shading-value="0" style:font-name-complex="Calibri1"/>
    </style:style>
    <style:style style:name="T127" style:family="text">
      <style:text-properties fo:color="#000000" officeooo:rsid="0057ef0f" fo:background-color="#fafbfc" loext:char-shading-value="0" style:font-name-complex="Calibri1"/>
    </style:style>
    <style:style style:name="T128" style:family="text">
      <style:text-properties fo:color="#000000" officeooo:rsid="00594ba5" fo:background-color="#fafbfc" loext:char-shading-value="0" style:font-name-complex="Calibri1"/>
    </style:style>
    <style:style style:name="T129" style:family="text">
      <style:text-properties fo:color="#000000" officeooo:rsid="00595b19" fo:background-color="#fafbfc" loext:char-shading-value="0" style:font-name-complex="Calibri1"/>
    </style:style>
    <style:style style:name="T130" style:family="text">
      <style:text-properties fo:color="#000000" officeooo:rsid="005ace03" fo:background-color="#fafbfc" loext:char-shading-value="0" style:font-name-complex="Calibri1"/>
    </style:style>
    <style:style style:name="T131" style:family="text">
      <style:text-properties fo:color="#000000" officeooo:rsid="005d31c6" fo:background-color="#fafbfc" loext:char-shading-value="0" style:font-name-complex="Calibri1"/>
    </style:style>
    <style:style style:name="T132" style:family="text">
      <style:text-properties fo:color="#000000" officeooo:rsid="00388260" fo:background-color="#fafbfc" loext:char-shading-value="0" style:font-name-complex="Calibri1"/>
    </style:style>
    <style:style style:name="T133" style:family="text">
      <style:text-properties fo:color="#000000" style:font-name-complex="Calibri1"/>
    </style:style>
    <style:style style:name="T134" style:family="text">
      <style:text-properties fo:color="#000000" officeooo:rsid="00336b0a" style:font-name-complex="Calibri1"/>
    </style:style>
    <style:style style:name="T135" style:family="text">
      <style:text-properties fo:color="#000000" officeooo:rsid="0035f2be" style:font-name-complex="Calibri1"/>
    </style:style>
    <style:style style:name="T136" style:family="text">
      <style:text-properties fo:color="#000000" style:font-name="Arial" fo:font-size="12pt" style:text-underline-style="none" style:font-size-asian="12pt" style:font-name-complex="Calibri1" style:font-size-complex="12pt"/>
    </style:style>
    <style:style style:name="T137" style:family="text">
      <style:text-properties fo:color="#000000" style:font-name="Arial" fo:font-size="12pt" style:text-underline-style="none" officeooo:rsid="002ef2ca" style:font-size-asian="12pt" style:font-name-complex="Calibri1" style:font-size-complex="12pt"/>
    </style:style>
    <style:style style:name="T138" style:family="text">
      <style:text-properties fo:color="#000000" style:font-name="Arial" fo:font-size="12pt" style:text-underline-style="none" officeooo:rsid="00336b0a" style:font-size-asian="12pt" style:font-name-complex="Calibri1" style:font-size-complex="12pt"/>
    </style:style>
    <style:style style:name="T139" style:family="text">
      <style:text-properties fo:color="#000000" style:font-name="Arial" fo:font-size="12pt" style:text-underline-style="none" fo:background-color="#fafbfc" loext:char-shading-value="0" style:font-size-asian="12pt" style:font-name-complex="Calibri1" style:font-size-complex="12pt"/>
    </style:style>
    <style:style style:name="T140" style:family="text">
      <style:text-properties fo:color="#000000" style:font-name="Arial" fo:font-size="12pt" style:text-underline-style="none" officeooo:rsid="002ef2ca" fo:background-color="#fafbfc" loext:char-shading-value="0" style:font-size-asian="12pt" style:font-name-complex="Calibri1" style:font-size-complex="12pt"/>
    </style:style>
    <style:style style:name="T141" style:family="text">
      <style:text-properties fo:color="#000000" style:font-name="Arial" fo:font-size="12pt" style:text-underline-style="none" officeooo:rsid="00336b0a" fo:background-color="#fafbfc" loext:char-shading-value="0" style:font-size-asian="12pt" style:font-name-complex="Calibri1" style:font-size-complex="12pt"/>
    </style:style>
    <style:style style:name="T142" style:family="text">
      <style:text-properties fo:color="#000000" style:font-name="Arial" fo:font-size="12pt" style:text-underline-style="none" officeooo:rsid="002ef2ca" style:font-name-asian="Times New Roman2" style:font-size-asian="12pt" style:language-asian="en" style:country-asian="IN" style:font-name-complex="Segoe UI" style:font-size-complex="12pt"/>
    </style:style>
    <style:style style:name="T143" style:family="text">
      <style:text-properties fo:color="#000000" fo:font-weight="bold" style:font-weight-asian="bold" style:font-name-complex="Calibri1" style:font-weight-complex="bold"/>
    </style:style>
    <style:style style:name="T144" style:family="text">
      <style:text-properties fo:color="#000000" fo:font-weight="bold" fo:background-color="#fafbfc" loext:char-shading-value="0" style:font-weight-asian="bold" style:font-name-complex="Calibri1" style:font-weight-complex="bold"/>
    </style:style>
    <style:style style:name="T145" style:family="text">
      <style:text-properties fo:color="#000000" fo:font-weight="bold" officeooo:rsid="003c3cb8" fo:background-color="#fafbfc" loext:char-shading-value="0" style:font-weight-asian="bold" style:font-name-complex="Calibri1" style:font-weight-complex="bold"/>
    </style:style>
    <style:style style:name="T146" style:family="text">
      <style:text-properties fo:color="#000000" fo:font-weight="normal" officeooo:rsid="0031d4f5" style:font-weight-asian="normal" style:font-name-complex="Calibri1" style:font-weight-complex="normal"/>
    </style:style>
    <style:style style:name="T147" style:family="text">
      <style:text-properties fo:color="#000000" fo:font-weight="normal" officeooo:rsid="003c3cb8" fo:background-color="#fafbfc" loext:char-shading-value="0" style:font-weight-asian="normal" style:font-name-complex="Calibri1" style:font-weight-complex="normal"/>
    </style:style>
    <style:style style:name="T148" style:family="text">
      <style:text-properties fo:color="#000000" fo:font-weight="normal" officeooo:rsid="004790ae" fo:background-color="#fafbfc" loext:char-shading-value="0" style:font-weight-asian="normal" style:font-name-complex="Calibri1" style:font-weight-complex="normal"/>
    </style:style>
    <style:style style:name="T149" style:family="text">
      <style:text-properties fo:color="#000000" fo:font-weight="normal" officeooo:rsid="004b3d11" fo:background-color="#fafbfc" loext:char-shading-value="0" style:font-weight-asian="normal" style:font-name-complex="Calibri1" style:font-weight-complex="normal"/>
    </style:style>
    <style:style style:name="T150" style:family="text">
      <style:text-properties fo:color="#000000" fo:font-weight="normal" officeooo:rsid="004f3e46" fo:background-color="#fafbfc" loext:char-shading-value="0" style:font-weight-asian="normal" style:font-name-complex="Calibri1" style:font-weight-complex="normal"/>
    </style:style>
    <style:style style:name="T151" style:family="text">
      <style:text-properties fo:color="#000000" fo:font-weight="normal" officeooo:rsid="0057ef0f" fo:background-color="#fafbfc" loext:char-shading-value="0" style:font-weight-asian="normal" style:font-name-complex="Calibri1" style:font-weight-complex="normal"/>
    </style:style>
    <style:style style:name="T152" style:family="text">
      <style:text-properties fo:color="#000000" fo:font-weight="normal" officeooo:rsid="005ace03" fo:background-color="#fafbfc" loext:char-shading-value="0" style:font-weight-asian="normal" style:font-name-complex="Calibri1" style:font-weight-complex="normal"/>
    </style:style>
    <style:style style:name="T153" style:family="text">
      <style:text-properties fo:color="#000000" fo:font-weight="normal" officeooo:rsid="00594ba5" fo:background-color="#fafbfc" loext:char-shading-value="0" style:font-weight-asian="normal" style:font-name-complex="Calibri1" style:font-weight-complex="normal"/>
    </style:style>
    <style:style style:name="T154" style:family="text">
      <style:text-properties fo:color="#000000" fo:font-weight="normal" officeooo:rsid="005d31c6" fo:background-color="#fafbfc" loext:char-shading-value="0" style:font-weight-asian="normal" style:font-name-complex="Calibri1" style:font-weight-complex="normal"/>
    </style:style>
    <style:style style:name="T155" style:family="text">
      <style:text-properties fo:color="#000000" fo:font-weight="normal" officeooo:rsid="005f5e4c" fo:background-color="#fafbfc" loext:char-shading-value="0" style:font-weight-asian="normal" style:font-name-complex="Calibri1" style:font-weight-complex="normal"/>
    </style:style>
    <style:style style:name="T156" style:family="text">
      <style:text-properties officeooo:rsid="002d5b69"/>
    </style:style>
    <style:style style:name="T157" style:family="text">
      <style:text-properties officeooo:rsid="002ebf20"/>
    </style:style>
    <style:style style:name="T158" style:family="text">
      <style:text-properties officeooo:rsid="0031d4f5"/>
    </style:style>
    <style:style style:name="T159" style:family="text">
      <style:text-properties officeooo:rsid="002ef2ca"/>
    </style:style>
    <style:style style:name="T160" style:family="text">
      <style:text-properties officeooo:rsid="00336b0a"/>
    </style:style>
    <style:style style:name="T161" style:family="text">
      <style:text-properties officeooo:rsid="0035f2be"/>
    </style:style>
    <style:style style:name="T162" style:family="text">
      <style:text-properties officeooo:rsid="0036e13a"/>
    </style:style>
    <style:style style:name="T163" style:family="text">
      <style:text-properties officeooo:rsid="003ae978"/>
    </style:style>
    <style:style style:name="T164" style:family="text">
      <style:text-properties officeooo:rsid="003ccee1"/>
    </style:style>
    <style:style style:name="T165" style:family="text">
      <style:text-properties officeooo:rsid="003c3cb8"/>
    </style:style>
    <style:style style:name="T166" style:family="text">
      <style:text-properties officeooo:rsid="003eafb4"/>
    </style:style>
    <style:style style:name="T167" style:family="text">
      <style:text-properties officeooo:rsid="004790ae"/>
    </style:style>
    <style:style style:name="T168" style:family="text">
      <style:text-properties officeooo:rsid="004a7e75"/>
    </style:style>
    <style:style style:name="T169" style:family="text">
      <style:text-properties officeooo:rsid="004d56d2"/>
    </style:style>
    <style:style style:name="T170" style:family="text">
      <style:text-properties officeooo:rsid="004b3d11"/>
    </style:style>
    <style:style style:name="T171" style:family="text">
      <style:text-properties officeooo:rsid="004cd3e6"/>
    </style:style>
    <style:style style:name="T172" style:family="text">
      <style:text-properties officeooo:rsid="004f3e46"/>
    </style:style>
    <style:style style:name="T173" style:family="text">
      <style:text-properties officeooo:rsid="0050dfe2"/>
    </style:style>
    <style:style style:name="T174" style:family="text">
      <style:text-properties officeooo:rsid="0056201c"/>
    </style:style>
    <style:style style:name="T175" style:family="text">
      <style:text-properties officeooo:rsid="0057ef0f"/>
    </style:style>
    <style:style style:name="T176" style:family="text">
      <style:text-properties officeooo:rsid="00594ba5"/>
    </style:style>
    <style:style style:name="T177" style:family="text">
      <style:text-properties officeooo:rsid="005ace03"/>
    </style:style>
    <style:style style:name="T178" style:family="text">
      <style:text-properties officeooo:rsid="00595b19"/>
    </style:style>
    <style:style style:name="T179" style:family="text">
      <style:text-properties officeooo:rsid="005d31c6"/>
    </style:style>
    <style:style style:name="T180" style:family="text">
      <style:text-properties officeooo:rsid="005f5e4c"/>
    </style:style>
    <style:style style:name="T181" style:family="text">
      <style:text-properties officeooo:rsid="0038826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6cm" fo:text-indent="-0.635cm" fo:margin-left="6.2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895cm" fo:text-indent="-0.635cm" fo:margin-left="6.89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3cm" fo:text-indent="-0.635cm" fo:margin-left="7.5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65cm" fo:text-indent="-0.635cm" fo:margin-left="8.16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cm" fo:text-indent="-0.635cm" fo:margin-left="8.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35cm" fo:text-indent="-0.635cm" fo:margin-left="9.4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7cm" fo:text-indent="-0.635cm" fo:margin-left="10.0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05cm" fo:text-indent="-0.635cm" fo:margin-left="10.70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4cm" fo:text-indent="-0.635cm" fo:margin-left="11.3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75cm" fo:text-indent="-0.635cm" fo:margin-left="11.97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893cm" fo:text-indent="-0.635cm" fo:margin-left="6.8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7.528cm" fo:text-indent="-0.635cm" fo:margin-left="7.5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163cm" fo:text-indent="-0.635cm" fo:margin-left="8.1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798cm" fo:text-indent="-0.635cm" fo:margin-left="8.7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9.433cm" fo:text-indent="-0.635cm" fo:margin-left="9.4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068cm" fo:text-indent="-0.635cm" fo:margin-left="10.0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703cm" fo:text-indent="-0.635cm" fo:margin-left="10.7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1.338cm" fo:text-indent="-0.635cm" fo:margin-left="11.3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973cm" fo:text-indent="-0.635cm" fo:margin-left="11.9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2.608cm" fo:text-indent="-0.635cm" fo:margin-left="12.608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9.271cm" fo:text-indent="-0.635cm" fo:margin-left="9.2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906cm" fo:text-indent="-0.635cm" fo:margin-left="9.9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541cm" fo:text-indent="-0.635cm" fo:margin-left="10.5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1.176cm" fo:text-indent="-0.635cm" fo:margin-left="11.1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811cm" fo:text-indent="-0.635cm" fo:margin-left="11.8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.446cm" fo:text-indent="-0.635cm" fo:margin-left="12.4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3.081cm" fo:text-indent="-0.635cm" fo:margin-left="13.0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716cm" fo:text-indent="-0.635cm" fo:margin-left="13.7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4.351cm" fo:text-indent="-0.635cm" fo:margin-left="14.3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986cm" fo:text-indent="-0.635cm" fo:margin-left="14.98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1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7.034cm" fo:text-indent="-0.635cm" fo:margin-left="7.0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669cm" fo:text-indent="-0.635cm" fo:margin-left="7.6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304cm" fo:text-indent="-0.635cm" fo:margin-left="8.3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939cm" fo:text-indent="-0.635cm" fo:margin-left="8.9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574cm" fo:text-indent="-0.635cm" fo:margin-left="9.5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209cm" fo:text-indent="-0.635cm" fo:margin-left="10.2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844cm" fo:text-indent="-0.635cm" fo:margin-left="10.8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479cm" fo:text-indent="-0.635cm" fo:margin-left="11.4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2.114cm" fo:text-indent="-0.635cm" fo:margin-left="12.114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38cm" fo:text-indent="-0.635cm" fo:margin-left="2.13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73cm" fo:text-indent="-0.635cm" fo:margin-left="2.77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43cm" fo:text-indent="-0.635cm" fo:margin-left="4.04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13cm" fo:text-indent="-0.635cm" fo:margin-left="5.31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83cm" fo:text-indent="-0.635cm" fo:margin-left="6.58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53cm" fo:text-indent="-0.635cm" fo:margin-left="7.853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2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2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OpenSymbol"/>
      </text:list-level-style-bullet>
    </text:list-style>
    <text:list-style style:name="L3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523cm" fo:text-indent="-0.635cm" fo:margin-left="7.5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158cm" fo:text-indent="-0.635cm" fo:margin-left="8.1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793cm" fo:text-indent="-0.635cm" fo:margin-left="8.7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063cm" fo:text-indent="-0.635cm" fo:margin-left="10.0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333cm" fo:text-indent="-0.635cm" fo:margin-left="11.3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1.968cm" fo:text-indent="-0.635cm" fo:margin-left="11.9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603cm" fo:text-indent="-0.635cm" fo:margin-left="12.6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238cm" fo:text-indent="-0.635cm" fo:margin-left="13.238cm"/>
        </style:list-level-properties>
      </text:list-level-style-bullet>
    </text:list-style>
    <text:list-style style:name="L3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</text:list-level-style-bullet>
    </text:list-style>
    <text:list-style style:name="L3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OpenSymbol"/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523cm" fo:text-indent="-0.635cm" fo:margin-left="7.5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158cm" fo:text-indent="-0.635cm" fo:margin-left="8.1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793cm" fo:text-indent="-0.635cm" fo:margin-left="8.7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063cm" fo:text-indent="-0.635cm" fo:margin-left="10.0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333cm" fo:text-indent="-0.635cm" fo:margin-left="11.3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1.968cm" fo:text-indent="-0.635cm" fo:margin-left="11.9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603cm" fo:text-indent="-0.635cm" fo:margin-left="12.6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238cm" fo:text-indent="-0.635cm" fo:margin-left="13.238cm"/>
        </style:list-level-properties>
      </text:list-level-style-bullet>
    </text:list-style>
    <text:list-style style:name="L3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29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3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10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4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91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9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23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50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77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04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31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58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85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2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5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7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0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3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5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8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1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3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59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86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13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4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67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94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21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48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75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8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1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6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9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4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7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0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04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31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5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85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12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3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66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93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81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0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35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62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89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16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43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70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9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84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11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38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65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92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19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46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73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17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44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68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5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49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6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30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5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8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17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44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bullet text:level="1" text:style-name="WW_5f_CharLFO12LVL1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2" text:style-name="WW_5f_CharLFO12LVL2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bullet text:level="1" text:style-name="WW_5f_CharLFO13LVL1" text:bullet-char="">
        <style:list-level-properties text:list-level-position-and-space-mode="label-alignment">
          <style:list-level-label-alignment text:label-followed-by="listtab" fo:text-indent="-0.635cm" fo:margin-left="1.773cm"/>
        </style:list-level-properties>
        <style:text-properties style:font-name="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635cm" fo:margin-left="3.043cm"/>
        </style:list-level-properties>
        <style:text-properties style:font-name="Courier New1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635cm" fo:margin-left="4.313cm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635cm" fo:margin-left="5.583cm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635cm" fo:margin-left="6.853cm"/>
        </style:list-level-properties>
        <style:text-properties style:font-name="Courier New1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635cm" fo:margin-left="8.123cm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635cm" fo:margin-left="9.393cm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635cm" fo:margin-left="10.663cm"/>
        </style:list-level-properties>
        <style:text-properties style:font-name="Courier New1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635cm" fo:margin-left="11.9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WW_5f_CharLFO14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bullet text:level="1" text:style-name="WW_5f_CharLFO15LVL1" text:bullet-char="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Wingdings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bullet text:level="1" text:style-name="WW_5f_CharLFO16LVL1" text:bullet-char="">
        <style:list-level-properties text:list-level-position-and-space-mode="label-alignment">
          <style:list-level-label-alignment text:label-followed-by="listtab" fo:text-indent="-0.635cm" fo:margin-left="2.136cm"/>
        </style:list-level-properties>
        <style:text-properties style:font-name="Wingdings"/>
      </text:list-level-style-bullet>
      <text:list-level-style-bullet text:level="2" text:style-name="WW_5f_CharLFO16LVL2" text:bullet-char="o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Courier New1"/>
      </text:list-level-style-bullet>
      <text:list-level-style-bullet text:level="3" text:style-name="WW_5f_CharLFO16LVL3" text:bullet-char="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Wingdings"/>
      </text:list-level-style-bullet>
      <text:list-level-style-bullet text:level="4" text:style-name="WW_5f_CharLFO16LVL4" text:bullet-char="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Symbol"/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style:font-name="Courier New1"/>
      </text:list-level-style-bullet>
      <text:list-level-style-bullet text:level="6" text:style-name="WW_5f_CharLFO16LVL6" text:bullet-char="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style:font-name="Wingdings"/>
      </text:list-level-style-bullet>
      <text:list-level-style-bullet text:level="7" text:style-name="WW_5f_CharLFO16LVL7" text:bullet-char="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style:font-name="Symbol"/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style:font-name="Courier New1"/>
      </text:list-level-style-bullet>
      <text:list-level-style-bullet text:level="9" text:style-name="WW_5f_CharLFO16LVL9" text:bullet-char="">
        <style:list-level-properties text:list-level-position-and-space-mode="label-alignment">
          <style:list-level-label-alignment text:label-followed-by="listtab" fo:text-indent="-0.635cm" fo:margin-left="12.8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bullet text:level="1" text:style-name="WW_5f_CharLFO17LVL1" text:bullet-char="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style:font-name="Wingdings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Courier New1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Courier New1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Courier New1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635cm" fo:margin-left="12.5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bullet text:level="1" text:style-name="WW_5f_CharLFO18LVL1" text:bullet-char="o">
        <style:list-level-properties text:list-level-position-and-space-mode="label-alignment">
          <style:list-level-label-alignment text:label-followed-by="listtab" fo:text-indent="-0.635cm" fo:margin-left="3.069cm"/>
        </style:list-level-properties>
        <style:text-properties style:font-name="Courier New1"/>
      </text:list-level-style-bullet>
      <text:list-level-style-bullet text:level="2" text:style-name="WW_5f_CharLFO18LVL2" text:bullet-char="o">
        <style:list-level-properties text:list-level-position-and-space-mode="label-alignment">
          <style:list-level-label-alignment text:label-followed-by="listtab" fo:text-indent="-0.635cm" fo:margin-left="4.339cm"/>
        </style:list-level-properties>
        <style:text-properties style:font-name="Courier New1"/>
      </text:list-level-style-bullet>
      <text:list-level-style-bullet text:level="3" text:style-name="WW_5f_CharLFO18LVL3" text:bullet-char="">
        <style:list-level-properties text:list-level-position-and-space-mode="label-alignment">
          <style:list-level-label-alignment text:label-followed-by="listtab" fo:text-indent="-0.635cm" fo:margin-left="5.609cm"/>
        </style:list-level-properties>
        <style:text-properties style:font-name="Wingdings"/>
      </text:list-level-style-bullet>
      <text:list-level-style-bullet text:level="4" text:style-name="WW_5f_CharLFO18LVL4" text:bullet-char="">
        <style:list-level-properties text:list-level-position-and-space-mode="label-alignment">
          <style:list-level-label-alignment text:label-followed-by="listtab" fo:text-indent="-0.635cm" fo:margin-left="6.879cm"/>
        </style:list-level-properties>
        <style:text-properties style:font-name="Symbol"/>
      </text:list-level-style-bullet>
      <text:list-level-style-bullet text:level="5" text:style-name="WW_5f_CharLFO18LVL5" text:bullet-char="o">
        <style:list-level-properties text:list-level-position-and-space-mode="label-alignment">
          <style:list-level-label-alignment text:label-followed-by="listtab" fo:text-indent="-0.635cm" fo:margin-left="8.149cm"/>
        </style:list-level-properties>
        <style:text-properties style:font-name="Courier New1"/>
      </text:list-level-style-bullet>
      <text:list-level-style-bullet text:level="6" text:style-name="WW_5f_CharLFO18LVL6" text:bullet-char="">
        <style:list-level-properties text:list-level-position-and-space-mode="label-alignment">
          <style:list-level-label-alignment text:label-followed-by="listtab" fo:text-indent="-0.635cm" fo:margin-left="9.419cm"/>
        </style:list-level-properties>
        <style:text-properties style:font-name="Wingdings"/>
      </text:list-level-style-bullet>
      <text:list-level-style-bullet text:level="7" text:style-name="WW_5f_CharLFO18LVL7" text:bullet-char="">
        <style:list-level-properties text:list-level-position-and-space-mode="label-alignment">
          <style:list-level-label-alignment text:label-followed-by="listtab" fo:text-indent="-0.635cm" fo:margin-left="10.689cm"/>
        </style:list-level-properties>
        <style:text-properties style:font-name="Symbol"/>
      </text:list-level-style-bullet>
      <text:list-level-style-bullet text:level="8" text:style-name="WW_5f_CharLFO18LVL8" text:bullet-char="o">
        <style:list-level-properties text:list-level-position-and-space-mode="label-alignment">
          <style:list-level-label-alignment text:label-followed-by="listtab" fo:text-indent="-0.635cm" fo:margin-left="11.959cm"/>
        </style:list-level-properties>
        <style:text-properties style:font-name="Courier New1"/>
      </text:list-level-style-bullet>
      <text:list-level-style-bullet text:level="9" text:style-name="WW_5f_CharLFO18LVL9" text:bullet-char="">
        <style:list-level-properties text:list-level-position-and-space-mode="label-alignment">
          <style:list-level-label-alignment text:label-followed-by="listtab" fo:text-indent="-0.635cm" fo:margin-left="13.2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bullet text:level="1" text:style-name="WW_5f_CharLFO21LVL1" text:bullet-char="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style:font-name="Wingdings"/>
      </text:list-level-style-bullet>
      <text:list-level-style-bullet text:level="2" text:style-name="WW_5f_CharLFO21LVL2" text:bullet-char="o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Courier New1"/>
      </text:list-level-style-bullet>
      <text:list-level-style-bullet text:level="3" text:style-name="WW_5f_CharLFO21LVL3" text:bullet-char="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Wingdings"/>
      </text:list-level-style-bullet>
      <text:list-level-style-bullet text:level="4" text:style-name="WW_5f_CharLFO21LVL4" text:bullet-char="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Symbol"/>
      </text:list-level-style-bullet>
      <text:list-level-style-bullet text:level="5" text:style-name="WW_5f_CharLFO21LVL5" text:bullet-char="o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style:font-name="Courier New1"/>
      </text:list-level-style-bullet>
      <text:list-level-style-bullet text:level="6" text:style-name="WW_5f_CharLFO21LVL6" text:bullet-char="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style:font-name="Wingdings"/>
      </text:list-level-style-bullet>
      <text:list-level-style-bullet text:level="7" text:style-name="WW_5f_CharLFO21LVL7" text:bullet-char="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style:font-name="Symbol"/>
      </text:list-level-style-bullet>
      <text:list-level-style-bullet text:level="8" text:style-name="WW_5f_CharLFO21LVL8" text:bullet-char="o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style:font-name="Courier New1"/>
      </text:list-level-style-bullet>
      <text:list-level-style-bullet text:level="9" text:style-name="WW_5f_CharLFO21LVL9" text:bullet-char="">
        <style:list-level-properties text:list-level-position-and-space-mode="label-alignment">
          <style:list-level-label-alignment text:label-followed-by="listtab" fo:text-indent="-0.635cm" fo:margin-left="12.8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bullet text:level="1" text:style-name="WW_5f_CharLFO22LVL1" text:bullet-char="o">
        <style:list-level-properties text:list-level-position-and-space-mode="label-alignment">
          <style:list-level-label-alignment text:label-followed-by="listtab" fo:text-indent="-0.635cm" fo:margin-left="3.704cm"/>
        </style:list-level-properties>
        <style:text-properties style:font-name="Courier New1"/>
      </text:list-level-style-bullet>
      <text:list-level-style-bullet text:level="2" text:style-name="WW_5f_CharLFO22LVL2" text:bullet-char="o">
        <style:list-level-properties text:list-level-position-and-space-mode="label-alignment">
          <style:list-level-label-alignment text:label-followed-by="listtab" fo:text-indent="-0.635cm" fo:margin-left="4.974cm"/>
        </style:list-level-properties>
        <style:text-properties style:font-name="Courier New1"/>
      </text:list-level-style-bullet>
      <text:list-level-style-bullet text:level="3" text:style-name="WW_5f_CharLFO22LVL3" text:bullet-char="">
        <style:list-level-properties text:list-level-position-and-space-mode="label-alignment">
          <style:list-level-label-alignment text:label-followed-by="listtab" fo:text-indent="-0.635cm" fo:margin-left="6.244cm"/>
        </style:list-level-properties>
        <style:text-properties style:font-name="Wingdings"/>
      </text:list-level-style-bullet>
      <text:list-level-style-bullet text:level="4" text:style-name="WW_5f_CharLFO22LVL4" text:bullet-char="">
        <style:list-level-properties text:list-level-position-and-space-mode="label-alignment">
          <style:list-level-label-alignment text:label-followed-by="listtab" fo:text-indent="-0.635cm" fo:margin-left="7.514cm"/>
        </style:list-level-properties>
        <style:text-properties style:font-name="Symbol"/>
      </text:list-level-style-bullet>
      <text:list-level-style-bullet text:level="5" text:style-name="WW_5f_CharLFO22LVL5" text:bullet-char="o">
        <style:list-level-properties text:list-level-position-and-space-mode="label-alignment">
          <style:list-level-label-alignment text:label-followed-by="listtab" fo:text-indent="-0.635cm" fo:margin-left="8.784cm"/>
        </style:list-level-properties>
        <style:text-properties style:font-name="Courier New1"/>
      </text:list-level-style-bullet>
      <text:list-level-style-bullet text:level="6" text:style-name="WW_5f_CharLFO22LVL6" text:bullet-char="">
        <style:list-level-properties text:list-level-position-and-space-mode="label-alignment">
          <style:list-level-label-alignment text:label-followed-by="listtab" fo:text-indent="-0.635cm" fo:margin-left="10.054cm"/>
        </style:list-level-properties>
        <style:text-properties style:font-name="Wingdings"/>
      </text:list-level-style-bullet>
      <text:list-level-style-bullet text:level="7" text:style-name="WW_5f_CharLFO22LVL7" text:bullet-char="">
        <style:list-level-properties text:list-level-position-and-space-mode="label-alignment">
          <style:list-level-label-alignment text:label-followed-by="listtab" fo:text-indent="-0.635cm" fo:margin-left="11.324cm"/>
        </style:list-level-properties>
        <style:text-properties style:font-name="Symbol"/>
      </text:list-level-style-bullet>
      <text:list-level-style-bullet text:level="8" text:style-name="WW_5f_CharLFO22LVL8" text:bullet-char="o">
        <style:list-level-properties text:list-level-position-and-space-mode="label-alignment">
          <style:list-level-label-alignment text:label-followed-by="listtab" fo:text-indent="-0.635cm" fo:margin-left="12.594cm"/>
        </style:list-level-properties>
        <style:text-properties style:font-name="Courier New1"/>
      </text:list-level-style-bullet>
      <text:list-level-style-bullet text:level="9" text:style-name="WW_5f_CharLFO22LVL9" text:bullet-char="">
        <style:list-level-properties text:list-level-position-and-space-mode="label-alignment">
          <style:list-level-label-alignment text:label-followed-by="listtab" fo:text-indent="-0.635cm" fo:margin-left="13.86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bullet text:level="1" text:style-name="WW_5f_CharLFO2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_5f_CharLFO2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_5f_CharLFO2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_5f_CharLFO2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4.97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1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78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2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59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86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1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4.97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1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78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2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59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86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1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4.97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1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78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2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59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86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1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bullet text:level="1" text:style-name="WW_5f_CharLFO28LVL1" text:bullet-char="">
        <style:list-level-properties text:list-level-position-and-space-mode="label-alignment">
          <style:list-level-label-alignment text:label-followed-by="listtab" fo:text-indent="-0.635cm" fo:margin-left="3.406cm"/>
        </style:list-level-properties>
        <style:text-properties style:font-name="Wingdings"/>
      </text:list-level-style-bullet>
      <text:list-level-style-bullet text:level="2" text:style-name="WW_5f_CharLFO28LVL2" text:bullet-char="o">
        <style:list-level-properties text:list-level-position-and-space-mode="label-alignment">
          <style:list-level-label-alignment text:label-followed-by="listtab" fo:text-indent="-0.635cm" fo:margin-left="4.676cm"/>
        </style:list-level-properties>
        <style:text-properties style:font-name="Courier New1"/>
      </text:list-level-style-bullet>
      <text:list-level-style-bullet text:level="3" text:style-name="WW_5f_CharLFO28LVL3" text:bullet-char="">
        <style:list-level-properties text:list-level-position-and-space-mode="label-alignment">
          <style:list-level-label-alignment text:label-followed-by="listtab" fo:text-indent="-0.635cm" fo:margin-left="5.946cm"/>
        </style:list-level-properties>
        <style:text-properties style:font-name="Wingdings"/>
      </text:list-level-style-bullet>
      <text:list-level-style-bullet text:level="4" text:style-name="WW_5f_CharLFO28LVL4" text:bullet-char="">
        <style:list-level-properties text:list-level-position-and-space-mode="label-alignment">
          <style:list-level-label-alignment text:label-followed-by="listtab" fo:text-indent="-0.635cm" fo:margin-left="7.216cm"/>
        </style:list-level-properties>
        <style:text-properties style:font-name="Symbol"/>
      </text:list-level-style-bullet>
      <text:list-level-style-bullet text:level="5" text:style-name="WW_5f_CharLFO28LVL5" text:bullet-char="o">
        <style:list-level-properties text:list-level-position-and-space-mode="label-alignment">
          <style:list-level-label-alignment text:label-followed-by="listtab" fo:text-indent="-0.635cm" fo:margin-left="8.486cm"/>
        </style:list-level-properties>
        <style:text-properties style:font-name="Courier New1"/>
      </text:list-level-style-bullet>
      <text:list-level-style-bullet text:level="6" text:style-name="WW_5f_CharLFO28LVL6" text:bullet-char="">
        <style:list-level-properties text:list-level-position-and-space-mode="label-alignment">
          <style:list-level-label-alignment text:label-followed-by="listtab" fo:text-indent="-0.635cm" fo:margin-left="9.756cm"/>
        </style:list-level-properties>
        <style:text-properties style:font-name="Wingdings"/>
      </text:list-level-style-bullet>
      <text:list-level-style-bullet text:level="7" text:style-name="WW_5f_CharLFO28LVL7" text:bullet-char="">
        <style:list-level-properties text:list-level-position-and-space-mode="label-alignment">
          <style:list-level-label-alignment text:label-followed-by="listtab" fo:text-indent="-0.635cm" fo:margin-left="11.026cm"/>
        </style:list-level-properties>
        <style:text-properties style:font-name="Symbol"/>
      </text:list-level-style-bullet>
      <text:list-level-style-bullet text:level="8" text:style-name="WW_5f_CharLFO28LVL8" text:bullet-char="o">
        <style:list-level-properties text:list-level-position-and-space-mode="label-alignment">
          <style:list-level-label-alignment text:label-followed-by="listtab" fo:text-indent="-0.635cm" fo:margin-left="12.296cm"/>
        </style:list-level-properties>
        <style:text-properties style:font-name="Courier New1"/>
      </text:list-level-style-bullet>
      <text:list-level-style-bullet text:level="9" text:style-name="WW_5f_CharLFO28LVL9" text:bullet-char="">
        <style:list-level-properties text:list-level-position-and-space-mode="label-alignment">
          <style:list-level-label-alignment text:label-followed-by="listtab" fo:text-indent="-0.635cm" fo:margin-left="13.5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4.97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2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78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05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59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8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bullet text:level="1" text:style-name="WW_5f_CharLFO30LVL1" text:bullet-char="o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Courier New1"/>
      </text:list-level-style-bullet>
      <text:list-level-style-bullet text:level="2" text:style-name="WW_5f_CharLFO30LVL2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Courier New1"/>
      </text:list-level-style-bullet>
      <text:list-level-style-bullet text:level="3" text:style-name="WW_5f_CharLFO30LVL3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Wingdings"/>
      </text:list-level-style-bullet>
      <text:list-level-style-bullet text:level="4" text:style-name="WW_5f_CharLFO30LVL4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Symbol"/>
      </text:list-level-style-bullet>
      <text:list-level-style-bullet text:level="5" text:style-name="WW_5f_CharLFO30LVL5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Courier New1"/>
      </text:list-level-style-bullet>
      <text:list-level-style-bullet text:level="6" text:style-name="WW_5f_CharLFO30LVL6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Wingdings"/>
      </text:list-level-style-bullet>
      <text:list-level-style-bullet text:level="7" text:style-name="WW_5f_CharLFO30LVL7" text:bullet-char="">
        <style:list-level-properties text:list-level-position-and-space-mode="label-alignment">
          <style:list-level-label-alignment text:label-followed-by="listtab" fo:text-indent="-0.635cm" fo:margin-left="12.171cm"/>
        </style:list-level-properties>
        <style:text-properties style:font-name="Symbol"/>
      </text:list-level-style-bullet>
      <text:list-level-style-bullet text:level="8" text:style-name="WW_5f_CharLFO30LVL8" text:bullet-char="o">
        <style:list-level-properties text:list-level-position-and-space-mode="label-alignment">
          <style:list-level-label-alignment text:label-followed-by="listtab" fo:text-indent="-0.635cm" fo:margin-left="13.441cm"/>
        </style:list-level-properties>
        <style:text-properties style:font-name="Courier New1"/>
      </text:list-level-style-bullet>
      <text:list-level-style-bullet text:level="9" text:style-name="WW_5f_CharLFO30LVL9" text:bullet-char="">
        <style:list-level-properties text:list-level-position-and-space-mode="label-alignment">
          <style:list-level-label-alignment text:label-followed-by="listtab" fo:text-indent="-0.635cm" fo:margin-left="14.71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bullet text:level="1" text:style-name="WW_5f_CharLFO31LVL1" text:bullet-char="o">
        <style:list-level-properties text:list-level-position-and-space-mode="label-alignment">
          <style:list-level-label-alignment text:label-followed-by="listtab" fo:text-indent="-0.635cm" fo:margin-left="4.974cm"/>
        </style:list-level-properties>
        <style:text-properties style:font-name="Courier New1"/>
      </text:list-level-style-bullet>
      <text:list-level-style-bullet text:level="2" text:style-name="WW_5f_CharLFO31LVL2" text:bullet-char="o">
        <style:list-level-properties text:list-level-position-and-space-mode="label-alignment">
          <style:list-level-label-alignment text:label-followed-by="listtab" fo:text-indent="-0.635cm" fo:margin-left="6.244cm"/>
        </style:list-level-properties>
        <style:text-properties style:font-name="Courier New1"/>
      </text:list-level-style-bullet>
      <text:list-level-style-bullet text:level="3" text:style-name="WW_5f_CharLFO31LVL3" text:bullet-char="">
        <style:list-level-properties text:list-level-position-and-space-mode="label-alignment">
          <style:list-level-label-alignment text:label-followed-by="listtab" fo:text-indent="-0.635cm" fo:margin-left="7.514cm"/>
        </style:list-level-properties>
        <style:text-properties style:font-name="Wingdings"/>
      </text:list-level-style-bullet>
      <text:list-level-style-bullet text:level="4" text:style-name="WW_5f_CharLFO31LVL4" text:bullet-char="">
        <style:list-level-properties text:list-level-position-and-space-mode="label-alignment">
          <style:list-level-label-alignment text:label-followed-by="listtab" fo:text-indent="-0.635cm" fo:margin-left="8.784cm"/>
        </style:list-level-properties>
        <style:text-properties style:font-name="Symbol"/>
      </text:list-level-style-bullet>
      <text:list-level-style-bullet text:level="5" text:style-name="WW_5f_CharLFO31LVL5" text:bullet-char="o">
        <style:list-level-properties text:list-level-position-and-space-mode="label-alignment">
          <style:list-level-label-alignment text:label-followed-by="listtab" fo:text-indent="-0.635cm" fo:margin-left="10.054cm"/>
        </style:list-level-properties>
        <style:text-properties style:font-name="Courier New1"/>
      </text:list-level-style-bullet>
      <text:list-level-style-bullet text:level="6" text:style-name="WW_5f_CharLFO31LVL6" text:bullet-char="">
        <style:list-level-properties text:list-level-position-and-space-mode="label-alignment">
          <style:list-level-label-alignment text:label-followed-by="listtab" fo:text-indent="-0.635cm" fo:margin-left="11.324cm"/>
        </style:list-level-properties>
        <style:text-properties style:font-name="Wingdings"/>
      </text:list-level-style-bullet>
      <text:list-level-style-bullet text:level="7" text:style-name="WW_5f_CharLFO31LVL7" text:bullet-char="">
        <style:list-level-properties text:list-level-position-and-space-mode="label-alignment">
          <style:list-level-label-alignment text:label-followed-by="listtab" fo:text-indent="-0.635cm" fo:margin-left="12.594cm"/>
        </style:list-level-properties>
        <style:text-properties style:font-name="Symbol"/>
      </text:list-level-style-bullet>
      <text:list-level-style-bullet text:level="8" text:style-name="WW_5f_CharLFO31LVL8" text:bullet-char="o">
        <style:list-level-properties text:list-level-position-and-space-mode="label-alignment">
          <style:list-level-label-alignment text:label-followed-by="listtab" fo:text-indent="-0.635cm" fo:margin-left="13.864cm"/>
        </style:list-level-properties>
        <style:text-properties style:font-name="Courier New1"/>
      </text:list-level-style-bullet>
      <text:list-level-style-bullet text:level="9" text:style-name="WW_5f_CharLFO31LVL9" text:bullet-char="">
        <style:list-level-properties text:list-level-position-and-space-mode="label-alignment">
          <style:list-level-label-alignment text:label-followed-by="listtab" fo:text-indent="-0.635cm" fo:margin-left="15.13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bullet text:level="1" text:style-name="WW_5f_CharLFO32LVL1" text:bullet-char="">
        <style:list-level-properties text:list-level-position-and-space-mode="label-alignment">
          <style:list-level-label-alignment text:label-followed-by="listtab" fo:text-indent="-0.635cm" fo:margin-left="3.122cm"/>
        </style:list-level-properties>
        <style:text-properties style:font-name="Wingdings"/>
      </text:list-level-style-bullet>
      <text:list-level-style-bullet text:level="2" text:style-name="WW_5f_CharLFO32LVL2" text:bullet-char="o">
        <style:list-level-properties text:list-level-position-and-space-mode="label-alignment">
          <style:list-level-label-alignment text:label-followed-by="listtab" fo:text-indent="-0.635cm" fo:margin-left="4.392cm"/>
        </style:list-level-properties>
        <style:text-properties style:font-name="Courier New1"/>
      </text:list-level-style-bullet>
      <text:list-level-style-bullet text:level="3" text:style-name="WW_5f_CharLFO32LVL3" text:bullet-char="">
        <style:list-level-properties text:list-level-position-and-space-mode="label-alignment">
          <style:list-level-label-alignment text:label-followed-by="listtab" fo:text-indent="-0.635cm" fo:margin-left="5.662cm"/>
        </style:list-level-properties>
        <style:text-properties style:font-name="Wingdings"/>
      </text:list-level-style-bullet>
      <text:list-level-style-bullet text:level="4" text:style-name="WW_5f_CharLFO32LVL4" text:bullet-char="">
        <style:list-level-properties text:list-level-position-and-space-mode="label-alignment">
          <style:list-level-label-alignment text:label-followed-by="listtab" fo:text-indent="-0.635cm" fo:margin-left="6.932cm"/>
        </style:list-level-properties>
        <style:text-properties style:font-name="Symbol"/>
      </text:list-level-style-bullet>
      <text:list-level-style-bullet text:level="5" text:style-name="WW_5f_CharLFO32LVL5" text:bullet-char="o">
        <style:list-level-properties text:list-level-position-and-space-mode="label-alignment">
          <style:list-level-label-alignment text:label-followed-by="listtab" fo:text-indent="-0.635cm" fo:margin-left="8.202cm"/>
        </style:list-level-properties>
        <style:text-properties style:font-name="Courier New1"/>
      </text:list-level-style-bullet>
      <text:list-level-style-bullet text:level="6" text:style-name="WW_5f_CharLFO32LVL6" text:bullet-char="">
        <style:list-level-properties text:list-level-position-and-space-mode="label-alignment">
          <style:list-level-label-alignment text:label-followed-by="listtab" fo:text-indent="-0.635cm" fo:margin-left="9.472cm"/>
        </style:list-level-properties>
        <style:text-properties style:font-name="Wingdings"/>
      </text:list-level-style-bullet>
      <text:list-level-style-bullet text:level="7" text:style-name="WW_5f_CharLFO32LVL7" text:bullet-char="">
        <style:list-level-properties text:list-level-position-and-space-mode="label-alignment">
          <style:list-level-label-alignment text:label-followed-by="listtab" fo:text-indent="-0.635cm" fo:margin-left="10.742cm"/>
        </style:list-level-properties>
        <style:text-properties style:font-name="Symbol"/>
      </text:list-level-style-bullet>
      <text:list-level-style-bullet text:level="8" text:style-name="WW_5f_CharLFO32LVL8" text:bullet-char="o">
        <style:list-level-properties text:list-level-position-and-space-mode="label-alignment">
          <style:list-level-label-alignment text:label-followed-by="listtab" fo:text-indent="-0.635cm" fo:margin-left="12.012cm"/>
        </style:list-level-properties>
        <style:text-properties style:font-name="Courier New1"/>
      </text:list-level-style-bullet>
      <text:list-level-style-bullet text:level="9" text:style-name="WW_5f_CharLFO32LVL9" text:bullet-char="">
        <style:list-level-properties text:list-level-position-and-space-mode="label-alignment">
          <style:list-level-label-alignment text:label-followed-by="listtab" fo:text-indent="-0.635cm" fo:margin-left="13.28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5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2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29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56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3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0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37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6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1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bullet text:level="1" text:style-name="WW_5f_CharLFO34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3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_5f_CharLFO3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_5f_CharLFO3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_5f_CharLFO3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31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5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85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12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39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66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93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2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bullet text:level="1" text:style-name="WW_5f_CharLFO36LVL1" text:bullet-char="">
        <style:list-level-properties text:list-level-position-and-space-mode="label-alignment">
          <style:list-level-label-alignment text:label-followed-by="listtab" fo:text-indent="-0.635cm" fo:margin-left="4.233cm"/>
        </style:list-level-properties>
        <style:text-properties style:font-name="Wingdings"/>
      </text:list-level-style-bullet>
      <text:list-level-style-bullet text:level="2" text:style-name="WW_5f_CharLFO36LVL2" text:bullet-char="o">
        <style:list-level-properties text:list-level-position-and-space-mode="label-alignment">
          <style:list-level-label-alignment text:label-followed-by="listtab" fo:text-indent="-0.635cm" fo:margin-left="5.503cm"/>
        </style:list-level-properties>
        <style:text-properties style:font-name="Courier New1"/>
      </text:list-level-style-bullet>
      <text:list-level-style-bullet text:level="3" text:style-name="WW_5f_CharLFO36LVL3" text:bullet-char="">
        <style:list-level-properties text:list-level-position-and-space-mode="label-alignment">
          <style:list-level-label-alignment text:label-followed-by="listtab" fo:text-indent="-0.635cm" fo:margin-left="6.773cm"/>
        </style:list-level-properties>
        <style:text-properties style:font-name="Wingdings"/>
      </text:list-level-style-bullet>
      <text:list-level-style-bullet text:level="4" text:style-name="WW_5f_CharLFO36LVL4" text:bullet-char="">
        <style:list-level-properties text:list-level-position-and-space-mode="label-alignment">
          <style:list-level-label-alignment text:label-followed-by="listtab" fo:text-indent="-0.635cm" fo:margin-left="8.043cm"/>
        </style:list-level-properties>
        <style:text-properties style:font-name="Symbol"/>
      </text:list-level-style-bullet>
      <text:list-level-style-bullet text:level="5" text:style-name="WW_5f_CharLFO36LVL5" text:bullet-char="o">
        <style:list-level-properties text:list-level-position-and-space-mode="label-alignment">
          <style:list-level-label-alignment text:label-followed-by="listtab" fo:text-indent="-0.635cm" fo:margin-left="9.313cm"/>
        </style:list-level-properties>
        <style:text-properties style:font-name="Courier New1"/>
      </text:list-level-style-bullet>
      <text:list-level-style-bullet text:level="6" text:style-name="WW_5f_CharLFO36LVL6" text:bullet-char="">
        <style:list-level-properties text:list-level-position-and-space-mode="label-alignment">
          <style:list-level-label-alignment text:label-followed-by="listtab" fo:text-indent="-0.635cm" fo:margin-left="10.583cm"/>
        </style:list-level-properties>
        <style:text-properties style:font-name="Wingdings"/>
      </text:list-level-style-bullet>
      <text:list-level-style-bullet text:level="7" text:style-name="WW_5f_CharLFO36LVL7" text:bullet-char="">
        <style:list-level-properties text:list-level-position-and-space-mode="label-alignment">
          <style:list-level-label-alignment text:label-followed-by="listtab" fo:text-indent="-0.635cm" fo:margin-left="11.853cm"/>
        </style:list-level-properties>
        <style:text-properties style:font-name="Symbol"/>
      </text:list-level-style-bullet>
      <text:list-level-style-bullet text:level="8" text:style-name="WW_5f_CharLFO36LVL8" text:bullet-char="o">
        <style:list-level-properties text:list-level-position-and-space-mode="label-alignment">
          <style:list-level-label-alignment text:label-followed-by="listtab" fo:text-indent="-0.635cm" fo:margin-left="13.123cm"/>
        </style:list-level-properties>
        <style:text-properties style:font-name="Courier New1"/>
      </text:list-level-style-bullet>
      <text:list-level-style-bullet text:level="9" text:style-name="WW_5f_CharLFO36LVL9" text:bullet-char="">
        <style:list-level-properties text:list-level-position-and-space-mode="label-alignment">
          <style:list-level-label-alignment text:label-followed-by="listtab" fo:text-indent="-0.635cm" fo:margin-left="14.3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bullet text:level="1" text:style-name="WW_5f_CharLFO37LVL1" text:bullet-char="o">
        <style:list-level-properties text:list-level-position-and-space-mode="label-alignment">
          <style:list-level-label-alignment text:label-followed-by="listtab" fo:text-indent="-0.635cm" fo:margin-left="5.583cm"/>
        </style:list-level-properties>
        <style:text-properties style:font-name="Courier New1"/>
      </text:list-level-style-bullet>
      <text:list-level-style-bullet text:level="2" text:style-name="WW_5f_CharLFO37LVL2" text:bullet-char="o">
        <style:list-level-properties text:list-level-position-and-space-mode="label-alignment">
          <style:list-level-label-alignment text:label-followed-by="listtab" fo:text-indent="-0.635cm" fo:margin-left="6.853cm"/>
        </style:list-level-properties>
        <style:text-properties style:font-name="Courier New1"/>
      </text:list-level-style-bullet>
      <text:list-level-style-bullet text:level="3" text:style-name="WW_5f_CharLFO37LVL3" text:bullet-char="">
        <style:list-level-properties text:list-level-position-and-space-mode="label-alignment">
          <style:list-level-label-alignment text:label-followed-by="listtab" fo:text-indent="-0.635cm" fo:margin-left="8.123cm"/>
        </style:list-level-properties>
        <style:text-properties style:font-name="Wingdings"/>
      </text:list-level-style-bullet>
      <text:list-level-style-bullet text:level="4" text:style-name="WW_5f_CharLFO37LVL4" text:bullet-char="">
        <style:list-level-properties text:list-level-position-and-space-mode="label-alignment">
          <style:list-level-label-alignment text:label-followed-by="listtab" fo:text-indent="-0.635cm" fo:margin-left="9.393cm"/>
        </style:list-level-properties>
        <style:text-properties style:font-name="Symbol"/>
      </text:list-level-style-bullet>
      <text:list-level-style-bullet text:level="5" text:style-name="WW_5f_CharLFO37LVL5" text:bullet-char="o">
        <style:list-level-properties text:list-level-position-and-space-mode="label-alignment">
          <style:list-level-label-alignment text:label-followed-by="listtab" fo:text-indent="-0.635cm" fo:margin-left="10.663cm"/>
        </style:list-level-properties>
        <style:text-properties style:font-name="Courier New1"/>
      </text:list-level-style-bullet>
      <text:list-level-style-bullet text:level="6" text:style-name="WW_5f_CharLFO37LVL6" text:bullet-char="">
        <style:list-level-properties text:list-level-position-and-space-mode="label-alignment">
          <style:list-level-label-alignment text:label-followed-by="listtab" fo:text-indent="-0.635cm" fo:margin-left="11.933cm"/>
        </style:list-level-properties>
        <style:text-properties style:font-name="Wingdings"/>
      </text:list-level-style-bullet>
      <text:list-level-style-bullet text:level="7" text:style-name="WW_5f_CharLFO37LVL7" text:bullet-char="">
        <style:list-level-properties text:list-level-position-and-space-mode="label-alignment">
          <style:list-level-label-alignment text:label-followed-by="listtab" fo:text-indent="-0.635cm" fo:margin-left="13.203cm"/>
        </style:list-level-properties>
        <style:text-properties style:font-name="Symbol"/>
      </text:list-level-style-bullet>
      <text:list-level-style-bullet text:level="8" text:style-name="WW_5f_CharLFO37LVL8" text:bullet-char="o">
        <style:list-level-properties text:list-level-position-and-space-mode="label-alignment">
          <style:list-level-label-alignment text:label-followed-by="listtab" fo:text-indent="-0.635cm" fo:margin-left="14.473cm"/>
        </style:list-level-properties>
        <style:text-properties style:font-name="Courier New1"/>
      </text:list-level-style-bullet>
      <text:list-level-style-bullet text:level="9" text:style-name="WW_5f_CharLFO37LVL9" text:bullet-char="">
        <style:list-level-properties text:list-level-position-and-space-mode="label-alignment">
          <style:list-level-label-alignment text:label-followed-by="listtab" fo:text-indent="-0.635cm" fo:margin-left="15.7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78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0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5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86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5.13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40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6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style:num-suffix="." style:num-format="a" style:num-letter-sync="true" text:start-value="6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5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7.52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7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0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1.3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6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8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5.14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41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68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bullet text:level="1" text:style-name="WW_5f_CharLFO41LVL1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2" text:style-name="WW_5f_CharLFO4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_5f_CharLFO4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_5f_CharLFO4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_5f_CharLFO4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bullet text:level="1" text:style-name="WW_5f_CharLFO42LVL1" text:bullet-char="">
        <style:list-level-properties text:list-level-position-and-space-mode="label-alignment">
          <style:list-level-label-alignment text:label-followed-by="listtab" fo:text-indent="-0.635cm" fo:margin-left="8.176cm"/>
        </style:list-level-properties>
        <style:text-properties style:font-name="Wingdings"/>
      </text:list-level-style-bullet>
      <text:list-level-style-bullet text:level="2" text:style-name="WW_5f_CharLFO42LVL2" text:bullet-char="o">
        <style:list-level-properties text:list-level-position-and-space-mode="label-alignment">
          <style:list-level-label-alignment text:label-followed-by="listtab" fo:text-indent="-0.635cm" fo:margin-left="9.446cm"/>
        </style:list-level-properties>
        <style:text-properties style:font-name="Courier New1"/>
      </text:list-level-style-bullet>
      <text:list-level-style-bullet text:level="3" text:style-name="WW_5f_CharLFO42LVL3" text:bullet-char="">
        <style:list-level-properties text:list-level-position-and-space-mode="label-alignment">
          <style:list-level-label-alignment text:label-followed-by="listtab" fo:text-indent="-0.635cm" fo:margin-left="10.716cm"/>
        </style:list-level-properties>
        <style:text-properties style:font-name="Wingdings"/>
      </text:list-level-style-bullet>
      <text:list-level-style-bullet text:level="4" text:style-name="WW_5f_CharLFO42LVL4" text:bullet-char="">
        <style:list-level-properties text:list-level-position-and-space-mode="label-alignment">
          <style:list-level-label-alignment text:label-followed-by="listtab" fo:text-indent="-0.635cm" fo:margin-left="11.986cm"/>
        </style:list-level-properties>
        <style:text-properties style:font-name="Symbol"/>
      </text:list-level-style-bullet>
      <text:list-level-style-bullet text:level="5" text:style-name="WW_5f_CharLFO42LVL5" text:bullet-char="o">
        <style:list-level-properties text:list-level-position-and-space-mode="label-alignment">
          <style:list-level-label-alignment text:label-followed-by="listtab" fo:text-indent="-0.635cm" fo:margin-left="13.256cm"/>
        </style:list-level-properties>
        <style:text-properties style:font-name="Courier New1"/>
      </text:list-level-style-bullet>
      <text:list-level-style-bullet text:level="6" text:style-name="WW_5f_CharLFO42LVL6" text:bullet-char="">
        <style:list-level-properties text:list-level-position-and-space-mode="label-alignment">
          <style:list-level-label-alignment text:label-followed-by="listtab" fo:text-indent="-0.635cm" fo:margin-left="14.526cm"/>
        </style:list-level-properties>
        <style:text-properties style:font-name="Wingdings"/>
      </text:list-level-style-bullet>
      <text:list-level-style-bullet text:level="7" text:style-name="WW_5f_CharLFO42LVL7" text:bullet-char="">
        <style:list-level-properties text:list-level-position-and-space-mode="label-alignment">
          <style:list-level-label-alignment text:label-followed-by="listtab" fo:text-indent="-0.635cm" fo:margin-left="15.796cm"/>
        </style:list-level-properties>
        <style:text-properties style:font-name="Symbol"/>
      </text:list-level-style-bullet>
      <text:list-level-style-bullet text:level="8" text:style-name="WW_5f_CharLFO42LVL8" text:bullet-char="o">
        <style:list-level-properties text:list-level-position-and-space-mode="label-alignment">
          <style:list-level-label-alignment text:label-followed-by="listtab" fo:text-indent="-0.635cm" fo:margin-left="17.066cm"/>
        </style:list-level-properties>
        <style:text-properties style:font-name="Courier New1"/>
      </text:list-level-style-bullet>
      <text:list-level-style-bullet text:level="9" text:style-name="WW_5f_CharLFO42LVL9" text:bullet-char="">
        <style:list-level-properties text:list-level-position-and-space-mode="label-alignment">
          <style:list-level-label-alignment text:label-followed-by="listtab" fo:text-indent="-0.635cm" fo:margin-left="18.3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style:num-suffix="." style:num-format="a" style:num-letter-sync="true" text:start-value="6">
        <style:list-level-properties text:list-level-position-and-space-mode="label-alignment">
          <style:list-level-label-alignment text:label-followed-by="listtab" fo:text-indent="-0.635cm" fo:margin-left="7.83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37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1.64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91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1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5.4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72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99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bullet text:level="1" text:style-name="WW_5f_CharLFO44LVL1" text:bullet-char="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Wingdings"/>
      </text:list-level-style-bullet>
      <text:list-level-style-bullet text:level="2" text:style-name="WW_5f_CharLFO44LVL2" text:bullet-char="o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Courier New1"/>
      </text:list-level-style-bullet>
      <text:list-level-style-bullet text:level="3" text:style-name="WW_5f_CharLFO44LVL3" text:bullet-char="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Wingdings"/>
      </text:list-level-style-bullet>
      <text:list-level-style-bullet text:level="4" text:style-name="WW_5f_CharLFO44LVL4" text:bullet-char="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Symbol"/>
      </text:list-level-style-bullet>
      <text:list-level-style-bullet text:level="5" text:style-name="WW_5f_CharLFO44LVL5" text:bullet-char="o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Courier New1"/>
      </text:list-level-style-bullet>
      <text:list-level-style-bullet text:level="6" text:style-name="WW_5f_CharLFO44LVL6" text:bullet-char="">
        <style:list-level-properties text:list-level-position-and-space-mode="label-alignment">
          <style:list-level-label-alignment text:label-followed-by="listtab" fo:text-indent="-0.635cm" fo:margin-left="13.309cm"/>
        </style:list-level-properties>
        <style:text-properties style:font-name="Wingdings"/>
      </text:list-level-style-bullet>
      <text:list-level-style-bullet text:level="7" text:style-name="WW_5f_CharLFO44LVL7" text:bullet-char="">
        <style:list-level-properties text:list-level-position-and-space-mode="label-alignment">
          <style:list-level-label-alignment text:label-followed-by="listtab" fo:text-indent="-0.635cm" fo:margin-left="14.579cm"/>
        </style:list-level-properties>
        <style:text-properties style:font-name="Symbol"/>
      </text:list-level-style-bullet>
      <text:list-level-style-bullet text:level="8" text:style-name="WW_5f_CharLFO44LVL8" text:bullet-char="o">
        <style:list-level-properties text:list-level-position-and-space-mode="label-alignment">
          <style:list-level-label-alignment text:label-followed-by="listtab" fo:text-indent="-0.635cm" fo:margin-left="15.849cm"/>
        </style:list-level-properties>
        <style:text-properties style:font-name="Courier New1"/>
      </text:list-level-style-bullet>
      <text:list-level-style-bullet text:level="9" text:style-name="WW_5f_CharLFO44LVL9" text:bullet-char="">
        <style:list-level-properties text:list-level-position-and-space-mode="label-alignment">
          <style:list-level-label-alignment text:label-followed-by="listtab" fo:text-indent="-0.635cm" fo:margin-left="17.11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bullet text:level="1" text:style-name="WW_5f_CharLFO45LVL1" text:bullet-char="o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Courier New1"/>
      </text:list-level-style-bullet>
      <text:list-level-style-bullet text:level="2" text:style-name="WW_5f_CharLFO45LVL2" text:bullet-char="o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Courier New1"/>
      </text:list-level-style-bullet>
      <text:list-level-style-bullet text:level="3" text:style-name="WW_5f_CharLFO45LVL3" text:bullet-char="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Wingdings"/>
      </text:list-level-style-bullet>
      <text:list-level-style-bullet text:level="4" text:style-name="WW_5f_CharLFO45LVL4" text:bullet-char="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Symbol"/>
      </text:list-level-style-bullet>
      <text:list-level-style-bullet text:level="5" text:style-name="WW_5f_CharLFO45LVL5" text:bullet-char="o">
        <style:list-level-properties text:list-level-position-and-space-mode="label-alignment">
          <style:list-level-label-alignment text:label-followed-by="listtab" fo:text-indent="-0.635cm" fo:margin-left="13.309cm"/>
        </style:list-level-properties>
        <style:text-properties style:font-name="Courier New1"/>
      </text:list-level-style-bullet>
      <text:list-level-style-bullet text:level="6" text:style-name="WW_5f_CharLFO45LVL6" text:bullet-char="">
        <style:list-level-properties text:list-level-position-and-space-mode="label-alignment">
          <style:list-level-label-alignment text:label-followed-by="listtab" fo:text-indent="-0.635cm" fo:margin-left="14.579cm"/>
        </style:list-level-properties>
        <style:text-properties style:font-name="Wingdings"/>
      </text:list-level-style-bullet>
      <text:list-level-style-bullet text:level="7" text:style-name="WW_5f_CharLFO45LVL7" text:bullet-char="">
        <style:list-level-properties text:list-level-position-and-space-mode="label-alignment">
          <style:list-level-label-alignment text:label-followed-by="listtab" fo:text-indent="-0.635cm" fo:margin-left="15.849cm"/>
        </style:list-level-properties>
        <style:text-properties style:font-name="Symbol"/>
      </text:list-level-style-bullet>
      <text:list-level-style-bullet text:level="8" text:style-name="WW_5f_CharLFO45LVL8" text:bullet-char="o">
        <style:list-level-properties text:list-level-position-and-space-mode="label-alignment">
          <style:list-level-label-alignment text:label-followed-by="listtab" fo:text-indent="-0.635cm" fo:margin-left="17.119cm"/>
        </style:list-level-properties>
        <style:text-properties style:font-name="Courier New1"/>
      </text:list-level-style-bullet>
      <text:list-level-style-bullet text:level="9" text:style-name="WW_5f_CharLFO45LVL9" text:bullet-char="">
        <style:list-level-properties text:list-level-position-and-space-mode="label-alignment">
          <style:list-level-label-alignment text:label-followed-by="listtab" fo:text-indent="-0.635cm" fo:margin-left="18.3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bullet text:level="1" text:style-name="WW_5f_CharLFO46LVL1" text:bullet-char="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Wingdings"/>
      </text:list-level-style-bullet>
      <text:list-level-style-bullet text:level="2" text:style-name="WW_5f_CharLFO46LVL2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style:font-name="Courier New1"/>
      </text:list-level-style-bullet>
      <text:list-level-style-bullet text:level="3" text:style-name="WW_5f_CharLFO46LVL3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4" text:style-name="WW_5f_CharLFO46LVL4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5" text:style-name="WW_5f_CharLFO46LVL5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style:font-name="Courier New1"/>
      </text:list-level-style-bullet>
      <text:list-level-style-bullet text:level="6" text:style-name="WW_5f_CharLFO46LVL6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bullet text:level="7" text:style-name="WW_5f_CharLFO46LVL7" text:bullet-char="">
        <style:list-level-properties text:list-level-position-and-space-mode="label-alignment">
          <style:list-level-label-alignment text:label-followed-by="listtab" fo:text-indent="-0.635cm" fo:margin-left="14.201cm"/>
        </style:list-level-properties>
        <style:text-properties style:font-name="Symbol"/>
      </text:list-level-style-bullet>
      <text:list-level-style-bullet text:level="8" text:style-name="WW_5f_CharLFO46LVL8" text:bullet-char="o">
        <style:list-level-properties text:list-level-position-and-space-mode="label-alignment">
          <style:list-level-label-alignment text:label-followed-by="listtab" fo:text-indent="-0.635cm" fo:margin-left="15.471cm"/>
        </style:list-level-properties>
        <style:text-properties style:font-name="Courier New1"/>
      </text:list-level-style-bullet>
      <text:list-level-style-bullet text:level="9" text:style-name="WW_5f_CharLFO46LVL9" text:bullet-char="">
        <style:list-level-properties text:list-level-position-and-space-mode="label-alignment">
          <style:list-level-label-alignment text:label-followed-by="listtab" fo:text-indent="-0.635cm" fo:margin-left="16.74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bullet text:level="1" text:style-name="WW_5f_CharLFO47LVL1" text:bullet-char="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Wingdings"/>
      </text:list-level-style-bullet>
      <text:list-level-style-bullet text:level="2" text:style-name="WW_5f_CharLFO47LVL2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style:font-name="Courier New1"/>
      </text:list-level-style-bullet>
      <text:list-level-style-bullet text:level="3" text:style-name="WW_5f_CharLFO47LVL3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4" text:style-name="WW_5f_CharLFO47LVL4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5" text:style-name="WW_5f_CharLFO47LVL5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style:font-name="Courier New1"/>
      </text:list-level-style-bullet>
      <text:list-level-style-bullet text:level="6" text:style-name="WW_5f_CharLFO47LVL6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bullet text:level="7" text:style-name="WW_5f_CharLFO47LVL7" text:bullet-char="">
        <style:list-level-properties text:list-level-position-and-space-mode="label-alignment">
          <style:list-level-label-alignment text:label-followed-by="listtab" fo:text-indent="-0.635cm" fo:margin-left="14.201cm"/>
        </style:list-level-properties>
        <style:text-properties style:font-name="Symbol"/>
      </text:list-level-style-bullet>
      <text:list-level-style-bullet text:level="8" text:style-name="WW_5f_CharLFO47LVL8" text:bullet-char="o">
        <style:list-level-properties text:list-level-position-and-space-mode="label-alignment">
          <style:list-level-label-alignment text:label-followed-by="listtab" fo:text-indent="-0.635cm" fo:margin-left="15.471cm"/>
        </style:list-level-properties>
        <style:text-properties style:font-name="Courier New1"/>
      </text:list-level-style-bullet>
      <text:list-level-style-bullet text:level="9" text:style-name="WW_5f_CharLFO47LVL9" text:bullet-char="">
        <style:list-level-properties text:list-level-position-and-space-mode="label-alignment">
          <style:list-level-label-alignment text:label-followed-by="listtab" fo:text-indent="-0.635cm" fo:margin-left="16.74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31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5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12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39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93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6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21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48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02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29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56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8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1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9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bullet text:level="1" text:style-name="WW_5f_CharLFO51LVL1" text:bullet-char="">
        <style:list-level-properties text:list-level-position-and-space-mode="label-alignment">
          <style:list-level-label-alignment text:label-followed-by="listtab" fo:text-indent="-0.635cm" fo:margin-left="4.676cm"/>
        </style:list-level-properties>
        <style:text-properties style:font-name="Wingdings"/>
      </text:list-level-style-bullet>
      <text:list-level-style-bullet text:level="2" text:style-name="WW_5f_CharLFO51LVL2" text:bullet-char="o">
        <style:list-level-properties text:list-level-position-and-space-mode="label-alignment">
          <style:list-level-label-alignment text:label-followed-by="listtab" fo:text-indent="-0.635cm" fo:margin-left="5.946cm"/>
        </style:list-level-properties>
        <style:text-properties style:font-name="Courier New1"/>
      </text:list-level-style-bullet>
      <text:list-level-style-bullet text:level="3" text:style-name="WW_5f_CharLFO51LVL3" text:bullet-char="">
        <style:list-level-properties text:list-level-position-and-space-mode="label-alignment">
          <style:list-level-label-alignment text:label-followed-by="listtab" fo:text-indent="-0.635cm" fo:margin-left="7.216cm"/>
        </style:list-level-properties>
        <style:text-properties style:font-name="Wingdings"/>
      </text:list-level-style-bullet>
      <text:list-level-style-bullet text:level="4" text:style-name="WW_5f_CharLFO51LVL4" text:bullet-char="">
        <style:list-level-properties text:list-level-position-and-space-mode="label-alignment">
          <style:list-level-label-alignment text:label-followed-by="listtab" fo:text-indent="-0.635cm" fo:margin-left="8.486cm"/>
        </style:list-level-properties>
        <style:text-properties style:font-name="Symbol"/>
      </text:list-level-style-bullet>
      <text:list-level-style-bullet text:level="5" text:style-name="WW_5f_CharLFO51LVL5" text:bullet-char="o">
        <style:list-level-properties text:list-level-position-and-space-mode="label-alignment">
          <style:list-level-label-alignment text:label-followed-by="listtab" fo:text-indent="-0.635cm" fo:margin-left="9.756cm"/>
        </style:list-level-properties>
        <style:text-properties style:font-name="Courier New1"/>
      </text:list-level-style-bullet>
      <text:list-level-style-bullet text:level="6" text:style-name="WW_5f_CharLFO51LVL6" text:bullet-char="">
        <style:list-level-properties text:list-level-position-and-space-mode="label-alignment">
          <style:list-level-label-alignment text:label-followed-by="listtab" fo:text-indent="-0.635cm" fo:margin-left="11.026cm"/>
        </style:list-level-properties>
        <style:text-properties style:font-name="Wingdings"/>
      </text:list-level-style-bullet>
      <text:list-level-style-bullet text:level="7" text:style-name="WW_5f_CharLFO51LVL7" text:bullet-char="">
        <style:list-level-properties text:list-level-position-and-space-mode="label-alignment">
          <style:list-level-label-alignment text:label-followed-by="listtab" fo:text-indent="-0.635cm" fo:margin-left="12.296cm"/>
        </style:list-level-properties>
        <style:text-properties style:font-name="Symbol"/>
      </text:list-level-style-bullet>
      <text:list-level-style-bullet text:level="8" text:style-name="WW_5f_CharLFO51LVL8" text:bullet-char="o">
        <style:list-level-properties text:list-level-position-and-space-mode="label-alignment">
          <style:list-level-label-alignment text:label-followed-by="listtab" fo:text-indent="-0.635cm" fo:margin-left="13.566cm"/>
        </style:list-level-properties>
        <style:text-properties style:font-name="Courier New1"/>
      </text:list-level-style-bullet>
      <text:list-level-style-bullet text:level="9" text:style-name="WW_5f_CharLFO51LVL9" text:bullet-char="">
        <style:list-level-properties text:list-level-position-and-space-mode="label-alignment">
          <style:list-level-label-alignment text:label-followed-by="listtab" fo:text-indent="-0.635cm" fo:margin-left="14.8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bullet text:level="1" text:style-name="WW_5f_CharLFO52LVL1" text:bullet-char="o">
        <style:list-level-properties text:list-level-position-and-space-mode="label-alignment">
          <style:list-level-label-alignment text:label-followed-by="listtab" fo:text-indent="-0.635cm" fo:margin-left="5.946cm"/>
        </style:list-level-properties>
        <style:text-properties style:font-name="Courier New1"/>
      </text:list-level-style-bullet>
      <text:list-level-style-bullet text:level="2" text:style-name="WW_5f_CharLFO52LVL2" text:bullet-char="o">
        <style:list-level-properties text:list-level-position-and-space-mode="label-alignment">
          <style:list-level-label-alignment text:label-followed-by="listtab" fo:text-indent="-0.635cm" fo:margin-left="7.216cm"/>
        </style:list-level-properties>
        <style:text-properties style:font-name="Courier New1"/>
      </text:list-level-style-bullet>
      <text:list-level-style-bullet text:level="3" text:style-name="WW_5f_CharLFO52LVL3" text:bullet-char="">
        <style:list-level-properties text:list-level-position-and-space-mode="label-alignment">
          <style:list-level-label-alignment text:label-followed-by="listtab" fo:text-indent="-0.635cm" fo:margin-left="8.486cm"/>
        </style:list-level-properties>
        <style:text-properties style:font-name="Wingdings"/>
      </text:list-level-style-bullet>
      <text:list-level-style-bullet text:level="4" text:style-name="WW_5f_CharLFO52LVL4" text:bullet-char="">
        <style:list-level-properties text:list-level-position-and-space-mode="label-alignment">
          <style:list-level-label-alignment text:label-followed-by="listtab" fo:text-indent="-0.635cm" fo:margin-left="9.756cm"/>
        </style:list-level-properties>
        <style:text-properties style:font-name="Symbol"/>
      </text:list-level-style-bullet>
      <text:list-level-style-bullet text:level="5" text:style-name="WW_5f_CharLFO52LVL5" text:bullet-char="o">
        <style:list-level-properties text:list-level-position-and-space-mode="label-alignment">
          <style:list-level-label-alignment text:label-followed-by="listtab" fo:text-indent="-0.635cm" fo:margin-left="11.026cm"/>
        </style:list-level-properties>
        <style:text-properties style:font-name="Courier New1"/>
      </text:list-level-style-bullet>
      <text:list-level-style-bullet text:level="6" text:style-name="WW_5f_CharLFO52LVL6" text:bullet-char="">
        <style:list-level-properties text:list-level-position-and-space-mode="label-alignment">
          <style:list-level-label-alignment text:label-followed-by="listtab" fo:text-indent="-0.635cm" fo:margin-left="12.296cm"/>
        </style:list-level-properties>
        <style:text-properties style:font-name="Wingdings"/>
      </text:list-level-style-bullet>
      <text:list-level-style-bullet text:level="7" text:style-name="WW_5f_CharLFO52LVL7" text:bullet-char="">
        <style:list-level-properties text:list-level-position-and-space-mode="label-alignment">
          <style:list-level-label-alignment text:label-followed-by="listtab" fo:text-indent="-0.635cm" fo:margin-left="13.566cm"/>
        </style:list-level-properties>
        <style:text-properties style:font-name="Symbol"/>
      </text:list-level-style-bullet>
      <text:list-level-style-bullet text:level="8" text:style-name="WW_5f_CharLFO52LVL8" text:bullet-char="o">
        <style:list-level-properties text:list-level-position-and-space-mode="label-alignment">
          <style:list-level-label-alignment text:label-followed-by="listtab" fo:text-indent="-0.635cm" fo:margin-left="14.836cm"/>
        </style:list-level-properties>
        <style:text-properties style:font-name="Courier New1"/>
      </text:list-level-style-bullet>
      <text:list-level-style-bullet text:level="9" text:style-name="WW_5f_CharLFO52LVL9" text:bullet-char="">
        <style:list-level-properties text:list-level-position-and-space-mode="label-alignment">
          <style:list-level-label-alignment text:label-followed-by="listtab" fo:text-indent="-0.635cm" fo:margin-left="16.1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21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8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9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6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4.83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10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3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bullet text:level="1" text:style-name="WW_5f_CharLFO54LVL1" text:bullet-char="">
        <style:list-level-properties text:list-level-position-and-space-mode="label-alignment">
          <style:list-level-label-alignment text:label-followed-by="listtab" fo:text-indent="-0.635cm" fo:margin-left="4.676cm"/>
        </style:list-level-properties>
        <style:text-properties style:font-name="Wingdings"/>
      </text:list-level-style-bullet>
      <text:list-level-style-bullet text:level="2" text:style-name="WW_5f_CharLFO54LVL2" text:bullet-char="o">
        <style:list-level-properties text:list-level-position-and-space-mode="label-alignment">
          <style:list-level-label-alignment text:label-followed-by="listtab" fo:text-indent="-0.635cm" fo:margin-left="5.946cm"/>
        </style:list-level-properties>
        <style:text-properties style:font-name="Courier New1"/>
      </text:list-level-style-bullet>
      <text:list-level-style-bullet text:level="3" text:style-name="WW_5f_CharLFO54LVL3" text:bullet-char="">
        <style:list-level-properties text:list-level-position-and-space-mode="label-alignment">
          <style:list-level-label-alignment text:label-followed-by="listtab" fo:text-indent="-0.635cm" fo:margin-left="7.216cm"/>
        </style:list-level-properties>
        <style:text-properties style:font-name="Wingdings"/>
      </text:list-level-style-bullet>
      <text:list-level-style-bullet text:level="4" text:style-name="WW_5f_CharLFO54LVL4" text:bullet-char="">
        <style:list-level-properties text:list-level-position-and-space-mode="label-alignment">
          <style:list-level-label-alignment text:label-followed-by="listtab" fo:text-indent="-0.635cm" fo:margin-left="8.486cm"/>
        </style:list-level-properties>
        <style:text-properties style:font-name="Symbol"/>
      </text:list-level-style-bullet>
      <text:list-level-style-bullet text:level="5" text:style-name="WW_5f_CharLFO54LVL5" text:bullet-char="o">
        <style:list-level-properties text:list-level-position-and-space-mode="label-alignment">
          <style:list-level-label-alignment text:label-followed-by="listtab" fo:text-indent="-0.635cm" fo:margin-left="9.756cm"/>
        </style:list-level-properties>
        <style:text-properties style:font-name="Courier New1"/>
      </text:list-level-style-bullet>
      <text:list-level-style-bullet text:level="6" text:style-name="WW_5f_CharLFO54LVL6" text:bullet-char="">
        <style:list-level-properties text:list-level-position-and-space-mode="label-alignment">
          <style:list-level-label-alignment text:label-followed-by="listtab" fo:text-indent="-0.635cm" fo:margin-left="11.026cm"/>
        </style:list-level-properties>
        <style:text-properties style:font-name="Wingdings"/>
      </text:list-level-style-bullet>
      <text:list-level-style-bullet text:level="7" text:style-name="WW_5f_CharLFO54LVL7" text:bullet-char="">
        <style:list-level-properties text:list-level-position-and-space-mode="label-alignment">
          <style:list-level-label-alignment text:label-followed-by="listtab" fo:text-indent="-0.635cm" fo:margin-left="12.296cm"/>
        </style:list-level-properties>
        <style:text-properties style:font-name="Symbol"/>
      </text:list-level-style-bullet>
      <text:list-level-style-bullet text:level="8" text:style-name="WW_5f_CharLFO54LVL8" text:bullet-char="o">
        <style:list-level-properties text:list-level-position-and-space-mode="label-alignment">
          <style:list-level-label-alignment text:label-followed-by="listtab" fo:text-indent="-0.635cm" fo:margin-left="13.566cm"/>
        </style:list-level-properties>
        <style:text-properties style:font-name="Courier New1"/>
      </text:list-level-style-bullet>
      <text:list-level-style-bullet text:level="9" text:style-name="WW_5f_CharLFO54LVL9" text:bullet-char="">
        <style:list-level-properties text:list-level-position-and-space-mode="label-alignment">
          <style:list-level-label-alignment text:label-followed-by="listtab" fo:text-indent="-0.635cm" fo:margin-left="14.8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bullet text:level="1" text:style-name="WW_5f_CharLFO55LVL1" text:bullet-char="o">
        <style:list-level-properties text:list-level-position-and-space-mode="label-alignment">
          <style:list-level-label-alignment text:label-followed-by="listtab" fo:text-indent="-0.635cm" fo:margin-left="5.946cm"/>
        </style:list-level-properties>
        <style:text-properties style:font-name="Courier New1"/>
      </text:list-level-style-bullet>
      <text:list-level-style-bullet text:level="2" text:style-name="WW_5f_CharLFO55LVL2" text:bullet-char="o">
        <style:list-level-properties text:list-level-position-and-space-mode="label-alignment">
          <style:list-level-label-alignment text:label-followed-by="listtab" fo:text-indent="-0.635cm" fo:margin-left="7.216cm"/>
        </style:list-level-properties>
        <style:text-properties style:font-name="Courier New1"/>
      </text:list-level-style-bullet>
      <text:list-level-style-bullet text:level="3" text:style-name="WW_5f_CharLFO55LVL3" text:bullet-char="">
        <style:list-level-properties text:list-level-position-and-space-mode="label-alignment">
          <style:list-level-label-alignment text:label-followed-by="listtab" fo:text-indent="-0.635cm" fo:margin-left="8.486cm"/>
        </style:list-level-properties>
        <style:text-properties style:font-name="Wingdings"/>
      </text:list-level-style-bullet>
      <text:list-level-style-bullet text:level="4" text:style-name="WW_5f_CharLFO55LVL4" text:bullet-char="">
        <style:list-level-properties text:list-level-position-and-space-mode="label-alignment">
          <style:list-level-label-alignment text:label-followed-by="listtab" fo:text-indent="-0.635cm" fo:margin-left="9.756cm"/>
        </style:list-level-properties>
        <style:text-properties style:font-name="Symbol"/>
      </text:list-level-style-bullet>
      <text:list-level-style-bullet text:level="5" text:style-name="WW_5f_CharLFO55LVL5" text:bullet-char="o">
        <style:list-level-properties text:list-level-position-and-space-mode="label-alignment">
          <style:list-level-label-alignment text:label-followed-by="listtab" fo:text-indent="-0.635cm" fo:margin-left="11.026cm"/>
        </style:list-level-properties>
        <style:text-properties style:font-name="Courier New1"/>
      </text:list-level-style-bullet>
      <text:list-level-style-bullet text:level="6" text:style-name="WW_5f_CharLFO55LVL6" text:bullet-char="">
        <style:list-level-properties text:list-level-position-and-space-mode="label-alignment">
          <style:list-level-label-alignment text:label-followed-by="listtab" fo:text-indent="-0.635cm" fo:margin-left="12.296cm"/>
        </style:list-level-properties>
        <style:text-properties style:font-name="Wingdings"/>
      </text:list-level-style-bullet>
      <text:list-level-style-bullet text:level="7" text:style-name="WW_5f_CharLFO55LVL7" text:bullet-char="">
        <style:list-level-properties text:list-level-position-and-space-mode="label-alignment">
          <style:list-level-label-alignment text:label-followed-by="listtab" fo:text-indent="-0.635cm" fo:margin-left="13.566cm"/>
        </style:list-level-properties>
        <style:text-properties style:font-name="Symbol"/>
      </text:list-level-style-bullet>
      <text:list-level-style-bullet text:level="8" text:style-name="WW_5f_CharLFO55LVL8" text:bullet-char="o">
        <style:list-level-properties text:list-level-position-and-space-mode="label-alignment">
          <style:list-level-label-alignment text:label-followed-by="listtab" fo:text-indent="-0.635cm" fo:margin-left="14.836cm"/>
        </style:list-level-properties>
        <style:text-properties style:font-name="Courier New1"/>
      </text:list-level-style-bullet>
      <text:list-level-style-bullet text:level="9" text:style-name="WW_5f_CharLFO55LVL9" text:bullet-char="">
        <style:list-level-properties text:list-level-position-and-space-mode="label-alignment">
          <style:list-level-label-alignment text:label-followed-by="listtab" fo:text-indent="-0.635cm" fo:margin-left="16.1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bullet text:level="1" text:style-name="WW_5f_CharLFO56LVL1" text:bullet-char="o">
        <style:list-level-properties text:list-level-position-and-space-mode="label-alignment">
          <style:list-level-label-alignment text:label-followed-by="listtab" fo:text-indent="-0.635cm" fo:margin-left="5.946cm"/>
        </style:list-level-properties>
        <style:text-properties style:font-name="Courier New1"/>
      </text:list-level-style-bullet>
      <text:list-level-style-bullet text:level="2" text:style-name="WW_5f_CharLFO56LVL2" text:bullet-char="o">
        <style:list-level-properties text:list-level-position-and-space-mode="label-alignment">
          <style:list-level-label-alignment text:label-followed-by="listtab" fo:text-indent="-0.635cm" fo:margin-left="7.216cm"/>
        </style:list-level-properties>
        <style:text-properties style:font-name="Courier New1"/>
      </text:list-level-style-bullet>
      <text:list-level-style-bullet text:level="3" text:style-name="WW_5f_CharLFO56LVL3" text:bullet-char="">
        <style:list-level-properties text:list-level-position-and-space-mode="label-alignment">
          <style:list-level-label-alignment text:label-followed-by="listtab" fo:text-indent="-0.635cm" fo:margin-left="8.486cm"/>
        </style:list-level-properties>
        <style:text-properties style:font-name="Wingdings"/>
      </text:list-level-style-bullet>
      <text:list-level-style-bullet text:level="4" text:style-name="WW_5f_CharLFO56LVL4" text:bullet-char="">
        <style:list-level-properties text:list-level-position-and-space-mode="label-alignment">
          <style:list-level-label-alignment text:label-followed-by="listtab" fo:text-indent="-0.635cm" fo:margin-left="9.756cm"/>
        </style:list-level-properties>
        <style:text-properties style:font-name="Symbol"/>
      </text:list-level-style-bullet>
      <text:list-level-style-bullet text:level="5" text:style-name="WW_5f_CharLFO56LVL5" text:bullet-char="o">
        <style:list-level-properties text:list-level-position-and-space-mode="label-alignment">
          <style:list-level-label-alignment text:label-followed-by="listtab" fo:text-indent="-0.635cm" fo:margin-left="11.026cm"/>
        </style:list-level-properties>
        <style:text-properties style:font-name="Courier New1"/>
      </text:list-level-style-bullet>
      <text:list-level-style-bullet text:level="6" text:style-name="WW_5f_CharLFO56LVL6" text:bullet-char="">
        <style:list-level-properties text:list-level-position-and-space-mode="label-alignment">
          <style:list-level-label-alignment text:label-followed-by="listtab" fo:text-indent="-0.635cm" fo:margin-left="12.296cm"/>
        </style:list-level-properties>
        <style:text-properties style:font-name="Wingdings"/>
      </text:list-level-style-bullet>
      <text:list-level-style-bullet text:level="7" text:style-name="WW_5f_CharLFO56LVL7" text:bullet-char="">
        <style:list-level-properties text:list-level-position-and-space-mode="label-alignment">
          <style:list-level-label-alignment text:label-followed-by="listtab" fo:text-indent="-0.635cm" fo:margin-left="13.566cm"/>
        </style:list-level-properties>
        <style:text-properties style:font-name="Symbol"/>
      </text:list-level-style-bullet>
      <text:list-level-style-bullet text:level="8" text:style-name="WW_5f_CharLFO56LVL8" text:bullet-char="o">
        <style:list-level-properties text:list-level-position-and-space-mode="label-alignment">
          <style:list-level-label-alignment text:label-followed-by="listtab" fo:text-indent="-0.635cm" fo:margin-left="14.836cm"/>
        </style:list-level-properties>
        <style:text-properties style:font-name="Courier New1"/>
      </text:list-level-style-bullet>
      <text:list-level-style-bullet text:level="9" text:style-name="WW_5f_CharLFO56LVL9" text:bullet-char="">
        <style:list-level-properties text:list-level-position-and-space-mode="label-alignment">
          <style:list-level-label-alignment text:label-followed-by="listtab" fo:text-indent="-0.635cm" fo:margin-left="16.1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/>
      <text:p text:style-name="P56">TRELLO FEATURES </text:p>
      <text:p text:style-name="P57">(Web features)</text:p>
      <text:p text:style-name="P47">1.Login:</text:p>
      <text:p text:style-name="P41"><text:tab/><text:tab/>a) Sign up-its free</text:p>
      <text:p text:style-name="P41"><text:tab/><text:tab/>b) Login</text:p>
      <text:p text:style-name="P47">2. Apps:</text:p>
      <text:p text:style-name="P41"><text:tab/>(I) Switch to</text:p>
      <text:p text:style-name="P41"><text:tab/><text:tab/>A) Trello </text:p>
      <text:p text:style-name="P41"><text:tab/><text:tab/>B) Atlassian start</text:p>
      <text:list xml:id="list1411384783" text:style-name="WWNum3">
        <text:list-item>
          <text:p text:style-name="P105">Account Settings</text:p>
        </text:list-item>
        <text:list-item>
          <text:p text:style-name="P105">Atlassian Support</text:p>
        </text:list-item>
        <text:list-item>
          <text:p text:style-name="P105">Atlassian Community</text:p>
        </text:list-item>
        <text:list-item>
          <text:p text:style-name="P105">Self Managed licensing</text:p>
        </text:list-item>
        <text:list-item>
          <text:p text:style-name="P105">Atlassian Documentation</text:p>
        </text:list-item>
        <text:list-item>
          <text:p text:style-name="P105">Atlassian.com</text:p>
        </text:list-item>
      </text:list>
      <text:p text:style-name="P41"><text:s text:c="11"/>(II) Discover</text:p>
      <text:list xml:id="list2757583765" text:style-name="WWNum7">
        <text:list-item>
          <text:p text:style-name="P106">Confluence – Create, Collaborate and Keep Everything in one place.</text:p>
        </text:list-item>
        <text:list-item>
          <text:p text:style-name="P106">Jira Software – Plan, Track and release great software</text:p>
        </text:list-item>
        <text:list-item>
          <text:p text:style-name="P106">Jira Service Management – ITSM that unlocks high-velocity teams, High-velocity service management</text:p>
        </text:list-item>
        <text:list-item>
          <text:p text:style-name="P106">More Atlassian products</text:p>
          <text:list>
            <text:list-item>
              <text:list>
                <text:list-item>
                  <text:p text:style-name="P106">Confluence</text:p>
                </text:list-item>
              </text:list>
            </text:list-item>
          </text:list>
        </text:list-item>
      </text:list>
      <text:list xml:id="list2276831434" text:style-name="L1">
        <text:list-item>
          <text:p text:style-name="P107">Try it</text:p>
        </text:list-item>
      </text:list>
      <text:list xml:id="list993316517" text:style-name="WWNum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8">Edit</text:p>
                            </text:list-item>
                            <text:list-item>
                              <text:p text:style-name="P108">Cloud Terms of service</text:p>
                            </text:list-item>
                            <text:list-item>
                              <text:p text:style-name="P108">Privacy Policy</text:p>
                            </text:list-item>
                            <text:list-item>
                              <text:p text:style-name="P108">Get started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0"><text:span text:style-name="T93">Learn</text:span><text:span text:style-name="T92"> More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24820392032445" text:continue-list="list2757583765" text:style-name="WWNum7">
        <text:list-item>
          <text:list>
            <text:list-item>
              <text:list>
                <text:list-item>
                  <text:p text:style-name="P106">Halp</text:p>
                </text:list-item>
              </text:list>
            </text:list-item>
          </text:list>
        </text:list-item>
      </text:list>
      <text:list xml:id="list523553732" text:style-name="WWNum11">
        <text:list-item>
          <text:p text:style-name="P109">Try it – Going to Halp Website</text:p>
        </text:list-item>
      </text:list>
      <text:p text:style-name="P49"/>
      <text:p text:style-name="P50"/>
      <text:p text:style-name="P50">Home page </text:p>
      <text:p text:style-name="P11">1. Apps</text:p>
      <text:p text:style-name="P11">2. Home</text:p>
      <text:p text:style-name="P11">3. Boards</text:p>
      <text:p text:style-name="P11">4. Jump to</text:p>
      <text:p text:style-name="P11">5. Create</text:p>
      <text:p text:style-name="P11">6. Information</text:p>
      <text:p text:style-name="P11">7. Notification</text:p>
      <text:p text:style-name="P11">8. Account</text:p>
      <text:p text:style-name="P11"><text:soft-page-break/>9. Template</text:p>
      <text:p text:style-name="P11">10. Workspace</text:p>
      <text:p text:style-name="P11">11. Most popular templates</text:p>
      <text:list xml:id="list3232380369" text:style-name="L2">
        <text:list-item>
          <text:p text:style-name="P112">Project managment </text:p>
        </text:list-item>
        <text:list-item>
          <text:p text:style-name="P112">Kanban template</text:p>
        </text:list-item>
        <text:list-item>
          <text:p text:style-name="P112">Simple prject boards</text:p>
        </text:list-item>
        <text:list-item>
          <text:p text:style-name="P112">Remote team hub</text:p>
        </text:list-item>
        <text:list-item>
          <text:p text:style-name="P112">Choose a category</text:p>
        </text:list-item>
      </text:list>
      <text:p text:style-name="P11">12. Recently viewed</text:p>
      <text:p text:style-name="P11">13. Create new board</text:p>
      <text:p text:style-name="P11">14. View all closed boards</text:p>
      <text:p text:style-name="P11">15. <text:s/>Your workspace</text:p>
      <text:list xml:id="list278900100" text:style-name="L3">
        <text:list-item>
          <text:p text:style-name="P113">Boards </text:p>
        </text:list-item>
        <text:list-item>
          <text:p text:style-name="P113">Workspace table </text:p>
        </text:list-item>
        <text:list-item>
          <text:p text:style-name="P113">Members</text:p>
        </text:list-item>
        <text:list-item>
          <text:p text:style-name="P113">Settings</text:p>
        </text:list-item>
        <text:list-item>
          <text:p text:style-name="P113">Upgrade </text:p>
        </text:list-item>
      </text:list>
      <text:p text:style-name="P11">16. Welcome to wokspace</text:p>
      <text:list xml:id="list2671291335" text:style-name="L4">
        <text:list-item>
          <text:p text:style-name="P114">See all boards</text:p>
        </text:list-item>
      </text:list>
      <text:p text:style-name="P11"/>
      <text:list xml:id="list1385519025" text:style-name="L5">
        <text:list-item>
          <text:p text:style-name="P218">Workspace</text:p>
        </text:list-item>
      </text:list>
      <text:p text:style-name="P14">1. Workspace name</text:p>
      <text:list xml:id="list989196937" text:style-name="L6">
        <text:list-item>
          <text:p text:style-name="P115">Getting strarted</text:p>
        </text:list-item>
        <text:list-item>
          <text:p text:style-name="P115">Boards</text:p>
        </text:list-item>
        <text:list-item>
          <text:p text:style-name="P115">Highlights <text:s/></text:p>
        </text:list-item>
        <text:list-item>
          <text:p text:style-name="P115">Workspace table</text:p>
        </text:list-item>
        <text:list-item>
          <text:p text:style-name="P115">Members </text:p>
        </text:list-item>
        <text:list-item>
          <text:p text:style-name="P115">Settings</text:p>
        </text:list-item>
        <text:list-item>
          <text:p text:style-name="P115"><text:span text:style-name="T11">U</text:span>pgrade</text:p>
        </text:list-item>
      </text:list>
      <text:p text:style-name="P14"><text:s/></text:p>
      <text:p text:style-name="P14">a. Getting started </text:p>
      <text:list xml:id="list3258918815" text:style-name="L7">
        <text:list-item>
          <text:p text:style-name="P116">Join a workspace </text:p>
        </text:list-item>
        <text:list-item>
          <text:p text:style-name="P117"><text:s/>Add a boards to your workspace </text:p>
        </text:list-item>
        <text:list-item>
          <text:p text:style-name="P119"><text:span text:style-name="T11"><text:s/>Y</text:span><text:span text:style-name="T1">our work space <text:s/>Existin</text:span><text:span text:style-name="T4">g workspace </text:span></text:p>
        </text:list-item>
      </text:list>
      <text:p text:style-name="P15"><text:s/><text:span text:style-name="T4">1. Board views/ switch views </text:span><text:s/></text:p>
      <text:p text:style-name="P14"><text:tab/><text:tab/>i. Time line </text:p>
      <text:p text:style-name="P14"><text:tab/><text:tab/><text:span text:style-name="T2">ii. Table </text:span></text:p>
      <text:p text:style-name="P20"><text:tab/><text:tab/>iii. Calendar </text:p>
      <text:p text:style-name="P20"><text:tab/><text:tab/>iv. Dashboard </text:p>
      <text:p text:style-name="P20"><text:tab/><text:tab/>v. Map </text:p>
      <text:p text:style-name="P20"><text:tab/> <text:s text:c="9"/>vi. Upgrade now</text:p>
      <text:p text:style-name="P12"><text:span text:style-name="T2"><text:s text:c="2"/></text:span><text:span text:style-name="T14">2. <text:s/></text:span><text:span text:style-name="T2">Show billing history</text:span></text:p>
      <text:list xml:id="list3230723057" text:style-name="L8">
        <text:list-item>
          <text:p text:style-name="P125">Invoice</text:p>
        </text:list-item>
      </text:list>
      <text:list xml:id="list3299445734" text:style-name="L9">
        <text:list-item>
          <text:p text:style-name="P126">Contact us<text:tab/></text:p>
        </text:list-item>
      </text:list>
      <text:p text:style-name="P20"><text:soft-page-break/><text:tab/><text:tab/> <text:s text:c="9"/>a. Visit help site </text:p>
      <text:p text:style-name="P20"><text:tab/><text:tab/><text:tab/>b. All system operational </text:p>
      <text:p text:style-name="P20"><text:tab/><text:tab/><text:tab/>c. Goto community</text:p>
      <text:p text:style-name="P20"><text:s/><text:tab/><text:tab/><text:tab/><text:span text:style-name="T3">d. Get started </text:span></text:p>
      <text:list xml:id="list1329661650" text:style-name="L10">
        <text:list-item>
          <text:p text:style-name="P127">Guide</text:p>
        </text:list-item>
        <text:list-item>
          <text:p text:style-name="P128">Template </text:p>
        </text:list-item>
        <text:list-item>
          <text:p text:style-name="P128">Team solutions </text:p>
        </text:list-item>
        <text:list-item>
          <text:p text:style-name="P128">Webinars </text:p>
        </text:list-item>
      </text:list>
      <text:p text:style-name="P21"><text:tab/><text:tab/><text:tab/><text:span text:style-name="T3">e. Contact support </text:span></text:p>
      <text:p text:style-name="P21"><text:tab/><text:tab/><text:tab/><text:span text:style-name="T3">f. Must- have </text:span></text:p>
      <text:list xml:id="list3471666323" text:style-name="L11">
        <text:list-item>
          <text:p text:style-name="P129">Apps</text:p>
        </text:list-item>
        <text:list-item>
          <text:p text:style-name="P129">Automation </text:p>
        </text:list-item>
        <text:list-item>
          <text:p text:style-name="P129">Integration </text:p>
        </text:list-item>
        <text:list-item>
          <text:p text:style-name="P129">Power-ups </text:p>
        </text:list-item>
        <text:list-item>
          <text:p text:style-name="P129">Views </text:p>
        </text:list-item>
      </text:list>
      <text:p text:style-name="P22"><text:s text:c="30"/><text:tab/><text:tab/><text:tab/><text:tab/><text:tab/></text:p>
      <text:p text:style-name="P22"/>
      <text:p text:style-name="P22"/>
      <text:p text:style-name="P22"><text:tab/><text:tab/><text:tab/>g. Level up</text:p>
      <text:list xml:id="list3556343478" text:style-name="L12">
        <text:list-item>
          <text:p text:style-name="P130">Pricing </text:p>
        </text:list-item>
        <text:list-item>
          <text:p text:style-name="P130">Standard </text:p>
        </text:list-item>
        <text:list-item>
          <text:p text:style-name="P130">Premium </text:p>
        </text:list-item>
        <text:list-item>
          <text:p text:style-name="P130">Enterprice </text:p>
        </text:list-item>
      </text:list>
      <text:p text:style-name="P22"><text:tab/><text:tab/><text:tab/>h. Company </text:p>
      <text:list xml:id="list1797272659" text:style-name="L13">
        <text:list-item>
          <text:p text:style-name="P131">About </text:p>
        </text:list-item>
        <text:list-item>
          <text:p text:style-name="P131">Jobs </text:p>
        </text:list-item>
        <text:list-item>
          <text:p text:style-name="P132">Legal </text:p>
          <text:p text:style-name="P120"><text:span text:style-name="T3"><text:s/></text:span><text:span text:style-name="T13">i.</text:span><text:span text:style-name="T3"> Resource </text:span></text:p>
        </text:list-item>
      </text:list>
      <text:list xml:id="list1035319012" text:style-name="L14">
        <text:list-item>
          <text:p text:style-name="P133">Blog</text:p>
        </text:list-item>
        <text:list-item>
          <text:p text:style-name="P133">Developers<text:tab/><text:tab/></text:p>
        </text:list-item>
        <text:list-item>
          <text:p text:style-name="P133">Help </text:p>
        </text:list-item>
      </text:list>
      <text:p text:style-name="P20"><text:tab/><text:tab/><text:tab/><text:tab/><text:tab/>vii. Learn more about trello primer </text:p>
      <text:p text:style-name="P16"><text:s text:c="10"/><text:tab/><text:tab/> <text:s text:c="2"/><text:tab/> <text:s text:c="3"/><text:tab/> <text:s text:c="9"/><text:span text:style-name="T11">viii</text:span>. Create new boards </text:p>
      <text:p text:style-name="P14"><text:tab/><text:tab/><text:tab/></text:p>
      <text:p text:style-name="P17"><text:tab/><text:tab/></text:p>
      <text:p text:style-name="P17"><text:span text:style-name="T11">3</text:span><text:span text:style-name="T4">. Star/ Unstar </text:span></text:p>
      <text:p text:style-name="P15"><text:span text:style-name="T11">4</text:span><text:span text:style-name="T4">.</text:span> <text:span text:style-name="T4">Workspace visible </text:span></text:p>
      <text:list xml:id="list267534827" text:style-name="L15">
        <text:list-item>
          <text:p text:style-name="P134">Private </text:p>
        </text:list-item>
        <text:list-item>
          <text:p text:style-name="P134">Workspace </text:p>
        </text:list-item>
        <text:list-item>
          <text:p text:style-name="P134">Organize </text:p>
        </text:list-item>
        <text:list-item>
          <text:p text:style-name="P134">Public </text:p>
        </text:list-item>
      </text:list>
      <text:p text:style-name="P18"><text:span text:style-name="T11">5</text:span><text:span text:style-name="T4">.</text:span><text:span text:style-name="T5">Invite to board </text:span></text:p>
      <text:list xml:id="list1868706317" text:style-name="L16">
        <text:list-item>
          <text:p text:style-name="P135">Email address /name </text:p>
        </text:list-item>
        <text:list-item>
          <text:p text:style-name="P118"><text:span text:style-name="T12">i</text:span><text:span text:style-name="T5">nvite with link </text:span></text:p>
        </text:list-item>
      </text:list>
      <text:list xml:id="list773511423" text:style-name="L17">
        <text:list-item>
          <text:p text:style-name="P136">Create link </text:p>
        </text:list-item>
      </text:list>
      <text:p text:style-name="P18"><text:soft-page-break/><text:tab/><text:tab/><text:tab/><text:tab/><text:tab/><text:span text:style-name="T5">i. Copy </text:span></text:p>
      <text:p text:style-name="P18"><text:tab/><text:tab/><text:tab/><text:tab/><text:tab/><text:span text:style-name="T5">ii. QR code download </text:span></text:p>
      <text:p text:style-name="P13"><text:span text:style-name="T11">6</text:span><text:span text:style-name="T5">. To do</text:span></text:p>
      <text:p text:style-name="P13"><text:span text:style-name="T5"><text:s text:c="3"/></text:span><text:span text:style-name="T12">a. </text:span><text:span text:style-name="T5">List actions </text:span></text:p>
      <text:list xml:id="list1336783316" text:style-name="L18">
        <text:list-item>
          <text:p text:style-name="P137">Add card</text:p>
        </text:list-item>
        <text:list-item>
          <text:p text:style-name="P137">Copy list </text:p>
        </text:list-item>
        <text:list-item>
          <text:p text:style-name="P137">Move list </text:p>
        </text:list-item>
        <text:list-item>
          <text:p text:style-name="P137">Watch </text:p>
        </text:list-item>
      </text:list>
      <text:p text:style-name="P19"><text:span text:style-name="T5"><text:s text:c="3"/>b. </text:span><text:span text:style-name="T6">Automation </text:span></text:p>
      <text:list xml:id="list3929246375" text:style-name="L19">
        <text:list-item>
          <text:p text:style-name="P138">When a card is added to the list...</text:p>
        </text:list-item>
        <text:list-item>
          <text:p text:style-name="P138">Every day , sort list by ..</text:p>
        </text:list-item>
        <text:list-item>
          <text:p text:style-name="P138">Every monday , sort list by ....</text:p>
        </text:list-item>
      </text:list>
      <text:p text:style-name="P24"><text:s text:c="2"/>c. Create a cuastomer rule </text:p>
      <text:p text:style-name="P24"><text:s text:c="2"/>d. Move all cards in this list </text:p>
      <text:p text:style-name="P24"><text:s text:c="2"/>e. Archieve all cards in the list </text:p>
      <text:p text:style-name="P24"><text:s text:c="2"/>f. Archieve this list </text:p>
      <text:p text:style-name="P23"/>
      <text:p text:style-name="P23"/>
      <text:p text:style-name="P23"><text:tab/></text:p>
      <text:p text:style-name="P34"/>
      <text:p text:style-name="P34">7.Add card</text:p>
      <text:p text:style-name="P23"><text:tab/><text:tab/><text:span text:style-name="T7">i.</text:span> Add card</text:p>
      <text:p text:style-name="P23"><text:tab/><text:tab/>ii. Create a template </text:p>
      <text:list xml:id="list3914186981" text:style-name="L20">
        <text:list-item>
          <text:p text:style-name="P139">Create a new template </text:p>
        </text:list-item>
      </text:list>
      <text:p text:style-name="P23"><text:tab/><text:tab/><text:span text:style-name="T7">i</text:span><text:span text:style-name="T12">ii</text:span><text:span text:style-name="T7">. Edit </text:span></text:p>
      <text:list xml:id="list1856048860" text:style-name="L21">
        <text:list-item>
          <text:p text:style-name="P146">Open card</text:p>
        </text:list-item>
        <text:list-item>
          <text:p text:style-name="P146">Edit lable </text:p>
        </text:list-item>
        <text:list-item>
          <text:p text:style-name="P146">Change members </text:p>
        </text:list-item>
        <text:list-item>
          <text:p text:style-name="P146">Change cover </text:p>
        </text:list-item>
        <text:list-item>
          <text:p text:style-name="P146">Move </text:p>
        </text:list-item>
        <text:list-item>
          <text:p text:style-name="P146">Copy </text:p>
        </text:list-item>
        <text:list-item>
          <text:p text:style-name="P146">Edit dates </text:p>
        </text:list-item>
        <text:list-item>
          <text:p text:style-name="P146">Archive </text:p>
        </text:list-item>
      </text:list>
      <text:p text:style-name="P23"/>
      <text:p text:style-name="P25">```````````````````````````````````````````````````````````````````````````````````````````````````````</text:p>
      <text:p text:style-name="P27">AFTER CARD IS CREATE </text:p>
      <text:list xml:id="list1021970071" text:style-name="L22">
        <text:list-item>
          <text:p text:style-name="P140">List</text:p>
          <text:p text:style-name="P140"><text:s text:c="6"/>In list to do – move card </text:p>
        </text:list-item>
      </text:list>
      <text:p text:style-name="P27"><text:tab/><text:tab/>a. Select destination </text:p>
      <text:p text:style-name="P27"><text:tab/><text:tab/>b. List </text:p>
      <text:p text:style-name="P27"><text:tab/><text:tab/>c. Position </text:p>
      <text:p text:style-name="P27"><text:tab/><text:tab/>d.Move </text:p>
      <text:list xml:id="list1301867645" text:style-name="L23">
        <text:list-item>
          <text:p text:style-name="P141">Description</text:p>
        </text:list-item>
      </text:list>
      <text:p text:style-name="P27"><text:tab/><text:tab/>Save </text:p>
      <text:list xml:id="list350508673" text:style-name="L24">
        <text:list-item>
          <text:p text:style-name="P142">Activity</text:p>
        </text:list-item>
      </text:list>
      <text:p text:style-name="P27"><text:soft-page-break/><text:tab/><text:tab/>a. Write comment </text:p>
      <text:p text:style-name="P27"><text:tab/><text:tab/>b. Show details / hide details </text:p>
      <text:list xml:id="list161921906" text:style-name="L25">
        <text:list-item>
          <text:p text:style-name="P143">Add to card</text:p>
        </text:list-item>
      </text:list>
      <text:p text:style-name="P27"><text:tab/><text:tab/>a. Members</text:p>
      <text:p text:style-name="P27"><text:tab/><text:tab/><text:tab/>i. Email id </text:p>
      <text:p text:style-name="P27"><text:tab/><text:tab/><text:tab/>ii. Board members </text:p>
      <text:p text:style-name="P27"><text:tab/><text:tab/>b. Labels </text:p>
      <text:p text:style-name="P27"><text:tab/><text:tab/><text:tab/>i. Create a new label </text:p>
      <text:p text:style-name="P27"><text:tab/><text:tab/><text:tab/>ii. Enable / disbale colour blind findly mode </text:p>
      <text:p text:style-name="P27"><text:tab/><text:tab/>c. Check list </text:p>
      <text:p text:style-name="P27"><text:tab/><text:tab/><text:tab/>i. Add </text:p>
      <text:p text:style-name="P27"><text:tab/><text:tab/>d. Dates </text:p>
      <text:p text:style-name="P27"><text:tab/><text:tab/><text:tab/>i. Start date ‘</text:p>
      <text:p text:style-name="P27"><text:tab/><text:tab/><text:tab/>ii. Due date </text:p>
      <text:p text:style-name="P27"><text:tab/><text:tab/><text:tab/>iii. Set due date reminder </text:p>
      <text:list xml:id="list1021423360" text:style-name="L26">
        <text:list-item>
          <text:p text:style-name="P144">one day before </text:p>
        </text:list-item>
        <text:list-item>
          <text:p text:style-name="P144">none</text:p>
        </text:list-item>
        <text:list-item>
          <text:p text:style-name="P144">At time of due date </text:p>
        </text:list-item>
        <text:list-item>
          <text:p text:style-name="P144">5 min before </text:p>
        </text:list-item>
        <text:list-item>
          <text:p text:style-name="P144">10 min before <text:s/></text:p>
        </text:list-item>
      </text:list>
      <text:list xml:id="list1945836521" text:style-name="L27">
        <text:list-item>
          <text:p text:style-name="P145">1 hour befire </text:p>
        </text:list-item>
        <text:list-item>
          <text:p text:style-name="P145">2 hour before </text:p>
        </text:list-item>
        <text:list-item>
          <text:p text:style-name="P145">1 day before </text:p>
        </text:list-item>
        <text:list-item>
          <text:p text:style-name="P145">2 day before </text:p>
        </text:list-item>
      </text:list>
      <text:p text:style-name="P27"><text:s text:c="20"/>iv. Attachment </text:p>
      <text:p text:style-name="P27"><text:s text:c="20"/>v. Cover</text:p>
      <text:p text:style-name="P27"/>
      <text:p text:style-name="P27">e. Power ups </text:p>
      <text:p text:style-name="P27"><text:tab/>i. Add power ups </text:p>
      <text:p text:style-name="P27">f. Automation </text:p>
      <text:p text:style-name="P27"><text:tab/>ii. Add button </text:p>
      <text:p text:style-name="P27">g. action <text:tab/></text:p>
      <text:p text:style-name="P27"><text:tab/>i. Move </text:p>
      <text:p text:style-name="P27"><text:tab/>ii. Copy </text:p>
      <text:p text:style-name="P27"><text:tab/>iii. Make template </text:p>
      <text:p text:style-name="P27"><text:tab/>iv. Watch </text:p>
      <text:p text:style-name="P27"><text:tab/>v. Achieve</text:p>
      <text:p text:style-name="P27"><text:tab/>vi. Share </text:p>
      <text:p text:style-name="P25">```````````````````````````````````````````````````````````````````````````````````````````````````````</text:p>
      <text:list xml:id="list3772875886" text:style-name="L28">
        <text:list-item>
          <text:p text:style-name="P147">Doing </text:p>
        </text:list-item>
      </text:list>
      <text:list xml:id="list658323638" text:style-name="L29">
        <text:list-item>
          <text:p text:style-name="P148">Do </text:p>
        </text:list-item>
        <text:list-item>
          <text:p text:style-name="P148">Add another list </text:p>
        </text:list-item>
      </text:list>
      <text:list xml:id="list1110513704" text:style-name="L30">
        <text:list-item>
          <text:p text:style-name="P149">Rules </text:p>
        </text:list-item>
      </text:list>
      <text:p text:style-name="P26"><text:tab/><text:tab/><text:tab/><text:tab/>a. Create rule – add trigger </text:p>
      <text:list xml:id="list1239203754" text:style-name="L31">
        <text:list-item>
          <text:p text:style-name="P150">Save </text:p>
        </text:list-item>
        <text:list-item>
          <text:p text:style-name="P121"><text:soft-page-break/><text:span text:style-name="T7">Cance</text:span><text:span text:style-name="T14">l</text:span></text:p>
        </text:list-item>
      </text:list>
      <text:list xml:id="list218851594" text:style-name="L32">
        <text:list-item>
          <text:p text:style-name="P151">Buttons </text:p>
        </text:list-item>
      </text:list>
      <text:p text:style-name="P26"><text:tab/><text:tab/><text:tab/><text:tab/>a. Create button </text:p>
      <text:list xml:id="list1186973093" text:style-name="L33">
        <text:list-item>
          <text:p text:style-name="P152">Icon </text:p>
        </text:list-item>
        <text:list-item>
          <text:p text:style-name="P152">Title </text:p>
        </text:list-item>
        <text:list-item>
          <text:p text:style-name="P152">Option </text:p>
        </text:list-item>
      </text:list>
      <text:list xml:id="list3549291618" text:style-name="L34">
        <text:list-item>
          <text:p text:style-name="P153"><text:s/>enabled by default </text:p>
        </text:list-item>
        <text:list-item>
          <text:p text:style-name="P153">close card when action is preformed </text:p>
        </text:list-item>
      </text:list>
      <text:list xml:id="list665947745" text:style-name="L35">
        <text:list-item>
          <text:p text:style-name="P122"><text:span text:style-name="T14">S</text:span><text:span text:style-name="T7">ave</text:span></text:p>
        </text:list-item>
        <text:list-item>
          <text:p text:style-name="P154">Cancel</text:p>
        </text:list-item>
        <text:list-item>
          <text:p text:style-name="P154">Action -Add Action</text:p>
          <text:p text:style-name="P155"/>
        </text:list-item>
      </text:list>
      <text:list xml:id="list1412121797" text:style-name="L36">
        <text:list-item>
          <text:p text:style-name="P156">Email report </text:p>
        </text:list-item>
      </text:list>
      <text:list xml:id="list3390496760" text:style-name="L37">
        <text:list-item>
          <text:p text:style-name="P157"><text:span text:style-name="T8">day</text:span> at <text:span text:style-name="T8">time</text:span></text:p>
        </text:list-item>
        <text:list-item>
          <text:p text:style-name="P158">Recipents </text:p>
        </text:list-item>
        <text:list-item>
          <text:p text:style-name="P158">Subject</text:p>
        </text:list-item>
        <text:list-item>
          <text:p text:style-name="P158"><text:s/>Message </text:p>
        </text:list-item>
        <text:list-item>
          <text:p text:style-name="P158">Schedule report </text:p>
        </text:list-item>
        <text:list-item>
          <text:p text:style-name="P158">Mail me a test <text:s/></text:p>
        </text:list-item>
        <text:list-item>
          <text:p text:style-name="P123"><text:span text:style-name="T91">for more customized switch to the automatio</text:span><text:span text:style-name="T15">n </text:span><text:span text:style-name="T91">directory </text:span></text:p>
          <text:p text:style-name="P123"/>
        </text:list-item>
      </text:list>
      <text:p text:style-name="P28">h. Show me<text:span text:style-name="T9">nu</text:span></text:p>
      <text:p text:style-name="P28"><text:tab/><text:tab/>i. About this board </text:p>
      <text:p text:style-name="P28"><text:tab/><text:tab/>ii. Change background </text:p>
      <text:p text:style-name="P28"><text:tab/><text:tab/>iii. Search cards </text:p>
      <text:p text:style-name="P28"><text:tab/><text:tab/>iv. Custome field </text:p>
      <text:p text:style-name="P28"><text:tab/><text:tab/>v. Stickers </text:p>
      <text:p text:style-name="P28"><text:tab/><text:tab/>vi. More ...</text:p>
      <text:p text:style-name="P28"><text:tab/><text:tab/><text:tab/>i. Setting </text:p>
      <text:p text:style-name="P28"><text:tab/><text:tab/><text:tab/>ii. Label </text:p>
      <text:p text:style-name="P28"><text:tab/><text:tab/><text:tab/>iii. Collection </text:p>
      <text:p text:style-name="P28"><text:tab/><text:tab/><text:tab/>iv. Archived items </text:p>
      <text:p text:style-name="P28"><text:tab/><text:tab/>vii. Email- to – board setting </text:p>
      <text:p text:style-name="P28"><text:tab/><text:tab/>viii. Watch </text:p>
      <text:p text:style-name="P28"><text:tab/><text:tab/>ix. Make template </text:p>
      <text:p text:style-name="P28"><text:tab/><text:tab/>x. Copy board </text:p>
      <text:p text:style-name="P28"><text:tab/><text:tab/>xi. Print and export </text:p>
      <text:list xml:id="list204134372" text:style-name="L38">
        <text:list-item>
          <text:p text:style-name="P159">Invite your teammates </text:p>
        </text:list-item>
      </text:list>
      <text:p text:style-name="P29"><text:tab/><text:tab/>i. Fliters by name </text:p>
      <text:p text:style-name="P29"><text:tab/><text:tab/>ii. Invite workspace members </text:p>
      <text:p text:style-name="P29"><text:tab/><text:tab/><text:tab/>a. Enter email address /none </text:p>
      <text:p text:style-name="P29"><text:tab/><text:tab/><text:tab/>b. Add many at once </text:p>
      <text:p text:style-name="P29"><text:tab/><text:tab/><text:tab/>c. Create link </text:p>
      <text:p text:style-name="P29"><text:tab/><text:tab/><text:tab/>d. Download QR code </text:p>
      <text:p text:style-name="P29"><text:soft-page-break/><text:tab/><text:tab/><text:tab/>e. Learn more </text:p>
      <text:list xml:id="list1404378629" text:style-name="L39">
        <text:list-item>
          <text:p text:style-name="P160">Connect your apps </text:p>
        </text:list-item>
      </text:list>
      <text:p text:style-name="P29"><text:tab/><text:tab/>i. Custom fields -Add</text:p>
      <text:p text:style-name="P29"><text:tab/><text:tab/>ii. Google driver -add </text:p>
      <text:p text:style-name="P29"><text:tab/><text:tab/>iii. Slack – Add </text:p>
      <text:p text:style-name="P29"><text:tab/><text:tab/>iv. See more power - ups</text:p>
      <text:list xml:id="list4056179928" text:style-name="L40">
        <text:list-item>
          <text:p text:style-name="P124"><text:s/>Explore automation </text:p>
        </text:list-item>
      </text:list>
      <text:p text:style-name="P29"><text:tab/><text:tab/>i. An introduction to butler </text:p>
      <text:p text:style-name="P29"><text:tab/><text:tab/>ii. 5 easy rules to start with </text:p>
      <text:p text:style-name="P29"><text:tab/><text:tab/>iii. Watch a short video </text:p>
      <text:p text:style-name="P30"><text:s text:c="21"/>iv. Open butler</text:p>
      <text:list xml:id="list3849344583" text:style-name="L41">
        <text:list-item>
          <text:p text:style-name="P161">Boards </text:p>
          <text:p text:style-name="P162"><text:s text:c="6"/>Your workspace boards </text:p>
        </text:list-item>
      </text:list>
      <text:p text:style-name="P29"><text:tab/><text:tab/>i. Create new boards </text:p>
      <text:list xml:id="list3098093559" text:style-name="L42">
        <text:list-item>
          <text:p text:style-name="P163">Highlights</text:p>
        </text:list-item>
      </text:list>
      <text:list xml:id="list2695523320" text:style-name="L43">
        <text:list-item>
          <text:p text:style-name="P164">Workspace table</text:p>
        </text:list-item>
      </text:list>
      <text:p text:style-name="P29"/>
      <text:p text:style-name="P29"/>
      <text:p text:style-name="P29"/>
      <text:list xml:id="list2760329262" text:style-name="L44">
        <text:list-item>
          <text:p text:style-name="P165"><text:s/>Members </text:p>
        </text:list-item>
      </text:list>
      <text:p text:style-name="P29"><text:tab/>i. Filters by name </text:p>
      <text:p text:style-name="P29"><text:tab/>ii. <text:span text:style-name="T10">Invite workspace members </text:span></text:p>
      <text:p text:style-name="P29"><text:tab/><text:span text:style-name="T10">iii. Remove </text:span></text:p>
      <text:p text:style-name="P31"><text:tab/>iv. Leave </text:p>
      <text:p text:style-name="P31"/>
      <text:list xml:id="list2335543370" text:style-name="L45">
        <text:list-item>
          <text:p text:style-name="P166">Setting</text:p>
        </text:list-item>
      </text:list>
      <text:p text:style-name="P31"><text:tab/>i. Workspace visibility </text:p>
      <text:p text:style-name="P31"><text:tab/><text:tab/>a. Change </text:p>
      <text:p text:style-name="P31"><text:tab/><text:tab/><text:tab/>1. Private </text:p>
      <text:p text:style-name="P31"><text:tab/><text:tab/><text:tab/>2. <text:s/>Public</text:p>
      <text:p text:style-name="P31"><text:s text:c="3"/><text:tab/>ii. Slack workspace linking </text:p>
      <text:p text:style-name="P31"><text:tab/><text:tab/>a. Add to slack </text:p>
      <text:p text:style-name="P31"><text:tab/><text:tab/>b. Learn more </text:p>
      <text:p text:style-name="P31"><text:tab/>iii. Upgrade to premium </text:p>
      <text:p text:style-name="P31"><text:tab/>iv. Delete this workspace </text:p>
      <text:p text:style-name="P31"/>
      <text:list xml:id="list4083288640" text:style-name="L46">
        <text:list-item>
          <text:p text:style-name="P167">Upgrade workspace </text:p>
        </text:list-item>
      </text:list>
      <text:p text:style-name="P31"><text:tab/>i. Show billing history</text:p>
      <text:p text:style-name="P31"><text:tab/>ii. Billing cycle </text:p>
      <text:p text:style-name="P31"><text:tab/>iii. Upgrade </text:p>
      <text:p text:style-name="P31"><text:tab/>iv. Contact sales </text:p>
      <text:p text:style-name="P31"><text:tab/><text:tab/>a. How many user </text:p>
      <text:p text:style-name="P31"><text:tab/><text:tab/>b. Contact our support team \</text:p>
      <text:p text:style-name="P31"><text:tab/><text:tab/>c. Premium </text:p>
      <text:p text:style-name="P31"><text:tab/><text:tab/>d. First name </text:p>
      <text:p text:style-name="P31"><text:soft-page-break/><text:tab/><text:tab/>e. Last name </text:p>
      <text:p text:style-name="P31"><text:tab/><text:tab/>f. Work email</text:p>
      <text:p text:style-name="P31"><text:tab/><text:tab/>g. Work phone </text:p>
      <text:p text:style-name="P31"><text:tab/><text:tab/>h. Job title </text:p>
      <text:p text:style-name="P31"><text:tab/><text:tab/>i. Department size </text:p>
      <text:p text:style-name="P31"><text:tab/><text:tab/>j. Comments </text:p>
      <text:p text:style-name="P31"><text:tab/><text:tab/>k. Submit </text:p>
      <text:p text:style-name="P32"><text:tab/><text:tab/>m. Privary</text:p>
      <text:p text:style-name="P32"/>
      <text:list xml:id="list1184470575" text:style-name="L47">
        <text:list-item>
          <text:p text:style-name="P219"><text:span text:style-name="Default_20_Paragraph_20_Font"><text:span text:style-name="T102">Board</text:span></text:span></text:p>
          <text:p text:style-name="P219"><text:span text:style-name="Default_20_Paragraph_20_Font"><text:span text:style-name="T94"/></text:span></text:p>
        </text:list-item>
      </text:list>
      <text:list xml:id="list728597013" text:style-name="L48">
        <text:list-item>
          <text:p text:style-name="P187">Board</text:p>
        </text:list-item>
      </text:list>
      <text:p text:style-name="P58">(Organize cards in lists on a board)</text:p>
      <text:list xml:id="list224820571852872" text:continue-numbering="true" text:style-name="L48">
        <text:list-item>
          <text:p text:style-name="P187">Map</text:p>
        </text:list-item>
      </text:list>
      <text:p text:style-name="P58">(Visualize card location on an interactive map)</text:p>
      <text:list xml:id="list224820954273310" text:continue-numbering="true" text:style-name="L48">
        <text:list-item>
          <text:p text:style-name="P187">Timeline </text:p>
        </text:list-item>
      </text:list>
      <text:p text:style-name="P58">(Visually plan time and workload)</text:p>
      <text:list xml:id="list224821289078274" text:continue-numbering="true" text:style-name="L48">
        <text:list-item>
          <text:p text:style-name="P187">Calendar</text:p>
        </text:list-item>
      </text:list>
      <text:p text:style-name="P58">(See cards with due date in monthly or weekly format)</text:p>
      <text:list xml:id="list224819797023192" text:continue-numbering="true" text:style-name="L48">
        <text:list-item>
          <text:p text:style-name="P187">Dashboard</text:p>
        </text:list-item>
      </text:list>
      <text:p text:style-name="P58">(Generate chart visuals and metrics for work on this board)</text:p>
      <text:list xml:id="list224820798373578" text:continue-numbering="true" text:style-name="L48">
        <text:list-item>
          <text:p text:style-name="P187">Open work space table</text:p>
        </text:list-item>
      </text:list>
      <text:list xml:id="list224820142947553" text:continue-list="list1184470575" text:style-name="L47">
        <text:list-item>
          <text:p text:style-name="P188">Add bookmark</text:p>
        </text:list-item>
        <text:list-item>
          <text:p text:style-name="P188"><text:s text:c="4"/>Name of workspace</text:p>
        </text:list-item>
      </text:list>
      <text:list xml:id="list4160212777" text:style-name="L49">
        <text:list-item>
          <text:p text:style-name="P189">Change workspace</text:p>
        </text:list-item>
        <text:list-item>
          <text:p text:style-name="P220"><text:span text:style-name="Default_20_Paragraph_20_Font"><text:span text:style-name="T94">View workspace page</text:span></text:span></text:p>
        </text:list-item>
      </text:list>
      <text:list xml:id="list764514230" text:style-name="L50">
        <text:list-item>
          <text:p text:style-name="P190">Workspace visible</text:p>
        </text:list-item>
      </text:list>
      <text:list xml:id="list1300681743" text:style-name="L51">
        <text:list-item>
          <text:p text:style-name="P191">private</text:p>
        </text:list-item>
        <text:list-item>
          <text:p text:style-name="P191">workspace</text:p>
        </text:list-item>
        <text:list-item>
          <text:p text:style-name="P191">organization</text:p>
        </text:list-item>
        <text:list-item>
          <text:p text:style-name="P191">public</text:p>
        </text:list-item>
      </text:list>
      <text:list xml:id="list224820898792851" text:continue-list="list764514230" text:style-name="L50">
        <text:list-item>
          <text:p text:style-name="P190">Profile name</text:p>
        </text:list-item>
      </text:list>
      <text:list xml:id="list1475294645" text:style-name="L52">
        <text:list-item>
          <text:p text:style-name="P192">Edit profile info</text:p>
        </text:list-item>
        <text:list-item>
          <text:p text:style-name="P192">Change permissions</text:p>
        </text:list-item>
      </text:list>
      <text:list xml:id="list3872902560" text:style-name="L53">
        <text:list-item>
          <text:p text:style-name="P193">Admin</text:p>
        </text:list-item>
        <text:list-item>
          <text:p text:style-name="P193">Normal</text:p>
        </text:list-item>
        <text:list-item>
          <text:p text:style-name="P193">Observer</text:p>
        </text:list-item>
      </text:list>
      <text:list xml:id="list224819409565242" text:continue-list="list1475294645" text:style-name="L52">
        <text:list-item>
          <text:p text:style-name="P192">View member’s board activity</text:p>
        </text:list-item>
      </text:list>
      <text:list xml:id="list224820602880607" text:continue-list="list224820898792851" text:style-name="L50">
        <text:list-item>
          <text:p text:style-name="P190">Invite </text:p>
        </text:list-item>
        <text:list-item>
          <text:p text:style-name="P190">Automation</text:p>
        </text:list-item>
      </text:list>
      <text:list xml:id="list2198427914" text:style-name="L54">
        <text:list-item>
          <text:p text:style-name="P194">Rules</text:p>
        </text:list-item>
        <text:list-item>
          <text:p text:style-name="P194">Buttons</text:p>
        </text:list-item>
        <text:list-item>
          <text:p text:style-name="P194">Email Reports</text:p>
        </text:list-item>
      </text:list>
      <text:list xml:id="list2870289685" text:style-name="L55">
        <text:list-item>
          <text:p text:style-name="P195">Board snapshot</text:p>
        </text:list-item>
        <text:list-item>
          <text:p text:style-name="P195"><text:soft-page-break/>Due soon</text:p>
        </text:list-item>
        <text:list-item>
          <text:p text:style-name="P195">List of overdue cards</text:p>
        </text:list-item>
        <text:list-item>
          <text:p text:style-name="P195">My cards</text:p>
        </text:list-item>
      </text:list>
      <text:p text:style-name="P35"/>
      <text:list xml:id="list2352888689" text:style-name="L56">
        <text:list-item>
          <text:p text:style-name="P196">Show menu</text:p>
        </text:list-item>
      </text:list>
      <text:list xml:id="list1727463601" text:style-name="L57">
        <text:list-item>
          <text:p text:style-name="P197">About this board</text:p>
        </text:list-item>
      </text:list>
      <text:list xml:id="list2207554854" text:style-name="L58">
        <text:list-item>
          <text:p text:style-name="P198">Board admin (Name)</text:p>
        </text:list-item>
        <text:list-item>
          <text:p text:style-name="P198">Description</text:p>
        </text:list-item>
        <text:list-item>
          <text:p text:style-name="P198">Change permission</text:p>
        </text:list-item>
      </text:list>
      <text:list xml:id="list224821195137120" text:continue-list="list1727463601" text:style-name="L57">
        <text:list-item>
          <text:p text:style-name="P197">Change background</text:p>
        </text:list-item>
      </text:list>
      <text:list xml:id="list1920967242" text:style-name="L59">
        <text:list-item>
          <text:p text:style-name="P199">Photos</text:p>
        </text:list-item>
        <text:list-item>
          <text:p text:style-name="P199">Colours</text:p>
        </text:list-item>
        <text:list-item>
          <text:p text:style-name="P199">Custom</text:p>
        </text:list-item>
      </text:list>
      <text:list xml:id="list224819933235140" text:continue-list="list224821195137120" text:style-name="L57">
        <text:list-item>
          <text:p text:style-name="P197">Search cards</text:p>
        </text:list-item>
      </text:list>
      <text:list xml:id="list3817553295" text:style-name="L60">
        <text:list-item>
          <text:p text:style-name="P200">Search by term, label, member or due date</text:p>
        </text:list-item>
        <text:list-item>
          <text:p text:style-name="P200">Clear search</text:p>
        </text:list-item>
      </text:list>
      <text:list xml:id="list224819631718037" text:continue-list="list224819933235140" text:style-name="L57">
        <text:list-item>
          <text:p text:style-name="P197">Custom fields</text:p>
        </text:list-item>
        <text:list-item>
          <text:p text:style-name="P197">Stickers</text:p>
        </text:list-item>
      </text:list>
      <text:list xml:id="list853164410" text:style-name="L61">
        <text:list-item>
          <text:p text:style-name="P201">Search giphy</text:p>
        </text:list-item>
        <text:list-item>
          <text:p text:style-name="P201">Taco pack</text:p>
        </text:list-item>
        <text:list-item>
          <text:p text:style-name="P201">Pete the computer</text:p>
        </text:list-item>
        <text:list-item>
          <text:p text:style-name="P201">Custom sticker</text:p>
        </text:list-item>
      </text:list>
      <text:list xml:id="list224820613046759" text:continue-list="list224819631718037" text:style-name="L57">
        <text:list-item>
          <text:p text:style-name="P197">More</text:p>
        </text:list-item>
      </text:list>
      <text:list xml:id="list3513085302" text:style-name="L62">
        <text:list-item>
          <text:p text:style-name="P202">Settings</text:p>
        </text:list-item>
        <text:list-item>
          <text:p text:style-name="P202">Labels</text:p>
        </text:list-item>
        <text:list-item>
          <text:p text:style-name="P202">Collections</text:p>
        </text:list-item>
        <text:list-item>
          <text:p text:style-name="P202">Archived items</text:p>
        </text:list-item>
        <text:list-item>
          <text:p text:style-name="P202">Email-to-board-settings</text:p>
        </text:list-item>
        <text:list-item>
          <text:p text:style-name="P202">Watch</text:p>
        </text:list-item>
        <text:list-item>
          <text:p text:style-name="P202">Make template</text:p>
        </text:list-item>
        <text:list-item>
          <text:p text:style-name="P202">Copy board</text:p>
        </text:list-item>
        <text:list-item>
          <text:p text:style-name="P202">Print and export</text:p>
        </text:list-item>
        <text:list-item>
          <text:p text:style-name="P202">Close board</text:p>
        </text:list-item>
        <text:list-item>
          <text:p text:style-name="P202">Link to this board</text:p>
        </text:list-item>
        <text:list-item>
          <text:p text:style-name="P202">Show QR code</text:p>
        </text:list-item>
      </text:list>
      <text:list xml:id="list224820286285098" text:continue-list="list224820613046759" text:style-name="L57">
        <text:list-item>
          <text:p text:style-name="P197">Automation</text:p>
        </text:list-item>
      </text:list>
      <text:p text:style-name="P61"><text:s text:c="7"/>Navigate to butler page</text:p>
      <text:p text:style-name="P9"><text:span text:style-name="Default_20_Paragraph_20_Font"><text:span text:style-name="T94"><text:s text:c="18"/>8. Power-ups</text:span></text:span></text:p>
      <text:p text:style-name="P35"><text:s text:c="21"/>9. Activity</text:p>
      <text:p text:style-name="P36">``````````````````````````````````````````````````````````````````````````````````````````</text:p>
      <text:p text:style-name="P35">1.Board</text:p>
      <text:p text:style-name="P35"><text:s text:c="5"/>(I) Add List</text:p>
      <text:p text:style-name="P9"><text:span text:style-name="Default_20_Paragraph_20_Font"><text:span text:style-name="T94"><text:s text:c="11"/>A) List Actions</text:span></text:span></text:p>
      <text:p text:style-name="P62"><text:s text:c="10"/>a) Add Card</text:p>
      <text:p text:style-name="P58"><text:s text:c="5"/>b) <text:s/>copy list</text:p>
      <text:p text:style-name="P58"><text:soft-page-break/><text:s text:c="5"/>c) <text:s/>Move list</text:p>
      <text:p text:style-name="P62"><text:s text:c="10"/>d) watch</text:p>
      <text:p text:style-name="P58"><text:s text:c="5"/>e) Sort by</text:p>
      <text:list xml:id="list1640347952" text:style-name="L63">
        <text:list-item>
          <text:list>
            <text:list-item>
              <text:p text:style-name="P203">Date created (newest first)</text:p>
            </text:list-item>
            <text:list-item>
              <text:p text:style-name="P203">Date created (oldest first)</text:p>
            </text:list-item>
            <text:list-item>
              <text:p text:style-name="P203">Card name(alphabetically)</text:p>
            </text:list-item>
          </text:list>
        </text:list-item>
      </text:list>
      <text:list xml:id="list1090242117" text:style-name="L64">
        <text:list-item>
          <text:p text:style-name="P221"><text:span text:style-name="Default_20_Paragraph_20_Font"><text:span text:style-name="T94">Automation</text:span></text:span></text:p>
        </text:list-item>
      </text:list>
      <text:p text:style-name="P62"><text:s text:c="11"/>f) when a card is added to the list</text:p>
      <text:list xml:id="list3024836453" text:style-name="L65">
        <text:list-item>
          <text:p text:style-name="P204">Add action</text:p>
        </text:list-item>
        <text:list-item>
          <text:p text:style-name="P222"><text:span text:style-name="Default_20_Paragraph_20_Font"><text:span text:style-name="T94">Add new rule(disable)</text:span></text:span></text:p>
        </text:list-item>
      </text:list>
      <text:p text:style-name="P58"/>
      <text:list xml:id="list2906643218" text:style-name="L66">
        <text:list-item>
          <text:p text:style-name="P205">Move card to</text:p>
        </text:list-item>
      </text:list>
      <text:list xml:id="list1797139905" text:style-name="L67">
        <text:list-item>
          <text:p text:style-name="P206">When</text:p>
        </text:list-item>
      </text:list>
      <text:list xml:id="list3923751074" text:style-name="L68">
        <text:list-item>
          <text:p text:style-name="P207">Cards &amp; Lists</text:p>
        </text:list-item>
      </text:list>
      <text:list xml:id="list979917225" text:style-name="L69">
        <text:list-item>
          <text:p text:style-name="P223"><text:span text:style-name="Default_20_Paragraph_20_Font"><text:span text:style-name="T94">When a card is added to list</text:span></text:span></text:p>
        </text:list-item>
      </text:list>
      <text:list xml:id="list224820798777451" text:continue-list="list1797139905" text:style-name="L67">
        <text:list-item>
          <text:p text:style-name="P206">Then</text:p>
        </text:list-item>
      </text:list>
      <text:list xml:id="list224820757060840" text:continue-list="list3923751074" text:style-name="L68">
        <text:list-item>
          <text:p text:style-name="P207">Move</text:p>
        </text:list-item>
      </text:list>
      <text:list xml:id="list224820231199616" text:continue-list="list979917225" text:style-name="L69">
        <text:list-item>
          <text:p text:style-name="P208">Move the card to the</text:p>
        </text:list-item>
      </text:list>
      <text:list xml:id="list692309587" text:style-name="L70">
        <text:list-item>
          <text:p text:style-name="P209">Top</text:p>
        </text:list-item>
        <text:list-item>
          <text:p text:style-name="P209">Bottom</text:p>
        </text:list-item>
      </text:list>
      <text:list xml:id="list224820868015910" text:continue-list="list224820231199616" text:style-name="L69">
        <text:list-item>
          <text:p text:style-name="P208">Of the list</text:p>
        </text:list-item>
      </text:list>
      <text:list xml:id="list2593588537" text:style-name="L71">
        <text:list-item>
          <text:p text:style-name="P210">List name</text:p>
        </text:list-item>
      </text:list>
      <text:list xml:id="list224819995623737" text:continue-list="list224820868015910" text:style-name="L69">
        <text:list-item>
          <text:p text:style-name="P208">Add Board</text:p>
        </text:list-item>
      </text:list>
      <text:list xml:id="list1218679601" text:style-name="L72">
        <text:list-item>
          <text:p text:style-name="P211">Add action</text:p>
        </text:list-item>
        <text:list-item>
          <text:p text:style-name="P211">Add new rule(enable)</text:p>
        </text:list-item>
      </text:list>
      <text:list xml:id="list3305371982" text:style-name="L73">
        <text:list-item>
          <text:p text:style-name="P224"><text:span text:style-name="Default_20_Paragraph_20_Font"><text:span text:style-name="T94">View my rule</text:span></text:span></text:p>
        </text:list-item>
      </text:list>
      <text:p text:style-name="P33"/>
      <text:list xml:id="list224820617841937" text:continue-list="list2906643218" text:style-name="L66">
        <text:list-item>
          <text:p text:style-name="P205">Copy card to</text:p>
        </text:list-item>
      </text:list>
      <text:list xml:id="list224819590582292" text:continue-list="list224820798777451" text:style-name="L67">
        <text:list-item>
          <text:p text:style-name="P206">When</text:p>
        </text:list-item>
      </text:list>
      <text:list xml:id="list224820622529221" text:continue-list="list224820757060840" text:style-name="L68">
        <text:list-item>
          <text:p text:style-name="P207">Cards &amp; Lists</text:p>
        </text:list-item>
      </text:list>
      <text:list xml:id="list224821271398896" text:continue-list="list3305371982" text:style-name="L73">
        <text:list-item>
          <text:p text:style-name="P212">When a card is added to list</text:p>
        </text:list-item>
      </text:list>
      <text:list xml:id="list224819619510695" text:continue-list="list224819590582292" text:style-name="L67">
        <text:list-item>
          <text:p text:style-name="P206">Then</text:p>
        </text:list-item>
      </text:list>
      <text:list xml:id="list224820805165237" text:continue-list="list224820622529221" text:style-name="L68">
        <text:list-item>
          <text:p text:style-name="P207">Copy</text:p>
        </text:list-item>
      </text:list>
      <text:list xml:id="list224819664487537" text:continue-list="list224821271398896" text:style-name="L73">
        <text:list-item>
          <text:p text:style-name="P212">Copy the card to the</text:p>
        </text:list-item>
      </text:list>
      <text:list xml:id="list2270354458" text:style-name="L74">
        <text:list-item>
          <text:p text:style-name="P213">Top</text:p>
        </text:list-item>
        <text:list-item>
          <text:p text:style-name="P213">Bottom</text:p>
        </text:list-item>
      </text:list>
      <text:list xml:id="list224821173983800" text:continue-list="list224819664487537" text:style-name="L73">
        <text:list-item>
          <text:p text:style-name="P212">Of the list</text:p>
        </text:list-item>
      </text:list>
      <text:p text:style-name="P35"><text:s text:c="42"/>1. List name</text:p>
      <text:list xml:id="list224820403323055" text:continue-numbering="true" text:style-name="L73">
        <text:list-item>
          <text:p text:style-name="P224"><text:span text:style-name="Default_20_Paragraph_20_Font"><text:span text:style-name="T94">Add Board</text:span></text:span></text:p>
        </text:list-item>
      </text:list>
      <text:list xml:id="list2318957273" text:style-name="L75">
        <text:list-item>
          <text:p text:style-name="P214">Add action</text:p>
        </text:list-item>
        <text:list-item>
          <text:p text:style-name="P214">Add new rule(enable)</text:p>
        </text:list-item>
      </text:list>
      <text:list xml:id="list224820506780924" text:continue-list="list224820403323055" text:style-name="L73">
        <text:list-item>
          <text:p text:style-name="P224"><text:span text:style-name="Default_20_Paragraph_20_Font"><text:span text:style-name="T94">View my rule</text:span></text:span></text:p>
        </text:list-item>
      </text:list>
      <text:p text:style-name="P35"/>
      <text:list xml:id="list224820999320079" text:continue-list="list224820617841937" text:style-name="L66">
        <text:list-item>
          <text:p text:style-name="P205">Add label</text:p>
        </text:list-item>
      </text:list>
      <text:list xml:id="list224820996531089" text:continue-list="list224819619510695" text:style-name="L67">
        <text:list-item>
          <text:p text:style-name="P206"><text:soft-page-break/>When</text:p>
        </text:list-item>
      </text:list>
      <text:list xml:id="list224821187726122" text:continue-list="list224820805165237" text:style-name="L68">
        <text:list-item>
          <text:p text:style-name="P207">Cards &amp; Lists</text:p>
        </text:list-item>
      </text:list>
      <text:list xml:id="list224819379514985" text:continue-list="list224820506780924" text:style-name="L73">
        <text:list-item>
          <text:p text:style-name="P212">When a card is added to list</text:p>
        </text:list-item>
      </text:list>
      <text:list xml:id="list224820784340212" text:continue-list="list224820996531089" text:style-name="L67">
        <text:list-item>
          <text:p text:style-name="P206">Then</text:p>
        </text:list-item>
      </text:list>
      <text:list xml:id="list224820308332534" text:continue-list="list224821187726122" text:style-name="L68">
        <text:list-item>
          <text:p text:style-name="P207">Labels</text:p>
        </text:list-item>
      </text:list>
      <text:list xml:id="list224819350784268" text:continue-list="list224819379514985" text:style-name="L73">
        <text:list-item>
          <text:p text:style-name="P212">Add the label to the card</text:p>
        </text:list-item>
      </text:list>
      <text:list xml:id="list224821116651637" text:continue-list="list224820308332534" text:style-name="L68">
        <text:list-item>
          <text:p text:style-name="P207">Add action</text:p>
        </text:list-item>
        <text:list-item>
          <text:p text:style-name="P207">Add new rule(enable)</text:p>
        </text:list-item>
      </text:list>
      <text:list xml:id="list224820099732254" text:continue-list="list224819350784268" text:style-name="L73">
        <text:list-item>
          <text:p text:style-name="P212">View my rule</text:p>
        </text:list-item>
      </text:list>
      <text:p text:style-name="P35"/>
      <text:list xml:id="list224819857134005" text:continue-list="list224820999320079" text:style-name="L66">
        <text:list-item>
          <text:p text:style-name="P205">Join card</text:p>
        </text:list-item>
      </text:list>
      <text:list xml:id="list224819416489107" text:continue-list="list224820784340212" text:style-name="L67">
        <text:list-item>
          <text:p text:style-name="P206">When</text:p>
        </text:list-item>
      </text:list>
      <text:list xml:id="list224820307457536" text:continue-list="list1218679601" text:style-name="L72">
        <text:list-item>
          <text:p text:style-name="P211">Cards &amp; Lists</text:p>
        </text:list-item>
      </text:list>
      <text:list xml:id="list224820588499448" text:continue-list="list224820099732254" text:style-name="L73">
        <text:list-item>
          <text:p text:style-name="P212">When a card is added to list</text:p>
        </text:list-item>
      </text:list>
      <text:list xml:id="list224820493684162" text:continue-list="list224819416489107" text:style-name="L67">
        <text:list-item>
          <text:p text:style-name="P206">Then</text:p>
        </text:list-item>
      </text:list>
      <text:list xml:id="list224819912815429" text:continue-list="list224820307457536" text:style-name="L72">
        <text:list-item>
          <text:p text:style-name="P211">Members</text:p>
        </text:list-item>
      </text:list>
      <text:list xml:id="list224821059637574" text:continue-list="list224820588499448" text:style-name="L73">
        <text:list-item>
          <text:p text:style-name="P224"><text:span text:style-name="Default_20_Paragraph_20_Font"><text:span text:style-name="T94">Join the card</text:span></text:span></text:p>
        </text:list-item>
      </text:list>
      <text:list xml:id="list224819735799694" text:continue-list="list224821116651637" text:style-name="L68">
        <text:list-item>
          <text:p text:style-name="P207"><text:s/>Add action</text:p>
        </text:list-item>
        <text:list-item>
          <text:p text:style-name="P207">Add new rule(enable)</text:p>
        </text:list-item>
      </text:list>
      <text:list xml:id="list224821253245877" text:continue-list="list224821059637574" text:style-name="L73">
        <text:list-item>
          <text:p text:style-name="P212">View my rule</text:p>
        </text:list-item>
      </text:list>
      <text:p text:style-name="P64"/>
      <text:list xml:id="list224821352123146" text:continue-list="list224819857134005" text:style-name="L66">
        <text:list-item>
          <text:p text:style-name="P205">Set due date or start date</text:p>
        </text:list-item>
      </text:list>
      <text:list xml:id="list224819906587654" text:continue-list="list224820493684162" text:style-name="L67">
        <text:list-item>
          <text:p text:style-name="P206">When</text:p>
        </text:list-item>
      </text:list>
      <text:list xml:id="list224819583624847" text:continue-list="list224819912815429" text:style-name="L72">
        <text:list-item>
          <text:p text:style-name="P211">Cards &amp; Lists</text:p>
        </text:list-item>
      </text:list>
      <text:list xml:id="list224819364836360" text:continue-list="list224821253245877" text:style-name="L73">
        <text:list-item>
          <text:p text:style-name="P212">When a card is added to list</text:p>
        </text:list-item>
      </text:list>
      <text:list xml:id="list224819478485709" text:continue-list="list224819906587654" text:style-name="L67">
        <text:list-item>
          <text:p text:style-name="P206">Then</text:p>
        </text:list-item>
      </text:list>
      <text:list xml:id="list224821181676381" text:continue-list="list224819583624847" text:style-name="L72">
        <text:list-item>
          <text:p text:style-name="P211">Dates</text:p>
        </text:list-item>
        <text:list-item>
          <text:p text:style-name="P211">Add action</text:p>
        </text:list-item>
        <text:list-item>
          <text:p text:style-name="P211">Add new rule(enable)</text:p>
        </text:list-item>
      </text:list>
      <text:list xml:id="list224820534629116" text:continue-list="list224819364836360" text:style-name="L73">
        <text:list-item>
          <text:p text:style-name="P212">View my rule</text:p>
        </text:list-item>
      </text:list>
      <text:p text:style-name="P64"/>
      <text:list xml:id="list224820058788197" text:continue-list="list224821352123146" text:style-name="L66">
        <text:list-item>
          <text:p text:style-name="P205">Mark due date</text:p>
        </text:list-item>
      </text:list>
      <text:list xml:id="list224820617343024" text:continue-list="list224819478485709" text:style-name="L67">
        <text:list-item>
          <text:p text:style-name="P206">When</text:p>
        </text:list-item>
      </text:list>
      <text:list xml:id="list224819692614135" text:continue-list="list224821181676381" text:style-name="L72">
        <text:list-item>
          <text:p text:style-name="P211">Cards &amp; Lists</text:p>
        </text:list-item>
      </text:list>
      <text:list xml:id="list224819712362650" text:continue-list="list224820534629116" text:style-name="L73">
        <text:list-item>
          <text:p text:style-name="P212">When a card is added to list</text:p>
        </text:list-item>
      </text:list>
      <text:list xml:id="list224819388875892" text:continue-list="list224820617343024" text:style-name="L67">
        <text:list-item>
          <text:p text:style-name="P206">Then</text:p>
        </text:list-item>
      </text:list>
      <text:list xml:id="list224819703367534" text:continue-list="list224819692614135" text:style-name="L72">
        <text:list-item>
          <text:p text:style-name="P211">Dates</text:p>
        </text:list-item>
      </text:list>
      <text:list xml:id="list224820041221525" text:continue-list="list224819712362650" text:style-name="L73">
        <text:list-item>
          <text:p text:style-name="P212">Mark due date</text:p>
        </text:list-item>
      </text:list>
      <text:list xml:id="list1122027582" text:style-name="L76">
        <text:list-item>
          <text:p text:style-name="P215">complete</text:p>
        </text:list-item>
        <text:list-item>
          <text:p text:style-name="P215">incomplete</text:p>
        </text:list-item>
      </text:list>
      <text:list xml:id="list224819386227151" text:continue-list="list224819703367534" text:style-name="L72">
        <text:list-item>
          <text:p text:style-name="P211">Add action</text:p>
        </text:list-item>
        <text:list-item>
          <text:p text:style-name="P211">Add new rule(enable)</text:p>
        </text:list-item>
      </text:list>
      <text:list xml:id="list224819349349611" text:continue-list="list224820041221525" text:style-name="L73">
        <text:list-item>
          <text:p text:style-name="P224"><text:span text:style-name="Default_20_Paragraph_20_Font"><text:span text:style-name="T94">View my rule</text:span></text:span></text:p>
        </text:list-item>
      </text:list>
      <text:p text:style-name="P35"/>
      <text:list xml:id="list224820698868667" text:continue-list="list224820058788197" text:style-name="L66">
        <text:list-item>
          <text:p text:style-name="P205"><text:soft-page-break/>Remove…</text:p>
        </text:list-item>
      </text:list>
      <text:list xml:id="list224820682028040" text:continue-list="list224819388875892" text:style-name="L67">
        <text:list-item>
          <text:p text:style-name="P168">When</text:p>
        </text:list-item>
      </text:list>
      <text:list xml:id="list224821078804294" text:continue-list="list224819386227151" text:style-name="L72">
        <text:list-item>
          <text:p text:style-name="P169">Cards &amp; Lists</text:p>
        </text:list-item>
      </text:list>
      <text:list xml:id="list224819287549841" text:continue-list="list224820682028040" text:style-name="L67">
        <text:list-item>
          <text:p text:style-name="P168">Then</text:p>
        </text:list-item>
      </text:list>
      <text:list xml:id="list224820796139886" text:continue-list="list224821078804294" text:style-name="L72">
        <text:list-item>
          <text:p text:style-name="P169">Remove</text:p>
        </text:list-item>
      </text:list>
      <text:list xml:id="list224820563708869" text:continue-list="list224819349349611" text:style-name="L73">
        <text:list-item>
          <text:p text:style-name="P170">Remove</text:p>
        </text:list-item>
      </text:list>
      <text:list xml:id="list772451289" text:style-name="L77">
        <text:list-item>
          <text:p text:style-name="P171">all members</text:p>
        </text:list-item>
        <text:list-item>
          <text:p text:style-name="P171">all labels</text:p>
        </text:list-item>
        <text:list-item>
          <text:p text:style-name="P171">the due date</text:p>
        </text:list-item>
        <text:list-item>
          <text:p text:style-name="P171">the start dates</text:p>
        </text:list-item>
        <text:list-item>
          <text:p text:style-name="P171">all checklists</text:p>
        </text:list-item>
        <text:list-item>
          <text:p text:style-name="P171">the label </text:p>
        </text:list-item>
      </text:list>
      <text:list xml:id="list224819331614184" text:continue-list="list224820796139886" text:style-name="L72">
        <text:list-item>
          <text:p text:style-name="P169">Add action</text:p>
        </text:list-item>
        <text:list-item>
          <text:p text:style-name="P169">Add new rule(enable)</text:p>
        </text:list-item>
      </text:list>
      <text:list xml:id="list224821367668869" text:continue-list="list224820563708869" text:style-name="L73">
        <text:list-item>
          <text:p text:style-name="P170">View my rule</text:p>
        </text:list-item>
      </text:list>
      <text:p text:style-name="P33"/>
      <text:list xml:id="list224820482202620" text:continue-list="list224820698868667" text:style-name="L66">
        <text:list-item>
          <text:p text:style-name="P172">Sort list</text:p>
        </text:list-item>
      </text:list>
      <text:list xml:id="list224821110356853" text:continue-list="list224819287549841" text:style-name="L67">
        <text:list-item>
          <text:p text:style-name="P168">When</text:p>
        </text:list-item>
      </text:list>
      <text:list xml:id="list224821189396131" text:continue-list="list224819331614184" text:style-name="L72">
        <text:list-item>
          <text:p text:style-name="P169">Cards &amp; Lists</text:p>
        </text:list-item>
      </text:list>
      <text:list xml:id="list224821300829620" text:continue-list="list224821110356853" text:style-name="L67">
        <text:list-item>
          <text:p text:style-name="P168">Then</text:p>
        </text:list-item>
      </text:list>
      <text:list xml:id="list224820695322262" text:continue-list="list224821189396131" text:style-name="L72">
        <text:list-item>
          <text:p text:style-name="P169">Sort</text:p>
        </text:list-item>
      </text:list>
      <text:list xml:id="list224820786490725" text:continue-list="list224821367668869" text:style-name="L73">
        <text:list-item>
          <text:p text:style-name="P170">Sort the list by</text:p>
        </text:list-item>
      </text:list>
      <text:list xml:id="list3316342454" text:style-name="L78">
        <text:list-item>
          <text:p text:style-name="P173">age</text:p>
        </text:list-item>
        <text:list-item>
          <text:p text:style-name="P173">start date</text:p>
        </text:list-item>
        <text:list-item>
          <text:p text:style-name="P173">due date</text:p>
        </text:list-item>
        <text:list-item>
          <text:p text:style-name="P173">the label</text:p>
        </text:list-item>
        <text:list-item>
          <text:p text:style-name="P173">time in list</text:p>
        </text:list-item>
        <text:list-item>
          <text:p text:style-name="P173">name</text:p>
        </text:list-item>
        <text:list-item>
          <text:p text:style-name="P173">votes </text:p>
        </text:list-item>
      </text:list>
      <text:list xml:id="list224820269635266" text:continue-list="list224820786490725" text:style-name="L73">
        <text:list-item>
          <text:p text:style-name="P170">Sort the list by</text:p>
        </text:list-item>
      </text:list>
      <text:p text:style-name="P63"><text:span text:style-name="Default_20_Paragraph_20_Font"><text:span text:style-name="T95"><text:s text:c="5"/>1. </text:span></text:span><text:span text:style-name="T95">ascending</text:span></text:p>
      <text:p text:style-name="P65"><text:s text:c="5"/>2. descending</text:p>
      <text:list xml:id="list224820474578897" text:continue-list="list224820695322262" text:style-name="L72">
        <text:list-item>
          <text:p text:style-name="P169">Add action</text:p>
        </text:list-item>
        <text:list-item>
          <text:p text:style-name="P169">Add new rule(enable)</text:p>
        </text:list-item>
      </text:list>
      <text:list xml:id="list224820774852847" text:continue-list="list224820269635266" text:style-name="L73">
        <text:list-item>
          <text:p text:style-name="P170">View my rule</text:p>
        </text:list-item>
      </text:list>
      <text:p text:style-name="P65"/>
      <text:p text:style-name="P35"><text:s text:c="2"/>g) Every day, sort list by</text:p>
      <text:list xml:id="list224821190002457" text:continue-list="list224821300829620" text:style-name="L67">
        <text:list-item>
          <text:p text:style-name="P168">When</text:p>
        </text:list-item>
      </text:list>
      <text:list xml:id="list1193922076" text:style-name="L79">
        <text:list-item>
          <text:p text:style-name="P174">Calendar</text:p>
        </text:list-item>
      </text:list>
      <text:list xml:id="list224820198580013" text:continue-list="list224820774852847" text:style-name="L73">
        <text:list-item>
          <text:p text:style-name="P170">Every day</text:p>
        </text:list-item>
      </text:list>
      <text:list xml:id="list224819729378960" text:continue-list="list224821190002457" text:style-name="L67">
        <text:list-item>
          <text:p text:style-name="P168">Then</text:p>
        </text:list-item>
      </text:list>
      <text:list xml:id="list224821045197325" text:continue-list="list1193922076" text:style-name="L79">
        <text:list-item>
          <text:p text:style-name="P174">Sort</text:p>
        </text:list-item>
      </text:list>
      <text:list xml:id="list224820603968362" text:continue-list="list224820198580013" text:style-name="L73">
        <text:list-item>
          <text:p text:style-name="P170">Sort the list (by list name)</text:p>
        </text:list-item>
        <text:list-item>
          <text:p text:style-name="P170">By</text:p>
        </text:list-item>
      </text:list>
      <text:list xml:id="list122115013" text:style-name="L80">
        <text:list-item>
          <text:list>
            <text:list-item>
              <text:p text:style-name="P175"><text:soft-page-break/>age</text:p>
            </text:list-item>
            <text:list-item>
              <text:p text:style-name="P175">start date</text:p>
            </text:list-item>
            <text:list-item>
              <text:p text:style-name="P175">due date</text:p>
            </text:list-item>
            <text:list-item>
              <text:p text:style-name="P175">the label</text:p>
            </text:list-item>
            <text:list-item>
              <text:p text:style-name="P175">time in list</text:p>
            </text:list-item>
            <text:list-item>
              <text:p text:style-name="P175">name</text:p>
            </text:list-item>
            <text:list-item>
              <text:p text:style-name="P175">votes </text:p>
            </text:list-item>
          </text:list>
        </text:list-item>
      </text:list>
      <text:list xml:id="list758072283" text:style-name="L81">
        <text:list-item>
          <text:p text:style-name="P176">By</text:p>
        </text:list-item>
      </text:list>
      <text:p text:style-name="P66"><text:span text:style-name="Default_20_Paragraph_20_Font"><text:span text:style-name="T95">1. </text:span></text:span><text:span text:style-name="T95">ascending</text:span></text:p>
      <text:p text:style-name="P67">2.descending</text:p>
      <text:list xml:id="list224820301939318" text:continue-list="list224821045197325" text:style-name="L79">
        <text:list-item>
          <text:p text:style-name="P174">Add new rule</text:p>
        </text:list-item>
      </text:list>
      <text:list xml:id="list3476727165" text:style-name="L82">
        <text:list-item>
          <text:p text:style-name="P177">View my rule</text:p>
        </text:list-item>
      </text:list>
      <text:p text:style-name="P68"/>
      <text:p text:style-name="P9"><text:span text:style-name="T95"><text:s text:c="10"/>h) </text:span><text:span text:style-name="Default_20_Paragraph_20_Font"><text:span text:style-name="T94">Every Monday, sort list by</text:span></text:span></text:p>
      <text:list xml:id="list224820351965309" text:continue-numbering="true" text:style-name="L82">
        <text:list-item>
          <text:p text:style-name="P177">Every (day) at (time)</text:p>
        </text:list-item>
      </text:list>
      <text:list xml:id="list224820512221735" text:continue-list="list224820301939318" text:style-name="L79">
        <text:list-item>
          <text:p text:style-name="P174">Add new rule</text:p>
        </text:list-item>
      </text:list>
      <text:list xml:id="list224820590949616" text:continue-list="list224820351965309" text:style-name="L82">
        <text:list-item>
          <text:p text:style-name="P177">View my rule</text:p>
        </text:list-item>
      </text:list>
      <text:p text:style-name="P33"><text:s text:c="10"/>i) Create a custom rule</text:p>
      <text:list xml:id="list2593946397" text:style-name="L83">
        <text:list-item>
          <text:p text:style-name="P225">Navigate to Butler</text:p>
        </text:list-item>
      </text:list>
      <text:list xml:id="list389802028" text:style-name="L84">
        <text:list-item>
          <text:p text:style-name="P226">Automation Tips <text:s text:c="4"/></text:p>
        </text:list-item>
      </text:list>
      <text:list xml:id="list1193830103" text:style-name="L85">
        <text:list-item>
          <text:list>
            <text:list-item>
              <text:list>
                <text:list-item>
                  <text:p text:style-name="P227">Refresh</text:p>
                </text:list-item>
                <text:list-item>
                  <text:p text:style-name="P227">Card button</text:p>
                </text:list-item>
              </text:list>
            </text:list-item>
          </text:list>
        </text:list-item>
      </text:list>
      <text:p text:style-name="P69"><text:s text:c="41"/>Add</text:p>
      <text:p text:style-name="P69"><text:s text:c="41"/>Delete(icon)</text:p>
      <text:list xml:id="list4144164114" text:style-name="L86">
        <text:list-item>
          <text:p text:style-name="P228">Rules</text:p>
        </text:list-item>
      </text:list>
      <text:list xml:id="list37313579" text:style-name="L87">
        <text:list-item>
          <text:p text:style-name="P229">Filter(icon)</text:p>
        </text:list-item>
      </text:list>
      <text:p text:style-name="P71"><text:s text:c="12"/>All</text:p>
      <text:p text:style-name="P71"><text:s text:c="12"/>Disabled</text:p>
      <text:p text:style-name="P71"><text:s text:c="12"/>Enabled</text:p>
      <text:p text:style-name="P71"><text:s text:c="12"/>search</text:p>
      <text:p text:style-name="P70"/>
      <text:list xml:id="list224820114455620" text:continue-numbering="true" text:style-name="L87">
        <text:list-item>
          <text:p text:style-name="P229">Command Libraries</text:p>
        </text:list-item>
      </text:list>
      <text:p text:style-name="P69"><text:s text:c="42"/>Help</text:p>
      <text:list xml:id="list224819911571425" text:continue-numbering="true" text:style-name="L87">
        <text:list-item>
          <text:p text:style-name="P229">Create rule</text:p>
        </text:list-item>
      </text:list>
      <text:list xml:id="list2450225965" text:style-name="L88">
        <text:list-item>
          <text:p text:style-name="P230">Triger</text:p>
        </text:list-item>
      </text:list>
      <text:p text:style-name="P72"><text:s text:c="15"/>Add trigger</text:p>
      <text:p text:style-name="P72"><text:s text:c="16"/>Select a Trigger</text:p>
      <text:p text:style-name="P69"><text:s text:c="64"/>a. Card Move</text:p>
      <text:list xml:id="list65203632" text:style-name="L89">
        <text:list-item>
          <text:p text:style-name="P231">Card changes</text:p>
        </text:list-item>
        <text:list-item>
          <text:p text:style-name="P231">Dates</text:p>
        </text:list-item>
      </text:list>
      <text:p text:style-name="P69"><text:s text:c="65"/>d. Checklists</text:p>
      <text:p text:style-name="P69"><text:s text:c="65"/>e. Card content</text:p>
      <text:list xml:id="list40770483" text:style-name="L90">
        <text:list-item>
          <text:p text:style-name="P232">Fields</text:p>
        </text:list-item>
      </text:list>
      <text:list xml:id="list224821064308590" text:continue-list="list2450225965" text:style-name="L88">
        <text:list-item>
          <text:p text:style-name="P230">Actions</text:p>
        </text:list-item>
      </text:list>
      <text:p text:style-name="P69"><text:soft-page-break/><text:s text:c="53"/>Select an actions</text:p>
      <text:list xml:id="list3024257342" text:style-name="L91">
        <text:list-item>
          <text:p text:style-name="P233">Move</text:p>
        </text:list-item>
        <text:list-item>
          <text:p text:style-name="P233">Add/Remove</text:p>
        </text:list-item>
        <text:list-item>
          <text:p text:style-name="P233">Dates</text:p>
        </text:list-item>
        <text:list-item>
          <text:p text:style-name="P233">Checklists</text:p>
        </text:list-item>
        <text:list-item>
          <text:p text:style-name="P233">Members</text:p>
        </text:list-item>
        <text:list-item>
          <text:p text:style-name="P233">Contents</text:p>
        </text:list-item>
        <text:list-item>
          <text:p text:style-name="P233">Fields</text:p>
        </text:list-item>
        <text:list-item>
          <text:p text:style-name="P233">Sort</text:p>
        </text:list-item>
        <text:list-item>
          <text:p text:style-name="P233">Cascade</text:p>
        </text:list-item>
        <text:list-item>
          <text:p text:style-name="P233">Jira</text:p>
        </text:list-item>
        <text:list-item>
          <text:p text:style-name="P233">slack</text:p>
        </text:list-item>
      </text:list>
      <text:list xml:id="list996999858" text:style-name="L9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34">Select</text:p>
                                    </text:list-item>
                                    <text:list-item>
                                      <text:p text:style-name="P234">Canc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180165227" text:style-name="L93">
        <text:list-item>
          <text:p text:style-name="P235">Enter command tags(icon)</text:p>
        </text:list-item>
        <text:list-item>
          <text:p text:style-name="P235">Edit(icon)</text:p>
        </text:list-item>
        <text:list-item>
          <text:p text:style-name="P235">Copy(icon)</text:p>
        </text:list-item>
        <text:list-item>
          <text:p text:style-name="P235">Delete(icon)</text:p>
        </text:list-item>
        <text:list-item>
          <text:p text:style-name="P235">Command log(icon)</text:p>
        </text:list-item>
        <text:list-item>
          <text:p text:style-name="P235">Add to Another board</text:p>
        </text:list-item>
      </text:list>
      <text:list xml:id="list2012543042" text:style-name="L94">
        <text:list-item>
          <text:list>
            <text:list-item>
              <text:p text:style-name="P236">Card Button</text:p>
            </text:list-item>
          </text:list>
        </text:list-item>
      </text:list>
      <text:list xml:id="list2160176048" text:style-name="L95">
        <text:list-item>
          <text:p text:style-name="P237">Create button (for cards)</text:p>
        </text:list-item>
      </text:list>
      <text:p text:style-name="P73"><text:s text:c="3"/>Enable on this board</text:p>
      <text:p text:style-name="P73"><text:s text:c="3"/>Enable on all boards on this workspace</text:p>
      <text:p text:style-name="P73"><text:s text:c="3"/>Share with workspace</text:p>
      <text:p text:style-name="P73"/>
      <text:list xml:id="list224819793471969" text:continue-list="list2012543042" text:style-name="L94">
        <text:list-item>
          <text:list>
            <text:list-item>
              <text:p text:style-name="P236">Board Button</text:p>
            </text:list-item>
          </text:list>
        </text:list-item>
      </text:list>
      <text:list xml:id="list224819432919381" text:continue-list="list2160176048" text:style-name="L95">
        <text:list-item>
          <text:p text:style-name="P237">Create button (for boards)</text:p>
        </text:list-item>
      </text:list>
      <text:list xml:id="list224819937063710" text:continue-list="list224819793471969" text:style-name="L94">
        <text:list-item>
          <text:list>
            <text:list-item>
              <text:p text:style-name="P236">Calendar</text:p>
            </text:list-item>
          </text:list>
        </text:list-item>
      </text:list>
      <text:list xml:id="list224820466355866" text:continue-list="list224819432919381" text:style-name="L95">
        <text:list-item>
          <text:p text:style-name="P237">Create command</text:p>
        </text:list-item>
        <text:list-item>
          <text:p text:style-name="P237">Trigger</text:p>
        </text:list-item>
      </text:list>
      <text:list xml:id="list2260934646" text:style-name="L96">
        <text:list-item>
          <text:p text:style-name="P238">Add Trigger</text:p>
        </text:list-item>
      </text:list>
      <text:p text:style-name="P74">Select a schedule</text:p>
      <text:list xml:id="list224820139925618" text:continue-numbering="true" text:style-name="L96">
        <text:list-item>
          <text:p text:style-name="P238">Save</text:p>
        </text:list-item>
        <text:list-item>
          <text:p text:style-name="P238">cancel</text:p>
        </text:list-item>
      </text:list>
      <text:list xml:id="list224820465969009" text:continue-list="list224819937063710" text:style-name="L94">
        <text:list-item>
          <text:list>
            <text:list-item>
              <text:p text:style-name="P236">Due Date</text:p>
            </text:list-item>
          </text:list>
        </text:list-item>
      </text:list>
      <text:list xml:id="list224821222272286" text:continue-list="list224820466355866" text:style-name="L95">
        <text:list-item>
          <text:p text:style-name="P237">Create command</text:p>
        </text:list-item>
        <text:list-item>
          <text:p text:style-name="P237">Trigger</text:p>
        </text:list-item>
      </text:list>
      <text:list xml:id="list224820626590816" text:continue-list="list224820139925618" text:style-name="L96">
        <text:list-item>
          <text:p text:style-name="P238">Add Trigger</text:p>
        </text:list-item>
      </text:list>
      <text:p text:style-name="P74">Select a due date trigger</text:p>
      <text:list xml:id="list224819636261699" text:continue-numbering="true" text:style-name="L96">
        <text:list-item>
          <text:p text:style-name="P238">Save</text:p>
        </text:list-item>
        <text:list-item>
          <text:p text:style-name="P238">Cancel</text:p>
        </text:list-item>
      </text:list>
      <text:list xml:id="list224819999680116" text:continue-list="list224820465969009" text:style-name="L94">
        <text:list-item>
          <text:list>
            <text:list-item>
              <text:p text:style-name="P236">Get help</text:p>
            </text:list-item>
          </text:list>
        </text:list-item>
      </text:list>
      <text:list xml:id="list1862419612" text:style-name="L97">
        <text:list-item>
          <text:p text:style-name="P239">Navigate to Trello help page</text:p>
        </text:list-item>
      </text:list>
      <text:list xml:id="list224819403179284" text:continue-list="list224819999680116" text:style-name="L94">
        <text:list-item>
          <text:list>
            <text:list-item>
              <text:p text:style-name="P236"><text:soft-page-break/>Connected app</text:p>
            </text:list-item>
          </text:list>
        </text:list-item>
      </text:list>
      <text:list xml:id="list224820091991925" text:continue-list="list1862419612" text:style-name="L97">
        <text:list-item>
          <text:p text:style-name="P239">Help article to learn about new butler integration</text:p>
        </text:list-item>
      </text:list>
      <text:p text:style-name="P75">Navigate to integration related page</text:p>
      <text:list xml:id="list224819426076149" text:continue-numbering="true" text:style-name="L97">
        <text:list-item>
          <text:p text:style-name="P239">Connect with Jira</text:p>
        </text:list-item>
        <text:list-item>
          <text:p text:style-name="P239">Connect with slack</text:p>
        </text:list-item>
      </text:list>
      <text:list xml:id="list224821328353002" text:continue-list="list224819403179284" text:style-name="L94">
        <text:list-item>
          <text:list>
            <text:list-item>
              <text:p text:style-name="P236">Account</text:p>
            </text:list-item>
          </text:list>
        </text:list-item>
      </text:list>
      <text:list xml:id="list3129126675" text:style-name="L98">
        <text:list-item>
          <text:p text:style-name="P240">Account</text:p>
        </text:list-item>
        <text:list-item>
          <text:p text:style-name="P240">Usage log</text:p>
        </text:list-item>
      </text:list>
      <text:p text:style-name="P76"/>
      <text:p text:style-name="P9"><text:span text:style-name="T95">j</text:span><text:span text:style-name="Default_20_Paragraph_20_Font"><text:span text:style-name="T95">) <text:s/>Move all cards in this list (list which are present in the board except current list)</text:span></text:span></text:p>
      <text:p text:style-name="P33">k) Archive all cards in this list</text:p>
      <text:p text:style-name="P33">l) <text:s/>Archive this list</text:p>
      <text:p text:style-name="P33"/>
      <text:p text:style-name="P78"/>
      <text:p text:style-name="P77"><text:span text:style-name="T95">(II) </text:span><text:span text:style-name="Default_20_Paragraph_20_Font"><text:span text:style-name="T95">Add Card</text:span></text:span></text:p>
      <text:p text:style-name="P78"><text:s/>(Enter title for the card)</text:p>
      <text:list xml:id="list2144336909" text:style-name="L99">
        <text:list-item>
          <text:p text:style-name="P178">Record Loom video</text:p>
        </text:list-item>
      </text:list>
      <text:list xml:id="list4133049079" text:style-name="L100">
        <text:list-item>
          <text:p text:style-name="P179">Sign up for free</text:p>
        </text:list-item>
        <text:list-item>
          <text:p text:style-name="P179">Video Settings</text:p>
        </text:list-item>
      </text:list>
      <text:p text:style-name="P80"><text:s text:c="6"/>Screen and camera</text:p>
      <text:p text:style-name="P80"><text:s text:c="6"/>Screen only</text:p>
      <text:p text:style-name="P80"><text:s text:c="6"/>Camera only</text:p>
      <text:list xml:id="list224820280733395" text:continue-numbering="true" text:style-name="L100">
        <text:list-item>
          <text:p text:style-name="P179">Recording settings</text:p>
        </text:list-item>
      </text:list>
      <text:p text:style-name="P80"><text:s text:c="4"/>a) Video</text:p>
      <text:p text:style-name="P80"><text:s text:c="13"/>Integrated webcam</text:p>
      <text:p text:style-name="P80"><text:s text:c="4"/>b) Audio</text:p>
      <text:p text:style-name="P80"><text:s text:c="11"/>Default microphone</text:p>
      <text:p text:style-name="P80"><text:s text:c="11"/>Communication Microphone</text:p>
      <text:p text:style-name="P80"><text:s text:c="11"/>Microphone</text:p>
      <text:list xml:id="list224820581450208" text:continue-numbering="true" text:style-name="L100">
        <text:list-item>
          <text:p text:style-name="P179">Show advanced option</text:p>
        </text:list-item>
      </text:list>
      <text:p text:style-name="P80"><text:s text:c="12"/>Recording countdown</text:p>
      <text:list xml:id="list224819769632667" text:continue-numbering="true" text:style-name="L100">
        <text:list-item>
          <text:p text:style-name="P179">Hide advance option</text:p>
        </text:list-item>
        <text:list-item>
          <text:p text:style-name="P179">Start recording 5 mins limit</text:p>
        </text:list-item>
      </text:list>
      <text:p text:style-name="P79"><text:span text:style-name="T95"><text:s text:c="5"/>a) <text:s/></text:span><text:span text:style-name="Default_20_Paragraph_20_Font"><text:span text:style-name="T95">Entire screen</text:span></text:span></text:p>
      <text:p text:style-name="P80"><text:s text:c="5"/>b) <text:s/>window </text:p>
      <text:p text:style-name="P80"><text:s text:c="5"/>c) chrome Tab</text:p>
      <text:p text:style-name="P81"><text:span text:style-name="T95">B) </text:span><text:span text:style-name="Default_20_Paragraph_20_Font"><text:span text:style-name="T95">Create from template</text:span></text:span></text:p>
      <text:p text:style-name="P79"><text:span text:style-name="T95">a) </text:span><text:span text:style-name="Default_20_Paragraph_20_Font"><text:span text:style-name="T95">Create a template</text:span></text:span></text:p>
      <text:p text:style-name="P80">b) Edit a template</text:p>
      <text:p text:style-name="P80">c) Template</text:p>
      <text:p text:style-name="P80"><text:s text:c="7"/>create card</text:p>
      <text:p text:style-name="P77"><text:span text:style-name="T95"><text:s text:c="7"/>C) </text:span><text:span text:style-name="Default_20_Paragraph_20_Font"><text:span text:style-name="T95">Edit (icon)</text:span></text:span></text:p>
      <text:list xml:id="list511413240" text:style-name="L101">
        <text:list-item>
          <text:p text:style-name="P180">Open card</text:p>
        </text:list-item>
      </text:list>
      <text:list xml:id="list2275608254" text:style-name="L102">
        <text:list-item>
          <text:p text:style-name="P181">((Card name) in list (list name))</text:p>
        </text:list-item>
        <text:list-item>
          <text:p text:style-name="P181">Description</text:p>
        </text:list-item>
      </text:list>
      <text:p text:style-name="P82"><text:soft-page-break/>(Add more detailed description)</text:p>
      <text:list xml:id="list224820075070544" text:continue-numbering="true" text:style-name="L102">
        <text:list-item>
          <text:p text:style-name="P181">Show Details</text:p>
        </text:list-item>
        <text:list-item>
          <text:p text:style-name="P181">Activity (write a comment)</text:p>
        </text:list-item>
      </text:list>
      <text:list xml:id="list2901149475" text:style-name="L103">
        <text:list-item>
          <text:p text:style-name="P182">Video (icon)</text:p>
        </text:list-item>
      </text:list>
      <text:p text:style-name="P83">(Add video as comment)</text:p>
      <text:list xml:id="list224820566637300" text:continue-numbering="true" text:style-name="L103">
        <text:list-item>
          <text:p text:style-name="P182">Add Attachment</text:p>
        </text:list-item>
      </text:list>
      <text:list xml:id="list2356173308" text:style-name="L104">
        <text:list-item>
          <text:p text:style-name="P183">From computer</text:p>
        </text:list-item>
        <text:list-item>
          <text:p text:style-name="P183">Trello</text:p>
        </text:list-item>
        <text:list-item>
          <text:p text:style-name="P183">Google drive</text:p>
        </text:list-item>
        <text:list-item>
          <text:p text:style-name="P183">Dropbox</text:p>
        </text:list-item>
        <text:list-item>
          <text:p text:style-name="P183">Box</text:p>
        </text:list-item>
        <text:list-item>
          <text:p text:style-name="P183">Open drive</text:p>
        </text:list-item>
        <text:list-item>
          <text:p text:style-name="P183">Attach a link</text:p>
        </text:list-item>
      </text:list>
      <text:list xml:id="list224820554397306" text:continue-list="list224820566637300" text:style-name="L103">
        <text:list-item>
          <text:p text:style-name="P182"><text:span text:style-name="T90">t</text:span> a member</text:p>
        </text:list-item>
        <text:list-item>
          <text:p text:style-name="P182">Add emoji</text:p>
        </text:list-item>
        <text:list-item>
          <text:p text:style-name="P182">Add card</text:p>
        </text:list-item>
        <text:list-item>
          <text:p text:style-name="P182">Save</text:p>
        </text:list-item>
        <text:list-item>
          <text:p text:style-name="P182">watch</text:p>
        </text:list-item>
      </text:list>
      <text:p text:style-name="P83"/>
      <text:list xml:id="list4255436548" text:style-name="L105">
        <text:list-item>
          <text:p text:style-name="P184">Add to card</text:p>
        </text:list-item>
      </text:list>
      <text:list xml:id="list1517824627" text:style-name="L106">
        <text:list-item>
          <text:p text:style-name="P185">Members</text:p>
        </text:list-item>
      </text:list>
      <text:p text:style-name="P83"><text:s text:c="3"/>Search member</text:p>
      <text:list xml:id="list224821216699786" text:continue-numbering="true" text:style-name="L106">
        <text:list-item>
          <text:p text:style-name="P185">Labels</text:p>
        </text:list-item>
      </text:list>
      <text:p text:style-name="P83"><text:s text:c="3"/>Search labels</text:p>
      <text:p text:style-name="P83"><text:s text:c="3"/>Create a new label</text:p>
      <text:p text:style-name="P83"><text:s text:c="3"/>Enable colour Blind Friendly mode</text:p>
      <text:list xml:id="list224820384755836" text:continue-numbering="true" text:style-name="L106">
        <text:list-item>
          <text:p text:style-name="P185">Add checklist</text:p>
        </text:list-item>
      </text:list>
      <text:p text:style-name="P83"><text:s text:c="4"/>Title</text:p>
      <text:p text:style-name="P83"><text:s text:c="5"/>Copy item from</text:p>
      <text:p text:style-name="P83"><text:s text:c="5"/>Add an item</text:p>
      <text:list xml:id="list224820684495506" text:continue-numbering="true" text:style-name="L106">
        <text:list-item>
          <text:p text:style-name="P185">Dates</text:p>
        </text:list-item>
        <text:list-item>
          <text:p text:style-name="P185">Attachment</text:p>
        </text:list-item>
        <text:list-item>
          <text:p text:style-name="P185">Cover</text:p>
        </text:list-item>
        <text:list-item>
          <text:p text:style-name="P185">Custom field (disable)</text:p>
        </text:list-item>
      </text:list>
      <text:list xml:id="list224820264701467" text:continue-list="list4255436548" text:style-name="L105">
        <text:list-item>
          <text:p text:style-name="P184">Power-ups</text:p>
        </text:list-item>
      </text:list>
      <text:list xml:id="list3868013838" text:style-name="L107">
        <text:list-item>
          <text:p text:style-name="P186">Add power-ups</text:p>
        </text:list-item>
      </text:list>
      <text:list xml:id="list224821179132043" text:continue-list="list224820264701467" text:style-name="L105">
        <text:list-item>
          <text:p text:style-name="P184">Automation</text:p>
        </text:list-item>
      </text:list>
      <text:list xml:id="list224820396062333" text:continue-list="list3868013838" text:style-name="L107">
        <text:list-item>
          <text:p text:style-name="P186">Add buttons</text:p>
        </text:list-item>
      </text:list>
      <text:list xml:id="list224821231746673" text:continue-list="list224821179132043" text:style-name="L105">
        <text:list-item>
          <text:p text:style-name="P184">Actions</text:p>
        </text:list-item>
      </text:list>
      <text:list xml:id="list224819765421858" text:continue-list="list224820396062333" text:style-name="L107">
        <text:list-item>
          <text:p text:style-name="P186">Move</text:p>
        </text:list-item>
        <text:list-item>
          <text:p text:style-name="P186">Copy</text:p>
        </text:list-item>
        <text:list-item>
          <text:p text:style-name="P186">Make template</text:p>
        </text:list-item>
        <text:list-item>
          <text:p text:style-name="P186">Watch</text:p>
        </text:list-item>
        <text:list-item>
          <text:p text:style-name="P186"><text:soft-page-break/>Archive </text:p>
        </text:list-item>
        <text:list-item>
          <text:p text:style-name="P186">Share</text:p>
        </text:list-item>
      </text:list>
      <text:p text:style-name="P83"/>
      <text:p text:style-name="P82"/>
      <text:list xml:id="list224819940441162" text:continue-list="list511413240" text:style-name="L101">
        <text:list-item>
          <text:p text:style-name="P216"><text:s/>Edit Labels</text:p>
        </text:list-item>
        <text:list-item>
          <text:p text:style-name="P216">Change Members</text:p>
        </text:list-item>
        <text:list-item>
          <text:p text:style-name="P216">Change cover</text:p>
        </text:list-item>
        <text:list-item>
          <text:p text:style-name="P216">Move</text:p>
        </text:list-item>
        <text:list-item>
          <text:p text:style-name="P216">Copy</text:p>
        </text:list-item>
        <text:list-item>
          <text:p text:style-name="P216">Edit dates</text:p>
        </text:list-item>
        <text:list-item>
          <text:p text:style-name="P217">Archive</text:p>
        </text:list-item>
      </text:list>
      <text:p text:style-name="P37">```````````````````````````````````````````````````````````````````````````````````````````````````````</text:p>
      <text:p text:style-name="P46">Templates:</text:p>
      <text:list xml:id="list3524713679" text:style-name="WWNum14">
        <text:list-header>
          <text:p text:style-name="P111"><text:span text:style-name="T16">A) </text:span>Find template – search bar</text:p>
          <text:p text:style-name="P111"><text:span text:style-name="T16">B) </text:span>Business</text:p>
          <text:p text:style-name="P111"><text:span text:style-name="T16">C) </text:span>Design</text:p>
          <text:p text:style-name="P111"><text:span text:style-name="T16">D) </text:span>Education</text:p>
          <text:p text:style-name="P111"><text:span text:style-name="T16">E) </text:span>Engineering</text:p>
          <text:p text:style-name="P111"><text:span text:style-name="T16">F) </text:span>Marketing</text:p>
          <text:p text:style-name="P111"><text:span text:style-name="T16">G) </text:span>Project Management</text:p>
          <text:p text:style-name="P111"><text:span text:style-name="T16">H) </text:span>Remote Work</text:p>
          <text:p text:style-name="P111"><text:span text:style-name="T16">I) </text:span>New and Notable templates</text:p>
        </text:list-header>
      </text:list>
      <text:p text:style-name="P59"><text:span text:style-name="T16">a)</text:span>Team Health Monitor</text:p>
      <text:p text:style-name="P38"><text:tab/><text:tab/><text:span text:style-name="T17">i)</text:span> Share</text:p>
      <text:p text:style-name="P38"><text:tab/><text:tab/><text:span text:style-name="T17">ii) </text:span>Use template</text:p>
      <text:p text:style-name="P38"><text:tab/><text:tab/><text:span text:style-name="T17">iii)</text:span> Atlassian Team Playbook</text:p>
      <text:p text:style-name="P38"><text:tab/><text:tab/><text:span text:style-name="T17">iv)</text:span> View template</text:p>
      <text:p text:style-name="P59"><text:span text:style-name="T16">b) </text:span>Blog Content schedule</text:p>
      <text:p text:style-name="P59"><text:span text:style-name="T16">c) </text:span>Montessori Inspired Planning &amp; Homeschool Education</text:p>
      <text:p text:style-name="P59"><text:span text:style-name="T16">d)</text:span> More templates for Business</text:p>
      <text:p text:style-name="P59"><text:span text:style-name="T16">e)</text:span>More templates for Design</text:p>
      <text:p text:style-name="P59"><text:span text:style-name="T16">f) </text:span>More templates for Education</text:p>
      <text:p text:style-name="P59"><text:span text:style-name="T16">g) </text:span>More templates for Engineering</text:p>
      <text:p text:style-name="P59"><text:span text:style-name="T16">h)</text:span> More templates for Marketing</text:p>
      <text:p text:style-name="P59"><text:span text:style-name="T16">i)</text:span> More templates for Project Management</text:p>
      <text:p text:style-name="P59"><text:span text:style-name="T16">j) </text:span>More templates for Remote work</text:p>
      <text:p text:style-name="P59"><text:span text:style-name="T16">k) </text:span>Get started</text:p>
      <text:p text:style-name="P45"/>
      <text:p text:style-name="P38"><text:span text:style-name="T20">A) </text:span><text:span text:style-name="T19">Business</text:span></text:p>
      <text:p text:style-name="P38"><text:tab/><text:span text:style-name="T25">(a) </text:span>An Order Management Pipeline by Crumble</text:p>
      <text:p text:style-name="P38"><text:tab/><text:tab/><text:span text:style-name="T25">i) </text:span>Use template</text:p>
      <text:p text:style-name="P38"><text:tab/><text:tab/><text:span text:style-name="T25">ii) </text:span>Share</text:p>
      <text:p text:style-name="P10"><text:span text:style-name="T26"><text:tab/><text:tab/></text:span><text:span text:style-name="T27">iii) </text:span><text:a xlink:type="simple" xlink:href="https://crmble.com/how-to-use-crmble-for-order-management/?utm_campaign=templates&amp;utm_medium=referral&amp;utm_source=trello" office:target-frame-name="_blank" xlink:show="new" text:style-name="Internet_20_link" text:visited-style-name="Visited_20_Internet_20_Link"><text:span text:style-name="T26">Order Management with Crmble for Trello</text:span></text:a></text:p>
      <text:p text:style-name="P38"><text:span text:style-name="T28"><text:tab/><text:tab/></text:span><text:span text:style-name="T29">iv) </text:span><text:span text:style-name="T28">View template</text:span></text:p>
      <text:p text:style-name="P42"><text:soft-page-break/><text:tab/></text:p>
      <text:p text:style-name="P38"><text:span text:style-name="T29"><text:tab/>(b) </text:span><text:span text:style-name="T42">Lean Canvas</text:span></text:p>
      <text:p text:style-name="P38"><text:span text:style-name="T42"><text:tab/><text:tab/></text:span><text:span text:style-name="T43">i) </text:span>Use template</text:p>
      <text:p text:style-name="P38"><text:tab/><text:tab/><text:span text:style-name="T25">ii) </text:span>Share</text:p>
      <text:p text:style-name="P10"><text:span text:style-name="T96"><text:tab/><text:tab/></text:span><text:span text:style-name="T97">iii)</text:span><text:span text:style-name="T96"> </text:span><text:a xlink:type="simple" xlink:href="https://leanstack.com/leancanvas" office:target-frame-name="_blank" xlink:show="new" text:style-name="Internet_20_link" text:visited-style-name="Visited_20_Internet_20_Link"><text:span text:style-name="T44">https://leanstack.com/leancanvas</text:span></text:a></text:p>
      <text:p text:style-name="P38"><text:span text:style-name="T28"><text:tab/><text:tab/></text:span><text:span text:style-name="T29">iv) </text:span><text:span text:style-name="T28">View template</text:span></text:p>
      <text:p text:style-name="P42"/>
      <text:p text:style-name="P38"><text:span text:style-name="T28"><text:tab/></text:span><text:span text:style-name="T30">(c) </text:span><text:span text:style-name="T28">Grant Tracking Template</text:span></text:p>
      <text:p text:style-name="P38"><text:span text:style-name="T28"><text:tab/><text:tab/></text:span><text:span text:style-name="T30">i) </text:span>Use template</text:p>
      <text:p text:style-name="P38"><text:tab/><text:tab/><text:span text:style-name="T70">ii) </text:span>Share</text:p>
      <text:p text:style-name="P10"><text:span text:style-name="T96"><text:tab/><text:tab/></text:span><text:span text:style-name="T98">iii)</text:span><text:span text:style-name="T96"> </text:span><text:a xlink:type="simple" xlink:href="https://trello.com/power-ups/56d5e249a98895a9797bebb9/custom-fields" office:target-frame-name="_blank" xlink:show="new" text:style-name="Internet_20_link" text:visited-style-name="Visited_20_Internet_20_Link"><text:span text:style-name="T44">Custom Field Power-up</text:span></text:a><text:span text:style-name="T73"> </text:span></text:p>
      <text:p text:style-name="P38"><text:span text:style-name="T28"><text:tab/><text:tab/></text:span><text:span text:style-name="T30">iv)</text:span><text:span text:style-name="T28"> View template</text:span></text:p>
      <text:p text:style-name="P38"><text:span text:style-name="T28"><text:tab/></text:span><text:span text:style-name="T30">(d) </text:span><text:span text:style-name="T28">Align Your Team With V2MOM</text:span></text:p>
      <text:p text:style-name="P38"><text:span text:style-name="T28"><text:tab/><text:tab/></text:span><text:span text:style-name="T30">i) </text:span>Use template</text:p>
      <text:p text:style-name="P38"><text:tab/><text:tab/><text:span text:style-name="T70">ii) </text:span>Share</text:p>
      <text:p text:style-name="P10"><text:span text:style-name="T96"><text:tab/><text:tab/></text:span><text:span text:style-name="T98">iii)</text:span><text:a xlink:type="simple" xlink:href="https://www.salesforce.com/blog/2013/04/how-to-create-alignment-within-your-company.html" office:target-frame-name="_blank" xlink:show="new" text:style-name="Internet_20_link" text:visited-style-name="Visited_20_Internet_20_Link"><text:span text:style-name="T45">Learn more about V2MOM from Salesforce CEO Marc Benioff</text:span></text:a></text:p>
      <text:p text:style-name="P10"><text:span text:style-name="Strong"><text:span text:style-name="T73"><text:tab/><text:tab/></text:span></text:span><text:span text:style-name="Strong"><text:span text:style-name="T76">iv)</text:span></text:span><text:span text:style-name="Strong"><text:span text:style-name="T74"> </text:span></text:span><text:span text:style-name="Strong"><text:span text:style-name="T73"><text:s/></text:span></text:span><text:a xlink:type="simple" xlink:href="http://essentials.salesforce.com/" office:target-frame-name="_blank" xlink:show="new" text:style-name="Internet_20_link" text:visited-style-name="Visited_20_Internet_20_Link"><text:span text:style-name="T96">essentials.salesforce.com</text:span></text:a><text:span text:style-name="T73">.</text:span></text:p>
      <text:p text:style-name="P38"><text:span text:style-name="T28"><text:tab/><text:tab/></text:span><text:span text:style-name="T30">v)</text:span><text:span text:style-name="T28"> View template</text:span></text:p>
      <text:p text:style-name="P38"><text:span text:style-name="T28"><text:tab/></text:span><text:span text:style-name="T30">(e) </text:span><text:span text:style-name="T28">Business Model Canvas</text:span></text:p>
      <text:p text:style-name="P38"><text:span text:style-name="T28"><text:tab/><text:tab/></text:span><text:span text:style-name="T30">i)</text:span> Use template</text:p>
      <text:p text:style-name="P38"><text:tab/><text:tab/><text:span text:style-name="T70">ii)</text:span> Share</text:p>
      <text:p text:style-name="P10"><text:span text:style-name="T96"><text:tab/><text:tab/></text:span><text:span text:style-name="T98">iii)</text:span><text:span text:style-name="T96"> </text:span><text:a xlink:type="simple" xlink:href="https://diytoolkit.org/tools/business-model-canvas/" office:target-frame-name="_blank" xlink:show="new" text:style-name="Internet_20_link" text:visited-style-name="Visited_20_Internet_20_Link"><text:span text:style-name="T44">https://diytoolkit.org/tools/business-model-canvas/</text:span></text:a></text:p>
      <text:p text:style-name="P38"><text:span text:style-name="T28"><text:tab/><text:tab/></text:span><text:span text:style-name="T30">iv)</text:span><text:span text:style-name="T28"> View template</text:span></text:p>
      <text:p text:style-name="P38"><text:span text:style-name="T28"><text:tab/></text:span><text:span text:style-name="T30">(f) </text:span><text:span text:style-name="T28">Business Plan</text:span></text:p>
      <text:p text:style-name="P38"><text:span text:style-name="T28"><text:tab/><text:tab/></text:span><text:span text:style-name="T30">i) </text:span>Use template</text:p>
      <text:p text:style-name="P38"><text:tab/><text:tab/><text:span text:style-name="T70">ii) </text:span>Share</text:p>
      <text:p text:style-name="P38"><text:span text:style-name="T28"><text:tab/><text:tab/></text:span><text:span text:style-name="T30">iii) </text:span><text:span text:style-name="T28">View template</text:span></text:p>
      <text:p text:style-name="P38"><text:span text:style-name="T28"><text:tab/></text:span><text:span text:style-name="T30">(g) </text:span><text:span text:style-name="T28">Change Management Workflow Tool</text:span></text:p>
      <text:p text:style-name="P38"><text:span text:style-name="T28"><text:tab/><text:tab/></text:span><text:span text:style-name="T30">i)</text:span> Use template</text:p>
      <text:p text:style-name="P38"><text:tab/><text:tab/><text:span text:style-name="T70">ii)</text:span> Share</text:p>
      <text:p text:style-name="P38"><text:span text:style-name="T28"><text:tab/><text:tab/></text:span><text:span text:style-name="T30">iii)</text:span><text:span text:style-name="T28"> View template</text:span></text:p>
      <text:p text:style-name="P38"><text:span text:style-name="T28"><text:tab/></text:span><text:span text:style-name="T30">(h) </text:span><text:span text:style-name="T28">Company Overview</text:span></text:p>
      <text:p text:style-name="P38"><text:span text:style-name="T28"><text:tab/><text:tab/></text:span><text:span text:style-name="T30">i) </text:span>Use template</text:p>
      <text:p text:style-name="P38"><text:tab/><text:tab/><text:span text:style-name="T70">ii) </text:span>Share</text:p>
      <text:p text:style-name="P38"><text:span text:style-name="T28"><text:tab/><text:tab/></text:span><text:span text:style-name="T30">iii) </text:span><text:span text:style-name="T28">View template</text:span></text:p>
      <text:p text:style-name="P38"><text:span text:style-name="T28"><text:tab/></text:span><text:span text:style-name="T30">(i) </text:span><text:span text:style-name="T28">Decision Tracking Board</text:span></text:p>
      <text:p text:style-name="P38"><text:span text:style-name="T28"><text:tab/><text:tab/></text:span><text:span text:style-name="T30">i) </text:span>Use template</text:p>
      <text:p text:style-name="P38"><text:tab/><text:tab/><text:span text:style-name="T70">ii) </text:span>Share</text:p>
      <text:p text:style-name="P38"><text:tab/><text:tab/><text:span text:style-name="T70">iii) </text:span>Hugo</text:p>
      <text:p text:style-name="P38"><text:tab/><text:tab/><text:span text:style-name="T70">iv) </text:span>here</text:p>
      <text:p text:style-name="P38"><text:span text:style-name="T28"><text:tab/><text:tab/></text:span><text:span text:style-name="T30">v) </text:span><text:span text:style-name="T28">View template</text:span></text:p>
      <text:p text:style-name="P38"><text:span text:style-name="T28"><text:tab/></text:span><text:span text:style-name="T30">(j) </text:span><text:span text:style-name="T28">M&amp;A Due Diligence Template</text:span></text:p>
      <text:p text:style-name="P38"><text:span text:style-name="T28"><text:tab/><text:tab/></text:span><text:span text:style-name="T30">i) </text:span>Use template</text:p>
      <text:p text:style-name="P38"><text:tab/><text:tab/><text:span text:style-name="T70">ii)</text:span> Share</text:p>
      <text:p text:style-name="P38"><text:span text:style-name="T28"><text:tab/><text:tab/></text:span><text:span text:style-name="T30">iii)</text:span><text:span text:style-name="T28"> View template</text:span></text:p>
      <text:p text:style-name="P38"><text:soft-page-break/><text:span text:style-name="T28"><text:tab/></text:span><text:span text:style-name="T30">(h)</text:span><text:span text:style-name="T28"> OKRs</text:span></text:p>
      <text:p text:style-name="P38"><text:span text:style-name="T28"><text:tab/><text:tab/></text:span><text:span text:style-name="T30">i) </text:span>Use template</text:p>
      <text:p text:style-name="P38"><text:tab/><text:tab/><text:span text:style-name="T70">ii) </text:span>Share</text:p>
      <text:p text:style-name="P38"><text:span text:style-name="T28"><text:tab/><text:tab/></text:span><text:span text:style-name="T30">iii)</text:span><text:span text:style-name="T28"> View template</text:span></text:p>
      <text:p text:style-name="P38"><text:span text:style-name="T28"><text:tab/></text:span><text:span text:style-name="T30">(i) </text:span><text:span text:style-name="T28">Pitch Deck</text:span></text:p>
      <text:p text:style-name="P38"><text:span text:style-name="T28"><text:tab/><text:tab/></text:span><text:span text:style-name="T30">i)</text:span> Use template</text:p>
      <text:p text:style-name="P38"><text:tab/><text:tab/><text:span text:style-name="T70">ii)</text:span> Share</text:p>
      <text:p text:style-name="P38"><text:span text:style-name="T28"><text:tab/><text:tab/></text:span><text:span text:style-name="T30">iii) </text:span><text:span text:style-name="T28">View template</text:span></text:p>
      <text:p text:style-name="P38"><text:span text:style-name="T28"><text:tab/></text:span><text:span text:style-name="T30">(j) </text:span><text:span text:style-name="T28">Team Goal Setting Central</text:span></text:p>
      <text:p text:style-name="P38"><text:span text:style-name="T28"><text:tab/><text:tab/></text:span><text:span text:style-name="T30">i) </text:span>Use template</text:p>
      <text:p text:style-name="P38"><text:tab/><text:tab/><text:span text:style-name="T70">ii)</text:span> Share</text:p>
      <text:p text:style-name="P38"><text:span text:style-name="T28"><text:tab/><text:tab/></text:span><text:span text:style-name="T30">iii) </text:span><text:span text:style-name="T28">View template</text:span></text:p>
      <text:p text:style-name="P38"><text:span text:style-name="T28"><text:tab/></text:span><text:span text:style-name="T30">(k)</text:span><text:span text:style-name="T28"> Town Hall Meetings</text:span></text:p>
      <text:p text:style-name="P38"><text:span text:style-name="T28"><text:tab/><text:tab/></text:span><text:span text:style-name="T30">i) </text:span>Use template</text:p>
      <text:p text:style-name="P38"><text:tab/><text:tab/><text:span text:style-name="T70">ii)</text:span> Share</text:p>
      <text:p text:style-name="P10"><text:span text:style-name="T96"><text:tab/><text:tab/></text:span><text:span text:style-name="T98">iii)</text:span><text:span text:style-name="T96"> </text:span><text:a xlink:type="simple" xlink:href="https://blog.trello.com/how-to-structure-an-all-company-meeting" office:target-frame-name="_blank" xlink:show="new" text:style-name="Internet_20_link" text:visited-style-name="Visited_20_Internet_20_Link"><text:span text:style-name="T44">Read more</text:span></text:a></text:p>
      <text:p text:style-name="P38"><text:span text:style-name="T28"><text:tab/><text:tab/></text:span><text:span text:style-name="T30">iv)</text:span><text:span text:style-name="T28"> View template<text:tab/></text:span></text:p>
      <text:p text:style-name="P38"><text:span text:style-name="T28"><text:tab/></text:span><text:span text:style-name="T30">(l) </text:span><text:span text:style-name="T28">Weekly Meeting Template</text:span></text:p>
      <text:p text:style-name="P38"><text:span text:style-name="T28"><text:tab/><text:tab/></text:span><text:span text:style-name="T30">i) </text:span>Use template</text:p>
      <text:p text:style-name="P38"><text:tab/><text:tab/><text:span text:style-name="T70">ii) </text:span>Share</text:p>
      <text:p text:style-name="P10"><text:span text:style-name="T96"><text:tab/><text:tab/></text:span><text:span text:style-name="T98">iii)</text:span><text:span text:style-name="T96"> </text:span><text:a xlink:type="simple" xlink:href="https://www.amazon.com/Rocket-Fuel-Essential-Combination-Business/dp/1942952317" office:target-frame-name="_blank" xlink:show="new" text:style-name="Internet_20_link" text:visited-style-name="Visited_20_Internet_20_Link"><text:span text:style-name="T44">Rocket Fuel</text:span></text:a></text:p>
      <text:p text:style-name="P10"><text:span text:style-name="T96"><text:tab/><text:tab/></text:span><text:span text:style-name="T98">iv) </text:span><text:a xlink:type="simple" xlink:href="https://www.amazon.com/Traction-Get-Grip-Your-Business/dp/1936661837" office:target-frame-name="_blank" xlink:show="new" text:style-name="Internet_20_link" text:visited-style-name="Visited_20_Internet_20_Link"><text:span text:style-name="T73">Traction</text:span></text:a></text:p>
      <text:p text:style-name="P10"><text:span text:style-name="T96"><text:tab/><text:tab/></text:span><text:span text:style-name="T98">v) </text:span><text:a xlink:type="simple" xlink:href="https://www.eosworldwide.com/" office:target-frame-name="_blank" xlink:show="new" text:style-name="Internet_20_link" text:visited-style-name="Visited_20_Internet_20_Link"><text:span text:style-name="T44">https://www.eosworldwide.com</text:span></text:a></text:p>
      <text:p text:style-name="P38"><text:span text:style-name="T28"><text:tab/><text:tab/></text:span><text:span text:style-name="T30">vi) </text:span><text:span text:style-name="T28">View template</text:span></text:p>
      <text:p text:style-name="P38"><text:span text:style-name="T28"><text:tab/></text:span><text:span text:style-name="T31">(m) </text:span><text:span text:style-name="T28">Start with a blank board</text:span></text:p>
      <text:p text:style-name="P38"><text:span text:style-name="T28"><text:tab/></text:span><text:span text:style-name="T31">(n)</text:span><text:span text:style-name="T28"> Get started</text:span></text:p>
      <text:p text:style-name="P48"/>
      <text:p text:style-name="P38"><text:span text:style-name="T22">B) </text:span><text:span text:style-name="T21">Design</text:span></text:p>
      <text:p text:style-name="P38"><text:span text:style-name="T28"><text:tab/></text:span><text:span text:style-name="T32">(a) </text:span><text:span text:style-name="T28">Design Project Template</text:span></text:p>
      <text:p text:style-name="P38"><text:span text:style-name="T28"><text:tab/><text:tab/></text:span><text:span text:style-name="T30">i) </text:span><text:span text:style-name="T28">Use template</text:span></text:p>
      <text:p text:style-name="P38"><text:tab/><text:tab/><text:span text:style-name="T70">ii)</text:span> Share</text:p>
      <text:p text:style-name="P38"><text:span text:style-name="T28"><text:tab/><text:tab/></text:span><text:span text:style-name="T30">iii) </text:span><text:span text:style-name="T28">View template</text:span></text:p>
      <text:p text:style-name="P38"><text:span text:style-name="T28"><text:tab/></text:span><text:span text:style-name="T33">(b) </text:span><text:span text:style-name="T28">Design System Checklist</text:span></text:p>
      <text:p text:style-name="P38"><text:span text:style-name="T28"><text:tab/><text:tab/></text:span><text:span text:style-name="T33">i) </text:span>Use template</text:p>
      <text:p text:style-name="P38"><text:tab/><text:tab/><text:span text:style-name="T86">ii) </text:span>Share</text:p>
      <text:p text:style-name="P10"><text:span text:style-name="T96"><text:tab/><text:tab/></text:span><text:span text:style-name="T99">iii)</text:span><text:span text:style-name="T96"> </text:span><text:a xlink:type="simple" xlink:href="https://trello.com/power-ups/5ba22bdcd58ada0595eadc98" office:target-frame-name="_blank" xlink:show="new" text:style-name="Internet_20_link" text:visited-style-name="Visited_20_Internet_20_Link"><text:span text:style-name="T44">https://trello.com/power-ups/5ba22bdcd58ada0595eadc98</text:span></text:a></text:p>
      <text:p text:style-name="P38"><text:span text:style-name="T28"><text:tab/><text:tab/></text:span><text:span text:style-name="T33">iv)</text:span><text:span text:style-name="T28"> View template</text:span></text:p>
      <text:p text:style-name="P38"><text:span text:style-name="T28"><text:tab/></text:span><text:span text:style-name="T33">(c) </text:span><text:span text:style-name="T28">Freelance Branding Project</text:span></text:p>
      <text:p text:style-name="P38"><text:span text:style-name="T28"><text:tab/><text:tab/></text:span><text:span text:style-name="T33">i) </text:span>Use template</text:p>
      <text:p text:style-name="P38"><text:tab/><text:tab/><text:span text:style-name="T86">ii) </text:span>Share</text:p>
      <text:p text:style-name="P38"><text:span text:style-name="T28"><text:tab/><text:tab/></text:span><text:span text:style-name="T33">iii)</text:span><text:span text:style-name="T28"> View template</text:span></text:p>
      <text:p text:style-name="P38"><text:span text:style-name="T28"><text:tab/></text:span><text:span text:style-name="T33">(d) </text:span><text:span text:style-name="T28">Game Design Template</text:span></text:p>
      <text:p text:style-name="P38"><text:span text:style-name="T28"><text:tab/><text:tab/></text:span><text:span text:style-name="T33">i) </text:span>Use template</text:p>
      <text:p text:style-name="P38"><text:tab/><text:tab/><text:span text:style-name="T86">ii) </text:span>Share</text:p>
      <text:p text:style-name="P38"><text:span text:style-name="T28"><text:tab/><text:tab/></text:span><text:span text:style-name="T33">iv) </text:span><text:span text:style-name="T28">View template</text:span></text:p>
      <text:p text:style-name="P42"><text:soft-page-break/><text:tab/></text:p>
      <text:p text:style-name="P43"/>
      <text:p text:style-name="P38"><text:span text:style-name="T33"><text:tab/>(e) </text:span><text:span text:style-name="T40">a</text:span><text:span text:style-name="T28">ADDIE Template</text:span></text:p>
      <text:p text:style-name="P38"><text:span text:style-name="T28"><text:tab/><text:tab/></text:span><text:span text:style-name="T33">i) </text:span>Use template</text:p>
      <text:p text:style-name="P38"><text:tab/><text:tab/><text:span text:style-name="T86">ii)</text:span> Share</text:p>
      <text:p text:style-name="P38"><text:span text:style-name="T28"><text:tab/><text:tab/></text:span><text:span text:style-name="T33">iii)</text:span><text:span text:style-name="T28"> View template<text:tab/><text:tab/></text:span></text:p>
      <text:p text:style-name="P38"><text:span text:style-name="T28"><text:tab/></text:span><text:span text:style-name="T33">(f)</text:span><text:span text:style-name="T28"> Portfolio – Step by Step guide</text:span></text:p>
      <text:p text:style-name="P38"><text:span text:style-name="T28"><text:tab/><text:tab/></text:span><text:span text:style-name="T33">i) </text:span>Use template</text:p>
      <text:p text:style-name="P38"><text:tab/><text:tab/><text:span text:style-name="T86">ii)</text:span> Share</text:p>
      <text:p text:style-name="P38"><text:span text:style-name="T28"><text:tab/><text:tab/></text:span><text:span text:style-name="T33">iii)</text:span><text:span text:style-name="T28"> View template</text:span></text:p>
      <text:p text:style-name="P38"><text:span text:style-name="T28"><text:tab/></text:span><text:span text:style-name="T33">(</text:span><text:span text:style-name="T34">g</text:span><text:span text:style-name="T33">) </text:span><text:span text:style-name="T28">Research Iteration</text:span></text:p>
      <text:p text:style-name="P38"><text:span text:style-name="T28"><text:tab/><text:tab/></text:span><text:span text:style-name="T33">i)</text:span> Use template</text:p>
      <text:p text:style-name="P38"><text:tab/><text:tab/><text:span text:style-name="T86">ii)</text:span> Share</text:p>
      <text:p text:style-name="P10"><text:span text:style-name="T96"><text:tab/><text:tab/></text:span><text:span text:style-name="T99">iii)</text:span><text:span text:style-name="T96"> </text:span><text:a xlink:type="simple" xlink:href="http://pivotal.io/labs" office:target-frame-name="_blank" xlink:show="new" text:style-name="Internet_20_link" text:visited-style-name="Visited_20_Internet_20_Link"><text:span text:style-name="T73">pivotal.io/labs</text:span></text:a></text:p>
      <text:p text:style-name="P38"><text:span text:style-name="T28"><text:tab/><text:tab/></text:span><text:span text:style-name="T33">iv)</text:span><text:span text:style-name="T28"> View template</text:span></text:p>
      <text:p text:style-name="P38"><text:span text:style-name="T28"><text:tab/></text:span><text:span text:style-name="T33">(</text:span><text:span text:style-name="T34">h</text:span><text:span text:style-name="T33">) </text:span><text:span text:style-name="T28">Design Sprint</text:span></text:p>
      <text:p text:style-name="P38"><text:span text:style-name="T28"><text:tab/><text:tab/></text:span><text:span text:style-name="T35">i) </text:span>Use template</text:p>
      <text:p text:style-name="P38"><text:tab/><text:tab/><text:span text:style-name="T87">ii) </text:span>Share</text:p>
      <text:p text:style-name="P10"><text:span text:style-name="T96"><text:tab/><text:tab/></text:span><text:span text:style-name="T100">iii)</text:span><text:span text:style-name="T96"> </text:span><text:a xlink:type="simple" xlink:href="https://trello.com/business-class" office:target-frame-name="_blank" xlink:show="new" text:style-name="Internet_20_link" text:visited-style-name="Visited_20_Internet_20_Link"><text:span text:style-name="T44">Premium</text:span></text:a></text:p>
      <text:p text:style-name="P10"><text:span text:style-name="T96"><text:tab/><text:tab/></text:span><text:span text:style-name="T100">iv) </text:span><text:a xlink:type="simple" xlink:href="https://trello.com/teams/design" office:target-frame-name="_blank" xlink:show="new" text:style-name="Internet_20_link" text:visited-style-name="Visited_20_Internet_20_Link"><text:span text:style-name="T44">Trello for Design Teams</text:span></text:a></text:p>
      <text:p text:style-name="P38"><text:span text:style-name="T28"><text:tab/><text:tab/></text:span><text:span text:style-name="T35">v) </text:span><text:span text:style-name="T28">View template</text:span></text:p>
      <text:p text:style-name="P38"><text:span text:style-name="T28"><text:tab/></text:span><text:span text:style-name="T35">(</text:span><text:span text:style-name="T34">i</text:span><text:span text:style-name="T35">) </text:span><text:span text:style-name="T28">Artist Commissions</text:span></text:p>
      <text:p text:style-name="P38"><text:span text:style-name="T28"><text:tab/><text:tab/></text:span><text:span text:style-name="T34">i) </text:span>Use template</text:p>
      <text:p text:style-name="P38"><text:tab/><text:tab/><text:span text:style-name="T17">ii)</text:span> Share</text:p>
      <text:p text:style-name="P42"><text:tab/><text:tab/><text:span text:style-name="T17">iii)</text:span> View template</text:p>
      <text:p text:style-name="P40"><text:span text:style-name="T28"><text:tab/></text:span><text:span text:style-name="T34">(j)</text:span><text:span text:style-name="T28"> Character Setup</text:span></text:p>
      <text:p text:style-name="P40"><text:span text:style-name="T41"><text:tab/><text:tab/>i) </text:span>Use template</text:p>
      <text:p text:style-name="P40"><text:span text:style-name="T103"><text:tab/><text:tab/>ii) </text:span>Share</text:p>
      <text:p text:style-name="P40"><text:span text:style-name="T41"><text:tab/><text:tab/>iii) </text:span><text:span text:style-name="T28">View template</text:span></text:p>
      <text:p text:style-name="P42"><text:tab/><text:span text:style-name="T17">(k)</text:span> Design Huddle</text:p>
      <text:p text:style-name="P38"><text:span text:style-name="T28"><text:tab/><text:tab/></text:span><text:span text:style-name="T34">i)</text:span> Use template</text:p>
      <text:p text:style-name="P38"><text:tab/><text:tab/><text:span text:style-name="T17">ii)</text:span> Share</text:p>
      <text:p text:style-name="P10"><text:span text:style-name="T96"><text:tab/><text:tab/></text:span><text:span text:style-name="T101">iii)</text:span><text:span text:style-name="T96"> </text:span><text:a xlink:type="simple" xlink:href="https://blog.trello.com/huddles-design-critique-framework-for-teams" office:target-frame-name="_blank" xlink:show="new" text:style-name="Internet_20_link" text:visited-style-name="Visited_20_Internet_20_Link"><text:span text:style-name="T44">Read more</text:span></text:a></text:p>
      <text:p text:style-name="P42"><text:tab/><text:tab/><text:span text:style-name="T17">iv)</text:span> View template</text:p>
      <text:p text:style-name="P42"><text:tab/><text:span text:style-name="T17">(l)</text:span> Design Project Board Template</text:p>
      <text:p text:style-name="P38"><text:span text:style-name="T28"><text:tab/><text:tab/></text:span><text:span text:style-name="T34">i)</text:span> Use template</text:p>
      <text:p text:style-name="P38"><text:tab/><text:tab/><text:span text:style-name="T17">ii)</text:span> Share</text:p>
      <text:p text:style-name="P42"><text:tab/><text:tab/><text:span text:style-name="T17">iii)</text:span> View template</text:p>
      <text:p text:style-name="P42"><text:tab/><text:span text:style-name="T17">(m)</text:span> Heuristic Evaluation</text:p>
      <text:p text:style-name="P38"><text:span text:style-name="T28"><text:tab/><text:tab/></text:span><text:span text:style-name="T34">i)</text:span> Use template</text:p>
      <text:p text:style-name="P38"><text:tab/><text:tab/><text:span text:style-name="T17">ii)</text:span> Share</text:p>
      <text:p text:style-name="P1"><text:span text:style-name="T96"><text:tab/><text:tab/></text:span><text:span text:style-name="T101">iii) </text:span><text:a xlink:type="simple" xlink:href="https://www.nngroup.com/articles/ten-usability-heuristics/" office:target-frame-name="_blank" xlink:show="new" text:style-name="Internet_20_link" text:visited-style-name="Visited_20_Internet_20_Link"><text:span text:style-name="T96">https://www.nngroup.com/articles/ten-usability-heuristics/</text:span></text:a></text:p>
      <text:p text:style-name="P42"><text:tab/><text:tab/><text:span text:style-name="T17">iv)</text:span> View template</text:p>
      <text:p text:style-name="P42"><text:tab/><text:span text:style-name="T17">(n)</text:span> Interior Design Order Tracking</text:p>
      <text:p text:style-name="P38"><text:soft-page-break/><text:span text:style-name="T28"><text:tab/><text:tab/></text:span><text:span text:style-name="T34">i)</text:span> Use template</text:p>
      <text:p text:style-name="P38"><text:tab/><text:tab/><text:span text:style-name="T17">ii)</text:span> Share</text:p>
      <text:p text:style-name="P1"><text:span text:style-name="T96"><text:tab/><text:tab/></text:span><text:span text:style-name="T101">iii)</text:span><text:span text:style-name="T96"> </text:span><text:a xlink:type="simple" xlink:href="https://www.nngroup.com/articles/ten-usability-heuristics/" office:target-frame-name="_blank" xlink:show="new" text:style-name="Internet_20_link" text:visited-style-name="Visited_20_Internet_20_Link"><text:span text:style-name="T95">https://www.nngroup.com/articles/ten-usability-heuristics/</text:span></text:a></text:p>
      <text:p text:style-name="P42"><text:tab/><text:tab/><text:span text:style-name="T17">iv)</text:span> View template</text:p>
      <text:p text:style-name="P42"><text:tab/><text:span text:style-name="T17">(o)</text:span> Photography Order Production Tracking</text:p>
      <text:p text:style-name="P38"><text:span text:style-name="T28"><text:tab/><text:tab/></text:span><text:span text:style-name="T34">i)</text:span> Use template</text:p>
      <text:p text:style-name="P38"><text:tab/><text:tab/><text:span text:style-name="T17">ii)</text:span> Share<text:span text:style-name="T71"> </text:span></text:p>
      <text:p text:style-name="P42"><text:tab/><text:tab/><text:span text:style-name="T17">iii)</text:span> View template</text:p>
      <text:p text:style-name="P42"><text:tab/><text:span text:style-name="T17">(p)</text:span> Photography Session Workflow Tracking</text:p>
      <text:p text:style-name="P38"><text:span text:style-name="T28"><text:tab/><text:tab/></text:span><text:span text:style-name="T34">i)</text:span> Use template</text:p>
      <text:p text:style-name="P38"><text:tab/><text:tab/><text:span text:style-name="T17">ii)</text:span> Share</text:p>
      <text:p text:style-name="P2"><text:tab/><text:tab/><text:span text:style-name="T17">iii)</text:span> <text:span text:style-name="T28">Premium</text:span><text:span text:style-name="T71"> </text:span></text:p>
      <text:p text:style-name="P42"><text:tab/><text:tab/><text:span text:style-name="T17">iv)</text:span> View template</text:p>
      <text:p text:style-name="P42"><text:tab/><text:tab/><text:span text:style-name="T17">v)</text:span> Upgrade to Premium</text:p>
      <text:p text:style-name="P42"><text:tab/><text:span text:style-name="T17">(q)</text:span> Research Project</text:p>
      <text:p text:style-name="P38"><text:span text:style-name="T28"><text:tab/><text:tab/></text:span><text:span text:style-name="T34">i)</text:span> Use template</text:p>
      <text:p text:style-name="P38"><text:tab/><text:tab/><text:span text:style-name="T17">ii)</text:span> Share</text:p>
      <text:p text:style-name="P1"><text:span text:style-name="T96"><text:tab/><text:tab/></text:span><text:span text:style-name="T101">iii) </text:span><text:a xlink:type="simple" xlink:href="https://trello.com/c/up5v8FDd/1-what-is-this-board-for" office:target-frame-name="_blank" xlink:show="new" text:style-name="Internet_20_link" text:visited-style-name="Visited_20_Internet_20_Link"><text:span text:style-name="T96">"What this board is for."</text:span></text:a><text:span text:style-name="T73"> </text:span></text:p>
      <text:p text:style-name="P1"><text:span text:style-name="T73"><text:tab/><text:tab/></text:span><text:span text:style-name="T75">iv)</text:span><text:span text:style-name="T73"> </text:span><text:a xlink:type="simple" xlink:href="https://trello.com/c/bNYixvQa/3-how-to-set-up-a-calendly-link" office:target-frame-name="_blank" xlink:show="new" text:style-name="Internet_20_link" text:visited-style-name="Visited_20_Internet_20_Link"><text:span text:style-name="T44">Setting up a Calendly Link</text:span></text:a><text:span text:style-name="T73"> </text:span></text:p>
      <text:p text:style-name="P1"><text:span text:style-name="T73"><text:tab/><text:tab/></text:span><text:span text:style-name="T75">v)</text:span><text:span text:style-name="T73">  </text:span><text:a xlink:type="simple" xlink:href="https://trello.com/c/92tgLhdw/4-how-to-connect-calendly-to-trello-with-zapier" office:target-frame-name="_blank" xlink:show="new" text:style-name="Internet_20_link" text:visited-style-name="Visited_20_Internet_20_Link"><text:span text:style-name="T96">learn how to automatically push new scheduled interviews to this board</text:span></text:a><text:span text:style-name="T73">!</text:span></text:p>
      <text:p text:style-name="P1"><text:span text:style-name="T73"><text:tab/><text:tab/></text:span><text:span text:style-name="T75">vi)</text:span><text:span text:style-name="T73"> </text:span><text:a xlink:type="simple" xlink:href="https://trello.com/c/uNzlxHim/6-link-your-wip-script-and-email-invite-here" office:target-frame-name="_blank" xlink:show="new" text:style-name="Internet_20_link" text:visited-style-name="Visited_20_Internet_20_Link"><text:span text:style-name="T44">check out this card</text:span></text:a><text:span text:style-name="T73">.</text:span></text:p>
      <text:p text:style-name="P1"><text:span text:style-name="T73"><text:tab/><text:tab/></text:span><text:span text:style-name="T75">vii)</text:span><text:span text:style-name="T73"> </text:span><text:a xlink:type="simple" xlink:href="https://trello.com/c/s6Bz0LFx/7-spreadsheet-for-taking-notes-and-managing-participants" office:target-frame-name="_blank" xlink:show="new" text:style-name="Internet_20_link" text:visited-style-name="Visited_20_Internet_20_Link"><text:span text:style-name="T44">start here</text:span></text:a><text:span text:style-name="T73">.</text:span><text:span text:style-name="T77"> </text:span></text:p>
      <text:p text:style-name="P42"><text:tab/><text:tab/><text:span text:style-name="T17">viii)</text:span> View template</text:p>
      <text:p text:style-name="P42"><text:tab/><text:span text:style-name="T17">(r)</text:span> UX Empathy Mapping</text:p>
      <text:p text:style-name="P42"><text:tab/><text:tab/><text:span text:style-name="T17">i)</text:span> Use Template</text:p>
      <text:p text:style-name="P42"><text:tab/><text:tab/><text:span text:style-name="T17">ii)</text:span> Share</text:p>
      <text:p text:style-name="P42"><text:tab/><text:tab/><text:span text:style-name="T17">iii)</text:span> View template</text:p>
      <text:p text:style-name="P42"><text:tab/><text:span text:style-name="T17">(s)</text:span> Web Design | Development</text:p>
      <text:p text:style-name="P42"><text:tab/><text:tab/><text:span text:style-name="T17">i)</text:span> Use template</text:p>
      <text:p text:style-name="P42"><text:tab/><text:tab/><text:span text:style-name="T17">ii)</text:span> Share</text:p>
      <text:p text:style-name="P42"><text:tab/><text:tab/><text:span text:style-name="T17">iii)</text:span> View template</text:p>
      <text:p text:style-name="P42"><text:tab/><text:span text:style-name="T17">(t)</text:span> Start with a blank board</text:p>
      <text:p text:style-name="P42"><text:tab/><text:span text:style-name="T17">(u)</text:span> Get started</text:p>
      <text:p text:style-name="P42"/>
      <text:p text:style-name="P42"><text:span text:style-name="T23">C</text:span><text:span text:style-name="T24">) </text:span><text:span text:style-name="T18">Education</text:span></text:p>
      <text:p text:style-name="P44"><text:tab/><text:span text:style-name="T88">(a)</text:span> Remote Class Template</text:p>
      <text:p text:style-name="P38"><text:span text:style-name="T36"><text:tab/><text:tab/></text:span><text:span text:style-name="T37">i)</text:span><text:span text:style-name="T28"> Use template</text:span></text:p>
      <text:p text:style-name="P42"><text:tab/><text:tab/><text:span text:style-name="T89">ii)</text:span> Share</text:p>
      <text:p text:style-name="P42"><text:tab/><text:tab/><text:span text:style-name="T89">iii)</text:span> View template</text:p>
      <text:p text:style-name="P42"><text:tab/><text:span text:style-name="T88">(b)</text:span> Academic Literature Review</text:p>
      <text:p text:style-name="P42"><text:tab/><text:tab/><text:span text:style-name="T89">i)</text:span> Use template</text:p>
      <text:p text:style-name="P42"><text:soft-page-break/><text:tab/><text:tab/><text:span text:style-name="T89">ii)</text:span> Share</text:p>
      <text:p text:style-name="P42"><text:tab/><text:tab/><text:span text:style-name="T89">iii)</text:span> View template</text:p>
      <text:p text:style-name="P42"><text:tab/><text:span text:style-name="T88">(c)</text:span> Teaching: Weekly Planning</text:p>
      <text:p text:style-name="P42"><text:tab/><text:tab/><text:span text:style-name="T89">i)</text:span> Use template</text:p>
      <text:p text:style-name="P39"><text:span text:style-name="T38"><text:tab/><text:tab/>ii)</text:span><text:span text:style-name="T28"> Share</text:span></text:p>
      <text:p text:style-name="P39"><text:span text:style-name="T38"><text:tab/><text:tab/></text:span><text:span text:style-name="T89">iii)</text:span> Click here to learn more</text:p>
      <text:p text:style-name="P84"><text:span text:style-name="T39"><text:tab/><text:tab/></text:span><text:span text:style-name="T38">iv)</text:span><text:span text:style-name="T39"> View template</text:span></text:p>
      <text:p text:style-name="P51"><text:span text:style-name="T88">d)</text:span> Project Based Learning</text:p>
      <text:p text:style-name="P51"><text:tab/><text:tab/><text:span text:style-name="T89">i)</text:span> Use template</text:p>
      <text:p text:style-name="P51"><text:tab/><text:tab/><text:span text:style-name="T89">ii)</text:span> Share</text:p>
      <text:p text:style-name="P51"><text:tab/><text:tab/><text:span text:style-name="T89">iii)</text:span> View template</text:p>
      <text:p text:style-name="P51"><text:tab/><text:tab/><text:span text:style-name="T89">iv)</text:span> Premium</text:p>
      <text:p text:style-name="P51"><text:tab/><text:tab/><text:span text:style-name="T89">v)</text:span> Upgrade to Premium</text:p>
      <text:p text:style-name="P51"><text:tab/><text:span text:style-name="T88">(e)</text:span> Plan your Studies – Vet Student</text:p>
      <text:p text:style-name="P51"><text:tab/><text:tab/><text:span text:style-name="T89">i)</text:span> Use template</text:p>
      <text:p text:style-name="P51"><text:tab/><text:tab/><text:span text:style-name="T89">ii)</text:span> Share</text:p>
      <text:p text:style-name="P51"><text:tab/><text:tab/><text:span text:style-name="T89">iii)</text:span> View template</text:p>
      <text:p text:style-name="P51"><text:tab/><text:span text:style-name="T88">(f)</text:span> Learn A Language</text:p>
      <text:p text:style-name="P51"><text:tab/><text:tab/><text:span text:style-name="T89">i)</text:span> Use template</text:p>
      <text:p text:style-name="P51"><text:tab/><text:tab/><text:span text:style-name="T89">ii)</text:span> Share</text:p>
      <text:p text:style-name="P51"><text:tab/><text:tab/><text:span text:style-name="T89">iii)</text:span> View template</text:p>
      <text:p text:style-name="P51"><text:tab/><text:tab/><text:span text:style-name="T89">iv)</text:span> Premium</text:p>
      <text:p text:style-name="P51"><text:tab/><text:tab/><text:span text:style-name="T89">v)</text:span> Upgrade to Premium</text:p>
      <text:p text:style-name="P51"><text:tab/><text:span text:style-name="T88">(g)</text:span> Montessori Inspired Planning &amp; Homeschool Education</text:p>
      <text:p text:style-name="P51"><text:tab/><text:tab/><text:span text:style-name="T89">i)</text:span> Use template</text:p>
      <text:p text:style-name="P51"><text:tab/><text:tab/><text:span text:style-name="T89">ii)</text:span> Share</text:p>
      <text:p text:style-name="P51"><text:tab/><text:tab/><text:span text:style-name="T89">iii)</text:span> View template</text:p>
      <text:p text:style-name="P51"><text:tab/><text:span text:style-name="T88">(h)</text:span> Academic Publishing Tracker</text:p>
      <text:p text:style-name="P51"><text:tab/><text:tab/><text:span text:style-name="T89">i)</text:span> Use template</text:p>
      <text:p text:style-name="P51"><text:tab/><text:tab/><text:span text:style-name="T89">ii)</text:span> Share</text:p>
      <text:p text:style-name="P51"><text:tab/><text:tab/><text:span text:style-name="T89">iii)</text:span> View template</text:p>
      <text:p text:style-name="P51"><text:tab/> <text:span text:style-name="T88">(i) </text:span>Academic Conference Presentation Tracker</text:p>
      <text:p text:style-name="P51"><text:tab/><text:tab/><text:span text:style-name="T89">i)</text:span> Use template</text:p>
      <text:p text:style-name="P51"><text:tab/><text:tab/><text:span text:style-name="T89">ii)</text:span> Share</text:p>
      <text:p text:style-name="P91"><text:span text:style-name="T104"><text:tab/><text:tab/></text:span><text:span text:style-name="T105">iii)</text:span><text:span text:style-name="T104"> </text:span><text:a xlink:type="simple" xlink:href="https://sgsahblog.com/2021/07/28/tips-for-responding-to-british-cfps-as-an-international-scholar-and-how-to-organise-a-more-globally-inclusive-conference/" office:target-frame-name="_blank" xlink:show="new" text:style-name="Internet_20_link" text:visited-style-name="Visited_20_Internet_20_Link"><text:span text:style-name="T46">https://sgsahblog.com/2021/07/28/tips-for-responding-to-british-cfps-as-an-international-scholar-and-how-to-organise-a-more-globally-inclusive-conference/</text:span></text:a></text:p>
      <text:p text:style-name="P55"><text:span text:style-name="T104"><text:tab/><text:tab/></text:span><text:span text:style-name="T105">iv)</text:span><text:span text:style-name="T104"> </text:span><text:a xlink:type="simple" xlink:href="http://gillianchu.com/" office:target-frame-name="_blank" xlink:show="new" text:style-name="Internet_20_link" text:visited-style-name="Visited_20_Internet_20_Link"><text:span text:style-name="T46">http://gillianchu.com</text:span></text:a></text:p>
      <text:p text:style-name="P99"><text:span text:style-name="T89">v)</text:span> View template</text:p>
      <text:p text:style-name="P51"><text:tab/><text:span text:style-name="T88">(j)</text:span> Language Learning Template</text:p>
      <text:p text:style-name="P51"><text:tab/><text:tab/><text:span text:style-name="T114">i)</text:span> User template</text:p>
      <text:p text:style-name="P51"><text:tab/><text:tab/><text:span text:style-name="T114">ii)</text:span> Share</text:p>
      <text:p text:style-name="P51"><text:tab/><text:tab/><text:span text:style-name="T114">iii)</text:span> View template</text:p>
      <text:p text:style-name="P55"><text:span text:style-name="T104"><text:tab/><text:tab/></text:span><text:span text:style-name="T106">iv)</text:span><text:span text:style-name="T104"> </text:span><text:a xlink:type="simple" xlink:href="https://selenocysteine.tumblr.com/post/146643431652/tips-to-learn-a-new-language" office:target-frame-name="_blank" xlink:show="new" text:style-name="Internet_20_link" text:visited-style-name="Visited_20_Internet_20_Link"><text:span text:style-name="T46">this Tumblr post</text:span></text:a><text:span text:style-name="T78">.</text:span></text:p>
      <text:p text:style-name="P52"><text:span text:style-name="T81"><text:tab/></text:span><text:span text:style-name="T82">(k)</text:span><text:span text:style-name="T115"> Lesson Planning</text:span></text:p>
      <text:p text:style-name="P52"><text:span text:style-name="T81"><text:tab/><text:tab/></text:span><text:span text:style-name="T83">i)</text:span><text:span text:style-name="T28"> User template</text:span></text:p>
      <text:p text:style-name="P51"><text:tab/><text:tab/><text:span text:style-name="T114">ii)</text:span> Share</text:p>
      <text:p text:style-name="P51"><text:tab/><text:tab/><text:span text:style-name="T114">iii)</text:span> View template</text:p>
      <text:p text:style-name="P51"><text:tab/><text:span text:style-name="T88">(l)</text:span> Syllabus Template</text:p>
      <text:p text:style-name="P51"><text:tab/><text:tab/><text:span text:style-name="T114">i)</text:span> User template</text:p>
      <text:p text:style-name="P51"><text:tab/><text:tab/><text:span text:style-name="T114">ii)</text:span> Share</text:p>
      <text:p text:style-name="P51"><text:soft-page-break/><text:tab/><text:tab/><text:span text:style-name="T114">iii)</text:span> View template</text:p>
      <text:p text:style-name="P51"><text:tab/><text:span text:style-name="T88">(m) </text:span>Weekly Music Lesson Template</text:p>
      <text:p text:style-name="P51"><text:tab/><text:tab/><text:span text:style-name="T156">i)</text:span> User template</text:p>
      <text:p text:style-name="P51"><text:tab/><text:tab/><text:span text:style-name="T156">ii)</text:span> Share</text:p>
      <text:p text:style-name="P51"><text:tab/><text:tab/><text:span text:style-name="T156">iii)</text:span> View template</text:p>
      <text:p text:style-name="P51"><text:tab/><text:span text:style-name="T88">(n) </text:span>eCourse workflow</text:p>
      <text:p text:style-name="P51"><text:tab/><text:tab/><text:span text:style-name="T157">i)</text:span> User template</text:p>
      <text:p text:style-name="P51"><text:tab/><text:tab/><text:span text:style-name="T157">ii)</text:span> Share</text:p>
      <text:p text:style-name="P51"><text:tab/><text:tab/><text:span text:style-name="T157">iii)</text:span> View template</text:p>
      <text:p text:style-name="P51"><text:tab/><text:span text:style-name="T88">(o)</text:span> Start with a blank board</text:p>
      <text:p text:style-name="P51"><text:tab/><text:span text:style-name="T88">(p)</text:span> Get started</text:p>
      <text:p text:style-name="P53"><text:span text:style-name="T157">(</text:span><text:span text:style-name="T158">D</text:span><text:span text:style-name="T157">) </text:span>Engineering</text:p>
      <text:p text:style-name="P98"><text:span text:style-name="T159">(a)</text:span> Kanban Template</text:p>
      <text:p text:style-name="P99"><text:span text:style-name="T159">i)</text:span> User template</text:p>
      <text:p text:style-name="P51"><text:tab/><text:tab/><text:span text:style-name="T159">ii)</text:span> Share</text:p>
      <text:p text:style-name="P51"><text:tab/><text:tab/><text:span text:style-name="T159">iii)</text:span> Figma</text:p>
      <text:p text:style-name="P51"><text:tab/><text:tab/><text:span text:style-name="T159">iv)</text:span> Invision</text:p>
      <text:p text:style-name="P51"><text:tab/><text:tab/><text:span text:style-name="T159">v)</text:span> View template</text:p>
      <text:p text:style-name="P51"><text:tab/><text:span text:style-name="T159">(b)</text:span> Software Development [Web App, iOS App, Android App]</text:p>
      <text:p text:style-name="P51"><text:tab/><text:tab/><text:span text:style-name="T159">i)</text:span> User template</text:p>
      <text:p text:style-name="P51"><text:tab/><text:tab/><text:span text:style-name="T159">ii)</text:span> Share</text:p>
      <text:p text:style-name="P51"><text:tab/><text:tab/><text:span text:style-name="T159">iii)</text:span> View template</text:p>
      <text:p text:style-name="P51"><text:tab/><text:span text:style-name="T159">(c)</text:span> Web Development</text:p>
      <text:p text:style-name="P51"><text:tab/><text:tab/><text:span text:style-name="T159">i)</text:span> User template</text:p>
      <text:p text:style-name="P51"><text:tab/><text:tab/><text:span text:style-name="T159">ii)</text:span> Share</text:p>
      <text:p text:style-name="P51"><text:tab/><text:tab/><text:span text:style-name="T159">iii)</text:span> View template</text:p>
      <text:p text:style-name="P51"><text:tab/><text:span text:style-name="T159">(d)</text:span> Agile Sprint Board</text:p>
      <text:p text:style-name="P51"><text:tab/><text:tab/><text:span text:style-name="T159">i)</text:span> User template</text:p>
      <text:p text:style-name="P51"><text:tab/><text:tab/><text:span text:style-name="T159">ii)</text:span> Share</text:p>
      <text:p text:style-name="P51"><text:tab/><text:tab/><text:span text:style-name="T159">iii)</text:span> View template</text:p>
      <text:p text:style-name="P51"><text:tab/><text:tab/><text:span text:style-name="T159">iv)</text:span> Premium</text:p>
      <text:p text:style-name="P51"><text:tab/><text:tab/><text:span text:style-name="T159">v)</text:span> Upgrade to Premium</text:p>
      <text:p text:style-name="P51"><text:tab/><text:span text:style-name="T159">(e)</text:span> Game Development Template</text:p>
      <text:p text:style-name="P51"><text:tab/><text:tab/><text:span text:style-name="T159">i)</text:span> User template</text:p>
      <text:p text:style-name="P51"><text:tab/><text:tab/><text:span text:style-name="T159">ii)</text:span> Share</text:p>
      <text:p text:style-name="P51"><text:tab/><text:tab/><text:span text:style-name="T159">iii)</text:span> View template</text:p>
      <text:p text:style-name="P98"><text:span text:style-name="T159">(f)</text:span> Innovation Weeks</text:p>
      <text:p text:style-name="P51"><text:tab/><text:tab/><text:span text:style-name="T159">i)</text:span> User template</text:p>
      <text:p text:style-name="P51"><text:tab/><text:tab/><text:span text:style-name="T159">ii)</text:span> Share</text:p>
      <text:p text:style-name="P51"><text:tab/><text:tab/><text:span text:style-name="T159">iii)</text:span> View template</text:p>
      <text:p text:style-name="P51"><text:tab/><text:tab/><text:span text:style-name="T159">iv)</text:span> Premium</text:p>
      <text:p text:style-name="P51"><text:tab/><text:tab/><text:span text:style-name="T159">v)</text:span> Upgrade to Premium</text:p>
      <text:p text:style-name="P51"><text:tab/><text:span text:style-name="T159">(g)</text:span> <text:s/>New Test Automation Development Project</text:p>
      <text:p text:style-name="P51"><text:tab/><text:tab/><text:span text:style-name="T159">i)</text:span> User template</text:p>
      <text:p text:style-name="P51"><text:tab/><text:tab/><text:span text:style-name="T159">ii)</text:span> Share</text:p>
      <text:p text:style-name="P51"><text:tab/><text:tab/><text:span text:style-name="T159">iii)</text:span> View template</text:p>
      <text:p text:style-name="P51"><text:tab/></text:p>
      <text:p text:style-name="P51"><text:span text:style-name="T159"><text:tab/>(h)</text:span> Site Reliability</text:p>
      <text:p text:style-name="P51"><text:tab/><text:tab/><text:span text:style-name="T159">i)</text:span> User template</text:p>
      <text:p text:style-name="P51"><text:tab/><text:tab/><text:span text:style-name="T159">ii)</text:span> Share</text:p>
      <text:p text:style-name="P51"><text:tab/><text:tab/><text:span text:style-name="T159">iii)</text:span> View template</text:p>
      <text:p text:style-name="P51"><text:tab/><text:tab/><text:span text:style-name="T159">iv)</text:span> here</text:p>
      <text:p text:style-name="P51"><text:soft-page-break/><text:tab/><text:span text:style-name="T159">(i)</text:span> Software Engineering Career Design</text:p>
      <text:p text:style-name="P51"><text:tab/><text:tab/><text:span text:style-name="T159">i)</text:span> User template</text:p>
      <text:p text:style-name="P51"><text:tab/><text:tab/><text:span text:style-name="T159">ii)</text:span> Share</text:p>
      <text:p text:style-name="P51"><text:tab/><text:tab/><text:span text:style-name="T159">iii)</text:span> View template</text:p>
      <text:p text:style-name="P51"><text:tab/><text:span text:style-name="T159">(j)</text:span> Android Developer Roadmap</text:p>
      <text:p text:style-name="P51"><text:tab/><text:tab/><text:span text:style-name="T159">i)</text:span> User template</text:p>
      <text:p text:style-name="P51"><text:tab/><text:tab/><text:span text:style-name="T159">ii)</text:span> Share</text:p>
      <text:p text:style-name="P51"><text:tab/><text:tab/><text:span text:style-name="T159">iii)</text:span> View template</text:p>
      <text:p text:style-name="P55"><text:span text:style-name="T104"><text:tab/><text:tab/></text:span><text:span text:style-name="T107">iv)</text:span><text:span text:style-name="T104"> </text:span><text:a xlink:type="simple" xlink:href="https://bit.ly/2PhQ4VI" office:target-frame-name="_blank" xlink:show="new" text:style-name="Internet_20_link" text:visited-style-name="Visited_20_Internet_20_Link"><text:span text:style-name="T78">https://bit.ly/2PhQ4VI</text:span></text:a></text:p>
      <text:p text:style-name="P55"><text:span text:style-name="T108"><text:tab/><text:tab/></text:span><text:span text:style-name="T109">v) </text:span><text:a xlink:type="simple" xlink:href="https://trello.com/b/fsc44tYh/android-developer-roadmap" text:style-name="Internet_20_link" text:visited-style-name="Visited_20_Internet_20_Link"><text:span text:style-name="T111">https://trello.com/b/fsc44tYh/android-developer-roadmap</text:span></text:a></text:p>
      <text:p text:style-name="P55"><text:span text:style-name="T46"><text:tab/><text:tab/></text:span><text:span text:style-name="T47">vi) </text:span><text:a xlink:type="simple" xlink:href="https://trello.com/b/hLGyiEEE/swift-developer-roadmap-template" text:style-name="Internet_20_link" text:visited-style-name="Visited_20_Internet_20_Link"><text:span text:style-name="T111">https://trello.com/b/hLGyiEEE/swift-developer-roadmap-template</text:span></text:a></text:p>
      <text:p text:style-name="P60"><text:span text:style-name="T108"><text:tab/></text:span><text:span text:style-name="T109">vii) </text:span><text:a xlink:type="simple" xlink:href="https://github.com/ahmedadeltito" office:target-frame-name="_blank" xlink:show="new" text:style-name="Internet_20_link" text:visited-style-name="Visited_20_Internet_20_Link"><text:span text:style-name="T48">https://github.com/ahmedadeltito</text:span></text:a></text:p>
      <text:p text:style-name="P95"><text:span text:style-name="T80">viii)</text:span><text:span text:style-name="T79"> </text:span><text:a xlink:type="simple" xlink:href="https://github.com/Muhammadyoussef" text:style-name="Internet_20_link" text:visited-style-name="Visited_20_Internet_20_Link"><text:span text:style-name="T110">https://github.com/Muhammadyoussef</text:span></text:a><text:span text:style-name="T79"><text:line-break/></text:span><text:span text:style-name="T80">ix)</text:span><text:span text:style-name="T79"> </text:span><text:a xlink:type="simple" xlink:href="https://github.com/wellavelino" text:style-name="Internet_20_link" text:visited-style-name="Visited_20_Internet_20_Link"><text:span text:style-name="T110">https://github.com/wellavelino</text:span></text:a><text:span text:style-name="T79"><text:line-break/></text:span><text:span text:style-name="T80">x)</text:span><text:span text:style-name="T79"> </text:span><text:a xlink:type="simple" xlink:href="https://github.com/esraa-ibrahim" text:style-name="Internet_20_link" text:visited-style-name="Visited_20_Internet_20_Link"><text:span text:style-name="T110">https://github.com/esraa-ibrahim</text:span></text:a></text:p>
      <text:p text:style-name="P7"><text:span text:style-name="T71"><text:tab/></text:span><text:span text:style-name="T72">(j)</text:span><text:span text:style-name="T133"> Game Development</text:span></text:p>
      <text:p text:style-name="P5"><text:tab/><text:tab/><text:span text:style-name="T159">i) </text:span>Use template</text:p>
      <text:p text:style-name="P5"><text:tab/><text:tab/><text:span text:style-name="T159">ii) </text:span>Share</text:p>
      <text:p text:style-name="P8"><text:span text:style-name="T136"><text:tab/><text:tab/></text:span><text:span text:style-name="T137">iii)</text:span><text:span text:style-name="T136"> </text:span><text:a xlink:type="simple" xlink:href="https://trello.com/b/iY409XXi" office:target-frame-name="_blank" xlink:show="new" text:style-name="Internet_20_link" text:visited-style-name="Visited_20_Internet_20_Link"><text:span text:style-name="T46">https://trello.com/b/iY409XXi</text:span></text:a></text:p>
      <text:p text:style-name="P52"><text:span text:style-name="T50"><text:tab/><text:tab/></text:span><text:span text:style-name="T51">iv)</text:span><text:span text:style-name="T115"> View template</text:span></text:p>
      <text:p text:style-name="P54"><text:tab/><text:span text:style-name="T159">(k)</text:span> Sprint Retrospectives</text:p>
      <text:p text:style-name="P54"><text:tab/><text:tab/><text:span text:style-name="T159">i)</text:span> Use template</text:p>
      <text:p text:style-name="P54"><text:tab/><text:tab/><text:span text:style-name="T159">ii)</text:span> Share</text:p>
      <text:p text:style-name="P100"><text:span text:style-name="T140">iii)</text:span><text:span text:style-name="T139"> </text:span><text:a xlink:type="simple" xlink:href="https://blog.trello.com/sprint-retrospective-meeting" text:style-name="Internet_20_link" text:visited-style-name="Visited_20_Internet_20_Link"><text:span text:style-name="T110">https://blog.trello.com/sprint-retrospective-meeting</text:span></text:a></text:p>
      <text:p text:style-name="P100"><text:span text:style-name="T80">iv) </text:span><text:a xlink:type="simple" xlink:href="https://blog.trello.com/the-5-steps-to-better-team-retrospectives" text:style-name="Internet_20_link" text:visited-style-name="Visited_20_Internet_20_Link"><text:span text:style-name="T110">https://blog.trello.com/the-5-steps-to-better-team-retrospectives</text:span></text:a></text:p>
      <text:p text:style-name="P101"><text:span text:style-name="T85">v)</text:span><text:span text:style-name="T84"> </text:span><text:span text:style-name="T133">View template</text:span></text:p>
      <text:p text:style-name="P102"><text:tab/></text:p>
      <text:p text:style-name="P102"/>
      <text:p text:style-name="P102"><text:span text:style-name="T159"><text:tab/>(l)</text:span> Swift Developer Roadmap</text:p>
      <text:p text:style-name="P102"><text:tab/><text:tab/><text:span text:style-name="T159">i)</text:span> Use template</text:p>
      <text:p text:style-name="P102"><text:tab/><text:tab/><text:span text:style-name="T159">ii)</text:span> Share</text:p>
      <text:p text:style-name="P8"><text:span text:style-name="T136"><text:tab/><text:tab/></text:span><text:span text:style-name="T137">iii)</text:span><text:span text:style-name="T136"> </text:span><text:a xlink:type="simple" xlink:href="https://github.com/ronanrodrigo" text:style-name="Internet_20_link" text:visited-style-name="Visited_20_Internet_20_Link"><text:span text:style-name="T110">https://github.com/ronanrodrigo</text:span></text:a></text:p>
      <text:p text:style-name="P95"><text:span text:style-name="T142">iv)</text:span><text:span text:style-name="T79"> </text:span><text:a xlink:type="simple" xlink:href="https://github.com/unnamedd" text:style-name="Internet_20_link" text:visited-style-name="Visited_20_Internet_20_Link"><text:span text:style-name="T110">https://github.com/unnamedd</text:span></text:a><text:span text:style-name="T79"><text:line-break/></text:span><text:span text:style-name="T80">v)</text:span><text:span text:style-name="T79"> </text:span><text:a xlink:type="simple" xlink:href="https://github.com/Viniciuscarvalho/" text:style-name="Internet_20_link" text:visited-style-name="Visited_20_Internet_20_Link"><text:span text:style-name="T110">https://github.com/Viniciuscarvalho/</text:span></text:a><text:span text:style-name="T79"><text:line-break/></text:span><text:span text:style-name="T80">vi)</text:span><text:span text:style-name="T79"> </text:span><text:a xlink:type="simple" xlink:href="https://github.com/murielsilveira" text:style-name="Internet_20_link" text:visited-style-name="Visited_20_Internet_20_Link"><text:span text:style-name="T110">https://github.com/murielsilveira</text:span></text:a><text:span text:style-name="T79"><text:line-break/></text:span><text:span text:style-name="T80">vii)</text:span><text:span text:style-name="T79"> </text:span><text:a xlink:type="simple" xlink:href="https://github.com/ericbrito" text:style-name="Internet_20_link" text:visited-style-name="Visited_20_Internet_20_Link"><text:span text:style-name="T110">https://github.com/ericbrito</text:span></text:a><text:span text:style-name="T79"><text:line-break/></text:span><text:span text:style-name="T80">viii)</text:span><text:span text:style-name="T79"> </text:span><text:a xlink:type="simple" xlink:href="https://github.com/judarlima" text:style-name="Internet_20_link" text:visited-style-name="Visited_20_Internet_20_Link"><text:span text:style-name="T110">https://github.com/judarlima</text:span></text:a></text:p>
      <text:p text:style-name="P102"><text:tab/><text:tab/><text:span text:style-name="T159">ix)</text:span> View template</text:p>
      <text:p text:style-name="P102"><text:tab/><text:span text:style-name="T159">(m)</text:span> start with a blank board</text:p>
      <text:p text:style-name="P102"><text:tab/><text:span text:style-name="T159">(n)</text:span> Get started</text:p>
      <text:p text:style-name="P103"><text:soft-page-break/><text:span text:style-name="T158">E) </text:span>Marketing</text:p>
      <text:p text:style-name="P104"><text:span text:style-name="T143"><text:tab/></text:span><text:span text:style-name="T146">(a)</text:span><text:span text:style-name="T133"> Speaker guide for online events</text:span></text:p>
      <text:p text:style-name="P7"><text:span text:style-name="T133"><text:tab/><text:tab/></text:span><text:span text:style-name="T134">i)</text:span><text:span text:style-name="T133"> Use template</text:span></text:p>
      <text:p text:style-name="P5"><text:tab/><text:tab/><text:span text:style-name="T160">ii)</text:span> Share</text:p>
      <text:p text:style-name="P8"><text:span text:style-name="T136"><text:tab/><text:tab/></text:span><text:span text:style-name="T138">iii)</text:span><text:span text:style-name="T136"> </text:span><text:a xlink:type="simple" xlink:href="http://spotme.com/" office:target-frame-name="_blank" xlink:show="new" text:style-name="Internet_20_link" text:visited-style-name="Visited_20_Internet_20_Link"><text:span text:style-name="T46">spotme.com</text:span></text:a></text:p>
      <text:p text:style-name="P52"><text:span text:style-name="T50"><text:tab/><text:tab/></text:span><text:span text:style-name="T52">iv)</text:span><text:span text:style-name="T115"> View template</text:span></text:p>
      <text:p text:style-name="P54"><text:tab/><text:span text:style-name="T158">(b)</text:span> Marketing Overview</text:p>
      <text:p text:style-name="P7"><text:span text:style-name="T115"><text:tab/><text:tab/></text:span><text:span text:style-name="T116">i)</text:span><text:span text:style-name="T133"> Use template</text:span></text:p>
      <text:p text:style-name="P5"><text:tab/><text:tab/><text:span text:style-name="T160">ii)</text:span> Share</text:p>
      <text:p text:style-name="P5"><text:tab/><text:tab/><text:span text:style-name="T160">iii)</text:span> here</text:p>
      <text:p text:style-name="P52"><text:span text:style-name="T50"><text:tab/><text:tab/></text:span><text:span text:style-name="T52">iv)</text:span><text:span text:style-name="T115"> View template</text:span></text:p>
      <text:p text:style-name="P54"><text:tab/><text:span text:style-name="T158">(c) </text:span>Podcast Workflow template</text:p>
      <text:p text:style-name="P7"><text:span text:style-name="T115"><text:tab/><text:tab/></text:span><text:span text:style-name="T116">i) </text:span><text:span text:style-name="T133">Use template</text:span></text:p>
      <text:p text:style-name="P5"><text:tab/><text:tab/><text:span text:style-name="T160">ii) </text:span>Share</text:p>
      <text:p text:style-name="P8"><text:span text:style-name="T136"><text:tab/><text:tab/></text:span><text:span text:style-name="T138">iii)</text:span><text:span text:style-name="T136"> </text:span><text:a xlink:type="simple" xlink:href="https://www.adaptavist.com/podcast" office:target-frame-name="_blank" xlink:show="new" text:style-name="Strong" text:visited-style-name="Strong"><text:span text:style-name="Strong"><text:span text:style-name="T49">Adaptavist Live</text:span></text:span></text:a></text:p>
      <text:p text:style-name="P8"><text:span text:style-name="T112"><text:tab/><text:tab/></text:span><text:span text:style-name="T113">iv) </text:span><text:a xlink:type="simple" xlink:href="https://www.adaptavist.com/podcast" office:target-frame-name="_blank" xlink:show="new" text:style-name="Internet_20_link" text:visited-style-name="Visited_20_Internet_20_Link"><text:span text:style-name="T46">Click here to start listening!</text:span></text:a></text:p>
      <text:p text:style-name="P52"><text:span text:style-name="T50"><text:tab/><text:tab/></text:span><text:span text:style-name="T52">v) </text:span><text:span text:style-name="T115">View template</text:span></text:p>
      <text:p text:style-name="P54"><text:tab/><text:span text:style-name="T158">(d)</text:span> Blog Content Schedule</text:p>
      <text:p text:style-name="P54"><text:tab/><text:tab/><text:span text:style-name="T160">i)</text:span> Use template</text:p>
      <text:p text:style-name="P54"><text:tab/><text:tab/><text:span text:style-name="T160">ii)</text:span> Share</text:p>
      <text:p text:style-name="P54"><text:tab/><text:tab/><text:span text:style-name="T160">iii)</text:span> View template</text:p>
      <text:p text:style-name="P54"><text:tab/><text:tab/><text:span text:style-name="T160">iv)</text:span> Premium</text:p>
      <text:p text:style-name="P54"><text:tab/><text:tab/><text:span text:style-name="T160">v)</text:span> Upgrade to Premium</text:p>
      <text:p text:style-name="P54"><text:tab/><text:span text:style-name="T158">(e)</text:span> Marketing Requests</text:p>
      <text:p text:style-name="P54"><text:tab/><text:tab/><text:span text:style-name="T160">i)</text:span> Use template</text:p>
      <text:p text:style-name="P54"><text:tab/><text:tab/><text:span text:style-name="T160">ii)</text:span> Share</text:p>
      <text:p text:style-name="P54"><text:tab/><text:tab/><text:span text:style-name="T160">iii)</text:span> Premium</text:p>
      <text:p text:style-name="P54"><text:tab/><text:tab/><text:span text:style-name="T160">iv)</text:span> view template</text:p>
      <text:p text:style-name="P54"><text:tab/><text:tab/><text:span text:style-name="T160">v)</text:span> Upgrade to Premium</text:p>
      <text:p text:style-name="P54"><text:tab/><text:span text:style-name="T158">(f)</text:span> Website Task Planner</text:p>
      <text:p text:style-name="P54"><text:tab/><text:tab/><text:span text:style-name="T160">i)</text:span> Use template</text:p>
      <text:p text:style-name="P54"><text:tab/><text:tab/><text:span text:style-name="T160">ii)</text:span> Share</text:p>
      <text:p text:style-name="P55"><text:span text:style-name="T139"><text:tab/><text:tab/></text:span><text:span text:style-name="T141">iii)</text:span><text:span text:style-name="T139"> </text:span><text:a xlink:type="simple" xlink:href="https://bit.ly/pw-resources" office:target-frame-name="_blank" xlink:show="new" text:style-name="Internet_20_link" text:visited-style-name="Visited_20_Internet_20_Link"><text:span text:style-name="T46">Find more website resources from me here</text:span></text:a></text:p>
      <text:p text:style-name="P52"><text:tab/><text:tab/><text:span text:style-name="T160">iv) </text:span>View template</text:p>
      <text:p text:style-name="P52"><text:tab/></text:p>
      <text:p text:style-name="P52"/>
      <text:p text:style-name="P52"><text:span text:style-name="T158">(g)</text:span> SEO Content Creation</text:p>
      <text:p text:style-name="P7"><text:tab/><text:tab/><text:span text:style-name="T161">i)</text:span><text:span text:style-name="T133"> Use template</text:span></text:p>
      <text:p text:style-name="P5"><text:tab/><text:tab/><text:span text:style-name="T161">ii)</text:span> Share</text:p>
      <text:p text:style-name="P5"><text:tab/><text:tab/><text:span text:style-name="T161">iii)</text:span> Premium</text:p>
      <text:p text:style-name="P7"><text:span text:style-name="T50"><text:tab/><text:tab/></text:span><text:span text:style-name="T53">iv) </text:span><text:span text:style-name="T115">View template</text:span></text:p>
      <text:p text:style-name="P3"><text:tab/><text:tab/><text:span text:style-name="T161">v) </text:span>Upgrade to Premium</text:p>
      <text:p text:style-name="P3"><text:span text:style-name="T158">(h) </text:span>Inbond Marketing Campaign Template</text:p>
      <text:p text:style-name="P7"><text:span text:style-name="T115"><text:tab/><text:tab/></text:span><text:span text:style-name="T117">i)</text:span><text:span text:style-name="T133"> Use template</text:span></text:p>
      <text:p text:style-name="P5"><text:soft-page-break/><text:tab/><text:tab/><text:span text:style-name="T161">ii)</text:span> Share</text:p>
      <text:p text:style-name="P5"><text:tab/><text:tab/><text:span text:style-name="T161">iii)</text:span> Premium</text:p>
      <text:p text:style-name="P7"><text:span text:style-name="T50"><text:tab/><text:tab/></text:span><text:span text:style-name="T53">iv) </text:span><text:span text:style-name="T115">View template</text:span></text:p>
      <text:p text:style-name="P3"><text:tab/><text:tab/><text:span text:style-name="T161">v)</text:span> Upgrade to Premium</text:p>
      <text:p text:style-name="P3"><text:tab/><text:span text:style-name="T158">(i)</text:span> Scalify Marketing Process Template</text:p>
      <text:p text:style-name="P7"><text:span text:style-name="T115"><text:tab/><text:tab/></text:span><text:span text:style-name="T117">i)</text:span><text:span text:style-name="T133"> Use template</text:span></text:p>
      <text:p text:style-name="P5"><text:tab/><text:tab/><text:span text:style-name="T161">ii)</text:span> Share</text:p>
      <text:p text:style-name="P7"><text:span text:style-name="T50"><text:tab/><text:tab/></text:span><text:span text:style-name="T53">iii)</text:span><text:span text:style-name="T115"> View template</text:span></text:p>
      <text:p text:style-name="P3"><text:tab/><text:span text:style-name="T158">(j)</text:span> Agile Marketing</text:p>
      <text:p text:style-name="P7"><text:span text:style-name="T115"><text:tab/><text:tab/></text:span><text:span text:style-name="T117">i)</text:span><text:span text:style-name="T133"> Use template</text:span></text:p>
      <text:p text:style-name="P5"><text:tab/><text:tab/><text:span text:style-name="T161">ii)</text:span> Share</text:p>
      <text:p text:style-name="P7"><text:span text:style-name="T50"><text:tab/><text:tab/></text:span><text:span text:style-name="T53">iii)</text:span><text:span text:style-name="T115"> View template</text:span></text:p>
      <text:p text:style-name="P3"><text:tab/><text:span text:style-name="T158">(k)</text:span> Annual Email Marketing Calendar</text:p>
      <text:p text:style-name="P7"><text:span text:style-name="T115"><text:tab/><text:tab/></text:span><text:span text:style-name="T117">i)</text:span><text:span text:style-name="T133"> Use template</text:span></text:p>
      <text:p text:style-name="P5"><text:tab/><text:tab/><text:span text:style-name="T161">ii)</text:span> Share</text:p>
      <text:p text:style-name="P7"><text:span text:style-name="T133"><text:tab/><text:tab/></text:span><text:span text:style-name="T135">iii)</text:span><text:span text:style-name="T115"> View template</text:span></text:p>
      <text:p text:style-name="P3"><text:tab/><text:span text:style-name="T158">(l)</text:span> Client Marketing Campaign</text:p>
      <text:p text:style-name="P7"><text:span text:style-name="T115"><text:tab/><text:tab/></text:span><text:span text:style-name="T117">i)</text:span><text:span text:style-name="T133"> Use template</text:span></text:p>
      <text:p text:style-name="P5"><text:tab/><text:tab/><text:span text:style-name="T161">ii)</text:span> Share</text:p>
      <text:p text:style-name="P5"><text:tab/><text:tab/><text:span text:style-name="T161">iii)</text:span> Premium</text:p>
      <text:p text:style-name="P7"><text:span text:style-name="T50"><text:tab/><text:tab/></text:span><text:span text:style-name="T53">iv)</text:span><text:span text:style-name="T115"> View template</text:span></text:p>
      <text:p text:style-name="P3"><text:tab/><text:tab/><text:span text:style-name="T161">v)</text:span> Upgrade to Premium</text:p>
      <text:p text:style-name="P3"><text:tab/><text:span text:style-name="T158">(m)</text:span> Content Collection</text:p>
      <text:p text:style-name="P7"><text:span text:style-name="T115"><text:tab/><text:tab/></text:span><text:span text:style-name="T117">i)</text:span><text:span text:style-name="T133"> Use template</text:span></text:p>
      <text:p text:style-name="P5"><text:tab/><text:tab/><text:span text:style-name="T161">ii)</text:span> Share</text:p>
      <text:p text:style-name="P7"><text:span text:style-name="T50"><text:tab/><text:tab/></text:span><text:span text:style-name="T53">iii)</text:span><text:span text:style-name="T115"> View template</text:span></text:p>
      <text:p text:style-name="P3"><text:tab/><text:span text:style-name="T158">(n)</text:span> Copywriting</text:p>
      <text:p text:style-name="P7"><text:span text:style-name="T115"><text:tab/><text:tab/></text:span><text:span text:style-name="T117">i)</text:span><text:span text:style-name="T133"> Use template</text:span></text:p>
      <text:p text:style-name="P5"><text:tab/><text:tab/><text:span text:style-name="T161">ii)</text:span> Share</text:p>
      <text:p text:style-name="P7"><text:span text:style-name="T50"><text:tab/><text:tab/></text:span><text:span text:style-name="T53">iii) </text:span><text:span text:style-name="T115">View template</text:span></text:p>
      <text:p text:style-name="P3"><text:tab/><text:span text:style-name="T158">(o)</text:span> Creative Content Workflow</text:p>
      <text:p text:style-name="P7"><text:span text:style-name="T115"><text:tab/><text:tab/></text:span><text:span text:style-name="T117">i)</text:span><text:span text:style-name="T133"> Use template</text:span></text:p>
      <text:p text:style-name="P5"><text:tab/><text:tab/><text:span text:style-name="T161">ii)</text:span> Share</text:p>
      <text:p text:style-name="P7"><text:span text:style-name="T50"><text:tab/><text:tab/></text:span><text:span text:style-name="T53">iii)</text:span><text:span text:style-name="T115"> View template</text:span></text:p>
      <text:p text:style-name="P3"><text:tab/><text:span text:style-name="T158">(p)</text:span> Editorial Calendar</text:p>
      <text:p text:style-name="P7"><text:span text:style-name="T115"><text:tab/><text:tab/></text:span><text:span text:style-name="T117">i)</text:span><text:span text:style-name="T133"> Use template</text:span></text:p>
      <text:p text:style-name="P5"><text:tab/><text:tab/><text:span text:style-name="T161">ii)</text:span> Share</text:p>
      <text:p text:style-name="P5"><text:soft-page-break/><text:tab/><text:tab/><text:span text:style-name="T161">iii)</text:span> Premium</text:p>
      <text:p text:style-name="P7"><text:span text:style-name="T50"><text:tab/><text:tab/></text:span><text:span text:style-name="T53">iv) </text:span><text:span text:style-name="T115">View template</text:span></text:p>
      <text:p text:style-name="P3"><text:tab/><text:tab/><text:span text:style-name="T161">v)</text:span> Upgrade to Premium</text:p>
      <text:p text:style-name="P3"><text:tab/><text:span text:style-name="T158">(q)</text:span> Email Workflow</text:p>
      <text:p text:style-name="P7"><text:span text:style-name="T115"><text:tab/><text:tab/></text:span><text:span text:style-name="T118">i)</text:span><text:span text:style-name="T133"> Use template</text:span></text:p>
      <text:p text:style-name="P5"><text:tab/><text:tab/><text:span text:style-name="T162">ii)</text:span> Share</text:p>
      <text:p text:style-name="P5"><text:tab/><text:tab/><text:span text:style-name="T162">iii)</text:span> Premium</text:p>
      <text:p text:style-name="P7"><text:span text:style-name="T50"><text:tab/><text:tab/></text:span><text:span text:style-name="T54">iv) </text:span><text:span text:style-name="T115">View template</text:span></text:p>
      <text:p text:style-name="P3"><text:tab/><text:tab/><text:span text:style-name="T162">v) </text:span>Upgrade to Premium</text:p>
      <text:p text:style-name="P3"><text:tab/><text:span text:style-name="T158">(r)</text:span> Figuring Out Your Podcast Idea</text:p>
      <text:p text:style-name="P7"><text:span text:style-name="T115"><text:tab/><text:tab/></text:span><text:span text:style-name="T118">i)</text:span><text:span text:style-name="T133"> Use template</text:span></text:p>
      <text:p text:style-name="P5"><text:tab/><text:tab/><text:span text:style-name="T162">ii)</text:span> Share</text:p>
      <text:p text:style-name="P7"><text:span text:style-name="T50"><text:tab/><text:tab/></text:span><text:span text:style-name="T54">iii) </text:span><text:span text:style-name="T115">View template</text:span></text:p>
      <text:p text:style-name="P3"><text:tab/><text:span text:style-name="T158">(s)</text:span> Go To Market Strategy Template</text:p>
      <text:p text:style-name="P7"><text:span text:style-name="T115"><text:tab/><text:tab/></text:span><text:span text:style-name="T118">i)</text:span><text:span text:style-name="T133"> Use template</text:span></text:p>
      <text:p text:style-name="P5"><text:tab/><text:tab/><text:span text:style-name="T162">ii)</text:span> Share</text:p>
      <text:p text:style-name="P5"><text:tab/><text:tab/><text:span text:style-name="T162">iii)</text:span> Premium</text:p>
      <text:p text:style-name="P7"><text:span text:style-name="T50"><text:tab/><text:tab/></text:span><text:span text:style-name="T54">iv)</text:span><text:span text:style-name="T115"> View template</text:span></text:p>
      <text:p text:style-name="P3"><text:tab/><text:tab/><text:span text:style-name="T162">v)</text:span> Upgrade to Premium</text:p>
      <text:p text:style-name="P3"><text:tab/><text:span text:style-name="T158">(t)</text:span> Incoming Requests</text:p>
      <text:p text:style-name="P7"><text:span text:style-name="T115"><text:tab/><text:tab/></text:span><text:span text:style-name="T119">i)</text:span><text:span text:style-name="T133"> Use template</text:span></text:p>
      <text:p text:style-name="P5"><text:tab/><text:tab/><text:span text:style-name="T163">ii)</text:span> Share</text:p>
      <text:p text:style-name="P7"><text:span text:style-name="T50"><text:tab/><text:tab/></text:span><text:span text:style-name="T55">iii)</text:span><text:span text:style-name="T115"> View template</text:span></text:p>
      <text:p text:style-name="P3"><text:tab/><text:span text:style-name="T158">(u)</text:span> Marketing Master Editorial Calendar</text:p>
      <text:p text:style-name="P7"><text:span text:style-name="T115"><text:tab/><text:tab/></text:span><text:span text:style-name="T119">i)</text:span><text:span text:style-name="T133"> Use template</text:span></text:p>
      <text:p text:style-name="P5"><text:tab/><text:tab/><text:span text:style-name="T163">ii)</text:span> Share</text:p>
      <text:p text:style-name="P7"><text:span text:style-name="T50"><text:tab/><text:tab/></text:span><text:span text:style-name="T55">iii)</text:span><text:span text:style-name="T115"> View template</text:span></text:p>
      <text:p text:style-name="P3"><text:tab/><text:span text:style-name="T158">(v)</text:span> Medium Articles Template</text:p>
      <text:p text:style-name="P7"><text:span text:style-name="T115"><text:tab/><text:tab/></text:span><text:span text:style-name="T119">i)</text:span><text:span text:style-name="T133"> Use template</text:span></text:p>
      <text:p text:style-name="P5"><text:tab/><text:tab/><text:span text:style-name="T163">ii)</text:span> Share</text:p>
      <text:p text:style-name="P7"><text:span text:style-name="T50"><text:tab/><text:tab/></text:span><text:span text:style-name="T55">iii)</text:span><text:span text:style-name="T115"> View template</text:span></text:p>
      <text:p text:style-name="P3"><text:tab/><text:span text:style-name="T158">(w)</text:span> Publishing Process</text:p>
      <text:p text:style-name="P7"><text:span text:style-name="T115"><text:tab/><text:tab/></text:span><text:span text:style-name="T119">i)</text:span><text:span text:style-name="T133"> Use template</text:span></text:p>
      <text:p text:style-name="P5"><text:tab/><text:tab/><text:span text:style-name="T163">ii)</text:span> Share</text:p>
      <text:p text:style-name="P7"><text:span text:style-name="T50"><text:tab/><text:tab/></text:span><text:span text:style-name="T55">iii) </text:span><text:span text:style-name="T115">View template</text:span></text:p>
      <text:p text:style-name="P3"><text:tab/><text:span text:style-name="T158">(x)</text:span> Social Media Marketing Board</text:p>
      <text:p text:style-name="P7"><text:span text:style-name="T115"><text:tab/><text:tab/></text:span><text:span text:style-name="T119">i)</text:span><text:span text:style-name="T133"> Use template</text:span></text:p>
      <text:p text:style-name="P5"><text:soft-page-break/><text:tab/><text:tab/><text:span text:style-name="T163">ii)</text:span> Share</text:p>
      <text:p text:style-name="P7"><text:span text:style-name="T50"><text:tab/><text:tab/></text:span><text:span text:style-name="T55">iii)</text:span><text:span text:style-name="T115"> View template</text:span></text:p>
      <text:p text:style-name="P3"><text:tab/><text:span text:style-name="T158">(y)</text:span> Start with a blank board</text:p>
      <text:p text:style-name="P3"><text:tab/><text:span text:style-name="T158">(z)</text:span> Get started</text:p>
      <text:p text:style-name="P3"/>
      <text:p text:style-name="P96"><text:span text:style-name="T145">F) </text:span><text:span text:style-name="T144">HR &amp; Operations templates</text:span></text:p>
      <text:p text:style-name="P7"><text:span text:style-name="T144"><text:tab/></text:span><text:span text:style-name="T147">(a)</text:span><text:span text:style-name="T115"> Recruiting Pipeline</text:span></text:p>
      <text:p text:style-name="P7"><text:span text:style-name="T115"><text:tab/><text:tab/></text:span><text:span text:style-name="T120">i)</text:span><text:span text:style-name="T133"> Use template</text:span></text:p>
      <text:p text:style-name="P5"><text:tab/><text:tab/><text:span text:style-name="T164">ii) </text:span>Share</text:p>
      <text:p text:style-name="P5"><text:tab/><text:tab/><text:span text:style-name="T164">iii)</text:span> Premium</text:p>
      <text:p text:style-name="P7"><text:span text:style-name="T50"><text:tab/><text:tab/></text:span><text:span text:style-name="T56">iv) </text:span><text:span text:style-name="T115">View template</text:span></text:p>
      <text:p text:style-name="P3"><text:tab/><text:tab/><text:span text:style-name="T164">v)</text:span> Upgrade to Premium</text:p>
      <text:p text:style-name="P3"><text:tab/><text:span text:style-name="T165">(b)</text:span> 30 60 90 Day Plan Template</text:p>
      <text:p text:style-name="P7"><text:span text:style-name="T115"><text:tab/><text:tab/></text:span><text:span text:style-name="T120">i)</text:span><text:span text:style-name="T133"> Use template</text:span></text:p>
      <text:p text:style-name="P5"><text:tab/><text:tab/><text:span text:style-name="T164">ii)</text:span> Share</text:p>
      <text:p text:style-name="P7"><text:span text:style-name="T50"><text:tab/><text:tab/></text:span><text:span text:style-name="T56">iii)</text:span><text:span text:style-name="T115"> View template</text:span></text:p>
      <text:p text:style-name="P3"><text:tab/><text:span text:style-name="T165">(c)</text:span> Government Onboarding Process For New Hires</text:p>
      <text:p text:style-name="P7"><text:span text:style-name="T115"><text:tab/><text:tab/></text:span><text:span text:style-name="T120">i)</text:span><text:span text:style-name="T133"> Use template</text:span></text:p>
      <text:p text:style-name="P5"><text:tab/><text:tab/><text:span text:style-name="T164">ii)</text:span> Share</text:p>
      <text:p text:style-name="P7"><text:span text:style-name="T50"><text:tab/><text:tab/></text:span><text:span text:style-name="T56">iii)</text:span><text:span text:style-name="T115"> View template</text:span></text:p>
      <text:p text:style-name="P3"><text:tab/><text:span text:style-name="T165">(d)</text:span> Employee Manual</text:p>
      <text:p text:style-name="P7"><text:span text:style-name="T115"><text:tab/><text:tab/></text:span><text:span text:style-name="T120">i)</text:span><text:span text:style-name="T133"> Use template</text:span></text:p>
      <text:p text:style-name="P5"><text:tab/><text:tab/><text:span text:style-name="T164">ii)</text:span> Share</text:p>
      <text:p text:style-name="P7"><text:span text:style-name="T50"><text:tab/><text:tab/></text:span><text:span text:style-name="T56">iii) </text:span><text:span text:style-name="T115">View template</text:span></text:p>
      <text:p text:style-name="P3"><text:tab/><text:span text:style-name="T165">(e)</text:span> A Hiring &amp; Recruiting board by Crmble</text:p>
      <text:p text:style-name="P7"><text:span text:style-name="T115"><text:tab/><text:tab/></text:span><text:span text:style-name="T120">i)</text:span><text:span text:style-name="T133"> Use template</text:span></text:p>
      <text:p text:style-name="P5"><text:tab/><text:tab/><text:span text:style-name="T164">ii)</text:span> Share</text:p>
      <text:p text:style-name="P7"><text:span text:style-name="T50"><text:tab/><text:tab/></text:span><text:span text:style-name="T56">iii) </text:span><text:span text:style-name="T115">View template</text:span></text:p>
      <text:p text:style-name="P3"><text:tab/><text:span text:style-name="T165">(f)</text:span> Agile Talent Acquisition</text:p>
      <text:p text:style-name="P7"><text:span text:style-name="T115"><text:tab/><text:tab/></text:span><text:span text:style-name="T120">i)</text:span><text:span text:style-name="T133"> Use template</text:span></text:p>
      <text:p text:style-name="P5"><text:tab/><text:tab/><text:span text:style-name="T164">ii)</text:span> Share</text:p>
      <text:p text:style-name="P7"><text:span text:style-name="T50"><text:tab/><text:tab/></text:span><text:span text:style-name="T56">iii)</text:span><text:span text:style-name="T115"> View template</text:span></text:p>
      <text:p text:style-name="P3"><text:tab/><text:span text:style-name="T165">(g)</text:span> HR Team Learning Tracker</text:p>
      <text:p text:style-name="P90"><text:span text:style-name="T115"><text:tab/><text:tab/></text:span><text:span text:style-name="T121">i)</text:span><text:span text:style-name="T133"> Use template</text:span></text:p>
      <text:p text:style-name="P5"><text:tab/><text:tab/><text:span text:style-name="T166">ii)</text:span> Share</text:p>
      <text:p text:style-name="P7"><text:span text:style-name="T50"><text:tab/><text:tab/></text:span><text:span text:style-name="T57">iii)</text:span><text:span text:style-name="T115"> View template</text:span></text:p>
      <text:p text:style-name="P3"><text:soft-page-break/><text:tab/><text:span text:style-name="T165">(h)</text:span> Inventory Management powered by Smart Fields</text:p>
      <text:p text:style-name="P7"><text:span text:style-name="T115"><text:tab/><text:tab/></text:span><text:span text:style-name="T121">i)</text:span><text:span text:style-name="T133"> Use template</text:span></text:p>
      <text:p text:style-name="P5"><text:tab/><text:tab/><text:span text:style-name="T166">ii)</text:span> Share</text:p>
      <text:p text:style-name="P7"><text:span text:style-name="T50"><text:tab/><text:tab/></text:span><text:span text:style-name="T57">iii) </text:span><text:span text:style-name="T115">View template</text:span></text:p>
      <text:p text:style-name="P3"><text:tab/><text:span text:style-name="T165">(i)</text:span> Job Hunt</text:p>
      <text:p text:style-name="P7"><text:span text:style-name="T115"><text:tab/><text:tab/></text:span><text:span text:style-name="T121">i)</text:span><text:span text:style-name="T133"> Use template</text:span></text:p>
      <text:p text:style-name="P5"><text:tab/><text:tab/><text:span text:style-name="T166">ii)</text:span> Share</text:p>
      <text:p text:style-name="P5"><text:tab/><text:tab/><text:span text:style-name="T166">iii)</text:span> Premium</text:p>
      <text:p text:style-name="P7"><text:span text:style-name="T50"><text:tab/><text:tab/></text:span><text:span text:style-name="T57">iv)</text:span><text:span text:style-name="T115"> View template</text:span></text:p>
      <text:p text:style-name="P3"><text:tab/><text:tab/><text:span text:style-name="T166">v)</text:span> Upgrade to Premium</text:p>
      <text:p text:style-name="P3"><text:tab/><text:span text:style-name="T165">(j)</text:span> Onboarding Process For New Hires</text:p>
      <text:p text:style-name="P7"><text:span text:style-name="T115"><text:tab/><text:tab/></text:span><text:span text:style-name="T121">i)</text:span><text:span text:style-name="T133"> Use template</text:span></text:p>
      <text:p text:style-name="P5"><text:tab/><text:tab/><text:span text:style-name="T166">ii)</text:span> Share</text:p>
      <text:p text:style-name="P5"><text:tab/><text:tab/><text:span text:style-name="T166">iii)</text:span> Premium</text:p>
      <text:p text:style-name="P7"><text:span text:style-name="T50"><text:tab/><text:tab/></text:span><text:span text:style-name="T57">iv)</text:span><text:span text:style-name="T115"> View template</text:span></text:p>
      <text:p text:style-name="P3"><text:tab/><text:tab/><text:span text:style-name="T166">v)</text:span> Upgrade to Premium</text:p>
      <text:p text:style-name="P3"><text:tab/><text:span text:style-name="T165">(k)</text:span> Post A Job [Hiring Process]</text:p>
      <text:p text:style-name="P7"><text:span text:style-name="T115"><text:tab/><text:tab/></text:span><text:span text:style-name="T121">i)</text:span><text:span text:style-name="T133"> Use template</text:span></text:p>
      <text:p text:style-name="P5"><text:tab/><text:tab/><text:span text:style-name="T166">ii)</text:span> Share</text:p>
      <text:p text:style-name="P5"><text:tab/><text:tab/><text:span text:style-name="T166">iii)</text:span> Premium</text:p>
      <text:p text:style-name="P7"><text:span text:style-name="T50"><text:tab/><text:tab/></text:span><text:span text:style-name="T57">iv) </text:span><text:span text:style-name="T115">View template</text:span></text:p>
      <text:p text:style-name="P3"><text:tab/><text:tab/><text:span text:style-name="T166">v)</text:span> Upgrade to Premium</text:p>
      <text:p text:style-name="P3"><text:tab/><text:span text:style-name="T165">(l)</text:span> Wellbeing Discussion Template</text:p>
      <text:p text:style-name="P7"><text:span text:style-name="T115"><text:tab/><text:tab/></text:span><text:span text:style-name="T121">i)</text:span><text:span text:style-name="T133"> Use template</text:span></text:p>
      <text:p text:style-name="P5"><text:tab/><text:tab/><text:span text:style-name="T166">ii)</text:span> Share</text:p>
      <text:p text:style-name="P7"><text:span text:style-name="T50"><text:tab/><text:tab/></text:span><text:span text:style-name="T57">iii) </text:span><text:span text:style-name="T115">View template</text:span></text:p>
      <text:p text:style-name="P3"><text:tab/><text:span text:style-name="T165">(m)</text:span> Start with a blank board</text:p>
      <text:p text:style-name="P3"><text:tab/><text:span text:style-name="T165">(n) </text:span>Get started</text:p>
      <text:p text:style-name="P3"/>
      <text:p text:style-name="P6"><text:span text:style-name="T167">G) </text:span>Personal</text:p>
      <text:p text:style-name="P7"><text:span text:style-name="T144"><text:tab/></text:span><text:span text:style-name="T148">(a)</text:span><text:span text:style-name="T115"> Dating Funnel Template</text:span></text:p>
      <text:p text:style-name="P7"><text:span text:style-name="T115"><text:tab/><text:tab/></text:span><text:span text:style-name="T122">i)</text:span><text:span text:style-name="T133"> Use template</text:span></text:p>
      <text:p text:style-name="P5"><text:tab/><text:tab/><text:span text:style-name="T168">ii)</text:span> Share</text:p>
      <text:p text:style-name="P7"><text:span text:style-name="T50"><text:tab/><text:tab/></text:span><text:span text:style-name="T58">iii)</text:span><text:span text:style-name="T115"> View template</text:span></text:p>
      <text:p text:style-name="P3"><text:tab/><text:span text:style-name="T167">(b)</text:span> Where to next: Travel inspiration board</text:p>
      <text:p text:style-name="P7"><text:span text:style-name="T115"><text:tab/><text:tab/></text:span><text:span text:style-name="T122">i)</text:span><text:span text:style-name="T133"> Use template</text:span></text:p>
      <text:p text:style-name="P5"><text:tab/><text:tab/><text:span text:style-name="T168">ii)</text:span> Share</text:p>
      <text:p text:style-name="P7"><text:soft-page-break/><text:span text:style-name="T50"><text:tab/><text:tab/></text:span><text:span text:style-name="T58">iii)</text:span><text:span text:style-name="T115"> View template</text:span></text:p>
      <text:p text:style-name="P3"><text:tab/><text:span text:style-name="T167">(c)</text:span> Guided Gratitude Practice</text:p>
      <text:p text:style-name="P7"><text:span text:style-name="T115"><text:tab/><text:tab/></text:span><text:span text:style-name="T122">i)</text:span><text:span text:style-name="T133"> Use template</text:span></text:p>
      <text:p text:style-name="P5"><text:tab/><text:tab/><text:span text:style-name="T168">ii)</text:span> Share</text:p>
      <text:p text:style-name="P7"><text:span text:style-name="T50"><text:tab/><text:tab/></text:span><text:span text:style-name="T58">iii)</text:span><text:span text:style-name="T115"> View template</text:span></text:p>
      <text:p text:style-name="P3"><text:tab/><text:span text:style-name="T167">(d)</text:span> My Climate Action Plan (MyCAP)</text:p>
      <text:p text:style-name="P7"><text:span text:style-name="T115"><text:tab/><text:tab/></text:span><text:span text:style-name="T122">i)</text:span><text:span text:style-name="T133"> Use template</text:span></text:p>
      <text:p text:style-name="P5"><text:tab/><text:tab/><text:span text:style-name="T168">ii)</text:span> Share</text:p>
      <text:p text:style-name="P7"><text:span text:style-name="T50"><text:tab/><text:tab/></text:span><text:span text:style-name="T58">iii) </text:span><text:span text:style-name="T115">View template</text:span></text:p>
      <text:p text:style-name="P3"><text:tab/><text:span text:style-name="T167">(e)</text:span> Writing A Book</text:p>
      <text:p text:style-name="P7"><text:span text:style-name="T115"><text:tab/><text:tab/></text:span><text:span text:style-name="T122">i)</text:span><text:span text:style-name="T133"> Use template</text:span></text:p>
      <text:p text:style-name="P5"><text:tab/><text:tab/><text:span text:style-name="T168">ii)</text:span> Share</text:p>
      <text:p text:style-name="P7"><text:span text:style-name="T50"><text:tab/><text:tab/></text:span><text:span text:style-name="T58">iii)</text:span><text:span text:style-name="T115"> View template</text:span></text:p>
      <text:p text:style-name="P3"><text:tab/><text:span text:style-name="T167">(f)</text:span> Home Purchase Template</text:p>
      <text:p text:style-name="P7"><text:span text:style-name="T115"><text:tab/><text:tab/></text:span><text:span text:style-name="T122">i)</text:span><text:span text:style-name="T133"> Use template</text:span></text:p>
      <text:p text:style-name="P5"><text:tab/><text:tab/><text:span text:style-name="T168">ii)</text:span> Share</text:p>
      <text:p text:style-name="P7"><text:span text:style-name="T50"><text:tab/><text:tab/></text:span><text:span text:style-name="T58">iii)</text:span><text:span text:style-name="T115"> View template</text:span></text:p>
      <text:p text:style-name="P3"><text:tab/><text:span text:style-name="T167">(g)</text:span> Meal Planning</text:p>
      <text:p text:style-name="P7"><text:span text:style-name="T115"><text:tab/><text:tab/></text:span><text:span text:style-name="T122">i)</text:span><text:span text:style-name="T133"> Use template</text:span></text:p>
      <text:p text:style-name="P5"><text:tab/><text:tab/><text:span text:style-name="T168">ii)</text:span> Share</text:p>
      <text:p text:style-name="P7"><text:span text:style-name="T50"><text:tab/><text:tab/></text:span><text:span text:style-name="T58">iii)</text:span><text:span text:style-name="T115"> View template</text:span></text:p>
      <text:p text:style-name="P3"><text:tab/><text:span text:style-name="T167">(h)</text:span> 4 Ls Exercise</text:p>
      <text:p text:style-name="P7"><text:span text:style-name="T115"><text:tab/><text:tab/></text:span><text:span text:style-name="T122">i)</text:span><text:span text:style-name="T133"> Use template</text:span></text:p>
      <text:p text:style-name="P5"><text:tab/><text:tab/><text:span text:style-name="T168">ii)</text:span> Share</text:p>
      <text:p text:style-name="P7"><text:span text:style-name="T50"><text:tab/><text:tab/></text:span><text:span text:style-name="T58">iii)</text:span><text:span text:style-name="T115"> View template</text:span></text:p>
      <text:p text:style-name="P3"><text:tab/><text:span text:style-name="T167">(i)</text:span> Apartment Search Template</text:p>
      <text:p text:style-name="P7"><text:span text:style-name="T115"><text:tab/><text:tab/></text:span><text:span text:style-name="T122">i)</text:span><text:span text:style-name="T133"> Use template</text:span></text:p>
      <text:p text:style-name="P5"><text:tab/><text:tab/><text:span text:style-name="T168">ii)</text:span> Share</text:p>
      <text:p text:style-name="P7"><text:span text:style-name="T50"><text:tab/><text:tab/></text:span><text:span text:style-name="T58">iii)</text:span><text:span text:style-name="T115"> View template</text:span></text:p>
      <text:p text:style-name="P3"><text:tab/><text:span text:style-name="T167">(j)</text:span> Start with <text:s/>blank board</text:p>
      <text:p text:style-name="P3"><text:tab/><text:span text:style-name="T167">(k) </text:span>Get Started</text:p>
      <text:p text:style-name="P3"/>
      <text:p text:style-name="P6"/>
      <text:p text:style-name="P6"><text:span text:style-name="T168">(</text:span><text:span text:style-name="T169">H</text:span><text:span text:style-name="T168">) </text:span>Productivity templates</text:p>
      <text:p text:style-name="P7"><text:span text:style-name="T144"><text:tab/></text:span><text:span text:style-name="T149">(a)</text:span><text:span text:style-name="T115"> Mise-En-Place Personal Productivity System</text:span></text:p>
      <text:p text:style-name="P7"><text:span text:style-name="T115"><text:tab/><text:tab/></text:span><text:span text:style-name="T123">i) </text:span><text:span text:style-name="T133">Use template</text:span></text:p>
      <text:p text:style-name="P5"><text:tab/><text:tab/><text:span text:style-name="T170">ii)</text:span> Share</text:p>
      <text:p text:style-name="P5"><text:soft-page-break/><text:tab/><text:tab/><text:span text:style-name="T170">iii)</text:span> Premium</text:p>
      <text:p text:style-name="P7"><text:span text:style-name="T50"><text:tab/><text:tab/></text:span><text:span text:style-name="T59">iv) </text:span><text:span text:style-name="T115">View template</text:span></text:p>
      <text:p text:style-name="P3"><text:tab/><text:tab/><text:span text:style-name="T170">v)</text:span> Upgrade to premium</text:p>
      <text:p text:style-name="P3"><text:tab/><text:span text:style-name="T170">(b)</text:span> Weekly Planner</text:p>
      <text:p text:style-name="P7"><text:span text:style-name="T115"><text:tab/><text:tab/></text:span><text:span text:style-name="T123">i)</text:span><text:span text:style-name="T133"> Use template</text:span></text:p>
      <text:p text:style-name="P5"><text:tab/><text:tab/><text:span text:style-name="T170">ii)</text:span> Share</text:p>
      <text:p text:style-name="P7"><text:span text:style-name="T50"><text:tab/><text:tab/></text:span><text:span text:style-name="T59">iii)</text:span><text:span text:style-name="T115"> View template</text:span></text:p>
      <text:p text:style-name="P3"><text:tab/><text:span text:style-name="T170">(c)</text:span> Life Watchers 2020</text:p>
      <text:p text:style-name="P7"><text:span text:style-name="T115"><text:tab/><text:tab/></text:span><text:span text:style-name="T123">i)</text:span><text:span text:style-name="T133"> Use template</text:span></text:p>
      <text:p text:style-name="P5"><text:tab/><text:tab/><text:span text:style-name="T170">ii)</text:span> Share</text:p>
      <text:p text:style-name="P5"><text:tab/><text:tab/><text:span text:style-name="T170">iii)</text:span> Premium</text:p>
      <text:p text:style-name="P7"><text:span text:style-name="T50"><text:tab/><text:tab/></text:span><text:span text:style-name="T59">iv)</text:span><text:span text:style-name="T115"> View template</text:span></text:p>
      <text:p text:style-name="P3"><text:tab/><text:tab/><text:span text:style-name="T170">v)</text:span> Upgrade to Premium</text:p>
      <text:p text:style-name="P3"><text:tab/><text:span text:style-name="T170">(d)</text:span> Marc Andreesen Productivity System</text:p>
      <text:p text:style-name="P7"><text:span text:style-name="T115"><text:tab/><text:tab/></text:span><text:span text:style-name="T124">i)</text:span><text:span text:style-name="T133"> Use template</text:span></text:p>
      <text:p text:style-name="P5"><text:tab/><text:tab/><text:span text:style-name="T171">ii)</text:span> Share</text:p>
      <text:p text:style-name="P7"><text:span text:style-name="T50"><text:tab/><text:tab/></text:span><text:span text:style-name="T60">iii) </text:span><text:span text:style-name="T115">View template</text:span></text:p>
      <text:p text:style-name="P3"><text:tab/><text:span text:style-name="T170">(e)</text:span> 2020 Online Bullet journal – Bujo</text:p>
      <text:p text:style-name="P7"><text:span text:style-name="T115"><text:tab/><text:tab/></text:span><text:span text:style-name="T124">i)</text:span><text:span text:style-name="T133"> Use template</text:span></text:p>
      <text:p text:style-name="P5"><text:tab/><text:tab/><text:span text:style-name="T171">ii)</text:span> Share</text:p>
      <text:p text:style-name="P7"><text:span text:style-name="T50"><text:tab/><text:tab/></text:span><text:span text:style-name="T60">iii)</text:span><text:span text:style-name="T115"> View template</text:span></text:p>
      <text:p text:style-name="P3"><text:tab/><text:span text:style-name="T170">(f)</text:span> 8 Creative Habits</text:p>
      <text:p text:style-name="P7"><text:span text:style-name="T115"><text:tab/><text:tab/></text:span><text:span text:style-name="T124">i)</text:span><text:span text:style-name="T133"> Use template</text:span></text:p>
      <text:p text:style-name="P5"><text:tab/><text:tab/><text:span text:style-name="T171">ii)</text:span> Share</text:p>
      <text:p text:style-name="P7"><text:span text:style-name="T50"><text:tab/><text:tab/></text:span><text:span text:style-name="T60">iii)</text:span><text:span text:style-name="T115"> View template</text:span></text:p>
      <text:p text:style-name="P3"><text:tab/><text:span text:style-name="T170">(g)</text:span> Annual Life Goals &amp; Planning</text:p>
      <text:p text:style-name="P7"><text:span text:style-name="T115"><text:tab/><text:tab/></text:span><text:span text:style-name="T124">i)</text:span><text:span text:style-name="T133"> Use template</text:span></text:p>
      <text:p text:style-name="P5"><text:tab/><text:tab/><text:span text:style-name="T171">ii)</text:span> Share</text:p>
      <text:p text:style-name="P7"><text:span text:style-name="T50"><text:tab/><text:tab/></text:span><text:span text:style-name="T60">iii)</text:span><text:span text:style-name="T115"> View template</text:span></text:p>
      <text:p text:style-name="P3"><text:tab/><text:span text:style-name="T170">(h)</text:span> Daily Task Management</text:p>
      <text:p text:style-name="P7"><text:span text:style-name="T115"><text:tab/><text:tab/></text:span><text:span text:style-name="T124">i)</text:span><text:span text:style-name="T133"> Use template</text:span></text:p>
      <text:p text:style-name="P5"><text:tab/><text:tab/><text:span text:style-name="T171">ii)</text:span> Share</text:p>
      <text:p text:style-name="P7"><text:span text:style-name="T50"><text:tab/><text:tab/></text:span><text:span text:style-name="T60">iii)</text:span><text:span text:style-name="T115"> View template</text:span></text:p>
      <text:p text:style-name="P3"><text:tab/><text:span text:style-name="T170">(i)</text:span> Getting Things Done – GTD</text:p>
      <text:p text:style-name="P7"><text:span text:style-name="T115"><text:tab/><text:tab/></text:span><text:span text:style-name="T124">i)</text:span><text:span text:style-name="T133"> Use template</text:span></text:p>
      <text:p text:style-name="P5"><text:tab/><text:tab/><text:span text:style-name="T171">ii)</text:span> Share</text:p>
      <text:p text:style-name="P7"><text:span text:style-name="T50"><text:tab/><text:tab/></text:span><text:span text:style-name="T60">iii)</text:span><text:span text:style-name="T115"> View template</text:span></text:p>
      <text:p text:style-name="P3"><text:soft-page-break/><text:tab/><text:span text:style-name="T170">(j)</text:span> Personal &amp; Work Goals</text:p>
      <text:p text:style-name="P7"><text:span text:style-name="T115"><text:tab/><text:tab/></text:span><text:span text:style-name="T124">i)</text:span><text:span text:style-name="T133"> Use template</text:span></text:p>
      <text:p text:style-name="P5"><text:tab/><text:tab/><text:span text:style-name="T171">ii)</text:span> Share</text:p>
      <text:p text:style-name="P7"><text:span text:style-name="T50"><text:tab/><text:tab/></text:span><text:span text:style-name="T60">iii)</text:span><text:span text:style-name="T115"> View template</text:span></text:p>
      <text:p text:style-name="P3"><text:tab/><text:span text:style-name="T170">(k)</text:span> Personal (or Work) Productivity System – Know your Priorities</text:p>
      <text:p text:style-name="P7"><text:span text:style-name="T115"><text:tab/><text:tab/></text:span><text:span text:style-name="T124">i)</text:span><text:span text:style-name="T133"> Use template</text:span></text:p>
      <text:p text:style-name="P5"><text:tab/><text:tab/><text:span text:style-name="T171">ii)</text:span> Share</text:p>
      <text:p text:style-name="P7"><text:span text:style-name="T50"><text:tab/><text:tab/></text:span><text:span text:style-name="T60">iii)</text:span><text:span text:style-name="T115"> View template</text:span></text:p>
      <text:p text:style-name="P3"><text:tab/><text:span text:style-name="T170">(l)</text:span> Start with a blank board</text:p>
      <text:p text:style-name="P3"><text:tab/><text:span text:style-name="T170">(m)</text:span> Get started</text:p>
      <text:p text:style-name="P6"><text:span text:style-name="T169">I) </text:span>Product Management</text:p>
      <text:p text:style-name="P7"><text:span text:style-name="T144"><text:tab/></text:span><text:span text:style-name="T150">(a)</text:span><text:span text:style-name="T115"> Tability’s Public Start Up Roadmap</text:span></text:p>
      <text:p text:style-name="P7"><text:span text:style-name="T115"><text:tab/><text:tab/></text:span><text:span text:style-name="T125">i)</text:span><text:span text:style-name="T133"> Use template</text:span></text:p>
      <text:p text:style-name="P5"><text:tab/><text:tab/><text:span text:style-name="T172">ii)</text:span> Share</text:p>
      <text:p text:style-name="P7"><text:span text:style-name="T50"><text:tab/><text:tab/></text:span><text:span text:style-name="T61">iii)</text:span><text:span text:style-name="T115"> View template</text:span></text:p>
      <text:p text:style-name="P3"><text:tab/><text:span text:style-name="T172">(b)</text:span> 5 Product Management Buckets</text:p>
      <text:p text:style-name="P7"><text:span text:style-name="T115"><text:tab/><text:tab/></text:span><text:span text:style-name="T125">i)</text:span><text:span text:style-name="T133"> Use template</text:span></text:p>
      <text:p text:style-name="P5"><text:tab/><text:tab/><text:span text:style-name="T172">ii)</text:span> Share</text:p>
      <text:p text:style-name="P7"><text:span text:style-name="T50"><text:tab/><text:tab/></text:span><text:span text:style-name="T61">iii) </text:span><text:span text:style-name="T115">View template</text:span></text:p>
      <text:p text:style-name="P3"><text:tab/><text:span text:style-name="T172">(c)</text:span> Fabrication Process</text:p>
      <text:p text:style-name="P7"><text:span text:style-name="T115"><text:tab/><text:tab/></text:span><text:span text:style-name="T125">i)</text:span><text:span text:style-name="T133"> Use template</text:span></text:p>
      <text:p text:style-name="P5"><text:tab/><text:tab/><text:span text:style-name="T173">ii)</text:span> Share</text:p>
      <text:p text:style-name="P5"><text:tab/><text:tab/><text:span text:style-name="T173">iii)</text:span> Premium</text:p>
      <text:p text:style-name="P7"><text:span text:style-name="T50"><text:tab/><text:tab/></text:span><text:span text:style-name="T62">iv)</text:span><text:span text:style-name="T115"> View template</text:span></text:p>
      <text:p text:style-name="P3"><text:tab/><text:tab/><text:span text:style-name="T173">v)</text:span> Upgrade to Premium</text:p>
      <text:p text:style-name="P3"><text:tab/><text:span text:style-name="T172">(d)</text:span> Product Roadmap Template</text:p>
      <text:p text:style-name="P90"><text:span text:style-name="T115"><text:tab/><text:tab/></text:span><text:span text:style-name="T126">i)</text:span><text:span text:style-name="T133"> Use template</text:span></text:p>
      <text:p text:style-name="P5"><text:tab/><text:tab/><text:span text:style-name="T174">ii)</text:span> Share</text:p>
      <text:p text:style-name="P5"><text:tab/><text:tab/><text:span text:style-name="T174">iii) </text:span>Premium</text:p>
      <text:p text:style-name="P7"><text:span text:style-name="T50"><text:tab/><text:tab/></text:span><text:span text:style-name="T63">iv) </text:span><text:span text:style-name="T115">View template</text:span></text:p>
      <text:p text:style-name="P3"><text:tab/><text:tab/><text:span text:style-name="T174">v)</text:span> Upgrade to Premium</text:p>
      <text:p text:style-name="P3"><text:tab/><text:span text:style-name="T172">(e)</text:span> Shipping Planner</text:p>
      <text:p text:style-name="P7"><text:span text:style-name="T115"><text:tab/><text:tab/></text:span><text:span text:style-name="T126">i)</text:span><text:span text:style-name="T133"> Use template</text:span></text:p>
      <text:p text:style-name="P5"><text:tab/><text:tab/><text:span text:style-name="T174">ii)</text:span> Share</text:p>
      <text:p text:style-name="P5"><text:tab/><text:tab/><text:span text:style-name="T174">iii)</text:span> Premium</text:p>
      <text:p text:style-name="P7"><text:span text:style-name="T50"><text:tab/><text:tab/></text:span><text:span text:style-name="T63">iv)</text:span><text:span text:style-name="T115"> View template</text:span></text:p>
      <text:p text:style-name="P3"><text:soft-page-break/><text:tab/><text:tab/><text:span text:style-name="T174">v)</text:span> Upgrade to Premium</text:p>
      <text:p text:style-name="P3"><text:tab/><text:span text:style-name="T172">(f)</text:span> The PM skills Assessment by Marty Cagan (SVPG.com)</text:p>
      <text:p text:style-name="P7"><text:span text:style-name="T115"><text:tab/><text:tab/></text:span><text:span text:style-name="T126">i)</text:span><text:span text:style-name="T133"> Use template</text:span></text:p>
      <text:p text:style-name="P5"><text:tab/><text:tab/><text:span text:style-name="T174">ii)</text:span> Share</text:p>
      <text:p text:style-name="P7"><text:span text:style-name="T50"><text:tab/><text:tab/></text:span><text:span text:style-name="T63">iii)</text:span><text:span text:style-name="T115"> View template</text:span></text:p>
      <text:p text:style-name="P3"><text:tab/><text:span text:style-name="T172">(g)</text:span> User Story Mapping Template</text:p>
      <text:p text:style-name="P7"><text:span text:style-name="T115"><text:tab/><text:tab/></text:span><text:span text:style-name="T126">i)</text:span><text:span text:style-name="T133"> Use template</text:span></text:p>
      <text:p text:style-name="P5"><text:tab/><text:tab/><text:span text:style-name="T174">ii)</text:span> Share</text:p>
      <text:p text:style-name="P7"><text:span text:style-name="T50"><text:tab/><text:tab/></text:span><text:span text:style-name="T63">iii)</text:span><text:span text:style-name="T115"> View template</text:span></text:p>
      <text:p text:style-name="P3"><text:tab/><text:span text:style-name="T172">(h)</text:span> Start with a blank board</text:p>
      <text:p text:style-name="P3"><text:tab/><text:span text:style-name="T172">(i)</text:span> Get started</text:p>
      <text:p text:style-name="P6"><text:span text:style-name="T175">J) </text:span>Project Management templates</text:p>
      <text:p text:style-name="P7"><text:span text:style-name="T144"><text:tab/></text:span><text:span text:style-name="T151">(a)</text:span><text:span text:style-name="T115"> client workflow Management</text:span></text:p>
      <text:p text:style-name="P7"><text:span text:style-name="T115"><text:tab/><text:tab/></text:span><text:span text:style-name="T127">i)</text:span><text:span text:style-name="T133"> Use template</text:span></text:p>
      <text:p text:style-name="P5"><text:tab/><text:tab/><text:span text:style-name="T175">ii)</text:span> Share</text:p>
      <text:p text:style-name="P5"><text:tab/><text:tab/><text:span text:style-name="T175">iii)</text:span> Premium</text:p>
      <text:p text:style-name="P7"><text:span text:style-name="T50"><text:tab/><text:tab/></text:span><text:span text:style-name="T64">iv) </text:span><text:span text:style-name="T115">View template</text:span></text:p>
      <text:p text:style-name="P3"><text:tab/><text:tab/><text:span text:style-name="T175">v)</text:span> Upgrade to Premium</text:p>
      <text:p text:style-name="P3"><text:tab/><text:span text:style-name="T175">(b)</text:span> UNICEF Global Innovation Centre</text:p>
      <text:p text:style-name="P7"><text:span text:style-name="T115"><text:tab/><text:tab/></text:span><text:span text:style-name="T127">i)</text:span><text:span text:style-name="T133"> Use template</text:span></text:p>
      <text:p text:style-name="P5"><text:tab/><text:tab/><text:span text:style-name="T175">ii)</text:span> Share</text:p>
      <text:p text:style-name="P7"><text:span text:style-name="T50"><text:tab/><text:tab/></text:span><text:span text:style-name="T64">iii)</text:span><text:span text:style-name="T115"> View template</text:span></text:p>
      <text:p text:style-name="P3"><text:tab/><text:span text:style-name="T175">(c)</text:span> Advanced Project Budgeting <text:s/>and Time Tracking</text:p>
      <text:p text:style-name="P7"><text:span text:style-name="T115"><text:tab/><text:tab/></text:span><text:span text:style-name="T127">i)</text:span><text:span text:style-name="T133"> Use template</text:span></text:p>
      <text:p text:style-name="P5"><text:tab/><text:tab/><text:span text:style-name="T175">ii)</text:span> Share</text:p>
      <text:p text:style-name="P7"><text:span text:style-name="T50"><text:tab/><text:tab/></text:span><text:span text:style-name="T64">iii)</text:span><text:span text:style-name="T115"> View template</text:span></text:p>
      <text:p text:style-name="P3"><text:tab/><text:span text:style-name="T175">(d)</text:span> Site tracker</text:p>
      <text:p text:style-name="P7"><text:span text:style-name="T115"><text:tab/><text:tab/></text:span><text:span text:style-name="T127">i)</text:span><text:span text:style-name="T133"> Use template</text:span></text:p>
      <text:p text:style-name="P5"><text:tab/><text:tab/><text:span text:style-name="T175">ii)</text:span> Share</text:p>
      <text:p text:style-name="P7"><text:span text:style-name="T50"><text:tab/><text:tab/></text:span><text:span text:style-name="T64">iii)</text:span><text:span text:style-name="T115"> View template</text:span></text:p>
      <text:p text:style-name="P3"><text:tab/><text:span text:style-name="T175">(e)</text:span> Project Management</text:p>
      <text:p text:style-name="P7"><text:span text:style-name="T115"><text:tab/><text:tab/></text:span><text:span text:style-name="T127">i)</text:span><text:span text:style-name="T133"> Use template</text:span></text:p>
      <text:p text:style-name="P5"><text:tab/><text:tab/><text:span text:style-name="T175">ii)</text:span> Share</text:p>
      <text:p text:style-name="P5"><text:tab/><text:tab/><text:span text:style-name="T175">iii)</text:span> Premium</text:p>
      <text:p text:style-name="P7"><text:span text:style-name="T50"><text:tab/><text:tab/></text:span><text:span text:style-name="T64">iv)</text:span><text:span text:style-name="T115"> View template</text:span></text:p>
      <text:p text:style-name="P3"><text:tab/><text:tab/><text:span text:style-name="T175">v)</text:span> Upgrade to Premium</text:p>
      <text:p text:style-name="P3"><text:tab/><text:span text:style-name="T175">(f)</text:span> Government Project Management</text:p>
      <text:p text:style-name="P7"><text:soft-page-break/><text:span text:style-name="T115"><text:tab/><text:tab/></text:span><text:span text:style-name="T127">i)</text:span><text:span text:style-name="T133"> Use template</text:span></text:p>
      <text:p text:style-name="P5"><text:tab/><text:tab/><text:span text:style-name="T175">ii)</text:span> Share</text:p>
      <text:p text:style-name="P7"><text:span text:style-name="T50"><text:tab/><text:tab/></text:span><text:span text:style-name="T64">iii)</text:span><text:span text:style-name="T115"> View template</text:span></text:p>
      <text:p text:style-name="P3"><text:tab/><text:span text:style-name="T175">(g)</text:span> Premortem</text:p>
      <text:p text:style-name="P7"><text:span text:style-name="T115"><text:tab/><text:tab/></text:span><text:span text:style-name="T127">i)</text:span><text:span text:style-name="T133"> Use template</text:span></text:p>
      <text:p text:style-name="P5"><text:tab/><text:tab/><text:span text:style-name="T175">ii)</text:span> Share</text:p>
      <text:p text:style-name="P7"><text:span text:style-name="T50"><text:tab/><text:tab/></text:span><text:span text:style-name="T64">iii)</text:span><text:span text:style-name="T115"> View template</text:span></text:p>
      <text:p text:style-name="P3"><text:tab/><text:span text:style-name="T175">(h)</text:span> Simple Project Board</text:p>
      <text:p text:style-name="P7"><text:span text:style-name="T115"><text:tab/><text:tab/></text:span><text:span text:style-name="T127">i)</text:span><text:span text:style-name="T133"> Use template</text:span></text:p>
      <text:p text:style-name="P5"><text:tab/><text:tab/><text:span text:style-name="T175">ii)</text:span> Share</text:p>
      <text:p text:style-name="P7"><text:span text:style-name="T50"><text:tab/><text:tab/></text:span><text:span text:style-name="T64">iii)</text:span><text:span text:style-name="T115"> View template</text:span></text:p>
      <text:p text:style-name="P3"><text:tab/><text:span text:style-name="T175">(i)</text:span> Video Production</text:p>
      <text:p text:style-name="P7"><text:span text:style-name="T115"><text:tab/><text:tab/></text:span><text:span text:style-name="T127">i)</text:span><text:span text:style-name="T133"> Use template</text:span></text:p>
      <text:p text:style-name="P5"><text:tab/><text:tab/><text:span text:style-name="T175">ii)</text:span> Share</text:p>
      <text:p text:style-name="P7"><text:span text:style-name="T50"><text:tab/><text:tab/></text:span><text:span text:style-name="T64">iii)</text:span><text:span text:style-name="T115"> View template</text:span></text:p>
      <text:p text:style-name="P3"><text:tab/><text:span text:style-name="T175">(j)</text:span> Start with a blank board</text:p>
      <text:p text:style-name="P3"><text:tab/><text:span text:style-name="T175">(k)</text:span> Get Started</text:p>
      <text:p text:style-name="P6"><text:span text:style-name="T176">K) </text:span>Remote work</text:p>
      <text:p text:style-name="P7"><text:span text:style-name="T144"><text:tab/></text:span><text:span text:style-name="T152">(a)</text:span><text:span text:style-name="T115"> Work From Home Daily Planner</text:span></text:p>
      <text:p text:style-name="P7"><text:span text:style-name="T115"><text:tab/><text:tab/></text:span><text:span text:style-name="T128">i)</text:span><text:span text:style-name="T133"> Use template</text:span></text:p>
      <text:p text:style-name="P5"><text:tab/><text:tab/><text:span text:style-name="T176">ii)</text:span> Share</text:p>
      <text:p text:style-name="P5"><text:tab/><text:tab/><text:span text:style-name="T176">iii)</text:span> Premium</text:p>
      <text:p text:style-name="P7"><text:span text:style-name="T50"><text:tab/><text:tab/></text:span><text:span text:style-name="T65">iv)</text:span><text:span text:style-name="T115"> View template</text:span></text:p>
      <text:p text:style-name="P3"><text:tab/><text:tab/><text:span text:style-name="T176">v)</text:span> Upgrade to Premium</text:p>
      <text:p text:style-name="P97"><text:span text:style-name="T177">(</text:span><text:span text:style-name="T176">b)</text:span> Mr. Rogers: “ Watercooler” Video Chat Planner</text:p>
      <text:p text:style-name="P7"><text:span text:style-name="T144"><text:tab/><text:tab/></text:span><text:span text:style-name="T153">i)</text:span><text:span text:style-name="T133"> Use template</text:span></text:p>
      <text:p text:style-name="P5"><text:tab/><text:tab/><text:span text:style-name="T176">ii)</text:span> Share</text:p>
      <text:p text:style-name="P7"><text:span text:style-name="T50"><text:tab/><text:tab/></text:span><text:span text:style-name="T65">iii)</text:span><text:span text:style-name="T115"> View template</text:span></text:p>
      <text:p text:style-name="P3"><text:tab/><text:span text:style-name="T177">(</text:span><text:span text:style-name="T176">c)</text:span> Remote Team Hub</text:p>
      <text:p text:style-name="P7"><text:span text:style-name="T115"><text:tab/><text:tab/></text:span><text:span text:style-name="T128">i)</text:span><text:span text:style-name="T133"> Use template</text:span></text:p>
      <text:p text:style-name="P5"><text:tab/><text:tab/><text:span text:style-name="T176">ii)</text:span> Share</text:p>
      <text:p text:style-name="P5"><text:tab/><text:tab/><text:span text:style-name="T176">iii)</text:span> Premium</text:p>
      <text:p text:style-name="P7"><text:span text:style-name="T50"><text:tab/><text:tab/></text:span><text:span text:style-name="T65">iv)</text:span><text:span text:style-name="T115"> View template</text:span></text:p>
      <text:p text:style-name="P3"><text:tab/><text:tab/><text:span text:style-name="T176">v)</text:span> Upgrade to Premium</text:p>
      <text:p text:style-name="P3"><text:tab/><text:span text:style-name="T177">(</text:span><text:span text:style-name="T176">d)</text:span> Remote Team Meetings</text:p>
      <text:p text:style-name="P7"><text:span text:style-name="T115"><text:tab/><text:tab/></text:span><text:span text:style-name="T128">i)</text:span><text:span text:style-name="T133"> Use template</text:span></text:p>
      <text:p text:style-name="P5"><text:tab/><text:tab/><text:span text:style-name="T176">ii)</text:span> Share</text:p>
      <text:p text:style-name="P7"><text:soft-page-break/><text:span text:style-name="T50"><text:tab/><text:tab/></text:span><text:span text:style-name="T65">iii)</text:span><text:span text:style-name="T115"> View template</text:span></text:p>
      <text:p text:style-name="P3"><text:tab/><text:span text:style-name="T177">(</text:span><text:span text:style-name="T176">e)</text:span> Distributed Team Brainstorming</text:p>
      <text:p text:style-name="P7"><text:span text:style-name="T115"><text:tab/><text:tab/></text:span><text:span text:style-name="T128">i</text:span><text:span text:style-name="T129">)</text:span><text:span text:style-name="T133"> Use template</text:span></text:p>
      <text:p text:style-name="P5"><text:tab/><text:tab/><text:span text:style-name="T178">ii)</text:span> Share</text:p>
      <text:p text:style-name="P7"><text:span text:style-name="T50"><text:tab/><text:tab/></text:span><text:span text:style-name="T66">iii)</text:span><text:span text:style-name="T115"> View template</text:span></text:p>
      <text:p text:style-name="P3"><text:tab/><text:span text:style-name="T177">(</text:span><text:span text:style-name="T176">f)</text:span> Remote Team Bonding Template</text:p>
      <text:p text:style-name="P7"><text:span text:style-name="T115"><text:tab/><text:tab/></text:span><text:span text:style-name="T129">i)</text:span><text:span text:style-name="T133"> Use template</text:span></text:p>
      <text:p text:style-name="P5"><text:tab/><text:tab/><text:span text:style-name="T178">ii)</text:span> Share</text:p>
      <text:p text:style-name="P7"><text:span text:style-name="T50"><text:tab/><text:tab/></text:span><text:span text:style-name="T66">iii) </text:span><text:span text:style-name="T115">View template</text:span></text:p>
      <text:p text:style-name="P3"><text:tab/><text:span text:style-name="T177">(</text:span><text:span text:style-name="T176">g)</text:span> Start with a blank board</text:p>
      <text:p text:style-name="P3"><text:tab/><text:span text:style-name="T177">(</text:span><text:span text:style-name="T176">h)</text:span> Get started</text:p>
      <text:p text:style-name="P6"><text:span text:style-name="T177">L) </text:span>Sales templates</text:p>
      <text:p text:style-name="P7"><text:span text:style-name="T144"><text:tab/></text:span><text:span text:style-name="T152">a)</text:span><text:span text:style-name="T115"> Customer Onboarding</text:span></text:p>
      <text:p text:style-name="P7"><text:span text:style-name="T115"><text:tab/><text:tab/></text:span><text:span text:style-name="T130">i)</text:span><text:span text:style-name="T133"> Use template</text:span></text:p>
      <text:p text:style-name="P5"><text:tab/><text:tab/><text:span text:style-name="T177">ii)</text:span> Share</text:p>
      <text:p text:style-name="P5"><text:tab/><text:tab/><text:span text:style-name="T177">iii)</text:span> Premium</text:p>
      <text:p text:style-name="P7"><text:span text:style-name="T50"><text:tab/><text:tab/></text:span><text:span text:style-name="T67">iv) </text:span><text:span text:style-name="T115">View template</text:span></text:p>
      <text:p text:style-name="P3"><text:tab/><text:tab/><text:span text:style-name="T177">v)</text:span> Upgrade to Premium</text:p>
      <text:p text:style-name="P3"><text:tab/><text:span text:style-name="T177">b)</text:span> Retail Sales Pipeline</text:p>
      <text:p text:style-name="P7"><text:span text:style-name="T115"><text:tab/><text:tab/></text:span><text:span text:style-name="T130">i)</text:span><text:span text:style-name="T133"> Use template</text:span></text:p>
      <text:p text:style-name="P5"><text:tab/><text:tab/><text:span text:style-name="T177">ii)</text:span> Share</text:p>
      <text:p text:style-name="P7"><text:span text:style-name="T50"><text:tab/><text:tab/></text:span><text:span text:style-name="T67">iii)</text:span><text:span text:style-name="T115"> View template</text:span></text:p>
      <text:p text:style-name="P3"><text:tab/><text:span text:style-name="T177">c) </text:span>A CRM &amp; Sales Pipeline by Crmble</text:p>
      <text:p text:style-name="P7"><text:span text:style-name="T115"><text:tab/><text:tab/></text:span><text:span text:style-name="T130">i)</text:span><text:span text:style-name="T133"> Use template</text:span></text:p>
      <text:p text:style-name="P5"><text:tab/><text:tab/><text:span text:style-name="T177">ii)</text:span> Share</text:p>
      <text:p text:style-name="P7"><text:span text:style-name="T50"><text:tab/><text:tab/></text:span><text:span text:style-name="T67">iii)</text:span><text:span text:style-name="T115"> View template</text:span></text:p>
      <text:p text:style-name="P3"><text:tab/><text:span text:style-name="T177">d)</text:span> Bike Repair Pipeline</text:p>
      <text:p text:style-name="P7"><text:span text:style-name="T115"><text:tab/><text:tab/></text:span><text:span text:style-name="T130">i)</text:span><text:span text:style-name="T133"> Use template</text:span></text:p>
      <text:p text:style-name="P5"><text:tab/><text:tab/><text:span text:style-name="T177">ii)</text:span> Share</text:p>
      <text:p text:style-name="P7"><text:span text:style-name="T50"><text:tab/><text:tab/></text:span><text:span text:style-name="T67">iii)</text:span><text:span text:style-name="T115"> View template</text:span></text:p>
      <text:p text:style-name="P3"><text:tab/><text:span text:style-name="T177">e)</text:span> CRM Pipeline</text:p>
      <text:p text:style-name="P7"><text:span text:style-name="T115"><text:tab/><text:tab/></text:span><text:span text:style-name="T130">i)</text:span><text:span text:style-name="T133"> Use template</text:span></text:p>
      <text:p text:style-name="P5"><text:tab/><text:tab/><text:span text:style-name="T177">ii)</text:span> Share</text:p>
      <text:p text:style-name="P7"><text:span text:style-name="T50"><text:tab/><text:tab/></text:span><text:span text:style-name="T67">iii)</text:span><text:span text:style-name="T115"> View template</text:span></text:p>
      <text:p text:style-name="P3"><text:tab/></text:p>
      <text:p text:style-name="P97"><text:span text:style-name="T177">f)</text:span> Contract Review</text:p>
      <text:p text:style-name="P7"><text:span text:style-name="T115"><text:tab/><text:tab/></text:span><text:span text:style-name="T130">i)</text:span><text:span text:style-name="T133"> Use template</text:span></text:p>
      <text:p text:style-name="P5"><text:soft-page-break/><text:tab/><text:tab/><text:span text:style-name="T177">ii)</text:span> Share</text:p>
      <text:p text:style-name="P5"><text:tab/><text:tab/><text:span text:style-name="T177">iii)</text:span> Premium</text:p>
      <text:p text:style-name="P7"><text:span text:style-name="T50"><text:tab/><text:tab/></text:span><text:span text:style-name="T67">iv)</text:span><text:span text:style-name="T115"> View template</text:span></text:p>
      <text:p text:style-name="P3"><text:tab/><text:tab/><text:span text:style-name="T177">v)</text:span> Upgrade to Premium</text:p>
      <text:p text:style-name="P97"><text:span text:style-name="T177">g)</text:span> Customer Success Board</text:p>
      <text:p text:style-name="P7"><text:span text:style-name="T115"><text:tab/><text:tab/></text:span><text:span text:style-name="T130">i)</text:span><text:span text:style-name="T133"> Use template</text:span></text:p>
      <text:p text:style-name="P5"><text:tab/><text:tab/><text:span text:style-name="T177">ii)</text:span> Share</text:p>
      <text:p text:style-name="P7"><text:span text:style-name="T50"><text:tab/><text:tab/></text:span><text:span text:style-name="T67">iii)</text:span><text:span text:style-name="T115"> View template</text:span></text:p>
      <text:p text:style-name="P97"><text:span text:style-name="T177">h)</text:span> Etsy Order Fulfillment</text:p>
      <text:p text:style-name="P7"><text:span text:style-name="T115"><text:tab/><text:tab/></text:span><text:span text:style-name="T130">i)</text:span><text:span text:style-name="T133"> Use template</text:span></text:p>
      <text:p text:style-name="P5"><text:tab/><text:tab/><text:span text:style-name="T177">ii)</text:span> Share</text:p>
      <text:p text:style-name="P5"><text:tab/><text:tab/><text:span text:style-name="T177">iii)</text:span> Premium</text:p>
      <text:p text:style-name="P7"><text:span text:style-name="T50"><text:tab/><text:tab/></text:span><text:span text:style-name="T67">iv)</text:span><text:span text:style-name="T115"> View template</text:span></text:p>
      <text:p text:style-name="P3"><text:tab/><text:tab/><text:span text:style-name="T177">v)</text:span> Upgrade to Premium</text:p>
      <text:p text:style-name="P3"><text:tab/><text:span text:style-name="T177">i)</text:span> Real Estate Organization</text:p>
      <text:p text:style-name="P7"><text:span text:style-name="T115"><text:tab/><text:tab/></text:span><text:span text:style-name="T130">i)</text:span><text:span text:style-name="T133"> Use template</text:span></text:p>
      <text:p text:style-name="P5"><text:tab/><text:tab/><text:span text:style-name="T177">ii)</text:span> Share</text:p>
      <text:p text:style-name="P7"><text:span text:style-name="T50"><text:tab/><text:tab/></text:span><text:span text:style-name="T67">iii)</text:span><text:span text:style-name="T115"> View template</text:span></text:p>
      <text:p text:style-name="P3"><text:tab/><text:span text:style-name="T177">j)</text:span> Sales Funnel powered by Smart Fields</text:p>
      <text:p text:style-name="P7"><text:span text:style-name="T115"><text:tab/><text:tab/></text:span><text:span text:style-name="T130">i)</text:span><text:span text:style-name="T133"> Use template</text:span></text:p>
      <text:p text:style-name="P5"><text:tab/><text:tab/><text:span text:style-name="T177">ii)</text:span> Share</text:p>
      <text:p text:style-name="P7"><text:span text:style-name="T50"><text:tab/><text:tab/></text:span><text:span text:style-name="T67">iii)</text:span><text:span text:style-name="T115"> View template</text:span></text:p>
      <text:p text:style-name="P3"><text:tab/><text:span text:style-name="T177">k)</text:span> Sales Pipeline</text:p>
      <text:p text:style-name="P7"><text:span text:style-name="T115"><text:tab/><text:tab/></text:span><text:span text:style-name="T130">i)</text:span><text:span text:style-name="T133"> Use template</text:span></text:p>
      <text:p text:style-name="P5"><text:tab/><text:tab/><text:span text:style-name="T177">ii)</text:span> Share</text:p>
      <text:p text:style-name="P7"><text:span text:style-name="T50"><text:tab/><text:tab/></text:span><text:span text:style-name="T67">iii)</text:span><text:span text:style-name="T115"> View template</text:span></text:p>
      <text:p text:style-name="P3"><text:tab/><text:span text:style-name="T177">l)</text:span> Start with a blank board</text:p>
      <text:p text:style-name="P3"><text:tab/><text:span text:style-name="T177">m)</text:span> Get started</text:p>
      <text:p text:style-name="P3"/>
      <text:p text:style-name="P6"><text:span text:style-name="T177">M) </text:span>Support</text:p>
      <text:p text:style-name="P3"><text:tab/><text:span text:style-name="T177">(a) </text:span>A Customer Support solution by Crmble</text:p>
      <text:p text:style-name="P7"><text:span text:style-name="T115"><text:tab/><text:tab/></text:span><text:span text:style-name="T130">i)</text:span><text:span text:style-name="T133"> Use template</text:span></text:p>
      <text:p text:style-name="P5"><text:tab/><text:tab/><text:span text:style-name="T177">ii)</text:span> Share</text:p>
      <text:p text:style-name="P7"><text:span text:style-name="T50"><text:tab/><text:tab/></text:span><text:span text:style-name="T67">iii)</text:span><text:span text:style-name="T115"> View template</text:span></text:p>
      <text:p text:style-name="P3"><text:tab/><text:span text:style-name="T177">(b)</text:span> Building A Customer Feedback Program</text:p>
      <text:p text:style-name="P7"><text:span text:style-name="T115"><text:tab/><text:tab/></text:span><text:span text:style-name="T130">i)</text:span><text:span text:style-name="T133"> Use template</text:span></text:p>
      <text:p text:style-name="P5"><text:tab/><text:tab/><text:span text:style-name="T177">ii)</text:span> Share</text:p>
      <text:p text:style-name="P7"><text:soft-page-break/><text:span text:style-name="T50"><text:tab/><text:tab/></text:span><text:span text:style-name="T67">iii)</text:span><text:span text:style-name="T115"> View template</text:span></text:p>
      <text:p text:style-name="P3"><text:tab/><text:span text:style-name="T177">(c)</text:span> Customer Success Management</text:p>
      <text:p text:style-name="P7"><text:span text:style-name="T115"><text:tab/><text:tab/></text:span><text:span text:style-name="T130">i)</text:span><text:span text:style-name="T133"> Use template</text:span></text:p>
      <text:p text:style-name="P5"><text:tab/><text:tab/><text:span text:style-name="T177">ii)</text:span> Share</text:p>
      <text:p text:style-name="P7"><text:span text:style-name="T50"><text:tab/><text:tab/></text:span><text:span text:style-name="T67">iii) </text:span><text:span text:style-name="T115">View template</text:span></text:p>
      <text:p text:style-name="P3"><text:tab/><text:span text:style-name="T177">(d)</text:span> Customer Support Knowledge Base</text:p>
      <text:p text:style-name="P7"><text:span text:style-name="T115"><text:tab/><text:tab/></text:span><text:span text:style-name="T130">i)</text:span><text:span text:style-name="T133"> Use template</text:span></text:p>
      <text:p text:style-name="P5"><text:tab/><text:tab/><text:span text:style-name="T177">ii)</text:span> Share</text:p>
      <text:p text:style-name="P5"><text:tab/><text:tab/><text:span text:style-name="T177">iii)</text:span> Premium</text:p>
      <text:p text:style-name="P7"><text:span text:style-name="T50"><text:tab/><text:tab/></text:span><text:span text:style-name="T67">iv)</text:span><text:span text:style-name="T115"> View template</text:span></text:p>
      <text:p text:style-name="P3"><text:tab/><text:tab/><text:span text:style-name="T177">v)</text:span> Upgrade to Premium</text:p>
      <text:p text:style-name="P3"><text:tab/><text:span text:style-name="T177">(e)</text:span> Customer Support Template</text:p>
      <text:p text:style-name="P7"><text:span text:style-name="T115"><text:tab/><text:tab/></text:span><text:span text:style-name="T130">i)</text:span><text:span text:style-name="T133"> Use template</text:span></text:p>
      <text:p text:style-name="P5"><text:tab/><text:tab/><text:span text:style-name="T177">ii)</text:span> Share</text:p>
      <text:p text:style-name="P7"><text:span text:style-name="T50"><text:tab/><text:tab/></text:span><text:span text:style-name="T67">iii)</text:span><text:span text:style-name="T115"> View template</text:span></text:p>
      <text:p text:style-name="P3"><text:tab/><text:span text:style-name="T177">(f)</text:span> Enterprise Feature Requests</text:p>
      <text:p text:style-name="P7"><text:span text:style-name="T115"><text:tab/><text:tab/></text:span><text:span text:style-name="T130">i)</text:span><text:span text:style-name="T133"> Use template</text:span></text:p>
      <text:p text:style-name="P5"><text:tab/><text:tab/><text:span text:style-name="T177">ii)</text:span> Share</text:p>
      <text:p text:style-name="P5"><text:tab/><text:tab/><text:span text:style-name="T177">iii)</text:span> Premium</text:p>
      <text:p text:style-name="P7"><text:span text:style-name="T50"><text:tab/><text:tab/></text:span><text:span text:style-name="T67">iv)</text:span><text:span text:style-name="T115"> View template</text:span></text:p>
      <text:p text:style-name="P3"><text:tab/><text:tab/><text:span text:style-name="T177">v)</text:span> Upgrade to Premium</text:p>
      <text:p text:style-name="P3"><text:tab/><text:span text:style-name="T177">(g)</text:span> Service Desk – Incident Impact Analysis</text:p>
      <text:p text:style-name="P7"><text:span text:style-name="T115"><text:tab/><text:tab/></text:span><text:span text:style-name="T130">i)</text:span><text:span text:style-name="T133"> Use template</text:span></text:p>
      <text:p text:style-name="P5"><text:tab/><text:tab/><text:span text:style-name="T177">ii)</text:span> Share</text:p>
      <text:p text:style-name="P7"><text:span text:style-name="T50"><text:tab/><text:tab/></text:span><text:span text:style-name="T67">iii)</text:span><text:span text:style-name="T115"> View template</text:span></text:p>
      <text:p text:style-name="P3"><text:tab/><text:span text:style-name="T177">(h) </text:span>Support Ticket Management</text:p>
      <text:p text:style-name="P7"><text:span text:style-name="T115"><text:tab/><text:tab/></text:span><text:span text:style-name="T130">i)</text:span><text:span text:style-name="T133"> Use template</text:span></text:p>
      <text:p text:style-name="P5"><text:tab/><text:tab/><text:span text:style-name="T177">ii)</text:span> Share</text:p>
      <text:p text:style-name="P7"><text:span text:style-name="T50"><text:tab/><text:tab/></text:span><text:span text:style-name="T67">iii)</text:span><text:span text:style-name="T115"> View template</text:span></text:p>
      <text:p text:style-name="P3"><text:tab/><text:span text:style-name="T177">(i)</text:span> Start with a blank board</text:p>
      <text:p text:style-name="P3"><text:tab/><text:span text:style-name="T177">(j)</text:span> Get started</text:p>
      <text:p text:style-name="P3"/>
      <text:p text:style-name="P6"><text:span text:style-name="T179">N) </text:span>Team Management templates</text:p>
      <text:p text:style-name="P7"><text:span text:style-name="T144"><text:tab/></text:span><text:span text:style-name="T154">(a)</text:span><text:span text:style-name="T115"> DACI Decision Making Framework</text:span></text:p>
      <text:p text:style-name="P7"><text:span text:style-name="T115"><text:tab/><text:tab/></text:span><text:span text:style-name="T131">i)</text:span><text:span text:style-name="T133"> Use template</text:span></text:p>
      <text:p text:style-name="P5"><text:tab/><text:tab/><text:span text:style-name="T179">ii)</text:span> Share</text:p>
      <text:p text:style-name="P7"><text:span text:style-name="T50"><text:tab/><text:tab/></text:span><text:span text:style-name="T68">iii)</text:span><text:span text:style-name="T115"> View template</text:span></text:p>
      <text:p text:style-name="P3"><text:soft-page-break/><text:tab/><text:span text:style-name="T179">(b)</text:span> Team Health Monitor</text:p>
      <text:p text:style-name="P7"><text:span text:style-name="T115"><text:tab/><text:tab/></text:span><text:span text:style-name="T131">i)</text:span><text:span text:style-name="T133"> Use template</text:span></text:p>
      <text:p text:style-name="P5"><text:tab/><text:tab/><text:span text:style-name="T179">ii)</text:span> Share</text:p>
      <text:p text:style-name="P7"><text:span text:style-name="T50"><text:tab/><text:tab/></text:span><text:span text:style-name="T68">iii)</text:span><text:span text:style-name="T115"> View template</text:span></text:p>
      <text:p text:style-name="P3"><text:tab/><text:span text:style-name="T179">(c)</text:span> Working Agreements</text:p>
      <text:p text:style-name="P7"><text:span text:style-name="T115"><text:tab/><text:tab/></text:span><text:span text:style-name="T131">i)</text:span><text:span text:style-name="T133"> Use template</text:span></text:p>
      <text:p text:style-name="P5"><text:tab/><text:tab/><text:span text:style-name="T179">ii)</text:span> Share</text:p>
      <text:p text:style-name="P7"><text:span text:style-name="T50"><text:tab/><text:tab/></text:span><text:span text:style-name="T68">iii)</text:span><text:span text:style-name="T115"> View template</text:span></text:p>
      <text:p text:style-name="P3"><text:tab/><text:span text:style-name="T179">(d)</text:span> 4Ls</text:p>
      <text:p text:style-name="P7"><text:span text:style-name="T115"><text:tab/><text:tab/></text:span><text:span text:style-name="T132">i)</text:span><text:span text:style-name="T133"> Use template</text:span></text:p>
      <text:p text:style-name="P5"><text:tab/><text:tab/><text:span text:style-name="T181">ii)</text:span> Share</text:p>
      <text:p text:style-name="P7"><text:span text:style-name="T50"><text:tab/><text:tab/></text:span><text:span text:style-name="T69">iii)</text:span><text:span text:style-name="T115"> View template</text:span></text:p>
      <text:p text:style-name="P3"><text:tab/><text:span text:style-name="T179">(e)</text:span> Government Meeting Agenda</text:p>
      <text:p text:style-name="P7"><text:span text:style-name="T115"><text:tab/><text:tab/></text:span><text:span text:style-name="T131">i)</text:span><text:span text:style-name="T133"> Use template</text:span></text:p>
      <text:p text:style-name="P5"><text:tab/><text:tab/><text:span text:style-name="T179">ii)</text:span> Share</text:p>
      <text:p text:style-name="P7"><text:span text:style-name="T50"><text:tab/><text:tab/></text:span><text:span text:style-name="T68">iii)</text:span><text:span text:style-name="T115"> View template</text:span></text:p>
      <text:p text:style-name="P3"><text:tab/><text:span text:style-name="T179">(f)</text:span> Weekly Team Meetings</text:p>
      <text:p text:style-name="P7"><text:span text:style-name="T115"><text:tab/><text:tab/></text:span><text:span text:style-name="T131">i)</text:span><text:span text:style-name="T133"> Use template</text:span></text:p>
      <text:p text:style-name="P5"><text:tab/><text:tab/><text:span text:style-name="T179">ii)</text:span> Share</text:p>
      <text:p text:style-name="P7"><text:span text:style-name="T50"><text:tab/><text:tab/></text:span><text:span text:style-name="T68">iii)</text:span><text:span text:style-name="T115"> View template</text:span></text:p>
      <text:p text:style-name="P3"><text:tab/><text:span text:style-name="T179">(g) </text:span>1-on-1 Meeting Agenda</text:p>
      <text:p text:style-name="P7"><text:span text:style-name="T115"><text:tab/><text:tab/></text:span><text:span text:style-name="T131">i)</text:span><text:span text:style-name="T133"> Use template</text:span></text:p>
      <text:p text:style-name="P5"><text:tab/><text:tab/><text:span text:style-name="T179">ii)</text:span> Share</text:p>
      <text:p text:style-name="P5"><text:tab/><text:tab/><text:span text:style-name="T179">iii)</text:span> Premium</text:p>
      <text:p text:style-name="P7"><text:span text:style-name="T50"><text:tab/><text:tab/></text:span><text:span text:style-name="T68">iv) </text:span><text:span text:style-name="T115">View template</text:span></text:p>
      <text:p text:style-name="P3"><text:tab/><text:tab/><text:span text:style-name="T179">v)</text:span> Upgrade to Premium</text:p>
      <text:p text:style-name="P3"><text:tab/><text:span text:style-name="T179">(h) </text:span>Collaboration Board</text:p>
      <text:p text:style-name="P7"><text:span text:style-name="T115"><text:tab/><text:tab/></text:span><text:span text:style-name="T131">i)</text:span><text:span text:style-name="T133"> Use template</text:span></text:p>
      <text:p text:style-name="P5"><text:tab/><text:tab/><text:span text:style-name="T179">ii)</text:span> Share</text:p>
      <text:p text:style-name="P7"><text:span text:style-name="T50"><text:tab/><text:tab/></text:span><text:span text:style-name="T68">iii)</text:span><text:span text:style-name="T115"> View template</text:span></text:p>
      <text:p text:style-name="P3"><text:tab/><text:span text:style-name="T179">(i)</text:span> Start with a blank board</text:p>
      <text:p text:style-name="P3"><text:tab/><text:span text:style-name="T179">(j)</text:span> Get Started</text:p>
      <text:p text:style-name="P6"><text:span text:style-name="T180">O) </text:span>Submit a template</text:p>
      <text:p text:style-name="P7"><text:span text:style-name="T144"><text:tab/></text:span><text:span text:style-name="T155">i)</text:span><text:span text:style-name="T115"> Get started</text:span></text:p>
      <text:p text:style-name="P4"/>
      <text:p text:style-name="P86"/>
      <text:p text:style-name="P86"><text:soft-page-break/></text:p>
      <text:p text:style-name="P86"/>
      <text:p text:style-name="P85"><text:span text:style-name="T39">`</text:span><text:span text:style-name="T28">`````````````````````````````````````````````````````````````````````````````````````````````````````</text:span></text:p>
      <text:p text:style-name="P85"><text:span text:style-name="T39">A</text:span><text:span text:style-name="T28">CCOUNT </text:span></text:p>
      <text:p text:style-name="P86">1) profile and Visibility</text:p>
      <text:p text:style-name="P86">-Atlassian profile.</text:p>
      <text:p text:style-name="P86">-Terms of Service or Privacy Policy.</text:p>
      <text:p text:style-name="P86">-About</text:p>
      <text:p text:style-name="P86">-save</text:p>
      <text:p text:style-name="P86"/>
      <text:p text:style-name="P86">2) Activity</text:p>
      <text:p text:style-name="P86">-Workspaces</text:p>
      <text:p text:style-name="P86">-more activity</text:p>
      <text:p text:style-name="P86"/>
      <text:p text:style-name="P86">3)Cards</text:p>
      <text:p text:style-name="P86">-Sorting By Boards</text:p>
      <text:p text:style-name="P86"><text:s text:c="2"/>1 sort by Board</text:p>
      <text:p text:style-name="P86"><text:s text:c="2"/>2 sort by due date</text:p>
      <text:p text:style-name="P86"/>
      <text:p text:style-name="P86">-Showing cards from alL Boards</text:p>
      <text:p text:style-name="P86"><text:s text:c="2"/>1 All boards</text:p>
      <text:p text:style-name="P86"><text:s text:c="2"/>2 Personal Boards</text:p>
      <text:p text:style-name="P86"><text:s text:c="2"/>3 Pragati Punse's Workspace</text:p>
      <text:p text:style-name="P86"/>
      <text:p text:style-name="P86">-Show Cards active in the last month</text:p>
      <text:p text:style-name="P86"><text:s text:c="2"/>1 Show cards active in the last day</text:p>
      <text:p text:style-name="P86"><text:s text:c="2"/>2 show cards active in the last week </text:p>
      <text:p text:style-name="P86"><text:s text:c="2"/>3 show cards active in the last month</text:p>
      <text:p text:style-name="P86"><text:soft-page-break/><text:s text:c="2"/>4 show cards active in the last year</text:p>
      <text:p text:style-name="P86"><text:s text:c="2"/>5 show all cards</text:p>
      <text:p text:style-name="P86"/>
      <text:p text:style-name="P86">- Settings</text:p>
      <text:p text:style-name="P86"><text:s text:c="2"/>1 Account details</text:p>
      <text:p text:style-name="P86"><text:s text:c="4"/>-Change language</text:p>
      <text:p text:style-name="P86"><text:s text:c="2"/>2 Notification</text:p>
      <text:p text:style-name="P86"><text:s text:c="4"/>- Change notification </text:p>
      <text:p text:style-name="P86"><text:s text:c="4"/>- Allow desktop notification </text:p>
      <text:p text:style-name="P86"><text:s text:c="2"/>3 Suggestions</text:p>
      <text:p text:style-name="P86"><text:s text:c="4"/>- Disable suggetions</text:p>
      <text:p text:style-name="P86"><text:s text:c="2"/>4 Marketing emails</text:p>
      <text:p text:style-name="P86"><text:s text:c="4"/>- Opt in to marketing emails</text:p>
      <text:p text:style-name="P86"><text:s text:c="2"/>5 Accessibility</text:p>
      <text:p text:style-name="P86"><text:s text:c="4"/>- Enable color blind friendly mode </text:p>
      <text:p text:style-name="P86"><text:s text:c="2"/>6 Applications</text:p>
      <text:p text:style-name="P86"><text:s text:c="3"/>- No applications are using TRello account </text:p>
      <text:p text:style-name="P86"><text:s text:c="2"/>7 Sessions</text:p>
      <text:p text:style-name="P86"><text:s text:c="3"/>- Manage your recent devices</text:p>
      <text:p text:style-name="P86"><text:s text:c="2"/>8 Two step verification </text:p>
      <text:p text:style-name="P86"><text:s text:c="3"/>- configure two step verification </text:p>
      <text:p text:style-name="P86"><text:s text:c="2"/>9 personal data export </text:p>
      <text:p text:style-name="P86"><text:s/>10 <text:s/>manage or delet your atlassian account</text:p>
      <text:p text:style-name="P86"/>
      <text:p text:style-name="P86">- Help</text:p>
      <text:p text:style-name="P86"><text:s text:c="2"/>Check our help site</text:p>
      <text:p text:style-name="P86"><text:s text:c="2"/>Visit Help site</text:p>
      <text:p text:style-name="P86"><text:s text:c="2"/>Is trello down</text:p>
      <text:p text:style-name="P86"><text:soft-page-break/><text:s text:c="2"/>All system operations</text:p>
      <text:p text:style-name="P86"><text:s text:c="2"/>Ask trello community</text:p>
      <text:p text:style-name="P86"><text:s text:c="2"/>Go to comunity</text:p>
      <text:p text:style-name="P86"><text:s text:c="2"/>Contact support</text:p>
      <text:p text:style-name="P86"/>
      <text:p text:style-name="P86">- Shortcuts </text:p>
      <text:p text:style-name="P86"><text:s text:c="2"/>1 Keyboards shortcuts</text:p>
      <text:p text:style-name="P86"><text:s text:c="3"/>- Navigate cards</text:p>
      <text:p text:style-name="P86"><text:s text:c="3"/>- Navigate card backs</text:p>
      <text:p text:style-name="P86"><text:s text:c="3"/>- Toggle Board Menu</text:p>
      <text:p text:style-name="P86"><text:s text:c="3"/>- Focus Search Box</text:p>
      <text:p text:style-name="P86"><text:s text:c="3"/>- Archive Card</text:p>
      <text:p text:style-name="P86"><text:s text:c="3"/>- Due date</text:p>
      <text:p text:style-name="P86"><text:s text:c="3"/>- Add checklist</text:p>
      <text:p text:style-name="P86"><text:s text:c="3"/>- Quick edit mode</text:p>
      <text:p text:style-name="P86"><text:s text:c="3"/>- close menu/Cancel editing</text:p>
      <text:p text:style-name="P86"><text:s text:c="3"/>- save text</text:p>
      <text:p text:style-name="P86"><text:s text:c="3"/>- open card</text:p>
      <text:p text:style-name="P86"><text:s text:c="3"/>- open card filter menu</text:p>
      <text:p text:style-name="P86"><text:s text:c="3"/>- Label = key = label colour</text:p>
      <text:p text:style-name="P86"><text:s text:c="3"/>- Toggle Lable names</text:p>
      <text:p text:style-name="P86"><text:s text:c="3"/>- Add/ remove members</text:p>
      <text:p text:style-name="P86"><text:s text:c="3"/>- Insert new card</text:p>
      <text:p text:style-name="P86"><text:s text:c="3"/>- move cards filter</text:p>
      <text:p text:style-name="P86"><text:s text:c="3"/>- watch</text:p>
      <text:p text:style-name="P86"><text:s text:c="3"/>- Assign self </text:p>
      <text:p text:style-name="P86"><text:s text:c="3"/>- Edit title</text:p>
      <text:p text:style-name="P86"><text:s text:c="3"/>- Vote</text:p>
      <text:p text:style-name="P86"><text:soft-page-break/><text:s text:c="3"/>- clear all filters</text:p>
      <text:p text:style-name="P86"><text:s text:c="3"/>- open shortcuts page</text:p>
      <text:p text:style-name="P86"><text:s text:c="3"/>- Autocomplete members</text:p>
      <text:p text:style-name="P86"><text:s text:c="3"/>- Autocomplete labels</text:p>
      <text:p text:style-name="P86"><text:s text:c="3"/>- Autocomplete position </text:p>
      <text:p text:style-name="P86"><text:s text:c="3"/>- copy card</text:p>
      <text:p text:style-name="P86"><text:s text:c="3"/>- move card</text:p>
      <text:p text:style-name="P86"><text:s text:c="3"/>- undo action </text:p>
      <text:p text:style-name="P86"><text:s text:c="3"/>- redo action </text:p>
      <text:p text:style-name="P86"><text:s text:c="3"/>- repeat action </text:p>
      <text:p text:style-name="P85"><text:span text:style-name="T39">`</text:span><text:span text:style-name="T28">```````````````````````````````````````````````````````````````````````````````````````````````</text:span></text:p>
      <text:p text:style-name="P89"><text:bookmark text:name="docs-internal-guid-84cab675-7fff-f245-eb76-20d114311d7f"/>Jump to:- </text:p>
      <text:p text:style-name="P88"/>
      <text:p text:style-name="P92">1.Search Icon</text:p>
      <text:p text:style-name="P92">2.Recent Boards</text:p>
      <text:p text:style-name="P92">3.Create a Board</text:p>
      <text:p text:style-name="P92">4.Trello Board:-</text:p>
      <text:p text:style-name="P92">a..To Do -Record Loom Video, Create from Template</text:p>
      <text:p text:style-name="P92">b..Doing -Record Loom Video, Create from Template</text:p>
      <text:p text:style-name="P92">c.Done -Record Loom Video, Create from Template</text:p>
      <text:p text:style-name="P92">d.Add another list</text:p>
      <text:p text:style-name="P92">5.Saved Searches:-</text:p>
      <text:p text:style-name="P92">a.My cards @me</text:p>
      <text:p text:style-name="P92">b.Back</text:p>
      <text:p text:style-name="P92">c.Saved this Searches</text:p>
      <text:p text:style-name="P92">6.Me</text:p>
      <text:p text:style-name="P92">a.Did you Mean</text:p>
      <text:p text:style-name="P92">b.Member: cards assigned  to a member</text:p>
      <text:p text:style-name="P92">c.Has: members only include cards that have members assigned</text:p>
      <text:p text:style-name="P92">d.@me only include cards assigned to me</text:p>
      <text:p text:style-name="P92">e.  We couldn’t find any cards or boards that matched your search</text:p>
      <text:p text:style-name="P92"><text:soft-page-break/>7.Learn more</text:p>
      <text:p text:style-name="P92">a.@ name</text:p>
      <text:p text:style-name="P92">b.# label</text:p>
      <text:p text:style-name="P92">c.board:id</text:p>
      <text:p text:style-name="P92">d.list:name</text:p>
      <text:p text:style-name="P92">e.has:attachments</text:p>
      <text:p text:style-name="P92">f.due:day</text:p>
      <text:p text:style-name="P92">e.created:day</text:p>
      <text:p text:style-name="P92">e.edited:day</text:p>
      <text:p text:style-name="P92">f.description:,checklist:,comment:,and name</text:p>
      <text:p text:style-name="P92">e.is:open and is:archived</text:p>
      <text:p text:style-name="P92">g.is:starred</text:p>
      <text:p text:style-name="P92">h.sort:created</text:p>
      <text:p text:style-name="P88"/>
      <text:p text:style-name="P94">Create :-</text:p>
      <text:p text:style-name="P93">1. Create a board</text:p>
      <text:p text:style-name="P93">Add  a board title</text:p>
      <text:p text:style-name="P93">Work space visible -private,public</text:p>
      <text:p text:style-name="P8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1" svg:font-family="Symbol" style:font-charset="x-symbol"/>
    <style:font-face style:name="Wingdings1" svg:font-family="Wingdings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" svg:font-family="Calibri"/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adornments="Regular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en" style:country-asian="IN" style:font-name-complex="Times New Roman2" style:font-family-complex="'Times New Roman'" style:font-family-generic-complex="system" style:font-pitch-complex="variable" style:font-size-complex="12pt"/>
    </style:style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Default_20_Paragraph_20_Font" style:display-name="Default Paragraph Font" style:family="text"/>
    <style:style style:name="WW_5f_CharLFO2LVL1" style:display-name="WW_CharLFO2LVL1" style:family="text">
      <style:text-properties fo:font-weight="normal" style:font-weight-asian="normal" style:font-weight-complex="norma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Wingdings" fo:font-family="Wingdings" style:font-family-generic="system" style:font-pitch="variable" style:font-charset="x-symbol"/>
    </style:style>
    <style:style style:name="WW_5f_CharLFO10LVL2" style:display-name="WW_CharLFO10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2LVL2" style:display-name="WW_CharLFO12LVL2" style:family="text">
      <style:text-properties style:font-name="Wingdings" fo:font-family="Wingdings" style:font-family-generic="system" style:font-pitch="variable" style:font-charset="x-symbol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Liberation Serif" fo:font-family="'Liberation Serif'" style:font-family-generic="roman" style:font-pitch="variable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14LVL2" style:display-name="WW_CharLFO14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Wingdings" fo:font-family="Wingdings" style:font-family-generic="system" style:font-pitch="variable" style:font-charset="x-symbol"/>
    </style:style>
    <style:style style:name="WW_5f_CharLFO15LVL2" style:display-name="WW_CharLFO15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/>
    </style:style>
    <style:style style:name="WW_5f_CharLFO16LVL2" style:display-name="WW_CharLFO16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Wingdings" fo:font-family="Wingdings" style:font-family-generic="system" style:font-pitch="variable" style:font-charset="x-symbol"/>
    </style:style>
    <style:style style:name="WW_5f_CharLFO17LVL2" style:display-name="WW_CharLFO17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8LVL2" style:display-name="WW_CharLFO18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Wingdings" fo:font-family="Wingdings" style:font-family-generic="system" style:font-pitch="variable" style:font-charset="x-symbol"/>
    </style:style>
    <style:style style:name="WW_5f_CharLFO21LVL2" style:display-name="WW_CharLFO21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2LVL2" style:display-name="WW_CharLFO22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/>
    </style:style>
    <style:style style:name="WW_5f_CharLFO24LVL2" style:display-name="WW_CharLFO24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4LVL3" style:display-name="WW_CharLFO24LVL3" style:family="text">
      <style:text-properties style:font-name="Wingdings" fo:font-family="Wingdings" style:font-family-generic="system" style:font-pitch="variable" style:font-charset="x-symbol"/>
    </style:style>
    <style:style style:name="WW_5f_CharLFO24LVL4" style:display-name="WW_CharLFO24LVL4" style:family="text">
      <style:text-properties style:font-name="Symbol" fo:font-family="Symbol" style:font-family-generic="roman" style:font-pitch="variable" style:font-charset="x-symbol"/>
    </style:style>
    <style:style style:name="WW_5f_CharLFO24LVL5" style:display-name="WW_CharLFO24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4LVL6" style:display-name="WW_CharLFO24LVL6" style:family="text">
      <style:text-properties style:font-name="Wingdings" fo:font-family="Wingdings" style:font-family-generic="system" style:font-pitch="variable" style:font-charset="x-symbol"/>
    </style:style>
    <style:style style:name="WW_5f_CharLFO24LVL7" style:display-name="WW_CharLFO24LVL7" style:family="text">
      <style:text-properties style:font-name="Symbol" fo:font-family="Symbol" style:font-family-generic="roman" style:font-pitch="variable" style:font-charset="x-symbol"/>
    </style:style>
    <style:style style:name="WW_5f_CharLFO24LVL8" style:display-name="WW_CharLFO24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4LVL9" style:display-name="WW_CharLFO24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Wingdings" fo:font-family="Wingdings" style:font-family-generic="system" style:font-pitch="variable" style:font-charset="x-symbol"/>
    </style:style>
    <style:style style:name="WW_5f_CharLFO28LVL2" style:display-name="WW_CharLFO28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30LVL1" style:display-name="WW_CharLFO30LVL1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0LVL2" style:display-name="WW_CharLFO30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0LVL3" style:display-name="WW_CharLFO30LVL3" style:family="text">
      <style:text-properties style:font-name="Wingdings" fo:font-family="Wingdings" style:font-family-generic="system" style:font-pitch="variable" style:font-charset="x-symbol"/>
    </style:style>
    <style:style style:name="WW_5f_CharLFO30LVL4" style:display-name="WW_CharLFO30LVL4" style:family="text">
      <style:text-properties style:font-name="Symbol" fo:font-family="Symbol" style:font-family-generic="roman" style:font-pitch="variable" style:font-charset="x-symbol"/>
    </style:style>
    <style:style style:name="WW_5f_CharLFO30LVL5" style:display-name="WW_CharLFO30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0LVL6" style:display-name="WW_CharLFO30LVL6" style:family="text">
      <style:text-properties style:font-name="Wingdings" fo:font-family="Wingdings" style:font-family-generic="system" style:font-pitch="variable" style:font-charset="x-symbol"/>
    </style:style>
    <style:style style:name="WW_5f_CharLFO30LVL7" style:display-name="WW_CharLFO30LVL7" style:family="text">
      <style:text-properties style:font-name="Symbol" fo:font-family="Symbol" style:font-family-generic="roman" style:font-pitch="variable" style:font-charset="x-symbol"/>
    </style:style>
    <style:style style:name="WW_5f_CharLFO30LVL8" style:display-name="WW_CharLFO30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0LVL9" style:display-name="WW_CharLFO30LVL9" style:family="text">
      <style:text-properties style:font-name="Wingdings" fo:font-family="Wingdings" style:font-family-generic="system" style:font-pitch="variable" style:font-charset="x-symbol"/>
    </style:style>
    <style:style style:name="WW_5f_CharLFO31LVL1" style:display-name="WW_CharLFO31LVL1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1LVL2" style:display-name="WW_CharLFO31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1LVL3" style:display-name="WW_CharLFO31LVL3" style:family="text">
      <style:text-properties style:font-name="Wingdings" fo:font-family="Wingdings" style:font-family-generic="system" style:font-pitch="variable" style:font-charset="x-symbol"/>
    </style:style>
    <style:style style:name="WW_5f_CharLFO31LVL4" style:display-name="WW_CharLFO31LVL4" style:family="text">
      <style:text-properties style:font-name="Symbol" fo:font-family="Symbol" style:font-family-generic="roman" style:font-pitch="variable" style:font-charset="x-symbol"/>
    </style:style>
    <style:style style:name="WW_5f_CharLFO31LVL5" style:display-name="WW_CharLFO31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1LVL6" style:display-name="WW_CharLFO31LVL6" style:family="text">
      <style:text-properties style:font-name="Wingdings" fo:font-family="Wingdings" style:font-family-generic="system" style:font-pitch="variable" style:font-charset="x-symbol"/>
    </style:style>
    <style:style style:name="WW_5f_CharLFO31LVL7" style:display-name="WW_CharLFO31LVL7" style:family="text">
      <style:text-properties style:font-name="Symbol" fo:font-family="Symbol" style:font-family-generic="roman" style:font-pitch="variable" style:font-charset="x-symbol"/>
    </style:style>
    <style:style style:name="WW_5f_CharLFO31LVL8" style:display-name="WW_CharLFO31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1LVL9" style:display-name="WW_CharLFO31LVL9" style:family="text">
      <style:text-properties style:font-name="Wingdings" fo:font-family="Wingdings" style:font-family-generic="system" style:font-pitch="variable" style:font-charset="x-symbol"/>
    </style:style>
    <style:style style:name="WW_5f_CharLFO32LVL1" style:display-name="WW_CharLFO32LVL1" style:family="text">
      <style:text-properties style:font-name="Wingdings" fo:font-family="Wingdings" style:font-family-generic="system" style:font-pitch="variable" style:font-charset="x-symbol"/>
    </style:style>
    <style:style style:name="WW_5f_CharLFO32LVL2" style:display-name="WW_CharLFO32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WW_5f_CharLFO34LVL1" style:display-name="WW_CharLFO34LVL1" style:family="text">
      <style:text-properties style:font-name="Wingdings" fo:font-family="Wingdings" style:font-family-generic="system" style:font-pitch="variable" style:font-charset="x-symbol"/>
    </style:style>
    <style:style style:name="WW_5f_CharLFO34LVL2" style:display-name="WW_CharLFO34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/>
    </style:style>
    <style:style style:name="WW_5f_CharLFO34LVL5" style:display-name="WW_CharLFO34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/>
    </style:style>
    <style:style style:name="WW_5f_CharLFO34LVL8" style:display-name="WW_CharLFO34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/>
    </style:style>
    <style:style style:name="WW_5f_CharLFO36LVL1" style:display-name="WW_CharLFO36LVL1" style:family="text">
      <style:text-properties style:font-name="Wingdings" fo:font-family="Wingdings" style:font-family-generic="system" style:font-pitch="variable" style:font-charset="x-symbol"/>
    </style:style>
    <style:style style:name="WW_5f_CharLFO36LVL2" style:display-name="WW_CharLFO36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6LVL3" style:display-name="WW_CharLFO36LVL3" style:family="text">
      <style:text-properties style:font-name="Wingdings" fo:font-family="Wingdings" style:font-family-generic="system" style:font-pitch="variable" style:font-charset="x-symbol"/>
    </style:style>
    <style:style style:name="WW_5f_CharLFO36LVL4" style:display-name="WW_CharLFO36LVL4" style:family="text">
      <style:text-properties style:font-name="Symbol" fo:font-family="Symbol" style:font-family-generic="roman" style:font-pitch="variable" style:font-charset="x-symbol"/>
    </style:style>
    <style:style style:name="WW_5f_CharLFO36LVL5" style:display-name="WW_CharLFO36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6LVL6" style:display-name="WW_CharLFO36LVL6" style:family="text">
      <style:text-properties style:font-name="Wingdings" fo:font-family="Wingdings" style:font-family-generic="system" style:font-pitch="variable" style:font-charset="x-symbol"/>
    </style:style>
    <style:style style:name="WW_5f_CharLFO36LVL7" style:display-name="WW_CharLFO36LVL7" style:family="text">
      <style:text-properties style:font-name="Symbol" fo:font-family="Symbol" style:font-family-generic="roman" style:font-pitch="variable" style:font-charset="x-symbol"/>
    </style:style>
    <style:style style:name="WW_5f_CharLFO36LVL8" style:display-name="WW_CharLFO36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6LVL9" style:display-name="WW_CharLFO36LVL9" style:family="text">
      <style:text-properties style:font-name="Wingdings" fo:font-family="Wingdings" style:font-family-generic="system" style:font-pitch="variable" style:font-charset="x-symbol"/>
    </style:style>
    <style:style style:name="WW_5f_CharLFO37LVL1" style:display-name="WW_CharLFO37LVL1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7LVL2" style:display-name="WW_CharLFO37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7LVL3" style:display-name="WW_CharLFO37LVL3" style:family="text">
      <style:text-properties style:font-name="Wingdings" fo:font-family="Wingdings" style:font-family-generic="system" style:font-pitch="variable" style:font-charset="x-symbol"/>
    </style:style>
    <style:style style:name="WW_5f_CharLFO37LVL4" style:display-name="WW_CharLFO37LVL4" style:family="text">
      <style:text-properties style:font-name="Symbol" fo:font-family="Symbol" style:font-family-generic="roman" style:font-pitch="variable" style:font-charset="x-symbol"/>
    </style:style>
    <style:style style:name="WW_5f_CharLFO37LVL5" style:display-name="WW_CharLFO37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7LVL6" style:display-name="WW_CharLFO37LVL6" style:family="text">
      <style:text-properties style:font-name="Wingdings" fo:font-family="Wingdings" style:font-family-generic="system" style:font-pitch="variable" style:font-charset="x-symbol"/>
    </style:style>
    <style:style style:name="WW_5f_CharLFO37LVL7" style:display-name="WW_CharLFO37LVL7" style:family="text">
      <style:text-properties style:font-name="Symbol" fo:font-family="Symbol" style:font-family-generic="roman" style:font-pitch="variable" style:font-charset="x-symbol"/>
    </style:style>
    <style:style style:name="WW_5f_CharLFO37LVL8" style:display-name="WW_CharLFO37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7LVL9" style:display-name="WW_CharLFO37LVL9" style:family="text">
      <style:text-properties style:font-name="Wingdings" fo:font-family="Wingdings" style:font-family-generic="system" style:font-pitch="variable" style:font-charset="x-symbol"/>
    </style:style>
    <style:style style:name="WW_5f_CharLFO41LVL1" style:display-name="WW_CharLFO41LVL1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1LVL2" style:display-name="WW_CharLFO41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1LVL3" style:display-name="WW_CharLFO41LVL3" style:family="text">
      <style:text-properties style:font-name="Wingdings" fo:font-family="Wingdings" style:font-family-generic="system" style:font-pitch="variable" style:font-charset="x-symbol"/>
    </style:style>
    <style:style style:name="WW_5f_CharLFO41LVL4" style:display-name="WW_CharLFO41LVL4" style:family="text">
      <style:text-properties style:font-name="Symbol" fo:font-family="Symbol" style:font-family-generic="roman" style:font-pitch="variable" style:font-charset="x-symbol"/>
    </style:style>
    <style:style style:name="WW_5f_CharLFO41LVL5" style:display-name="WW_CharLFO41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1LVL6" style:display-name="WW_CharLFO41LVL6" style:family="text">
      <style:text-properties style:font-name="Wingdings" fo:font-family="Wingdings" style:font-family-generic="system" style:font-pitch="variable" style:font-charset="x-symbol"/>
    </style:style>
    <style:style style:name="WW_5f_CharLFO41LVL7" style:display-name="WW_CharLFO41LVL7" style:family="text">
      <style:text-properties style:font-name="Symbol" fo:font-family="Symbol" style:font-family-generic="roman" style:font-pitch="variable" style:font-charset="x-symbol"/>
    </style:style>
    <style:style style:name="WW_5f_CharLFO41LVL8" style:display-name="WW_CharLFO41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1LVL9" style:display-name="WW_CharLFO41LVL9" style:family="text">
      <style:text-properties style:font-name="Wingdings" fo:font-family="Wingdings" style:font-family-generic="system" style:font-pitch="variable" style:font-charset="x-symbol"/>
    </style:style>
    <style:style style:name="WW_5f_CharLFO42LVL1" style:display-name="WW_CharLFO42LVL1" style:family="text">
      <style:text-properties style:font-name="Wingdings" fo:font-family="Wingdings" style:font-family-generic="system" style:font-pitch="variable" style:font-charset="x-symbol"/>
    </style:style>
    <style:style style:name="WW_5f_CharLFO42LVL2" style:display-name="WW_CharLFO42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2LVL3" style:display-name="WW_CharLFO42LVL3" style:family="text">
      <style:text-properties style:font-name="Wingdings" fo:font-family="Wingdings" style:font-family-generic="system" style:font-pitch="variable" style:font-charset="x-symbol"/>
    </style:style>
    <style:style style:name="WW_5f_CharLFO42LVL4" style:display-name="WW_CharLFO42LVL4" style:family="text">
      <style:text-properties style:font-name="Symbol" fo:font-family="Symbol" style:font-family-generic="roman" style:font-pitch="variable" style:font-charset="x-symbol"/>
    </style:style>
    <style:style style:name="WW_5f_CharLFO42LVL5" style:display-name="WW_CharLFO42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2LVL6" style:display-name="WW_CharLFO42LVL6" style:family="text">
      <style:text-properties style:font-name="Wingdings" fo:font-family="Wingdings" style:font-family-generic="system" style:font-pitch="variable" style:font-charset="x-symbol"/>
    </style:style>
    <style:style style:name="WW_5f_CharLFO42LVL7" style:display-name="WW_CharLFO42LVL7" style:family="text">
      <style:text-properties style:font-name="Symbol" fo:font-family="Symbol" style:font-family-generic="roman" style:font-pitch="variable" style:font-charset="x-symbol"/>
    </style:style>
    <style:style style:name="WW_5f_CharLFO42LVL8" style:display-name="WW_CharLFO42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2LVL9" style:display-name="WW_CharLFO42LVL9" style:family="text">
      <style:text-properties style:font-name="Wingdings" fo:font-family="Wingdings" style:font-family-generic="system" style:font-pitch="variable" style:font-charset="x-symbol"/>
    </style:style>
    <style:style style:name="WW_5f_CharLFO44LVL1" style:display-name="WW_CharLFO44LVL1" style:family="text">
      <style:text-properties style:font-name="Wingdings" fo:font-family="Wingdings" style:font-family-generic="system" style:font-pitch="variable" style:font-charset="x-symbol"/>
    </style:style>
    <style:style style:name="WW_5f_CharLFO44LVL2" style:display-name="WW_CharLFO44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4LVL3" style:display-name="WW_CharLFO44LVL3" style:family="text">
      <style:text-properties style:font-name="Wingdings" fo:font-family="Wingdings" style:font-family-generic="system" style:font-pitch="variable" style:font-charset="x-symbol"/>
    </style:style>
    <style:style style:name="WW_5f_CharLFO44LVL4" style:display-name="WW_CharLFO44LVL4" style:family="text">
      <style:text-properties style:font-name="Symbol" fo:font-family="Symbol" style:font-family-generic="roman" style:font-pitch="variable" style:font-charset="x-symbol"/>
    </style:style>
    <style:style style:name="WW_5f_CharLFO44LVL5" style:display-name="WW_CharLFO44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4LVL6" style:display-name="WW_CharLFO44LVL6" style:family="text">
      <style:text-properties style:font-name="Wingdings" fo:font-family="Wingdings" style:font-family-generic="system" style:font-pitch="variable" style:font-charset="x-symbol"/>
    </style:style>
    <style:style style:name="WW_5f_CharLFO44LVL7" style:display-name="WW_CharLFO44LVL7" style:family="text">
      <style:text-properties style:font-name="Symbol" fo:font-family="Symbol" style:font-family-generic="roman" style:font-pitch="variable" style:font-charset="x-symbol"/>
    </style:style>
    <style:style style:name="WW_5f_CharLFO44LVL8" style:display-name="WW_CharLFO44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4LVL9" style:display-name="WW_CharLFO44LVL9" style:family="text">
      <style:text-properties style:font-name="Wingdings" fo:font-family="Wingdings" style:font-family-generic="system" style:font-pitch="variable" style:font-charset="x-symbol"/>
    </style:style>
    <style:style style:name="WW_5f_CharLFO45LVL1" style:display-name="WW_CharLFO45LVL1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5LVL2" style:display-name="WW_CharLFO45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5LVL3" style:display-name="WW_CharLFO45LVL3" style:family="text">
      <style:text-properties style:font-name="Wingdings" fo:font-family="Wingdings" style:font-family-generic="system" style:font-pitch="variable" style:font-charset="x-symbol"/>
    </style:style>
    <style:style style:name="WW_5f_CharLFO45LVL4" style:display-name="WW_CharLFO45LVL4" style:family="text">
      <style:text-properties style:font-name="Symbol" fo:font-family="Symbol" style:font-family-generic="roman" style:font-pitch="variable" style:font-charset="x-symbol"/>
    </style:style>
    <style:style style:name="WW_5f_CharLFO45LVL5" style:display-name="WW_CharLFO45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5LVL6" style:display-name="WW_CharLFO45LVL6" style:family="text">
      <style:text-properties style:font-name="Wingdings" fo:font-family="Wingdings" style:font-family-generic="system" style:font-pitch="variable" style:font-charset="x-symbol"/>
    </style:style>
    <style:style style:name="WW_5f_CharLFO45LVL7" style:display-name="WW_CharLFO45LVL7" style:family="text">
      <style:text-properties style:font-name="Symbol" fo:font-family="Symbol" style:font-family-generic="roman" style:font-pitch="variable" style:font-charset="x-symbol"/>
    </style:style>
    <style:style style:name="WW_5f_CharLFO45LVL8" style:display-name="WW_CharLFO45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5LVL9" style:display-name="WW_CharLFO45LVL9" style:family="text">
      <style:text-properties style:font-name="Wingdings" fo:font-family="Wingdings" style:font-family-generic="system" style:font-pitch="variable" style:font-charset="x-symbol"/>
    </style:style>
    <style:style style:name="WW_5f_CharLFO46LVL1" style:display-name="WW_CharLFO46LVL1" style:family="text">
      <style:text-properties style:font-name="Wingdings" fo:font-family="Wingdings" style:font-family-generic="system" style:font-pitch="variable" style:font-charset="x-symbol"/>
    </style:style>
    <style:style style:name="WW_5f_CharLFO46LVL2" style:display-name="WW_CharLFO46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6LVL3" style:display-name="WW_CharLFO46LVL3" style:family="text">
      <style:text-properties style:font-name="Wingdings" fo:font-family="Wingdings" style:font-family-generic="system" style:font-pitch="variable" style:font-charset="x-symbol"/>
    </style:style>
    <style:style style:name="WW_5f_CharLFO46LVL4" style:display-name="WW_CharLFO46LVL4" style:family="text">
      <style:text-properties style:font-name="Symbol" fo:font-family="Symbol" style:font-family-generic="roman" style:font-pitch="variable" style:font-charset="x-symbol"/>
    </style:style>
    <style:style style:name="WW_5f_CharLFO46LVL5" style:display-name="WW_CharLFO46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6LVL6" style:display-name="WW_CharLFO46LVL6" style:family="text">
      <style:text-properties style:font-name="Wingdings" fo:font-family="Wingdings" style:font-family-generic="system" style:font-pitch="variable" style:font-charset="x-symbol"/>
    </style:style>
    <style:style style:name="WW_5f_CharLFO46LVL7" style:display-name="WW_CharLFO46LVL7" style:family="text">
      <style:text-properties style:font-name="Symbol" fo:font-family="Symbol" style:font-family-generic="roman" style:font-pitch="variable" style:font-charset="x-symbol"/>
    </style:style>
    <style:style style:name="WW_5f_CharLFO46LVL8" style:display-name="WW_CharLFO46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6LVL9" style:display-name="WW_CharLFO46LVL9" style:family="text">
      <style:text-properties style:font-name="Wingdings" fo:font-family="Wingdings" style:font-family-generic="system" style:font-pitch="variable" style:font-charset="x-symbol"/>
    </style:style>
    <style:style style:name="WW_5f_CharLFO47LVL1" style:display-name="WW_CharLFO47LVL1" style:family="text">
      <style:text-properties style:font-name="Wingdings" fo:font-family="Wingdings" style:font-family-generic="system" style:font-pitch="variable" style:font-charset="x-symbol"/>
    </style:style>
    <style:style style:name="WW_5f_CharLFO47LVL2" style:display-name="WW_CharLFO47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7LVL3" style:display-name="WW_CharLFO47LVL3" style:family="text">
      <style:text-properties style:font-name="Wingdings" fo:font-family="Wingdings" style:font-family-generic="system" style:font-pitch="variable" style:font-charset="x-symbol"/>
    </style:style>
    <style:style style:name="WW_5f_CharLFO47LVL4" style:display-name="WW_CharLFO47LVL4" style:family="text">
      <style:text-properties style:font-name="Symbol" fo:font-family="Symbol" style:font-family-generic="roman" style:font-pitch="variable" style:font-charset="x-symbol"/>
    </style:style>
    <style:style style:name="WW_5f_CharLFO47LVL5" style:display-name="WW_CharLFO47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7LVL6" style:display-name="WW_CharLFO47LVL6" style:family="text">
      <style:text-properties style:font-name="Wingdings" fo:font-family="Wingdings" style:font-family-generic="system" style:font-pitch="variable" style:font-charset="x-symbol"/>
    </style:style>
    <style:style style:name="WW_5f_CharLFO47LVL7" style:display-name="WW_CharLFO47LVL7" style:family="text">
      <style:text-properties style:font-name="Symbol" fo:font-family="Symbol" style:font-family-generic="roman" style:font-pitch="variable" style:font-charset="x-symbol"/>
    </style:style>
    <style:style style:name="WW_5f_CharLFO47LVL8" style:display-name="WW_CharLFO47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47LVL9" style:display-name="WW_CharLFO47LVL9" style:family="text">
      <style:text-properties style:font-name="Wingdings" fo:font-family="Wingdings" style:font-family-generic="system" style:font-pitch="variable" style:font-charset="x-symbol"/>
    </style:style>
    <style:style style:name="WW_5f_CharLFO51LVL1" style:display-name="WW_CharLFO51LVL1" style:family="text">
      <style:text-properties style:font-name="Wingdings" fo:font-family="Wingdings" style:font-family-generic="system" style:font-pitch="variable" style:font-charset="x-symbol"/>
    </style:style>
    <style:style style:name="WW_5f_CharLFO51LVL2" style:display-name="WW_CharLFO51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51LVL3" style:display-name="WW_CharLFO51LVL3" style:family="text">
      <style:text-properties style:font-name="Wingdings" fo:font-family="Wingdings" style:font-family-generic="system" style:font-pitch="variable" style:font-charset="x-symbol"/>
    </style:style>
    <style:style style:name="WW_5f_CharLFO51LVL4" style:display-name="WW_CharLFO51LVL4" style:family="text">
      <style:text-properties style:font-name="Symbol" fo:font-family="Symbol" style:font-family-generic="roman" style:font-pitch="variable" style:font-charset="x-symbol"/>
    </style:style>
    <style:style style:name="WW_5f_CharLFO51LVL5" style:display-name="WW_CharLFO51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51LVL6" style:display-name="WW_CharLFO51LVL6" style:family="text">
      <style:text-properties style:font-name="Wingdings" fo:font-family="Wingdings" style:font-family-generic="system" style:font-pitch="variable" style:font-charset="x-symbol"/>
    </style:style>
    <style:style style:name="WW_5f_CharLFO51LVL7" style:display-name="WW_CharLFO51LVL7" style:family="text">
      <style:text-properties style:font-name="Symbol" fo:font-family="Symbol" style:font-family-generic="roman" style:font-pitch="variable" style:font-charset="x-symbol"/>
    </style:style>
    <style:style style:name="WW_5f_CharLFO51LVL8" style:display-name="WW_CharLFO51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51LVL9" style:display-name="WW_CharLFO51LVL9" style:family="text">
      <style:text-properties style:font-name="Wingdings" fo:font-family="Wingdings" style:font-family-generic="system" style:font-pitch="variable" style:font-charset="x-symbol"/>
    </style:style>
    <style:style style:name="WW_5f_CharLFO52LVL1" style:display-name="WW_CharLFO52LVL1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52LVL2" style:display-name="WW_CharLFO52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52LVL3" style:display-name="WW_CharLFO52LVL3" style:family="text">
      <style:text-properties style:font-name="Wingdings" fo:font-family="Wingdings" style:font-family-generic="system" style:font-pitch="variable" style:font-charset="x-symbol"/>
    </style:style>
    <style:style style:name="WW_5f_CharLFO52LVL4" style:display-name="WW_CharLFO52LVL4" style:family="text">
      <style:text-properties style:font-name="Symbol" fo:font-family="Symbol" style:font-family-generic="roman" style:font-pitch="variable" style:font-charset="x-symbol"/>
    </style:style>
    <style:style style:name="WW_5f_CharLFO52LVL5" style:display-name="WW_CharLFO52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52LVL6" style:display-name="WW_CharLFO52LVL6" style:family="text">
      <style:text-properties style:font-name="Wingdings" fo:font-family="Wingdings" style:font-family-generic="system" style:font-pitch="variable" style:font-charset="x-symbol"/>
    </style:style>
    <style:style style:name="WW_5f_CharLFO52LVL7" style:display-name="WW_CharLFO52LVL7" style:family="text">
      <style:text-properties style:font-name="Symbol" fo:font-family="Symbol" style:font-family-generic="roman" style:font-pitch="variable" style:font-charset="x-symbol"/>
    </style:style>
    <style:style style:name="WW_5f_CharLFO52LVL8" style:display-name="WW_CharLFO52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52LVL9" style:display-name="WW_CharLFO52LVL9" style:family="text">
      <style:text-properties style:font-name="Wingdings" fo:font-family="Wingdings" style:font-family-generic="system" style:font-pitch="variable" style:font-charset="x-symbol"/>
    </style:style>
    <style:style style:name="WW_5f_CharLFO54LVL1" style:display-name="WW_CharLFO54LVL1" style:family="text">
      <style:text-properties style:font-name="Wingdings" fo:font-family="Wingdings" style:font-family-generic="system" style:font-pitch="variable" style:font-charset="x-symbol"/>
    </style:style>
    <style:style style:name="WW_5f_CharLFO54LVL2" style:display-name="WW_CharLFO54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54LVL3" style:display-name="WW_CharLFO54LVL3" style:family="text">
      <style:text-properties style:font-name="Wingdings" fo:font-family="Wingdings" style:font-family-generic="system" style:font-pitch="variable" style:font-charset="x-symbol"/>
    </style:style>
    <style:style style:name="WW_5f_CharLFO54LVL4" style:display-name="WW_CharLFO54LVL4" style:family="text">
      <style:text-properties style:font-name="Symbol" fo:font-family="Symbol" style:font-family-generic="roman" style:font-pitch="variable" style:font-charset="x-symbol"/>
    </style:style>
    <style:style style:name="WW_5f_CharLFO54LVL5" style:display-name="WW_CharLFO54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54LVL6" style:display-name="WW_CharLFO54LVL6" style:family="text">
      <style:text-properties style:font-name="Wingdings" fo:font-family="Wingdings" style:font-family-generic="system" style:font-pitch="variable" style:font-charset="x-symbol"/>
    </style:style>
    <style:style style:name="WW_5f_CharLFO54LVL7" style:display-name="WW_CharLFO54LVL7" style:family="text">
      <style:text-properties style:font-name="Symbol" fo:font-family="Symbol" style:font-family-generic="roman" style:font-pitch="variable" style:font-charset="x-symbol"/>
    </style:style>
    <style:style style:name="WW_5f_CharLFO54LVL8" style:display-name="WW_CharLFO54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54LVL9" style:display-name="WW_CharLFO54LVL9" style:family="text">
      <style:text-properties style:font-name="Wingdings" fo:font-family="Wingdings" style:font-family-generic="system" style:font-pitch="variable" style:font-charset="x-symbol"/>
    </style:style>
    <style:style style:name="WW_5f_CharLFO55LVL1" style:display-name="WW_CharLFO55LVL1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55LVL2" style:display-name="WW_CharLFO55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55LVL3" style:display-name="WW_CharLFO55LVL3" style:family="text">
      <style:text-properties style:font-name="Wingdings" fo:font-family="Wingdings" style:font-family-generic="system" style:font-pitch="variable" style:font-charset="x-symbol"/>
    </style:style>
    <style:style style:name="WW_5f_CharLFO55LVL4" style:display-name="WW_CharLFO55LVL4" style:family="text">
      <style:text-properties style:font-name="Symbol" fo:font-family="Symbol" style:font-family-generic="roman" style:font-pitch="variable" style:font-charset="x-symbol"/>
    </style:style>
    <style:style style:name="WW_5f_CharLFO55LVL5" style:display-name="WW_CharLFO55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55LVL6" style:display-name="WW_CharLFO55LVL6" style:family="text">
      <style:text-properties style:font-name="Wingdings" fo:font-family="Wingdings" style:font-family-generic="system" style:font-pitch="variable" style:font-charset="x-symbol"/>
    </style:style>
    <style:style style:name="WW_5f_CharLFO55LVL7" style:display-name="WW_CharLFO55LVL7" style:family="text">
      <style:text-properties style:font-name="Symbol" fo:font-family="Symbol" style:font-family-generic="roman" style:font-pitch="variable" style:font-charset="x-symbol"/>
    </style:style>
    <style:style style:name="WW_5f_CharLFO55LVL8" style:display-name="WW_CharLFO55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55LVL9" style:display-name="WW_CharLFO55LVL9" style:family="text">
      <style:text-properties style:font-name="Wingdings" fo:font-family="Wingdings" style:font-family-generic="system" style:font-pitch="variable" style:font-charset="x-symbol"/>
    </style:style>
    <style:style style:name="WW_5f_CharLFO56LVL1" style:display-name="WW_CharLFO56LVL1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56LVL2" style:display-name="WW_CharLFO56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56LVL3" style:display-name="WW_CharLFO56LVL3" style:family="text">
      <style:text-properties style:font-name="Wingdings" fo:font-family="Wingdings" style:font-family-generic="system" style:font-pitch="variable" style:font-charset="x-symbol"/>
    </style:style>
    <style:style style:name="WW_5f_CharLFO56LVL4" style:display-name="WW_CharLFO56LVL4" style:family="text">
      <style:text-properties style:font-name="Symbol" fo:font-family="Symbol" style:font-family-generic="roman" style:font-pitch="variable" style:font-charset="x-symbol"/>
    </style:style>
    <style:style style:name="WW_5f_CharLFO56LVL5" style:display-name="WW_CharLFO56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56LVL6" style:display-name="WW_CharLFO56LVL6" style:family="text">
      <style:text-properties style:font-name="Wingdings" fo:font-family="Wingdings" style:font-family-generic="system" style:font-pitch="variable" style:font-charset="x-symbol"/>
    </style:style>
    <style:style style:name="WW_5f_CharLFO56LVL7" style:display-name="WW_CharLFO56LVL7" style:family="text">
      <style:text-properties style:font-name="Symbol" fo:font-family="Symbol" style:font-family-generic="roman" style:font-pitch="variable" style:font-charset="x-symbol"/>
    </style:style>
    <style:style style:name="WW_5f_CharLFO56LVL8" style:display-name="WW_CharLFO56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56LVL9" style:display-name="WW_CharLFO56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bullet text:level="2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5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1"/>
      </text:list-level-style-bullet>
      <text:list-level-style-bullet text:level="6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7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1"/>
      </text:list-level-style-bullet>
      <text:list-level-style-bullet text:level="8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9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Character_5f_20_5f_style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1T12:00:26.340420236</meta:creation-date>
    <dc:date>2021-09-22T16:31:44.591177065</dc:date>
    <meta:editing-duration>PT4H47M5S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43" meta:paragraph-count="1653" meta:word-count="5231" meta:character-count="31754" meta:non-whitespace-character-count="25522"/>
  </office:meta>
</office:document-meta>
</file>